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text-properties officeooo:rsid="0011b025" officeooo:paragraph-rsid="0011b025"/>
    </style:style>
    <style:style style:name="P23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4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5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6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7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8" style:family="paragraph" style:parent-style-name="Standard">
      <style:text-properties fo:font-style="italic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0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1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2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3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5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6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7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8" style:family="paragraph" style:parent-style-name="Standard">
      <style:text-properties fo:font-style="italic" officeooo:paragraph-rsid="013013d9" style:font-style-asian="italic" style:font-style-complex="italic"/>
    </style:style>
    <style:style style:name="P39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0" style:family="paragraph" style:parent-style-name="Standard">
      <style:text-properties fo:font-style="italic" officeooo:paragraph-rsid="01408f03" style:font-style-asian="italic" style:font-style-complex="italic"/>
    </style:style>
    <style:style style:name="P41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2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8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28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29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31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32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60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196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97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98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99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00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01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02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03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04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05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06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07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08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09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10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11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12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13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14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15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16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17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18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19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20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21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22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23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24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25" style:family="paragraph" style:parent-style-name="Standard">
      <style:text-properties officeooo:rsid="0015f1ff" officeooo:paragraph-rsid="0015f1ff"/>
    </style:style>
    <style:style style:name="P226" style:family="paragraph" style:parent-style-name="Standard">
      <style:text-properties officeooo:rsid="0015f1ff" officeooo:paragraph-rsid="0013268f"/>
    </style:style>
    <style:style style:name="P227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28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29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30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31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32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33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34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36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37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38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45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50" style:family="paragraph" style:parent-style-name="Standard">
      <style:text-properties fo:font-style="normal" officeooo:paragraph-rsid="02be3c45" style:font-style-asian="normal" style:font-style-complex="normal"/>
    </style:style>
    <style:style style:name="P251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52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56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73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74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281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283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01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03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04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05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06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0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0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1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11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12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1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17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18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5f80830" style:font-style-asian="normal" style:font-weight-asian="normal" style:font-style-complex="normal" style:font-weight-complex="normal"/>
    </style:style>
    <style:style style:name="P334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338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339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340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341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342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343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344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345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346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347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348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349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350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351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52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353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354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355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356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357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358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359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360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361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362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363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364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365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366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367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68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69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70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71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72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73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74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75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76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77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78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79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80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81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82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83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84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85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86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87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88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89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90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91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92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93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94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95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96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97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98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99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00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01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02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03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04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05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06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07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12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13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450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451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576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577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78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579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580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581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582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583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584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585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586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587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588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589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590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591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592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593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594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595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596" style:family="paragraph" style:parent-style-name="Standard">
      <style:text-properties officeooo:rsid="0033fbdf" officeooo:paragraph-rsid="0033fbdf"/>
    </style:style>
    <style:style style:name="P597" style:family="paragraph" style:parent-style-name="Standard">
      <style:text-properties officeooo:rsid="0034ed8b" officeooo:paragraph-rsid="0106c767"/>
    </style:style>
    <style:style style:name="P598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599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00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01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02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03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04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05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06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07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08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09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10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11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12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13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14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15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16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17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18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619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20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21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22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23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624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625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626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627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628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629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630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631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632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633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634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635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636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637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638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639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640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641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642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643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644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645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646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647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648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649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650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651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652" style:family="paragraph" style:parent-style-name="Standard">
      <style:paragraph-properties fo:line-height="100%"/>
      <style:text-properties fo:font-weight="normal" officeooo:paragraph-rsid="04e915f4"/>
    </style:style>
    <style:style style:name="P653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654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655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656" style:family="paragraph" style:parent-style-name="Standard">
      <style:text-properties officeooo:rsid="0012a0dc" officeooo:paragraph-rsid="0012a0dc"/>
    </style:style>
    <style:style style:name="P657" style:family="paragraph" style:parent-style-name="Standard">
      <style:text-properties officeooo:paragraph-rsid="003eeb50"/>
    </style:style>
    <style:style style:name="P658" style:family="paragraph" style:parent-style-name="Standard">
      <style:text-properties officeooo:rsid="00205d85" officeooo:paragraph-rsid="005f7223"/>
    </style:style>
    <style:style style:name="P659" style:family="paragraph" style:parent-style-name="Standard">
      <style:text-properties officeooo:rsid="002436f5" officeooo:paragraph-rsid="00ed9297"/>
    </style:style>
    <style:style style:name="P660" style:family="paragraph" style:parent-style-name="Standard">
      <style:text-properties officeooo:rsid="0056d959" officeooo:paragraph-rsid="0056d959"/>
    </style:style>
    <style:style style:name="P661" style:family="paragraph" style:parent-style-name="Standard">
      <style:paragraph-properties fo:line-height="150%"/>
      <style:text-properties officeooo:paragraph-rsid="0013268f"/>
    </style:style>
    <style:style style:name="P662" style:family="paragraph" style:parent-style-name="Standard">
      <style:paragraph-properties fo:line-height="150%"/>
      <style:text-properties officeooo:paragraph-rsid="0040eb9d"/>
    </style:style>
    <style:style style:name="P663" style:family="paragraph" style:parent-style-name="Standard">
      <style:paragraph-properties fo:line-height="150%"/>
      <style:text-properties officeooo:paragraph-rsid="00c6421c"/>
    </style:style>
    <style:style style:name="P664" style:family="paragraph" style:parent-style-name="Standard">
      <style:paragraph-properties fo:line-height="150%"/>
      <style:text-properties officeooo:paragraph-rsid="0106c767"/>
    </style:style>
    <style:style style:name="P665" style:family="paragraph" style:parent-style-name="Standard">
      <style:paragraph-properties fo:line-height="150%"/>
      <style:text-properties officeooo:paragraph-rsid="01d80854"/>
    </style:style>
    <style:style style:name="P666" style:family="paragraph" style:parent-style-name="Standard">
      <style:paragraph-properties fo:line-height="150%"/>
      <style:text-properties officeooo:paragraph-rsid="020068b3"/>
    </style:style>
    <style:style style:name="P667" style:family="paragraph" style:parent-style-name="Standard">
      <style:paragraph-properties fo:line-height="150%"/>
      <style:text-properties officeooo:paragraph-rsid="0265f14b"/>
    </style:style>
    <style:style style:name="P668" style:family="paragraph" style:parent-style-name="Standard">
      <style:paragraph-properties fo:line-height="150%"/>
      <style:text-properties officeooo:paragraph-rsid="00cab904"/>
    </style:style>
    <style:style style:name="P669" style:family="paragraph" style:parent-style-name="Standard">
      <style:paragraph-properties fo:line-height="150%"/>
      <style:text-properties officeooo:paragraph-rsid="0339abb7"/>
    </style:style>
    <style:style style:name="P670" style:family="paragraph" style:parent-style-name="Standard">
      <style:paragraph-properties fo:line-height="150%"/>
      <style:text-properties officeooo:paragraph-rsid="031857c7"/>
    </style:style>
    <style:style style:name="P671" style:family="paragraph" style:parent-style-name="Standard">
      <style:paragraph-properties fo:line-height="150%"/>
      <style:text-properties officeooo:paragraph-rsid="0347bb43"/>
    </style:style>
    <style:style style:name="P672" style:family="paragraph" style:parent-style-name="Standard">
      <style:paragraph-properties fo:line-height="150%"/>
      <style:text-properties officeooo:paragraph-rsid="03af7bf7"/>
    </style:style>
    <style:style style:name="P673" style:family="paragraph" style:parent-style-name="Standard">
      <style:paragraph-properties fo:line-height="150%"/>
      <style:text-properties officeooo:paragraph-rsid="03becfb9"/>
    </style:style>
    <style:style style:name="P674" style:family="paragraph" style:parent-style-name="Standard">
      <style:paragraph-properties fo:line-height="150%"/>
      <style:text-properties officeooo:paragraph-rsid="03e90de3"/>
    </style:style>
    <style:style style:name="P675" style:family="paragraph" style:parent-style-name="Standard">
      <style:paragraph-properties fo:line-height="150%"/>
      <style:text-properties officeooo:paragraph-rsid="03ffa765"/>
    </style:style>
    <style:style style:name="P676" style:family="paragraph" style:parent-style-name="Standard">
      <style:paragraph-properties fo:line-height="150%"/>
      <style:text-properties officeooo:paragraph-rsid="04226783"/>
    </style:style>
    <style:style style:name="P677" style:family="paragraph" style:parent-style-name="Standard">
      <style:paragraph-properties fo:line-height="150%"/>
      <style:text-properties officeooo:paragraph-rsid="04ddd894"/>
    </style:style>
    <style:style style:name="P678" style:family="paragraph" style:parent-style-name="Standard">
      <style:paragraph-properties fo:line-height="150%"/>
      <style:text-properties officeooo:paragraph-rsid="05319739"/>
    </style:style>
    <style:style style:name="P679" style:family="paragraph" style:parent-style-name="Standard">
      <style:paragraph-properties fo:line-height="150%"/>
      <style:text-properties officeooo:paragraph-rsid="057d2115"/>
    </style:style>
    <style:style style:name="P680" style:family="paragraph" style:parent-style-name="Standard">
      <style:paragraph-properties fo:line-height="150%"/>
      <style:text-properties officeooo:paragraph-rsid="058bbc5e"/>
    </style:style>
    <style:style style:name="P681" style:family="paragraph" style:parent-style-name="Standard">
      <style:paragraph-properties fo:line-height="150%"/>
      <style:text-properties officeooo:paragraph-rsid="054d7055"/>
    </style:style>
    <style:style style:name="P682" style:family="paragraph" style:parent-style-name="Standard">
      <style:paragraph-properties fo:line-height="150%"/>
      <style:text-properties officeooo:paragraph-rsid="05cd3bc5"/>
    </style:style>
    <style:style style:name="P683" style:family="paragraph" style:parent-style-name="Standard">
      <style:paragraph-properties fo:line-height="150%"/>
      <style:text-properties officeooo:paragraph-rsid="05e46ca0"/>
    </style:style>
    <style:style style:name="P684" style:family="paragraph" style:parent-style-name="Standard">
      <style:paragraph-properties fo:line-height="150%"/>
      <style:text-properties officeooo:paragraph-rsid="05e8bd08"/>
    </style:style>
    <style:style style:name="P685" style:family="paragraph" style:parent-style-name="Standard">
      <style:paragraph-properties fo:line-height="150%"/>
      <style:text-properties officeooo:paragraph-rsid="05ef59a4"/>
    </style:style>
    <style:style style:name="P686" style:family="paragraph" style:parent-style-name="Standard">
      <style:paragraph-properties fo:line-height="150%"/>
      <style:text-properties officeooo:paragraph-rsid="06052a63"/>
    </style:style>
    <style:style style:name="P687" style:family="paragraph" style:parent-style-name="Standard">
      <style:paragraph-properties fo:line-height="150%"/>
      <style:text-properties officeooo:paragraph-rsid="0608abbd"/>
    </style:style>
    <style:style style:name="P688" style:family="paragraph" style:parent-style-name="Standard">
      <style:paragraph-properties fo:line-height="150%"/>
      <style:text-properties officeooo:paragraph-rsid="061a2a29"/>
    </style:style>
    <style:style style:name="P689" style:family="paragraph" style:parent-style-name="Standard">
      <style:paragraph-properties fo:line-height="150%"/>
      <style:text-properties officeooo:paragraph-rsid="06130d41"/>
    </style:style>
    <style:style style:name="P690" style:family="paragraph" style:parent-style-name="Standard">
      <style:paragraph-properties fo:line-height="150%"/>
      <style:text-properties officeooo:paragraph-rsid="062535ed"/>
    </style:style>
    <style:style style:name="P691" style:family="paragraph" style:parent-style-name="Standard">
      <style:paragraph-properties fo:line-height="150%"/>
      <style:text-properties officeooo:paragraph-rsid="06257b22"/>
    </style:style>
    <style:style style:name="P692" style:family="paragraph" style:parent-style-name="Standard">
      <style:paragraph-properties fo:line-height="150%"/>
      <style:text-properties officeooo:paragraph-rsid="067e3ef2"/>
    </style:style>
    <style:style style:name="P693" style:family="paragraph" style:parent-style-name="Standard">
      <style:text-properties officeooo:paragraph-rsid="00883289"/>
    </style:style>
    <style:style style:name="P694" style:family="paragraph" style:parent-style-name="Standard">
      <style:text-properties officeooo:rsid="008872eb" officeooo:paragraph-rsid="008872eb"/>
    </style:style>
    <style:style style:name="P695" style:family="paragraph" style:parent-style-name="Standard">
      <style:text-properties officeooo:paragraph-rsid="00a75993"/>
    </style:style>
    <style:style style:name="P696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697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698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699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71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767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768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7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7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7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7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79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7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79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79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795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796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99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0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0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02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03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04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805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806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807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808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809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895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896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897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898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899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00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01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902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903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963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964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965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966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988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90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991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992" style:family="paragraph" style:parent-style-name="Standard">
      <style:text-properties style:use-window-font-color="true" officeooo:paragraph-rsid="02be3c45"/>
    </style:style>
    <style:style style:name="P993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99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99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99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99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99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99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0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0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0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00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00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05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006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00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00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009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010" style:family="paragraph" style:parent-style-name="Standard">
      <style:text-properties style:use-window-font-color="true" officeooo:paragraph-rsid="02ecf51e"/>
    </style:style>
    <style:style style:name="P1011" style:family="paragraph" style:parent-style-name="Standard">
      <style:paragraph-properties fo:line-height="150%"/>
      <style:text-properties style:use-window-font-color="true" officeooo:paragraph-rsid="02edc963"/>
    </style:style>
    <style:style style:name="P1012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015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16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01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1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019" style:family="paragraph" style:parent-style-name="Standard">
      <style:text-properties officeooo:paragraph-rsid="00ba4170"/>
    </style:style>
    <style:style style:name="P1020" style:family="paragraph" style:parent-style-name="Standard">
      <style:text-properties officeooo:paragraph-rsid="00bbbf73"/>
    </style:style>
    <style:style style:name="P1021" style:family="paragraph" style:parent-style-name="Standard">
      <style:text-properties officeooo:rsid="00beb82f" officeooo:paragraph-rsid="00beb82f"/>
    </style:style>
    <style:style style:name="P1022" style:family="paragraph" style:parent-style-name="Standard">
      <style:text-properties officeooo:paragraph-rsid="00beb82f"/>
    </style:style>
    <style:style style:name="P1023" style:family="paragraph" style:parent-style-name="Standard">
      <style:text-properties officeooo:rsid="00c0d7c6" officeooo:paragraph-rsid="00c0d7c6"/>
    </style:style>
    <style:style style:name="P1024" style:family="paragraph" style:parent-style-name="Standard">
      <style:text-properties officeooo:rsid="005521a3" officeooo:paragraph-rsid="005521a3"/>
    </style:style>
    <style:style style:name="P1025" style:family="paragraph" style:parent-style-name="Standard">
      <style:text-properties officeooo:paragraph-rsid="00d2fc06"/>
    </style:style>
    <style:style style:name="P1026" style:family="paragraph" style:parent-style-name="Standard">
      <style:paragraph-properties fo:line-height="150%"/>
      <style:text-properties officeooo:rsid="00d5826a" officeooo:paragraph-rsid="00d5826a"/>
    </style:style>
    <style:style style:name="P1027" style:family="paragraph" style:parent-style-name="Standard">
      <style:text-properties officeooo:paragraph-rsid="00d77d7d"/>
    </style:style>
    <style:style style:name="P1028" style:family="paragraph" style:parent-style-name="Standard">
      <style:text-properties officeooo:rsid="00d9c9e4" officeooo:paragraph-rsid="00d9c9e4"/>
    </style:style>
    <style:style style:name="P1029" style:family="paragraph" style:parent-style-name="Standard">
      <style:text-properties officeooo:paragraph-rsid="00e5f586"/>
    </style:style>
    <style:style style:name="P1030" style:family="paragraph" style:parent-style-name="Standard">
      <style:text-properties officeooo:paragraph-rsid="00eb50e0"/>
    </style:style>
    <style:style style:name="P1031" style:family="paragraph" style:parent-style-name="Standard">
      <style:paragraph-properties fo:line-height="150%"/>
      <style:text-properties officeooo:rsid="00f2503e" officeooo:paragraph-rsid="00f2503e"/>
    </style:style>
    <style:style style:name="P1032" style:family="paragraph" style:parent-style-name="Standard">
      <style:text-properties officeooo:rsid="00f2503e" officeooo:paragraph-rsid="01222be5"/>
    </style:style>
    <style:style style:name="P1033" style:family="paragraph" style:parent-style-name="Standard">
      <style:text-properties officeooo:rsid="00d1487d" officeooo:paragraph-rsid="00d2fc06"/>
    </style:style>
    <style:style style:name="P1034" style:family="paragraph" style:parent-style-name="Standard">
      <style:text-properties officeooo:paragraph-rsid="00f5260b"/>
    </style:style>
    <style:style style:name="P1035" style:family="paragraph" style:parent-style-name="Standard">
      <style:text-properties officeooo:paragraph-rsid="010c486e"/>
    </style:style>
    <style:style style:name="P1036" style:family="paragraph" style:parent-style-name="Standard">
      <style:text-properties officeooo:paragraph-rsid="00367935"/>
    </style:style>
    <style:style style:name="P1037" style:family="paragraph" style:parent-style-name="Standard">
      <style:text-properties officeooo:paragraph-rsid="011fc384"/>
    </style:style>
    <style:style style:name="P1038" style:family="paragraph" style:parent-style-name="Standard">
      <style:text-properties officeooo:paragraph-rsid="0122678f"/>
    </style:style>
    <style:style style:name="P1039" style:family="paragraph" style:parent-style-name="Standard">
      <style:text-properties officeooo:paragraph-rsid="012dfde8"/>
    </style:style>
    <style:style style:name="P1040" style:family="paragraph" style:parent-style-name="Standard">
      <style:text-properties officeooo:paragraph-rsid="0130fd48"/>
    </style:style>
    <style:style style:name="P1041" style:family="paragraph" style:parent-style-name="Standard">
      <style:text-properties officeooo:paragraph-rsid="013282b3"/>
    </style:style>
    <style:style style:name="P1042" style:family="paragraph" style:parent-style-name="Standard">
      <style:text-properties officeooo:paragraph-rsid="013f3c54"/>
    </style:style>
    <style:style style:name="P1043" style:family="paragraph" style:parent-style-name="Standard">
      <style:text-properties officeooo:paragraph-rsid="0152f194"/>
    </style:style>
    <style:style style:name="P1044" style:family="paragraph" style:parent-style-name="Standard">
      <style:text-properties officeooo:paragraph-rsid="0150aafa"/>
    </style:style>
    <style:style style:name="P1045" style:family="paragraph" style:parent-style-name="Standard">
      <style:paragraph-properties fo:line-height="100%"/>
      <style:text-properties officeooo:paragraph-rsid="016aa5ac"/>
    </style:style>
    <style:style style:name="P1046" style:family="paragraph" style:parent-style-name="Standard">
      <style:paragraph-properties fo:line-height="100%"/>
      <style:text-properties officeooo:paragraph-rsid="016d2800"/>
    </style:style>
    <style:style style:name="P1047" style:family="paragraph" style:parent-style-name="Standard">
      <style:paragraph-properties fo:line-height="100%"/>
      <style:text-properties officeooo:paragraph-rsid="0171553b"/>
    </style:style>
    <style:style style:name="P1048" style:family="paragraph" style:parent-style-name="Standard">
      <style:paragraph-properties fo:line-height="100%"/>
      <style:text-properties officeooo:paragraph-rsid="0176ee1b"/>
    </style:style>
    <style:style style:name="P1049" style:family="paragraph" style:parent-style-name="Standard">
      <style:paragraph-properties fo:line-height="100%"/>
      <style:text-properties officeooo:paragraph-rsid="017941db"/>
    </style:style>
    <style:style style:name="P1050" style:family="paragraph" style:parent-style-name="Standard">
      <style:paragraph-properties fo:line-height="100%"/>
      <style:text-properties officeooo:paragraph-rsid="017a7161"/>
    </style:style>
    <style:style style:name="P1051" style:family="paragraph" style:parent-style-name="Standard">
      <style:paragraph-properties fo:line-height="100%"/>
      <style:text-properties officeooo:paragraph-rsid="018105ab"/>
    </style:style>
    <style:style style:name="P1052" style:family="paragraph" style:parent-style-name="Standard">
      <style:paragraph-properties fo:line-height="100%"/>
      <style:text-properties officeooo:paragraph-rsid="01aaba73"/>
    </style:style>
    <style:style style:name="P1053" style:family="paragraph" style:parent-style-name="Standard">
      <style:paragraph-properties fo:line-height="100%"/>
      <style:text-properties officeooo:paragraph-rsid="01abda5f"/>
    </style:style>
    <style:style style:name="P1054" style:family="paragraph" style:parent-style-name="Standard">
      <style:paragraph-properties fo:line-height="100%"/>
      <style:text-properties officeooo:paragraph-rsid="01d3aa7e"/>
    </style:style>
    <style:style style:name="P1055" style:family="paragraph" style:parent-style-name="Standard">
      <style:paragraph-properties fo:line-height="100%"/>
      <style:text-properties officeooo:paragraph-rsid="01e2b86d"/>
    </style:style>
    <style:style style:name="P1056" style:family="paragraph" style:parent-style-name="Standard">
      <style:paragraph-properties fo:line-height="100%"/>
      <style:text-properties officeooo:paragraph-rsid="01e7ea9a"/>
    </style:style>
    <style:style style:name="P1057" style:family="paragraph" style:parent-style-name="Standard">
      <style:paragraph-properties fo:line-height="100%"/>
      <style:text-properties officeooo:paragraph-rsid="01f79ca2"/>
    </style:style>
    <style:style style:name="P1058" style:family="paragraph" style:parent-style-name="Standard">
      <style:paragraph-properties fo:line-height="100%"/>
      <style:text-properties officeooo:paragraph-rsid="020068b3"/>
    </style:style>
    <style:style style:name="P1059" style:family="paragraph" style:parent-style-name="Standard">
      <style:paragraph-properties fo:line-height="100%"/>
      <style:text-properties officeooo:paragraph-rsid="0200b58e"/>
    </style:style>
    <style:style style:name="P1060" style:family="paragraph" style:parent-style-name="Standard">
      <style:paragraph-properties fo:line-height="100%"/>
      <style:text-properties officeooo:paragraph-rsid="020131ae"/>
    </style:style>
    <style:style style:name="P1061" style:family="paragraph" style:parent-style-name="Standard">
      <style:paragraph-properties fo:line-height="100%"/>
      <style:text-properties officeooo:paragraph-rsid="0212a48a"/>
    </style:style>
    <style:style style:name="P1062" style:family="paragraph" style:parent-style-name="Standard">
      <style:paragraph-properties fo:line-height="100%"/>
      <style:text-properties officeooo:paragraph-rsid="01d522fe"/>
    </style:style>
    <style:style style:name="P1063" style:family="paragraph" style:parent-style-name="Standard">
      <style:paragraph-properties fo:line-height="100%"/>
      <style:text-properties officeooo:paragraph-rsid="021920c6"/>
    </style:style>
    <style:style style:name="P1064" style:family="paragraph" style:parent-style-name="Standard">
      <style:paragraph-properties fo:line-height="100%"/>
      <style:text-properties officeooo:paragraph-rsid="021bfb0f"/>
    </style:style>
    <style:style style:name="P1065" style:family="paragraph" style:parent-style-name="Standard">
      <style:paragraph-properties fo:line-height="100%"/>
      <style:text-properties officeooo:paragraph-rsid="021d76dd"/>
    </style:style>
    <style:style style:name="P1066" style:family="paragraph" style:parent-style-name="Standard">
      <style:paragraph-properties fo:line-height="100%"/>
      <style:text-properties officeooo:paragraph-rsid="01ec8e18"/>
    </style:style>
    <style:style style:name="P1067" style:family="paragraph" style:parent-style-name="Standard">
      <style:paragraph-properties fo:line-height="100%"/>
      <style:text-properties officeooo:paragraph-rsid="0228bd00"/>
    </style:style>
    <style:style style:name="P1068" style:family="paragraph" style:parent-style-name="Standard">
      <style:paragraph-properties fo:line-height="100%"/>
      <style:text-properties officeooo:paragraph-rsid="0239e044"/>
    </style:style>
    <style:style style:name="P1069" style:family="paragraph" style:parent-style-name="Standard">
      <style:paragraph-properties fo:line-height="100%"/>
      <style:text-properties officeooo:paragraph-rsid="023e217a"/>
    </style:style>
    <style:style style:name="P1070" style:family="paragraph" style:parent-style-name="Standard">
      <style:paragraph-properties fo:line-height="100%"/>
      <style:text-properties officeooo:paragraph-rsid="0245c9e7"/>
    </style:style>
    <style:style style:name="P1071" style:family="paragraph" style:parent-style-name="Standard">
      <style:paragraph-properties fo:line-height="100%"/>
      <style:text-properties officeooo:paragraph-rsid="0248e2f5"/>
    </style:style>
    <style:style style:name="P1072" style:family="paragraph" style:parent-style-name="Standard">
      <style:paragraph-properties fo:line-height="100%"/>
      <style:text-properties officeooo:paragraph-rsid="024d9b01"/>
    </style:style>
    <style:style style:name="P1073" style:family="paragraph" style:parent-style-name="Standard">
      <style:paragraph-properties fo:line-height="100%"/>
      <style:text-properties officeooo:paragraph-rsid="02540cb9"/>
    </style:style>
    <style:style style:name="P1074" style:family="paragraph" style:parent-style-name="Standard">
      <style:paragraph-properties fo:line-height="100%"/>
      <style:text-properties officeooo:paragraph-rsid="02656310"/>
    </style:style>
    <style:style style:name="P1075" style:family="paragraph" style:parent-style-name="Standard">
      <style:paragraph-properties fo:line-height="100%"/>
      <style:text-properties officeooo:paragraph-rsid="0265f14b"/>
    </style:style>
    <style:style style:name="P1076" style:family="paragraph" style:parent-style-name="Standard">
      <style:paragraph-properties fo:line-height="100%"/>
      <style:text-properties officeooo:paragraph-rsid="02778926"/>
    </style:style>
    <style:style style:name="P1077" style:family="paragraph" style:parent-style-name="Standard">
      <style:paragraph-properties fo:line-height="100%"/>
      <style:text-properties officeooo:paragraph-rsid="0279658f"/>
    </style:style>
    <style:style style:name="P1078" style:family="paragraph" style:parent-style-name="Standard">
      <style:paragraph-properties fo:line-height="100%"/>
      <style:text-properties officeooo:paragraph-rsid="027b57d1"/>
    </style:style>
    <style:style style:name="P1079" style:family="paragraph" style:parent-style-name="Standard">
      <style:paragraph-properties fo:line-height="100%"/>
      <style:text-properties officeooo:paragraph-rsid="02819040"/>
    </style:style>
    <style:style style:name="P1080" style:family="paragraph" style:parent-style-name="Standard">
      <style:paragraph-properties fo:line-height="100%"/>
      <style:text-properties officeooo:paragraph-rsid="028add40"/>
    </style:style>
    <style:style style:name="P1081" style:family="paragraph" style:parent-style-name="Standard">
      <style:paragraph-properties fo:line-height="100%"/>
      <style:text-properties officeooo:paragraph-rsid="02939b7b"/>
    </style:style>
    <style:style style:name="P1082" style:family="paragraph" style:parent-style-name="Standard">
      <style:paragraph-properties fo:line-height="100%"/>
      <style:text-properties officeooo:paragraph-rsid="0293a523"/>
    </style:style>
    <style:style style:name="P1083" style:family="paragraph" style:parent-style-name="Standard">
      <style:paragraph-properties fo:line-height="100%"/>
      <style:text-properties officeooo:paragraph-rsid="0297c923"/>
    </style:style>
    <style:style style:name="P1084" style:family="paragraph" style:parent-style-name="Standard">
      <style:paragraph-properties fo:line-height="100%"/>
      <style:text-properties officeooo:paragraph-rsid="029bb505"/>
    </style:style>
    <style:style style:name="P1085" style:family="paragraph" style:parent-style-name="Standard">
      <style:paragraph-properties fo:line-height="100%"/>
      <style:text-properties officeooo:paragraph-rsid="02a71f0b"/>
    </style:style>
    <style:style style:name="P1086" style:family="paragraph" style:parent-style-name="Standard">
      <style:paragraph-properties fo:line-height="100%"/>
      <style:text-properties officeooo:paragraph-rsid="027c1b85"/>
    </style:style>
    <style:style style:name="P1087" style:family="paragraph" style:parent-style-name="Standard">
      <style:paragraph-properties fo:line-height="100%"/>
      <style:text-properties officeooo:paragraph-rsid="0045286d"/>
    </style:style>
    <style:style style:name="P1088" style:family="paragraph" style:parent-style-name="Standard">
      <style:paragraph-properties fo:line-height="100%"/>
      <style:text-properties officeooo:paragraph-rsid="02bd01a2"/>
    </style:style>
    <style:style style:name="P1089" style:family="paragraph" style:parent-style-name="Standard">
      <style:paragraph-properties fo:line-height="100%"/>
      <style:text-properties officeooo:paragraph-rsid="02d5eaee"/>
    </style:style>
    <style:style style:name="P1090" style:family="paragraph" style:parent-style-name="Standard">
      <style:paragraph-properties fo:line-height="100%"/>
      <style:text-properties officeooo:paragraph-rsid="02e4f960"/>
    </style:style>
    <style:style style:name="P1091" style:family="paragraph" style:parent-style-name="Standard">
      <style:paragraph-properties fo:line-height="100%"/>
      <style:text-properties officeooo:paragraph-rsid="02eac01d"/>
    </style:style>
    <style:style style:name="P1092" style:family="paragraph" style:parent-style-name="Standard">
      <style:paragraph-properties fo:line-height="100%"/>
      <style:text-properties officeooo:paragraph-rsid="02f17ec6"/>
    </style:style>
    <style:style style:name="P1093" style:family="paragraph" style:parent-style-name="Standard">
      <style:paragraph-properties fo:line-height="100%"/>
      <style:text-properties officeooo:paragraph-rsid="02fda6ef"/>
    </style:style>
    <style:style style:name="P1094" style:family="paragraph" style:parent-style-name="Standard">
      <style:paragraph-properties fo:line-height="100%"/>
      <style:text-properties officeooo:paragraph-rsid="03040c1c"/>
    </style:style>
    <style:style style:name="P1095" style:family="paragraph" style:parent-style-name="Standard">
      <style:paragraph-properties fo:line-height="100%"/>
      <style:text-properties officeooo:paragraph-rsid="03049b98"/>
    </style:style>
    <style:style style:name="P1096" style:family="paragraph" style:parent-style-name="Standard">
      <style:paragraph-properties fo:line-height="100%"/>
      <style:text-properties officeooo:paragraph-rsid="0305aebe"/>
    </style:style>
    <style:style style:name="P1097" style:family="paragraph" style:parent-style-name="Standard">
      <style:paragraph-properties fo:line-height="100%"/>
      <style:text-properties officeooo:paragraph-rsid="03061f93"/>
    </style:style>
    <style:style style:name="P1098" style:family="paragraph" style:parent-style-name="Standard">
      <style:paragraph-properties fo:line-height="100%"/>
      <style:text-properties officeooo:paragraph-rsid="03153caa"/>
    </style:style>
    <style:style style:name="P1099" style:family="paragraph" style:parent-style-name="Standard">
      <style:paragraph-properties fo:line-height="100%"/>
      <style:text-properties officeooo:paragraph-rsid="03343ce6"/>
    </style:style>
    <style:style style:name="P1100" style:family="paragraph" style:parent-style-name="Standard">
      <style:paragraph-properties fo:line-height="100%"/>
      <style:text-properties officeooo:paragraph-rsid="03349842"/>
    </style:style>
    <style:style style:name="P1101" style:family="paragraph" style:parent-style-name="Standard">
      <style:paragraph-properties fo:line-height="100%"/>
      <style:text-properties officeooo:paragraph-rsid="033f17a3"/>
    </style:style>
    <style:style style:name="P1102" style:family="paragraph" style:parent-style-name="Standard">
      <style:paragraph-properties fo:line-height="100%"/>
      <style:text-properties officeooo:paragraph-rsid="034172a0"/>
    </style:style>
    <style:style style:name="P1103" style:family="paragraph" style:parent-style-name="Standard">
      <style:paragraph-properties fo:line-height="100%"/>
      <style:text-properties officeooo:paragraph-rsid="034adc9b"/>
    </style:style>
    <style:style style:name="P1104" style:family="paragraph" style:parent-style-name="Standard">
      <style:paragraph-properties fo:line-height="100%"/>
      <style:text-properties officeooo:paragraph-rsid="034f33b6"/>
    </style:style>
    <style:style style:name="P1105" style:family="paragraph" style:parent-style-name="Standard">
      <style:paragraph-properties fo:line-height="100%"/>
      <style:text-properties officeooo:paragraph-rsid="034f680a"/>
    </style:style>
    <style:style style:name="P1106" style:family="paragraph" style:parent-style-name="Standard">
      <style:paragraph-properties fo:line-height="100%"/>
      <style:text-properties officeooo:paragraph-rsid="035051aa"/>
    </style:style>
    <style:style style:name="P1107" style:family="paragraph" style:parent-style-name="Standard">
      <style:paragraph-properties fo:line-height="100%"/>
      <style:text-properties officeooo:paragraph-rsid="0369854f"/>
    </style:style>
    <style:style style:name="P1108" style:family="paragraph" style:parent-style-name="Standard">
      <style:paragraph-properties fo:line-height="100%"/>
      <style:text-properties officeooo:paragraph-rsid="03963307"/>
    </style:style>
    <style:style style:name="P1109" style:family="paragraph" style:parent-style-name="Standard">
      <style:paragraph-properties fo:line-height="100%"/>
      <style:text-properties officeooo:paragraph-rsid="039c640b"/>
    </style:style>
    <style:style style:name="P1110" style:family="paragraph" style:parent-style-name="Standard">
      <style:paragraph-properties fo:line-height="100%"/>
      <style:text-properties officeooo:paragraph-rsid="039e9821"/>
    </style:style>
    <style:style style:name="P1111" style:family="paragraph" style:parent-style-name="Standard">
      <style:paragraph-properties fo:line-height="100%"/>
      <style:text-properties officeooo:paragraph-rsid="03a073aa"/>
    </style:style>
    <style:style style:name="P1112" style:family="paragraph" style:parent-style-name="Standard">
      <style:paragraph-properties fo:line-height="100%"/>
      <style:text-properties officeooo:paragraph-rsid="03b1fbc9"/>
    </style:style>
    <style:style style:name="P1113" style:family="paragraph" style:parent-style-name="Standard">
      <style:paragraph-properties fo:line-height="100%"/>
      <style:text-properties officeooo:paragraph-rsid="03c51260"/>
    </style:style>
    <style:style style:name="P1114" style:family="paragraph" style:parent-style-name="Standard">
      <style:paragraph-properties fo:line-height="100%"/>
      <style:text-properties officeooo:paragraph-rsid="03eb005c"/>
    </style:style>
    <style:style style:name="P1115" style:family="paragraph" style:parent-style-name="Standard">
      <style:paragraph-properties fo:line-height="100%"/>
      <style:text-properties officeooo:paragraph-rsid="03f0c84b"/>
    </style:style>
    <style:style style:name="P1116" style:family="paragraph" style:parent-style-name="Standard">
      <style:paragraph-properties fo:line-height="100%"/>
      <style:text-properties officeooo:paragraph-rsid="03e90de3"/>
    </style:style>
    <style:style style:name="P1117" style:family="paragraph" style:parent-style-name="Standard">
      <style:paragraph-properties fo:line-height="100%"/>
      <style:text-properties officeooo:paragraph-rsid="03f27278"/>
    </style:style>
    <style:style style:name="P1118" style:family="paragraph" style:parent-style-name="Standard">
      <style:paragraph-properties fo:line-height="100%"/>
      <style:text-properties officeooo:paragraph-rsid="03fd5e01"/>
    </style:style>
    <style:style style:name="P1119" style:family="paragraph" style:parent-style-name="Standard">
      <style:paragraph-properties fo:line-height="100%"/>
      <style:text-properties officeooo:paragraph-rsid="0400a6e4"/>
    </style:style>
    <style:style style:name="P1120" style:family="paragraph" style:parent-style-name="Standard">
      <style:paragraph-properties fo:line-height="100%"/>
      <style:text-properties officeooo:paragraph-rsid="0404aa05"/>
    </style:style>
    <style:style style:name="P1121" style:family="paragraph" style:parent-style-name="Standard">
      <style:paragraph-properties fo:line-height="100%"/>
      <style:text-properties officeooo:paragraph-rsid="04102973"/>
    </style:style>
    <style:style style:name="P1122" style:family="paragraph" style:parent-style-name="Standard">
      <style:paragraph-properties fo:line-height="100%"/>
      <style:text-properties officeooo:paragraph-rsid="041e6a3e"/>
    </style:style>
    <style:style style:name="P1123" style:family="paragraph" style:parent-style-name="Standard">
      <style:paragraph-properties fo:line-height="100%"/>
      <style:text-properties officeooo:paragraph-rsid="03a31e81"/>
    </style:style>
    <style:style style:name="P1124" style:family="paragraph" style:parent-style-name="Standard">
      <style:paragraph-properties fo:line-height="100%"/>
      <style:text-properties officeooo:paragraph-rsid="043fc929"/>
    </style:style>
    <style:style style:name="P1125" style:family="paragraph" style:parent-style-name="Standard">
      <style:paragraph-properties fo:line-height="100%"/>
      <style:text-properties officeooo:paragraph-rsid="043a0ede"/>
    </style:style>
    <style:style style:name="P1126" style:family="paragraph" style:parent-style-name="Standard">
      <style:paragraph-properties fo:line-height="100%"/>
      <style:text-properties officeooo:paragraph-rsid="04518e70"/>
    </style:style>
    <style:style style:name="P1127" style:family="paragraph" style:parent-style-name="Standard">
      <style:paragraph-properties fo:line-height="100%"/>
      <style:text-properties officeooo:paragraph-rsid="04592f7c"/>
    </style:style>
    <style:style style:name="P1128" style:family="paragraph" style:parent-style-name="Standard">
      <style:paragraph-properties fo:line-height="100%"/>
      <style:text-properties officeooo:paragraph-rsid="03becfb9"/>
    </style:style>
    <style:style style:name="P1129" style:family="paragraph" style:parent-style-name="Standard">
      <style:paragraph-properties fo:line-height="100%"/>
      <style:text-properties officeooo:paragraph-rsid="0473548b"/>
    </style:style>
    <style:style style:name="P1130" style:family="paragraph" style:parent-style-name="Standard">
      <style:paragraph-properties fo:line-height="100%"/>
      <style:text-properties officeooo:paragraph-rsid="0411d16e"/>
    </style:style>
    <style:style style:name="P1131" style:family="paragraph" style:parent-style-name="Standard">
      <style:paragraph-properties fo:line-height="100%"/>
      <style:text-properties officeooo:paragraph-rsid="041746e7"/>
    </style:style>
    <style:style style:name="P1132" style:family="paragraph" style:parent-style-name="Standard">
      <style:paragraph-properties fo:line-height="100%"/>
      <style:text-properties officeooo:paragraph-rsid="043c6125"/>
    </style:style>
    <style:style style:name="P1133" style:family="paragraph" style:parent-style-name="Standard">
      <style:paragraph-properties fo:line-height="100%"/>
      <style:text-properties officeooo:paragraph-rsid="04472f62"/>
    </style:style>
    <style:style style:name="P1134" style:family="paragraph" style:parent-style-name="Standard">
      <style:paragraph-properties fo:line-height="100%"/>
      <style:text-properties officeooo:paragraph-rsid="03fc17c3"/>
    </style:style>
    <style:style style:name="P1135" style:family="paragraph" style:parent-style-name="Standard">
      <style:paragraph-properties fo:line-height="100%"/>
      <style:text-properties officeooo:paragraph-rsid="039292f6"/>
    </style:style>
    <style:style style:name="P1136" style:family="paragraph" style:parent-style-name="Standard">
      <style:paragraph-properties fo:line-height="100%"/>
      <style:text-properties officeooo:paragraph-rsid="0486c03e"/>
    </style:style>
    <style:style style:name="P1137" style:family="paragraph" style:parent-style-name="Standard">
      <style:paragraph-properties fo:line-height="100%"/>
      <style:text-properties officeooo:paragraph-rsid="048ffd4a"/>
    </style:style>
    <style:style style:name="P1138" style:family="paragraph" style:parent-style-name="Standard">
      <style:paragraph-properties fo:line-height="100%"/>
      <style:text-properties officeooo:paragraph-rsid="04915c32"/>
    </style:style>
    <style:style style:name="P1139" style:family="paragraph" style:parent-style-name="Standard">
      <style:paragraph-properties fo:line-height="100%"/>
      <style:text-properties officeooo:paragraph-rsid="0496a172"/>
    </style:style>
    <style:style style:name="P1140" style:family="paragraph" style:parent-style-name="Standard">
      <style:paragraph-properties fo:line-height="100%"/>
      <style:text-properties officeooo:paragraph-rsid="04a08898"/>
    </style:style>
    <style:style style:name="P1141" style:family="paragraph" style:parent-style-name="Standard">
      <style:paragraph-properties fo:line-height="100%"/>
      <style:text-properties officeooo:paragraph-rsid="04a6679a"/>
    </style:style>
    <style:style style:name="P1142" style:family="paragraph" style:parent-style-name="Standard">
      <style:paragraph-properties fo:line-height="100%"/>
      <style:text-properties officeooo:paragraph-rsid="04ad05fc"/>
    </style:style>
    <style:style style:name="P1143" style:family="paragraph" style:parent-style-name="Standard">
      <style:paragraph-properties fo:line-height="100%"/>
      <style:text-properties officeooo:paragraph-rsid="04b3c5c0"/>
    </style:style>
    <style:style style:name="P1144" style:family="paragraph" style:parent-style-name="Standard">
      <style:paragraph-properties fo:line-height="100%"/>
      <style:text-properties officeooo:paragraph-rsid="04ba1b39"/>
    </style:style>
    <style:style style:name="P1145" style:family="paragraph" style:parent-style-name="Standard">
      <style:paragraph-properties fo:line-height="100%"/>
      <style:text-properties officeooo:paragraph-rsid="04bc7059"/>
    </style:style>
    <style:style style:name="P1146" style:family="paragraph" style:parent-style-name="Standard">
      <style:paragraph-properties fo:line-height="100%"/>
      <style:text-properties officeooo:paragraph-rsid="02ec4cc6"/>
    </style:style>
    <style:style style:name="P1147" style:family="paragraph" style:parent-style-name="Standard">
      <style:paragraph-properties fo:line-height="100%"/>
      <style:text-properties officeooo:paragraph-rsid="04b80b14"/>
    </style:style>
    <style:style style:name="P1148" style:family="paragraph" style:parent-style-name="Standard">
      <style:paragraph-properties fo:line-height="100%"/>
      <style:text-properties officeooo:paragraph-rsid="04d7b913"/>
    </style:style>
    <style:style style:name="P1149" style:family="paragraph" style:parent-style-name="Standard">
      <style:paragraph-properties fo:line-height="100%"/>
      <style:text-properties officeooo:paragraph-rsid="04ddd894"/>
    </style:style>
    <style:style style:name="P1150" style:family="paragraph" style:parent-style-name="Standard">
      <style:paragraph-properties fo:line-height="100%"/>
      <style:text-properties officeooo:paragraph-rsid="04deac5d"/>
    </style:style>
    <style:style style:name="P1151" style:family="paragraph" style:parent-style-name="Standard">
      <style:paragraph-properties fo:line-height="100%"/>
      <style:text-properties officeooo:paragraph-rsid="04ee3d5e"/>
    </style:style>
    <style:style style:name="P1152" style:family="paragraph" style:parent-style-name="Standard">
      <style:paragraph-properties fo:line-height="100%"/>
      <style:text-properties officeooo:paragraph-rsid="04ee86bb"/>
    </style:style>
    <style:style style:name="P1153" style:family="paragraph" style:parent-style-name="Standard">
      <style:paragraph-properties fo:line-height="100%"/>
      <style:text-properties officeooo:paragraph-rsid="04f29906"/>
    </style:style>
    <style:style style:name="P1154" style:family="paragraph" style:parent-style-name="Standard">
      <style:paragraph-properties fo:line-height="100%"/>
      <style:text-properties officeooo:paragraph-rsid="04faca3a"/>
    </style:style>
    <style:style style:name="P1155" style:family="paragraph" style:parent-style-name="Standard">
      <style:paragraph-properties fo:line-height="100%"/>
      <style:text-properties officeooo:paragraph-rsid="051228a5"/>
    </style:style>
    <style:style style:name="P1156" style:family="paragraph" style:parent-style-name="Standard">
      <style:paragraph-properties fo:line-height="100%"/>
      <style:text-properties officeooo:paragraph-rsid="05149db7"/>
    </style:style>
    <style:style style:name="P1157" style:family="paragraph" style:parent-style-name="Standard">
      <style:paragraph-properties fo:line-height="100%"/>
      <style:text-properties officeooo:paragraph-rsid="051755b6"/>
    </style:style>
    <style:style style:name="P1158" style:family="paragraph" style:parent-style-name="Standard">
      <style:paragraph-properties fo:line-height="100%"/>
      <style:text-properties officeooo:paragraph-rsid="04f1c42d"/>
    </style:style>
    <style:style style:name="P1159" style:family="paragraph" style:parent-style-name="Standard">
      <style:paragraph-properties fo:line-height="100%"/>
      <style:text-properties officeooo:paragraph-rsid="052c470d"/>
    </style:style>
    <style:style style:name="P1160" style:family="paragraph" style:parent-style-name="Standard">
      <style:paragraph-properties fo:line-height="100%"/>
      <style:text-properties officeooo:paragraph-rsid="052e1d4e"/>
    </style:style>
    <style:style style:name="P1161" style:family="paragraph" style:parent-style-name="Standard">
      <style:paragraph-properties fo:line-height="100%"/>
      <style:text-properties officeooo:paragraph-rsid="052fd794"/>
    </style:style>
    <style:style style:name="P1162" style:family="paragraph" style:parent-style-name="Standard">
      <style:paragraph-properties fo:line-height="100%"/>
      <style:text-properties officeooo:paragraph-rsid="053faa40"/>
    </style:style>
    <style:style style:name="P1163" style:family="paragraph" style:parent-style-name="Standard">
      <style:paragraph-properties fo:line-height="100%"/>
      <style:text-properties officeooo:paragraph-rsid="054f83a7"/>
    </style:style>
    <style:style style:name="P1164" style:family="paragraph" style:parent-style-name="Standard">
      <style:paragraph-properties fo:line-height="100%"/>
      <style:text-properties officeooo:paragraph-rsid="0557f31f"/>
    </style:style>
    <style:style style:name="P1165" style:family="paragraph" style:parent-style-name="Standard">
      <style:paragraph-properties fo:line-height="100%"/>
      <style:text-properties officeooo:paragraph-rsid="055a623a"/>
    </style:style>
    <style:style style:name="P1166" style:family="paragraph" style:parent-style-name="Standard">
      <style:paragraph-properties fo:line-height="100%"/>
      <style:text-properties officeooo:paragraph-rsid="0569d9ca"/>
    </style:style>
    <style:style style:name="P1167" style:family="paragraph" style:parent-style-name="Standard">
      <style:paragraph-properties fo:line-height="100%"/>
      <style:text-properties officeooo:paragraph-rsid="056d9742"/>
    </style:style>
    <style:style style:name="P1168" style:family="paragraph" style:parent-style-name="Standard">
      <style:paragraph-properties fo:line-height="100%"/>
      <style:text-properties officeooo:paragraph-rsid="057cbee6"/>
    </style:style>
    <style:style style:name="P1169" style:family="paragraph" style:parent-style-name="Standard">
      <style:paragraph-properties fo:line-height="100%"/>
      <style:text-properties officeooo:paragraph-rsid="0580d52a"/>
    </style:style>
    <style:style style:name="P1170" style:family="paragraph" style:parent-style-name="Standard">
      <style:paragraph-properties fo:line-height="100%"/>
      <style:text-properties officeooo:paragraph-rsid="059e7836"/>
    </style:style>
    <style:style style:name="P1171" style:family="paragraph" style:parent-style-name="Standard">
      <style:paragraph-properties fo:line-height="100%"/>
      <style:text-properties officeooo:paragraph-rsid="05ab1076"/>
    </style:style>
    <style:style style:name="P1172" style:family="paragraph" style:parent-style-name="Standard">
      <style:paragraph-properties fo:line-height="100%"/>
      <style:text-properties officeooo:paragraph-rsid="05b1d6ac"/>
    </style:style>
    <style:style style:name="P1173" style:family="paragraph" style:parent-style-name="Standard">
      <style:paragraph-properties fo:line-height="100%"/>
      <style:text-properties officeooo:paragraph-rsid="05b6653b"/>
    </style:style>
    <style:style style:name="P1174" style:family="paragraph" style:parent-style-name="Standard">
      <style:paragraph-properties fo:line-height="100%"/>
      <style:text-properties officeooo:paragraph-rsid="05bc64d7"/>
    </style:style>
    <style:style style:name="P1175" style:family="paragraph" style:parent-style-name="Standard">
      <style:paragraph-properties fo:line-height="100%"/>
      <style:text-properties officeooo:paragraph-rsid="05d96232"/>
    </style:style>
    <style:style style:name="P1176" style:family="paragraph" style:parent-style-name="Standard">
      <style:paragraph-properties fo:line-height="100%"/>
      <style:text-properties officeooo:paragraph-rsid="05dd0971"/>
    </style:style>
    <style:style style:name="P1177" style:family="paragraph" style:parent-style-name="Standard">
      <style:paragraph-properties fo:line-height="100%"/>
      <style:text-properties officeooo:paragraph-rsid="06011cd1"/>
    </style:style>
    <style:style style:name="P1178" style:family="paragraph" style:parent-style-name="Standard">
      <style:paragraph-properties fo:line-height="100%"/>
      <style:text-properties officeooo:paragraph-rsid="06063862"/>
    </style:style>
    <style:style style:name="P1179" style:family="paragraph" style:parent-style-name="Standard">
      <style:paragraph-properties fo:line-height="100%"/>
      <style:text-properties officeooo:paragraph-rsid="060fe20f"/>
    </style:style>
    <style:style style:name="P1180" style:family="paragraph" style:parent-style-name="Standard">
      <style:paragraph-properties fo:line-height="100%"/>
      <style:text-properties officeooo:paragraph-rsid="061169e8"/>
    </style:style>
    <style:style style:name="P1181" style:family="paragraph" style:parent-style-name="Standard">
      <style:paragraph-properties fo:line-height="100%"/>
      <style:text-properties officeooo:paragraph-rsid="06125c09"/>
    </style:style>
    <style:style style:name="P1182" style:family="paragraph" style:parent-style-name="Standard">
      <style:paragraph-properties fo:line-height="100%"/>
      <style:text-properties officeooo:paragraph-rsid="06191840"/>
    </style:style>
    <style:style style:name="P1183" style:family="paragraph" style:parent-style-name="Standard">
      <style:paragraph-properties fo:line-height="100%"/>
      <style:text-properties officeooo:paragraph-rsid="062f0400"/>
    </style:style>
    <style:style style:name="P1184" style:family="paragraph" style:parent-style-name="Standard">
      <style:paragraph-properties fo:line-height="100%"/>
      <style:text-properties officeooo:paragraph-rsid="06307d14"/>
    </style:style>
    <style:style style:name="P1185" style:family="paragraph" style:parent-style-name="Standard">
      <style:paragraph-properties fo:line-height="100%"/>
      <style:text-properties officeooo:paragraph-rsid="06408df0"/>
    </style:style>
    <style:style style:name="P1186" style:family="paragraph" style:parent-style-name="Standard">
      <style:paragraph-properties fo:line-height="100%"/>
      <style:text-properties officeooo:paragraph-rsid="0652812f"/>
    </style:style>
    <style:style style:name="P1187" style:family="paragraph" style:parent-style-name="Standard">
      <style:paragraph-properties fo:line-height="100%"/>
      <style:text-properties officeooo:paragraph-rsid="065d9833"/>
    </style:style>
    <style:style style:name="P1188" style:family="paragraph" style:parent-style-name="Standard">
      <style:paragraph-properties fo:line-height="100%"/>
      <style:text-properties officeooo:paragraph-rsid="0663a1c9"/>
    </style:style>
    <style:style style:name="P1189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190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191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192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93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194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195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19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9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19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19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200" style:family="paragraph" style:parent-style-name="Standard">
      <style:text-properties fo:color="#c9211e" officeooo:rsid="003eeb50" officeooo:paragraph-rsid="00ac1d69"/>
    </style:style>
    <style:style style:name="P1201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202" style:family="paragraph" style:parent-style-name="Standard">
      <style:paragraph-properties fo:line-height="100%"/>
      <style:text-properties officeooo:rsid="016b9044" officeooo:paragraph-rsid="016b9044"/>
    </style:style>
    <style:style style:name="P1203" style:family="paragraph" style:parent-style-name="Standard">
      <style:paragraph-properties fo:line-height="100%"/>
      <style:text-properties officeooo:rsid="01a2dcc2" officeooo:paragraph-rsid="01a2dcc2"/>
    </style:style>
    <style:style style:name="P1204" style:family="paragraph" style:parent-style-name="Standard">
      <style:paragraph-properties fo:line-height="100%"/>
      <style:text-properties officeooo:rsid="01a92b83" officeooo:paragraph-rsid="01abda5f"/>
    </style:style>
    <style:style style:name="P1205" style:family="paragraph" style:parent-style-name="Standard">
      <style:paragraph-properties fo:line-height="100%"/>
      <style:text-properties officeooo:rsid="01b78805" officeooo:paragraph-rsid="01b9977e"/>
    </style:style>
    <style:style style:name="P1206" style:family="paragraph" style:parent-style-name="Standard">
      <style:paragraph-properties fo:line-height="100%"/>
      <style:text-properties officeooo:rsid="01b78805" officeooo:paragraph-rsid="020d39a8"/>
    </style:style>
    <style:style style:name="P1207" style:family="paragraph" style:parent-style-name="Standard">
      <style:paragraph-properties fo:line-height="100%"/>
      <style:text-properties officeooo:rsid="01bcc73c" officeooo:paragraph-rsid="01bcc73c"/>
    </style:style>
    <style:style style:name="P1208" style:family="paragraph" style:parent-style-name="Standard">
      <style:paragraph-properties fo:line-height="100%"/>
      <style:text-properties officeooo:rsid="01cb0c6f" officeooo:paragraph-rsid="01cb0c6f"/>
    </style:style>
    <style:style style:name="P1209" style:family="paragraph" style:parent-style-name="Standard">
      <style:paragraph-properties fo:line-height="100%"/>
      <style:text-properties officeooo:rsid="01cd0839" officeooo:paragraph-rsid="01cd0839"/>
    </style:style>
    <style:style style:name="P1210" style:family="paragraph" style:parent-style-name="Standard">
      <style:paragraph-properties fo:line-height="100%"/>
      <style:text-properties officeooo:rsid="01e4a612" officeooo:paragraph-rsid="01e4a612"/>
    </style:style>
    <style:style style:name="P1211" style:family="paragraph" style:parent-style-name="Standard">
      <style:paragraph-properties fo:line-height="100%"/>
      <style:text-properties officeooo:rsid="022b7ea9" officeooo:paragraph-rsid="022b7ea9"/>
    </style:style>
    <style:style style:name="P1212" style:family="paragraph" style:parent-style-name="Standard">
      <style:paragraph-properties fo:line-height="100%"/>
      <style:text-properties officeooo:rsid="022dff2a" officeooo:paragraph-rsid="022dff2a"/>
    </style:style>
    <style:style style:name="P1213" style:family="paragraph" style:parent-style-name="Standard">
      <style:text-properties officeooo:paragraph-rsid="0275c15d"/>
    </style:style>
    <style:style style:name="P1214" style:family="paragraph" style:parent-style-name="Standard">
      <style:paragraph-properties fo:line-height="100%"/>
      <style:text-properties officeooo:rsid="02819040" officeooo:paragraph-rsid="028fc45c"/>
    </style:style>
    <style:style style:name="P1215" style:family="paragraph" style:parent-style-name="Standard">
      <style:paragraph-properties fo:line-height="100%"/>
      <style:text-properties officeooo:rsid="0285839b" officeooo:paragraph-rsid="0288fb00"/>
    </style:style>
    <style:style style:name="P1216" style:family="paragraph" style:parent-style-name="Standard">
      <style:paragraph-properties fo:line-height="100%"/>
      <style:text-properties officeooo:rsid="0297c923" officeooo:paragraph-rsid="0297c923"/>
    </style:style>
    <style:style style:name="P1217" style:family="paragraph" style:parent-style-name="Standard">
      <style:paragraph-properties fo:line-height="100%"/>
      <style:text-properties officeooo:rsid="029ac75f" officeooo:paragraph-rsid="029ac75f"/>
    </style:style>
    <style:style style:name="P1218" style:family="paragraph" style:parent-style-name="Standard">
      <style:text-properties officeooo:paragraph-rsid="00bfa17d"/>
    </style:style>
    <style:style style:name="P1219" style:family="paragraph" style:parent-style-name="Standard">
      <style:text-properties officeooo:paragraph-rsid="00bd11a0"/>
    </style:style>
    <style:style style:name="P1220" style:family="paragraph" style:parent-style-name="Standard">
      <style:paragraph-properties fo:line-height="100%"/>
      <style:text-properties officeooo:rsid="02540cb9" officeooo:paragraph-rsid="02bd01a2"/>
    </style:style>
    <style:style style:name="P1221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22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22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22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225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226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227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228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22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23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23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23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23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23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235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236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37" style:family="paragraph" style:parent-style-name="Standard">
      <style:paragraph-properties fo:line-height="100%"/>
      <style:text-properties officeooo:rsid="02da5175" officeooo:paragraph-rsid="02da5175"/>
    </style:style>
    <style:style style:name="P1238" style:family="paragraph" style:parent-style-name="Standard">
      <style:paragraph-properties fo:line-height="100%"/>
      <style:text-properties officeooo:rsid="02e4f960" officeooo:paragraph-rsid="02e4f960"/>
    </style:style>
    <style:style style:name="P1239" style:family="paragraph" style:parent-style-name="Standard">
      <style:paragraph-properties fo:line-height="100%"/>
      <style:text-properties officeooo:rsid="02eabaea" officeooo:paragraph-rsid="02eabaea"/>
    </style:style>
    <style:style style:name="P1240" style:family="paragraph" style:parent-style-name="Standard">
      <style:paragraph-properties fo:line-height="100%"/>
      <style:text-properties officeooo:rsid="02eac01d" officeooo:paragraph-rsid="02eac01d"/>
    </style:style>
    <style:style style:name="P1241" style:family="paragraph" style:parent-style-name="Standard">
      <style:paragraph-properties fo:line-height="100%"/>
      <style:text-properties officeooo:rsid="02eb27fd" officeooo:paragraph-rsid="02ec089f"/>
    </style:style>
    <style:style style:name="P1242" style:family="paragraph" style:parent-style-name="Standard">
      <style:text-properties officeooo:paragraph-rsid="02ecf51e"/>
    </style:style>
    <style:style style:name="P1243" style:family="paragraph" style:parent-style-name="Standard">
      <style:text-properties officeooo:paragraph-rsid="02f17ec6"/>
    </style:style>
    <style:style style:name="P1244" style:family="paragraph" style:parent-style-name="Standard">
      <style:paragraph-properties fo:line-height="100%"/>
      <style:text-properties officeooo:rsid="02e59398" officeooo:paragraph-rsid="03049b98"/>
    </style:style>
    <style:style style:name="P1245" style:family="paragraph" style:parent-style-name="Standard">
      <style:paragraph-properties fo:line-height="150%"/>
      <style:text-properties officeooo:rsid="02e59398" officeooo:paragraph-rsid="03049b98"/>
    </style:style>
    <style:style style:name="P1246" style:family="paragraph" style:parent-style-name="Standard">
      <style:paragraph-properties fo:line-height="100%"/>
      <style:text-properties officeooo:rsid="022ee1ec" officeooo:paragraph-rsid="022ee1ec"/>
    </style:style>
    <style:style style:name="P1247" style:family="paragraph" style:parent-style-name="Standard">
      <style:text-properties officeooo:paragraph-rsid="03061f93"/>
    </style:style>
    <style:style style:name="P1248" style:family="paragraph" style:parent-style-name="Standard">
      <style:paragraph-properties fo:line-height="100%"/>
      <style:text-properties officeooo:rsid="0346a444" officeooo:paragraph-rsid="0346a444"/>
    </style:style>
    <style:style style:name="P1249" style:family="paragraph" style:parent-style-name="Standard">
      <style:text-properties officeooo:paragraph-rsid="03733aab"/>
    </style:style>
    <style:style style:name="P1250" style:family="paragraph" style:parent-style-name="Standard">
      <style:paragraph-properties fo:line-height="100%"/>
      <style:text-properties officeooo:rsid="038a2c81" officeooo:paragraph-rsid="039e9821"/>
    </style:style>
    <style:style style:name="P1251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252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253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254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25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256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257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258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259" style:family="paragraph" style:parent-style-name="Standard">
      <style:paragraph-properties fo:line-height="100%"/>
      <style:text-properties fo:color="#ff0000" officeooo:paragraph-rsid="042824b8"/>
    </style:style>
    <style:style style:name="P1260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261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262" style:family="paragraph" style:parent-style-name="Standard">
      <style:paragraph-properties fo:line-height="100%"/>
      <style:text-properties officeooo:rsid="03a4e520" officeooo:paragraph-rsid="03a4e520"/>
    </style:style>
    <style:style style:name="P1263" style:family="paragraph" style:parent-style-name="Standard">
      <style:paragraph-properties fo:line-height="100%"/>
      <style:text-properties officeooo:rsid="03a073aa" officeooo:paragraph-rsid="03a073aa"/>
    </style:style>
    <style:style style:name="P1264" style:family="paragraph" style:parent-style-name="Standard">
      <style:text-properties officeooo:paragraph-rsid="00c0d7c6"/>
    </style:style>
    <style:style style:name="P1265" style:family="paragraph" style:parent-style-name="Standard">
      <style:text-properties officeooo:paragraph-rsid="03e93625"/>
    </style:style>
    <style:style style:name="P1266" style:family="paragraph" style:parent-style-name="Standard">
      <style:text-properties officeooo:rsid="0019f535" officeooo:paragraph-rsid="03e93625"/>
    </style:style>
    <style:style style:name="P1267" style:family="paragraph" style:parent-style-name="Standard">
      <style:paragraph-properties fo:line-height="100%"/>
      <style:text-properties officeooo:rsid="045a6b37" officeooo:paragraph-rsid="045a6b37"/>
    </style:style>
    <style:style style:name="P1268" style:family="paragraph" style:parent-style-name="Standard">
      <style:text-properties officeooo:paragraph-rsid="00118c4a"/>
    </style:style>
    <style:style style:name="P1269" style:family="paragraph" style:parent-style-name="Standard">
      <style:paragraph-properties fo:line-height="100%"/>
      <style:text-properties officeooo:rsid="048fe3f8" officeooo:paragraph-rsid="048ffd4a"/>
    </style:style>
    <style:style style:name="P1270" style:family="paragraph" style:parent-style-name="Standard">
      <style:paragraph-properties fo:line-height="100%"/>
      <style:text-properties officeooo:rsid="0494bc64" officeooo:paragraph-rsid="0494bc64"/>
    </style:style>
    <style:style style:name="P1271" style:family="paragraph" style:parent-style-name="Standard">
      <style:paragraph-properties fo:line-height="100%"/>
      <style:text-properties officeooo:rsid="0497dc28" officeooo:paragraph-rsid="0497dc28"/>
    </style:style>
    <style:style style:name="P1272" style:family="paragraph" style:parent-style-name="Standard">
      <style:paragraph-properties fo:line-height="150%"/>
      <style:text-properties officeooo:rsid="049a8a7e" officeooo:paragraph-rsid="049a8a7e"/>
    </style:style>
    <style:style style:name="P1273" style:family="paragraph" style:parent-style-name="Standard">
      <style:paragraph-properties fo:line-height="100%"/>
      <style:text-properties officeooo:rsid="049c223c" officeooo:paragraph-rsid="049c223c"/>
    </style:style>
    <style:style style:name="P1274" style:family="paragraph" style:parent-style-name="Standard">
      <style:paragraph-properties fo:line-height="100%"/>
      <style:text-properties officeooo:rsid="04a08898" officeooo:paragraph-rsid="04a08898"/>
    </style:style>
    <style:style style:name="P1275" style:family="paragraph" style:parent-style-name="Standard">
      <style:paragraph-properties fo:line-height="100%"/>
      <style:text-properties officeooo:rsid="04ad05fc" officeooo:paragraph-rsid="04b3c5c0"/>
    </style:style>
    <style:style style:name="P1276" style:family="paragraph" style:parent-style-name="Standard">
      <style:paragraph-properties fo:line-height="100%"/>
      <style:text-properties officeooo:rsid="04ba1b39" officeooo:paragraph-rsid="04ba1b39"/>
    </style:style>
    <style:style style:name="P1277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278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279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280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281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282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283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284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285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286" style:family="paragraph" style:parent-style-name="Standard">
      <style:paragraph-properties fo:line-height="100%"/>
      <style:text-properties officeooo:rsid="04bc7059" officeooo:paragraph-rsid="04bc7059"/>
    </style:style>
    <style:style style:name="P1287" style:family="paragraph" style:parent-style-name="Standard">
      <style:paragraph-properties fo:line-height="100%"/>
      <style:text-properties officeooo:rsid="04a57ad8" officeooo:paragraph-rsid="04ba1b39"/>
    </style:style>
    <style:style style:name="P1288" style:family="paragraph" style:parent-style-name="Standard">
      <style:paragraph-properties fo:line-height="100%"/>
      <style:text-properties officeooo:rsid="051228a5" officeooo:paragraph-rsid="05270c2d"/>
    </style:style>
    <style:style style:name="P1289" style:family="paragraph" style:parent-style-name="Standard">
      <style:paragraph-properties fo:line-height="100%"/>
      <style:text-properties officeooo:rsid="05149db7" officeooo:paragraph-rsid="05149db7"/>
    </style:style>
    <style:style style:name="P1290" style:family="paragraph" style:parent-style-name="Standard">
      <style:paragraph-properties fo:line-height="100%"/>
      <style:text-properties officeooo:rsid="04f29906" officeooo:paragraph-rsid="051fdc2f"/>
    </style:style>
    <style:style style:name="P1291" style:family="paragraph" style:parent-style-name="Standard">
      <style:paragraph-properties fo:line-height="100%"/>
      <style:text-properties officeooo:rsid="052fd794" officeooo:paragraph-rsid="052fd794"/>
    </style:style>
    <style:style style:name="P1292" style:family="paragraph" style:parent-style-name="Standard">
      <style:paragraph-properties fo:line-height="100%"/>
      <style:text-properties officeooo:rsid="0569d9ca" officeooo:paragraph-rsid="0569d9ca"/>
    </style:style>
    <style:style style:name="P1293" style:family="paragraph" style:parent-style-name="Standard">
      <style:paragraph-properties fo:line-height="100%"/>
      <style:text-properties officeooo:rsid="058ba444" officeooo:paragraph-rsid="058ba444"/>
    </style:style>
    <style:style style:name="P1294" style:family="paragraph" style:parent-style-name="Standard">
      <style:paragraph-properties fo:line-height="100%"/>
      <style:text-properties officeooo:rsid="05e2db49" officeooo:paragraph-rsid="05ef59a4"/>
    </style:style>
    <style:style style:name="P1295" style:family="paragraph" style:parent-style-name="Standard">
      <style:paragraph-properties fo:line-height="100%"/>
      <style:text-properties officeooo:rsid="05e46ca0" officeooo:paragraph-rsid="05e5f887"/>
    </style:style>
    <style:style style:name="P1296" style:family="paragraph" style:parent-style-name="Standard">
      <style:paragraph-properties fo:line-height="150%"/>
      <style:text-properties officeooo:rsid="06130d41" officeooo:paragraph-rsid="06130d41"/>
    </style:style>
    <style:style style:name="P1297" style:family="paragraph" style:parent-style-name="Standard">
      <style:paragraph-properties fo:line-height="100%"/>
      <style:text-properties officeooo:rsid="0620d52b" officeooo:paragraph-rsid="0620d52b"/>
    </style:style>
    <style:style style:name="P1298" style:family="paragraph" style:parent-style-name="Standard">
      <style:paragraph-properties fo:line-height="100%"/>
      <style:text-properties officeooo:rsid="06307d14" officeooo:paragraph-rsid="06307d14"/>
    </style:style>
    <style:style style:name="P1299" style:family="paragraph" style:parent-style-name="Standard">
      <style:paragraph-properties fo:line-height="100%"/>
      <style:text-properties officeooo:rsid="0630fb9a" officeooo:paragraph-rsid="0630fb9a"/>
    </style:style>
    <style:style style:name="P1300" style:family="paragraph" style:parent-style-name="Standard">
      <style:paragraph-properties fo:line-height="100%"/>
      <style:text-properties officeooo:rsid="06321a8e" officeooo:paragraph-rsid="06321a8e"/>
    </style:style>
    <style:style style:name="P1301" style:family="paragraph" style:parent-style-name="Standard">
      <style:paragraph-properties fo:line-height="100%"/>
      <style:text-properties officeooo:rsid="06340678" officeooo:paragraph-rsid="06340678"/>
    </style:style>
    <style:style style:name="P1302" style:family="paragraph" style:parent-style-name="Standard">
      <style:paragraph-properties fo:line-height="100%"/>
      <style:text-properties officeooo:rsid="062f0400" officeooo:paragraph-rsid="06307d14"/>
    </style:style>
    <style:style style:name="P1303" style:family="paragraph" style:parent-style-name="Standard">
      <style:paragraph-properties fo:line-height="100%"/>
      <style:text-properties officeooo:rsid="063bda54" officeooo:paragraph-rsid="063bda54"/>
    </style:style>
    <style:style style:name="P1304" style:family="paragraph" style:parent-style-name="Standard">
      <style:paragraph-properties fo:line-height="100%"/>
      <style:text-properties officeooo:rsid="063d933e" officeooo:paragraph-rsid="063d933e"/>
    </style:style>
    <style:style style:name="P1305" style:family="paragraph" style:parent-style-name="Standard">
      <style:paragraph-properties fo:line-height="100%"/>
      <style:text-properties officeooo:rsid="063e62c4" officeooo:paragraph-rsid="063e62c4"/>
    </style:style>
    <style:style style:name="P1306" style:family="paragraph" style:parent-style-name="Standard">
      <style:paragraph-properties fo:line-height="100%"/>
      <style:text-properties officeooo:rsid="063e62c4" officeooo:paragraph-rsid="06408df0"/>
    </style:style>
    <style:style style:name="P1307" style:family="paragraph" style:parent-style-name="Standard">
      <style:paragraph-properties fo:line-height="100%"/>
      <style:text-properties officeooo:rsid="063fe71c" officeooo:paragraph-rsid="06408df0"/>
    </style:style>
    <style:style style:name="P1308" style:family="paragraph" style:parent-style-name="Standard">
      <style:paragraph-properties fo:line-height="100%"/>
      <style:text-properties officeooo:rsid="06408df0" officeooo:paragraph-rsid="06408df0"/>
    </style:style>
    <style:style style:name="P1309" style:family="paragraph" style:parent-style-name="Standard">
      <style:paragraph-properties fo:line-height="150%"/>
      <style:text-properties officeooo:rsid="06408df0" officeooo:paragraph-rsid="06408df0"/>
    </style:style>
    <style:style style:name="P1310" style:family="paragraph" style:parent-style-name="Standard">
      <style:paragraph-properties fo:line-height="100%"/>
      <style:text-properties officeooo:rsid="06440517" officeooo:paragraph-rsid="06440517"/>
    </style:style>
    <style:style style:name="P1311" style:family="paragraph" style:parent-style-name="Standard">
      <style:paragraph-properties fo:line-height="100%"/>
      <style:text-properties officeooo:rsid="0646a7a3" officeooo:paragraph-rsid="0646a7a3"/>
    </style:style>
    <style:style style:name="P1312" style:family="paragraph" style:parent-style-name="Standard">
      <style:paragraph-properties fo:line-height="150%"/>
      <style:text-properties officeooo:rsid="0646a7a3" officeooo:paragraph-rsid="0646a7a3"/>
    </style:style>
    <style:style style:name="P1313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314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315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316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317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318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319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320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321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322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323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324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325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326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327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328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329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330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331" style:family="paragraph" style:parent-style-name="Table_20_Contents">
      <style:paragraph-properties fo:text-align="center" style:justify-single-word="false"/>
    </style:style>
    <style:style style:name="P1332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333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334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335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336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337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338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339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340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341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342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343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344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345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346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347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348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349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350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351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352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353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354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355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356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357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358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359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360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36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362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363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364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365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366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367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368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369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370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371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372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373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374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375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376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377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378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379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380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381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382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383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384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385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386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387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388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389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390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391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392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393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394" style:family="paragraph" style:parent-style-name="Standard">
      <style:paragraph-properties fo:line-height="150%" fo:break-before="page"/>
      <style:text-properties officeooo:paragraph-rsid="02d98b08"/>
    </style:style>
    <style:style style:name="P1395" style:family="paragraph" style:parent-style-name="Standard">
      <style:paragraph-properties fo:line-height="150%" fo:break-before="page"/>
      <style:text-properties officeooo:paragraph-rsid="03fd5e01"/>
    </style:style>
    <style:style style:name="P1396" style:family="paragraph" style:parent-style-name="Standard">
      <style:paragraph-properties fo:line-height="150%" fo:break-before="page"/>
      <style:text-properties officeooo:paragraph-rsid="066d2ed4"/>
    </style:style>
    <style:style style:name="P1397" style:family="paragraph" style:parent-style-name="Standard">
      <style:paragraph-properties fo:line-height="150%" fo:break-before="page"/>
      <style:text-properties officeooo:paragraph-rsid="065d401a"/>
    </style:style>
    <style:style style:name="P1398" style:family="paragraph" style:parent-style-name="Standard">
      <style:paragraph-properties fo:line-height="100%" fo:break-before="page"/>
      <style:text-properties officeooo:paragraph-rsid="024c0a42"/>
    </style:style>
    <style:style style:name="P1399" style:family="paragraph" style:parent-style-name="Standard">
      <style:paragraph-properties fo:line-height="100%" fo:break-before="page"/>
      <style:text-properties officeooo:paragraph-rsid="05ab1076"/>
    </style:style>
    <style:style style:name="P1400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401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402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403" style:family="paragraph" style:parent-style-name="Standard">
      <style:paragraph-properties fo:break-before="page"/>
      <style:text-properties officeooo:paragraph-rsid="009622c6"/>
    </style:style>
    <style:style style:name="P1404" style:family="paragraph" style:parent-style-name="Standard">
      <style:paragraph-properties fo:break-before="page"/>
      <style:text-properties officeooo:paragraph-rsid="02be3c45"/>
    </style:style>
    <style:style style:name="P1405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40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407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408" style:family="paragraph" style:parent-style-name="Standard" style:list-style-name="L1">
      <style:text-properties officeooo:paragraph-rsid="0013268f"/>
    </style:style>
    <style:style style:name="P1409" style:family="paragraph" style:parent-style-name="Standard" style:list-style-name="L1">
      <style:text-properties officeooo:rsid="0013268f" officeooo:paragraph-rsid="0013268f"/>
    </style:style>
    <style:style style:name="P1410" style:family="paragraph" style:parent-style-name="Standard" style:list-style-name="L2">
      <style:text-properties style:use-window-font-color="true" officeooo:paragraph-rsid="00118c4a"/>
    </style:style>
    <style:style style:name="P1411" style:family="paragraph" style:parent-style-name="Standard" style:list-style-name="L2">
      <style:text-properties style:use-window-font-color="true" officeooo:rsid="0011b025" officeooo:paragraph-rsid="0011b025"/>
    </style:style>
    <style:style style:name="P1412" style:family="paragraph" style:parent-style-name="Standard" style:list-style-name="L4">
      <style:text-properties style:use-window-font-color="true" officeooo:rsid="00a8a4b1" officeooo:paragraph-rsid="02be3c45"/>
    </style:style>
    <style:style style:name="P1413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414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415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416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417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418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419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420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421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422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423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424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25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426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427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428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429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430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431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32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33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34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35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3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437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438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439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440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441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442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443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444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44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446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447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448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449" style:family="paragraph" style:parent-style-name="Standard" style:list-style-name="L43">
      <style:text-properties style:use-window-font-color="true" officeooo:paragraph-rsid="02edc963"/>
    </style:style>
    <style:style style:name="P1450" style:family="paragraph" style:parent-style-name="Standard" style:list-style-name="L3">
      <style:text-properties officeooo:rsid="0012a0dc" officeooo:paragraph-rsid="0012a0dc"/>
    </style:style>
    <style:style style:name="P1451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452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453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454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455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456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457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458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459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460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461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462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463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464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465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466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467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468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469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470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471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472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473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474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475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476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477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478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479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480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481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482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483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484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485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486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487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488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489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90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91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492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493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494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495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496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497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498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499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500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501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02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03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04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05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06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507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508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509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510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511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512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513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514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515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516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517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518" style:family="paragraph" style:parent-style-name="Standard">
      <style:paragraph-properties fo:line-height="150%"/>
      <style:text-properties fo:font-style="normal" officeooo:rsid="06130d41" officeooo:paragraph-rsid="06130d41" style:font-style-asian="normal" style:font-style-complex="normal"/>
    </style:style>
    <style:style style:name="P1519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520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521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522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523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524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525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526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527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528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529" style:family="paragraph" style:parent-style-name="Standard">
      <style:paragraph-properties fo:line-height="150%"/>
      <style:text-properties fo:font-style="normal" officeooo:rsid="065a8b52" officeooo:paragraph-rsid="065d401a" style:font-style-asian="normal" style:font-style-complex="normal"/>
    </style:style>
    <style:style style:name="P1530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531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532" style:family="paragraph" style:parent-style-name="Standard">
      <style:paragraph-properties fo:line-height="100%"/>
      <style:text-properties fo:font-style="normal" officeooo:rsid="069322af" officeooo:paragraph-rsid="069322af" style:font-style-asian="normal" style:font-style-complex="normal"/>
    </style:style>
    <style:style style:name="P1533" style:family="paragraph" style:parent-style-name="Standard" style:list-style-name="L7">
      <style:text-properties officeooo:rsid="0033fbdf" officeooo:paragraph-rsid="0033fbdf"/>
    </style:style>
    <style:style style:name="P1534" style:family="paragraph" style:parent-style-name="Standard" style:list-style-name="L11">
      <style:text-properties officeooo:rsid="0033fbdf" officeooo:paragraph-rsid="0106c767"/>
    </style:style>
    <style:style style:name="P1535" style:family="paragraph" style:parent-style-name="Standard" style:list-style-name="L8">
      <style:text-properties officeooo:paragraph-rsid="005b5cd3"/>
    </style:style>
    <style:style style:name="P1536" style:family="paragraph" style:parent-style-name="Standard" style:list-style-name="L9">
      <style:text-properties officeooo:paragraph-rsid="00367935"/>
    </style:style>
    <style:style style:name="P1537" style:family="paragraph" style:parent-style-name="Standard" style:list-style-name="L9">
      <style:text-properties officeooo:rsid="00367935" officeooo:paragraph-rsid="00367935"/>
    </style:style>
    <style:style style:name="P1538" style:family="paragraph" style:parent-style-name="Standard" style:list-style-name="L10">
      <style:text-properties officeooo:rsid="00386ddb" officeooo:paragraph-rsid="00386ddb"/>
    </style:style>
    <style:style style:name="P1539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540" style:family="paragraph" style:parent-style-name="Standard" style:list-style-name="L20">
      <style:text-properties officeooo:paragraph-rsid="00a4ce44"/>
    </style:style>
    <style:style style:name="P1541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542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543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544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545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546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547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548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549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550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551" style:family="paragraph" style:parent-style-name="Standard" style:list-style-name="L25">
      <style:text-properties officeooo:paragraph-rsid="00beb82f"/>
    </style:style>
    <style:style style:name="P1552" style:family="paragraph" style:parent-style-name="Standard" style:list-style-name="L26">
      <style:text-properties officeooo:paragraph-rsid="00d139a0"/>
    </style:style>
    <style:style style:name="P1553" style:family="paragraph" style:parent-style-name="Standard" style:list-style-name="L29">
      <style:text-properties officeooo:paragraph-rsid="00f2503e"/>
    </style:style>
    <style:style style:name="P1554" style:family="paragraph" style:parent-style-name="Standard" style:list-style-name="L30">
      <style:text-properties officeooo:rsid="00f3f4f5" officeooo:paragraph-rsid="00f5260b"/>
    </style:style>
    <style:style style:name="P1555" style:family="paragraph" style:parent-style-name="Standard" style:list-style-name="L30">
      <style:text-properties officeooo:rsid="00f3f4f5" officeooo:paragraph-rsid="00f3f4f5"/>
    </style:style>
    <style:style style:name="P1556" style:family="paragraph" style:parent-style-name="Standard" style:list-style-name="L33">
      <style:paragraph-properties fo:line-height="100%"/>
      <style:text-properties officeooo:paragraph-rsid="01b5c969"/>
    </style:style>
    <style:style style:name="P1557" style:family="paragraph" style:parent-style-name="Standard" style:list-style-name="L58">
      <style:paragraph-properties fo:line-height="100%"/>
      <style:text-properties officeooo:paragraph-rsid="0346a444"/>
    </style:style>
    <style:style style:name="P1558" style:family="paragraph" style:parent-style-name="Standard" style:list-style-name="L63">
      <style:paragraph-properties fo:line-height="100%"/>
      <style:text-properties officeooo:paragraph-rsid="03ec3a95"/>
    </style:style>
    <style:style style:name="P1559" style:family="paragraph" style:parent-style-name="Standard" style:list-style-name="L64">
      <style:paragraph-properties fo:line-height="100%"/>
      <style:text-properties officeooo:paragraph-rsid="03ed0846"/>
    </style:style>
    <style:style style:name="P1560" style:family="paragraph" style:parent-style-name="Standard" style:list-style-name="L68">
      <style:paragraph-properties fo:line-height="100%"/>
      <style:text-properties officeooo:paragraph-rsid="04a57ad8"/>
    </style:style>
    <style:style style:name="P1561" style:family="paragraph" style:parent-style-name="Standard" style:list-style-name="L72">
      <style:paragraph-properties fo:line-height="100%"/>
      <style:text-properties officeooo:paragraph-rsid="04deac5d"/>
    </style:style>
    <style:style style:name="P1562" style:family="paragraph" style:parent-style-name="Standard" style:list-style-name="L83">
      <style:paragraph-properties fo:line-height="100%"/>
      <style:text-properties officeooo:paragraph-rsid="05cd3bc5"/>
    </style:style>
    <style:style style:name="P1563" style:family="paragraph" style:parent-style-name="Standard" style:list-style-name="L86">
      <style:paragraph-properties fo:line-height="100%"/>
      <style:text-properties officeooo:paragraph-rsid="05e7f406"/>
    </style:style>
    <style:style style:name="P1564" style:family="paragraph" style:parent-style-name="Standard" style:list-style-name="L99">
      <style:paragraph-properties fo:line-height="100%"/>
      <style:text-properties officeooo:paragraph-rsid="06257b22"/>
    </style:style>
    <style:style style:name="P1565" style:family="paragraph" style:parent-style-name="Standard" style:list-style-name="L100">
      <style:paragraph-properties fo:line-height="100%"/>
      <style:text-properties officeooo:paragraph-rsid="0630fb9a"/>
    </style:style>
    <style:style style:name="P1566" style:family="paragraph" style:parent-style-name="Standard" style:list-style-name="L106">
      <style:paragraph-properties fo:line-height="100%"/>
      <style:text-properties officeooo:paragraph-rsid="065a8b52"/>
    </style:style>
    <style:style style:name="P1567" style:family="paragraph" style:parent-style-name="Standard" style:list-style-name="L93">
      <style:paragraph-properties fo:line-height="100%"/>
      <style:text-properties officeooo:paragraph-rsid="06176dd5"/>
    </style:style>
    <style:style style:name="P1568" style:family="paragraph" style:parent-style-name="Standard">
      <style:paragraph-properties fo:line-height="100%"/>
      <style:text-properties officeooo:paragraph-rsid="069290ce"/>
    </style:style>
    <style:style style:name="P1569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570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571" style:family="paragraph" style:parent-style-name="Standard" style:list-style-name="L44">
      <style:paragraph-properties fo:line-height="150%"/>
      <style:text-properties officeooo:paragraph-rsid="02df5c92"/>
    </style:style>
    <style:style style:name="P1572" style:family="paragraph" style:parent-style-name="Standard" style:list-style-name="L44">
      <style:paragraph-properties fo:line-height="150%"/>
      <style:text-properties officeooo:paragraph-rsid="02e142ec"/>
    </style:style>
    <style:style style:name="P1573" style:family="paragraph" style:parent-style-name="Standard">
      <style:paragraph-properties fo:line-height="150%"/>
      <style:text-properties officeooo:paragraph-rsid="063bda54"/>
    </style:style>
    <style:style style:name="P1574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575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576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577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578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579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580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581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582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583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84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585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586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587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588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589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590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591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592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593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594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595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596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597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598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599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600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601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602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603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604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605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606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607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608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609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610" style:family="paragraph" style:parent-style-name="Standard">
      <style:paragraph-properties fo:line-height="100%"/>
      <style:text-properties officeooo:rsid="0630fb9a" officeooo:paragraph-rsid="069290ce"/>
    </style:style>
    <style:style style:name="P1611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612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613" style:family="paragraph" style:parent-style-name="Standard">
      <style:paragraph-properties fo:line-height="100%"/>
      <style:text-properties officeooo:rsid="063bda54" officeooo:paragraph-rsid="069290ce"/>
    </style:style>
    <style:style style:name="P1614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615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616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617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618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619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620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621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622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P1623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857c7" style:font-weight-asian="normal" style:font-weight-complex="normal"/>
    </style:style>
    <style:style style:name="T64" style:family="text">
      <style:text-properties style:use-window-font-color="true" style:text-underline-style="none" fo:font-weight="bold" style:font-weight-asian="bold" style:font-weight-complex="bold"/>
    </style:style>
    <style:style style:name="T65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6" style:family="text">
      <style:text-properties style:use-window-font-color="true" style:text-underline-style="none" officeooo:rsid="031fc4b1"/>
    </style:style>
    <style:style style:name="T67" style:family="text">
      <style:text-properties style:use-window-font-color="true" style:text-underline-style="none" officeooo:rsid="0297c923"/>
    </style:style>
    <style:style style:name="T6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1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2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3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style:font-style-asian="italic" style:font-style-complex="italic"/>
    </style:style>
    <style:style style:name="T146" style:family="text">
      <style:text-properties style:use-window-font-color="true" fo:font-style="italic" officeooo:rsid="016778b3" style:font-style-asian="italic" style:font-style-complex="italic"/>
    </style:style>
    <style:style style:name="T147" style:family="text">
      <style:text-properties style:use-window-font-color="true" fo:font-style="italic" officeooo:rsid="01e504ba" style:font-style-asian="italic" style:font-style-complex="italic"/>
    </style:style>
    <style:style style:name="T148" style:family="text">
      <style:text-properties style:use-window-font-color="true" fo:font-style="italic" officeooo:rsid="02ce8a1b" style:font-style-asian="italic" style:font-style-complex="italic"/>
    </style:style>
    <style:style style:name="T149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0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1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font-style-asian="normal" style:font-style-complex="normal"/>
    </style:style>
    <style:style style:name="T234" style:family="text">
      <style:text-properties style:use-window-font-color="true" fo:font-style="normal" officeooo:rsid="016860b9" style:font-style-asian="normal" style:font-style-complex="normal"/>
    </style:style>
    <style:style style:name="T235" style:family="text">
      <style:text-properties style:use-window-font-color="true" fo:font-style="normal" officeooo:rsid="0171553b" style:font-style-asian="normal" style:font-style-complex="normal"/>
    </style:style>
    <style:style style:name="T236" style:family="text">
      <style:text-properties style:use-window-font-color="true" fo:font-style="normal" officeooo:rsid="016c9d08" style:font-style-asian="normal" style:font-style-complex="normal"/>
    </style:style>
    <style:style style:name="T237" style:family="text">
      <style:text-properties style:use-window-font-color="true" fo:font-style="normal" officeooo:rsid="016778b3" style:font-style-asian="normal" style:font-style-complex="normal"/>
    </style:style>
    <style:style style:name="T238" style:family="text">
      <style:text-properties style:use-window-font-color="true" fo:font-style="normal" officeooo:rsid="01e2b86d" style:font-style-asian="normal" style:font-style-complex="normal"/>
    </style:style>
    <style:style style:name="T239" style:family="text">
      <style:text-properties style:use-window-font-color="true" fo:font-style="normal" officeooo:rsid="01e504ba" style:font-style-asian="normal" style:font-style-complex="normal"/>
    </style:style>
    <style:style style:name="T24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style:font-style-asian="normal" style:font-style-complex="normal"/>
    </style:style>
    <style:style style:name="T321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2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3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4" style:family="text">
      <style:text-properties style:use-window-font-color="true" fo:font-weight="normal" style:font-weight-asian="normal" style:font-weight-complex="normal"/>
    </style:style>
    <style:style style:name="T325" style:family="text">
      <style:text-properties style:use-window-font-color="true" fo:font-weight="normal" officeooo:rsid="016aa5ac" style:font-weight-asian="normal" style:font-weight-complex="normal"/>
    </style:style>
    <style:style style:name="T326" style:family="text">
      <style:text-properties style:use-window-font-color="true" fo:font-weight="normal" officeooo:rsid="016a5b23" style:font-weight-asian="normal" style:font-weight-complex="normal"/>
    </style:style>
    <style:style style:name="T327" style:family="text">
      <style:text-properties style:use-window-font-color="true" fo:font-weight="normal" officeooo:rsid="0171553b" style:font-weight-asian="normal" style:font-weight-complex="normal"/>
    </style:style>
    <style:style style:name="T328" style:family="text">
      <style:text-properties style:use-window-font-color="true" fo:font-weight="normal" officeooo:rsid="01aaba73" style:font-weight-asian="normal" style:font-weight-complex="normal"/>
    </style:style>
    <style:style style:name="T329" style:family="text">
      <style:text-properties style:use-window-font-color="true" fo:font-weight="normal" officeooo:rsid="01b08253" style:font-weight-asian="normal" style:font-weight-complex="normal"/>
    </style:style>
    <style:style style:name="T330" style:family="text">
      <style:text-properties style:use-window-font-color="true" fo:font-weight="normal" officeooo:rsid="0226d9d6" style:font-weight-asian="normal" style:font-weight-complex="normal"/>
    </style:style>
    <style:style style:name="T331" style:family="text">
      <style:text-properties style:use-window-font-color="true" fo:font-weight="normal" officeooo:rsid="022c7d02" style:font-weight-asian="normal" style:font-weight-complex="normal"/>
    </style:style>
    <style:style style:name="T332" style:family="text">
      <style:text-properties style:use-window-font-color="true" fo:font-weight="normal" officeooo:rsid="023b3a5d" style:font-weight-asian="normal" style:font-weight-complex="normal"/>
    </style:style>
    <style:style style:name="T333" style:family="text">
      <style:text-properties style:use-window-font-color="true" fo:font-weight="normal" officeooo:rsid="023ce39d" style:font-weight-asian="normal" style:font-weight-complex="normal"/>
    </style:style>
    <style:style style:name="T334" style:family="text">
      <style:text-properties style:use-window-font-color="true" officeooo:rsid="016f0506"/>
    </style:style>
    <style:style style:name="T335" style:family="text">
      <style:text-properties style:use-window-font-color="true" fo:font-weight="bold" style:font-weight-asian="bold" style:font-weight-complex="bold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1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2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3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4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5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6" style:family="text">
      <style:text-properties style:use-window-font-color="true" officeooo:rsid="02efc49c"/>
    </style:style>
    <style:style style:name="T357" style:family="text">
      <style:text-properties style:use-window-font-color="true" officeooo:rsid="02ce8a1b"/>
    </style:style>
    <style:style style:name="T358" style:family="text">
      <style:text-properties style:use-window-font-color="true" officeooo:rsid="02d1510f"/>
    </style:style>
    <style:style style:name="T359" style:family="text">
      <style:text-properties style:use-window-font-color="true" officeooo:rsid="02f51e47"/>
    </style:style>
    <style:style style:name="T360" style:family="text">
      <style:text-properties style:use-window-font-color="true" officeooo:rsid="0069ae25"/>
    </style:style>
    <style:style style:name="T361" style:family="text">
      <style:text-properties style:use-window-font-color="true" officeooo:rsid="02f8c777"/>
    </style:style>
    <style:style style:name="T362" style:family="text">
      <style:text-properties style:use-window-font-color="tru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63" style:family="text">
      <style:text-properties style:use-window-font-color="true" fo:background-color="transparent" loext:char-shading-value="0"/>
    </style:style>
    <style:style style:name="T364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style:use-window-font-color="true" officeooo:rsid="05d5c10e"/>
    </style:style>
    <style:style style:name="T367" style:family="text">
      <style:text-properties style:use-window-font-color="true" officeooo:rsid="05d8cd62"/>
    </style:style>
    <style:style style:name="T368" style:family="text">
      <style:text-properties style:use-window-font-color="true" officeooo:rsid="04a2554c"/>
    </style:style>
    <style:style style:name="T369" style:family="text">
      <style:text-properties style:use-window-font-color="true" officeooo:rsid="05dd0a36"/>
    </style:style>
    <style:style style:name="T370" style:family="text">
      <style:text-properties fo:font-weight="normal" style:font-weight-asian="normal" style:font-weight-complex="normal"/>
    </style:style>
    <style:style style:name="T371" style:family="text">
      <style:text-properties fo:font-weight="normal" officeooo:rsid="003c27f0" style:font-weight-asian="normal" style:font-weight-complex="normal"/>
    </style:style>
    <style:style style:name="T372" style:family="text">
      <style:text-properties fo:font-weight="normal" officeooo:rsid="003cb407" style:font-weight-asian="normal" style:font-weight-complex="normal"/>
    </style:style>
    <style:style style:name="T373" style:family="text">
      <style:text-properties fo:font-weight="normal" officeooo:rsid="00205d85" style:font-weight-asian="normal" style:font-weight-complex="normal"/>
    </style:style>
    <style:style style:name="T374" style:family="text">
      <style:text-properties fo:font-weight="normal" officeooo:rsid="00beb82f" style:font-weight-asian="normal" style:font-weight-complex="normal"/>
    </style:style>
    <style:style style:name="T375" style:family="text">
      <style:text-properties fo:font-weight="normal" officeooo:rsid="016860b9" style:font-weight-asian="normal" style:font-weight-complex="normal"/>
    </style:style>
    <style:style style:name="T376" style:family="text">
      <style:text-properties fo:font-weight="normal" officeooo:rsid="0377ec6e" style:font-weight-asian="normal" style:font-weight-complex="normal"/>
    </style:style>
    <style:style style:name="T377" style:family="text">
      <style:text-properties fo:font-weight="normal" officeooo:rsid="03778af6" style:font-weight-asian="normal" style:font-weight-complex="normal"/>
    </style:style>
    <style:style style:name="T378" style:family="text">
      <style:text-properties fo:font-weight="normal" officeooo:rsid="03886cfc" style:font-weight-asian="normal" style:font-weight-complex="normal"/>
    </style:style>
    <style:style style:name="T379" style:family="text">
      <style:text-properties fo:font-weight="normal" officeooo:rsid="038a2c81" style:font-weight-asian="normal" style:font-weight-complex="normal"/>
    </style:style>
    <style:style style:name="T380" style:family="text">
      <style:text-properties fo:font-weight="normal" officeooo:rsid="038bbdf6" style:font-weight-asian="normal" style:font-weight-complex="normal"/>
    </style:style>
    <style:style style:name="T381" style:family="text">
      <style:text-properties fo:font-weight="normal" officeooo:rsid="038d7d5e" style:font-weight-asian="normal" style:font-weight-complex="normal"/>
    </style:style>
    <style:style style:name="T382" style:family="text">
      <style:text-properties fo:font-weight="normal" officeooo:rsid="038e531a" style:font-weight-asian="normal" style:font-weight-complex="normal"/>
    </style:style>
    <style:style style:name="T383" style:family="text">
      <style:text-properties fo:font-weight="normal" officeooo:rsid="03963307" style:font-weight-asian="normal" style:font-weight-complex="normal"/>
    </style:style>
    <style:style style:name="T384" style:family="text">
      <style:text-properties fo:font-weight="normal" officeooo:rsid="039c640b" style:font-weight-asian="normal" style:font-weight-complex="normal"/>
    </style:style>
    <style:style style:name="T385" style:family="text">
      <style:text-properties fo:font-weight="normal" officeooo:rsid="039e438c" style:font-weight-asian="normal" style:font-weight-complex="normal"/>
    </style:style>
    <style:style style:name="T386" style:family="text">
      <style:text-properties fo:font-weight="normal" officeooo:rsid="03a073aa" style:font-weight-asian="normal" style:font-weight-complex="normal"/>
    </style:style>
    <style:style style:name="T387" style:family="text">
      <style:text-properties fo:font-weight="normal" officeooo:rsid="03a15cc8" style:font-weight-asian="normal" style:font-weight-complex="normal"/>
    </style:style>
    <style:style style:name="T388" style:family="text">
      <style:text-properties fo:font-weight="normal" officeooo:rsid="03a31e81" style:font-weight-asian="normal" style:font-weight-complex="normal"/>
    </style:style>
    <style:style style:name="T389" style:family="text">
      <style:text-properties fo:font-weight="normal" officeooo:rsid="03ac69a7" style:font-weight-asian="normal" style:font-weight-complex="normal"/>
    </style:style>
    <style:style style:name="T390" style:family="text">
      <style:text-properties fo:font-weight="normal" officeooo:rsid="03af7bf7" style:font-weight-asian="normal" style:font-weight-complex="normal"/>
    </style:style>
    <style:style style:name="T391" style:family="text">
      <style:text-properties fo:font-weight="normal" officeooo:rsid="03b1fbc9" style:font-weight-asian="normal" style:font-weight-complex="normal"/>
    </style:style>
    <style:style style:name="T392" style:family="text">
      <style:text-properties fo:font-weight="normal" officeooo:rsid="03becfb9" style:font-weight-asian="normal" style:font-weight-complex="normal"/>
    </style:style>
    <style:style style:name="T393" style:family="text">
      <style:text-properties fo:font-weight="normal" officeooo:rsid="03bf675e" style:font-weight-asian="normal" style:font-weight-complex="normal"/>
    </style:style>
    <style:style style:name="T394" style:family="text">
      <style:text-properties fo:font-weight="normal" officeooo:rsid="03bf92cd" style:font-weight-asian="normal" style:font-weight-complex="normal"/>
    </style:style>
    <style:style style:name="T395" style:family="text">
      <style:text-properties fo:font-weight="normal" officeooo:rsid="03c2a4d1" style:font-weight-asian="normal" style:font-weight-complex="normal"/>
    </style:style>
    <style:style style:name="T396" style:family="text">
      <style:text-properties fo:font-weight="normal" officeooo:rsid="03c34d65" style:font-weight-asian="normal" style:font-weight-complex="normal"/>
    </style:style>
    <style:style style:name="T397" style:family="text">
      <style:text-properties fo:font-weight="normal" officeooo:rsid="03c39617" style:font-weight-asian="normal" style:font-weight-complex="normal"/>
    </style:style>
    <style:style style:name="T398" style:family="text">
      <style:text-properties fo:font-weight="normal" officeooo:rsid="03c44ca6" style:font-weight-asian="normal" style:font-weight-complex="normal"/>
    </style:style>
    <style:style style:name="T399" style:family="text">
      <style:text-properties fo:font-weight="normal" officeooo:rsid="03c51260" style:font-weight-asian="normal" style:font-weight-complex="normal"/>
    </style:style>
    <style:style style:name="T400" style:family="text">
      <style:text-properties fo:font-weight="normal" officeooo:rsid="03c51463" style:font-weight-asian="normal" style:font-weight-complex="normal"/>
    </style:style>
    <style:style style:name="T401" style:family="text">
      <style:text-properties fo:font-weight="normal" officeooo:rsid="03c51c71" style:font-weight-asian="normal" style:font-weight-complex="normal"/>
    </style:style>
    <style:style style:name="T402" style:family="text">
      <style:text-properties fo:font-weight="normal" officeooo:rsid="03c6f534" style:font-weight-asian="normal" style:font-weight-complex="normal"/>
    </style:style>
    <style:style style:name="T403" style:family="text">
      <style:text-properties fo:font-weight="normal" officeooo:rsid="03cb2c07" style:font-weight-asian="normal" style:font-weight-complex="normal"/>
    </style:style>
    <style:style style:name="T404" style:family="text">
      <style:text-properties fo:font-weight="normal" officeooo:rsid="03d088e0" style:font-weight-asian="normal" style:font-weight-complex="normal"/>
    </style:style>
    <style:style style:name="T405" style:family="text">
      <style:text-properties fo:font-weight="normal" officeooo:rsid="03d7a2a4" style:font-weight-asian="normal" style:font-weight-complex="normal"/>
    </style:style>
    <style:style style:name="T406" style:family="text">
      <style:text-properties fo:font-weight="normal" officeooo:rsid="03d9bd6c" style:font-weight-asian="normal" style:font-weight-complex="normal"/>
    </style:style>
    <style:style style:name="T407" style:family="text">
      <style:text-properties fo:font-weight="normal" officeooo:rsid="03db91db" style:font-weight-asian="normal" style:font-weight-complex="normal"/>
    </style:style>
    <style:style style:name="T408" style:family="text">
      <style:text-properties fo:font-weight="normal" officeooo:rsid="03e4514e" style:font-weight-asian="normal" style:font-weight-complex="normal"/>
    </style:style>
    <style:style style:name="T409" style:family="text">
      <style:text-properties fo:font-weight="normal" officeooo:rsid="03e90de3" style:font-weight-asian="normal" style:font-weight-complex="normal"/>
    </style:style>
    <style:style style:name="T410" style:family="text">
      <style:text-properties fo:font-weight="normal" officeooo:rsid="03e93625" style:font-weight-asian="normal" style:font-weight-complex="normal"/>
    </style:style>
    <style:style style:name="T411" style:family="text">
      <style:text-properties fo:font-weight="normal" officeooo:rsid="03ea64bf" style:font-weight-asian="normal" style:font-weight-complex="normal"/>
    </style:style>
    <style:style style:name="T412" style:family="text">
      <style:text-properties fo:font-weight="normal" officeooo:rsid="03eb005c" style:font-weight-asian="normal" style:font-weight-complex="normal"/>
    </style:style>
    <style:style style:name="T413" style:family="text">
      <style:text-properties fo:font-weight="normal" officeooo:rsid="03ec3a95" style:font-weight-asian="normal" style:font-weight-complex="normal"/>
    </style:style>
    <style:style style:name="T414" style:family="text">
      <style:text-properties fo:font-weight="normal" officeooo:rsid="03ed0846" style:font-weight-asian="normal" style:font-weight-complex="normal"/>
    </style:style>
    <style:style style:name="T415" style:family="text">
      <style:text-properties fo:font-weight="normal" officeooo:rsid="03ede337" style:font-weight-asian="normal" style:font-weight-complex="normal"/>
    </style:style>
    <style:style style:name="T416" style:family="text">
      <style:text-properties fo:font-weight="normal" officeooo:rsid="03ee7eb1" style:font-weight-asian="normal" style:font-weight-complex="normal"/>
    </style:style>
    <style:style style:name="T417" style:family="text">
      <style:text-properties fo:font-weight="normal" officeooo:rsid="03de8421" style:font-weight-asian="normal" style:font-weight-complex="normal"/>
    </style:style>
    <style:style style:name="T418" style:family="text">
      <style:text-properties fo:font-weight="normal" officeooo:rsid="03f27278" style:font-weight-asian="normal" style:font-weight-complex="normal"/>
    </style:style>
    <style:style style:name="T419" style:family="text">
      <style:text-properties fo:font-weight="normal" officeooo:rsid="03f4b1ba" style:font-weight-asian="normal" style:font-weight-complex="normal"/>
    </style:style>
    <style:style style:name="T420" style:family="text">
      <style:text-properties fo:font-weight="normal" officeooo:rsid="03f501e7" style:font-weight-asian="normal" style:font-weight-complex="normal"/>
    </style:style>
    <style:style style:name="T421" style:family="text">
      <style:text-properties fo:font-weight="normal" officeooo:rsid="03f56006" style:font-weight-asian="normal" style:font-weight-complex="normal"/>
    </style:style>
    <style:style style:name="T422" style:family="text">
      <style:text-properties fo:font-weight="normal" officeooo:rsid="03f8c064" style:font-weight-asian="normal" style:font-weight-complex="normal"/>
    </style:style>
    <style:style style:name="T423" style:family="text">
      <style:text-properties fo:font-weight="normal" officeooo:rsid="03fc17c3" style:font-weight-asian="normal" style:font-weight-complex="normal"/>
    </style:style>
    <style:style style:name="T424" style:family="text">
      <style:text-properties fo:font-weight="normal" officeooo:rsid="03fc65b4" style:font-weight-asian="normal" style:font-weight-complex="normal"/>
    </style:style>
    <style:style style:name="T425" style:family="text">
      <style:text-properties fo:font-weight="normal" officeooo:rsid="03fd5e01" style:font-weight-asian="normal" style:font-weight-complex="normal"/>
    </style:style>
    <style:style style:name="T426" style:family="text">
      <style:text-properties fo:font-weight="normal" officeooo:rsid="040aae1c" style:font-weight-asian="normal" style:font-weight-complex="normal"/>
    </style:style>
    <style:style style:name="T427" style:family="text">
      <style:text-properties fo:font-weight="normal" officeooo:rsid="040ce935" style:font-weight-asian="normal" style:font-weight-complex="normal"/>
    </style:style>
    <style:style style:name="T428" style:family="text">
      <style:text-properties fo:font-weight="normal" officeooo:rsid="042824b8" style:font-weight-asian="normal" style:font-weight-complex="normal"/>
    </style:style>
    <style:style style:name="T429" style:family="text">
      <style:text-properties fo:font-weight="normal" officeooo:rsid="0427ec09" style:font-weight-asian="normal" style:font-weight-complex="normal"/>
    </style:style>
    <style:style style:name="T430" style:family="text">
      <style:text-properties fo:font-weight="normal" officeooo:rsid="0424a315" style:font-weight-asian="normal" style:font-weight-complex="normal"/>
    </style:style>
    <style:style style:name="T431" style:family="text">
      <style:text-properties fo:font-weight="normal" officeooo:rsid="03c13113" style:font-weight-asian="normal" style:font-weight-complex="normal"/>
    </style:style>
    <style:style style:name="T432" style:family="text">
      <style:text-properties fo:font-weight="normal" officeooo:rsid="0428c8e2" style:font-weight-asian="normal" style:font-weight-complex="normal"/>
    </style:style>
    <style:style style:name="T433" style:family="text">
      <style:text-properties fo:font-weight="normal" officeooo:rsid="045e6749" style:font-weight-asian="normal" style:font-weight-complex="normal"/>
    </style:style>
    <style:style style:name="T434" style:family="text">
      <style:text-properties fo:font-weight="normal" officeooo:rsid="04602400" style:font-weight-asian="normal" style:font-weight-complex="normal"/>
    </style:style>
    <style:style style:name="T435" style:family="text">
      <style:text-properties fo:font-weight="normal" officeooo:rsid="04161d3e" style:font-weight-asian="normal" style:font-weight-complex="normal"/>
    </style:style>
    <style:style style:name="T436" style:family="text">
      <style:text-properties fo:font-weight="normal" officeooo:rsid="041746e7" style:font-weight-asian="normal" style:font-weight-complex="normal"/>
    </style:style>
    <style:style style:name="T437" style:family="text">
      <style:text-properties fo:font-weight="normal" officeooo:rsid="041d4261" style:font-weight-asian="normal" style:font-weight-complex="normal"/>
    </style:style>
    <style:style style:name="T438" style:family="text">
      <style:text-properties fo:font-weight="normal" officeooo:rsid="0419037b" style:font-weight-asian="normal" style:font-weight-complex="normal"/>
    </style:style>
    <style:style style:name="T439" style:family="text">
      <style:text-properties fo:font-weight="normal" officeooo:rsid="04226783" style:font-weight-asian="normal" style:font-weight-complex="normal"/>
    </style:style>
    <style:style style:name="T440" style:family="text">
      <style:text-properties fo:font-weight="normal" officeooo:rsid="04329278" style:font-weight-asian="normal" style:font-weight-complex="normal"/>
    </style:style>
    <style:style style:name="T441" style:family="text">
      <style:text-properties fo:font-weight="normal" officeooo:rsid="042d7117" style:font-weight-asian="normal" style:font-weight-complex="normal"/>
    </style:style>
    <style:style style:name="T442" style:family="text">
      <style:text-properties fo:font-weight="normal" officeooo:rsid="04253c68" style:font-weight-asian="normal" style:font-weight-complex="normal"/>
    </style:style>
    <style:style style:name="T443" style:family="text">
      <style:text-properties fo:font-weight="normal" officeooo:rsid="043c6125" style:font-weight-asian="normal" style:font-weight-complex="normal"/>
    </style:style>
    <style:style style:name="T444" style:family="text">
      <style:text-properties fo:font-weight="normal" officeooo:rsid="044401b2" style:font-weight-asian="normal" style:font-weight-complex="normal"/>
    </style:style>
    <style:style style:name="T445" style:family="text">
      <style:text-properties fo:font-weight="normal" officeooo:rsid="043a3360" style:font-weight-asian="normal" style:font-weight-complex="normal"/>
    </style:style>
    <style:style style:name="T446" style:family="text">
      <style:text-properties fo:font-weight="normal" officeooo:rsid="04438193" style:font-weight-asian="normal" style:font-weight-complex="normal"/>
    </style:style>
    <style:style style:name="T447" style:family="text">
      <style:text-properties fo:font-weight="normal" officeooo:rsid="043fc929" style:font-weight-asian="normal" style:font-weight-complex="normal"/>
    </style:style>
    <style:style style:name="T448" style:family="text">
      <style:text-properties fo:font-weight="normal" officeooo:rsid="04496025" style:font-weight-asian="normal" style:font-weight-complex="normal"/>
    </style:style>
    <style:style style:name="T449" style:family="text">
      <style:text-properties fo:font-weight="normal" officeooo:rsid="04592f7c" style:font-weight-asian="normal" style:font-weight-complex="normal"/>
    </style:style>
    <style:style style:name="T450" style:family="text">
      <style:text-properties fo:font-weight="normal" officeooo:rsid="0480ffab" style:font-weight-asian="normal" style:font-weight-complex="normal"/>
    </style:style>
    <style:style style:name="T451" style:family="text">
      <style:text-properties fo:font-weight="normal" officeooo:rsid="04822256" style:font-weight-asian="normal" style:font-weight-complex="normal"/>
    </style:style>
    <style:style style:name="T452" style:family="text">
      <style:text-properties fo:font-weight="normal" officeooo:rsid="048ffd4a" style:font-weight-asian="normal" style:font-weight-complex="normal"/>
    </style:style>
    <style:style style:name="T453" style:family="text">
      <style:text-properties fo:font-weight="normal" officeooo:rsid="048fe3f8" style:font-weight-asian="normal" style:font-weight-complex="normal"/>
    </style:style>
    <style:style style:name="T454" style:family="text">
      <style:text-properties fo:font-weight="normal" officeooo:rsid="0494bc64" style:font-weight-asian="normal" style:font-weight-complex="normal"/>
    </style:style>
    <style:style style:name="T455" style:family="text">
      <style:text-properties fo:font-weight="normal" officeooo:rsid="049a8a7e" style:font-weight-asian="normal" style:font-weight-complex="normal"/>
    </style:style>
    <style:style style:name="T456" style:family="text">
      <style:text-properties fo:font-weight="normal" officeooo:rsid="04a57ad8" style:font-weight-asian="normal" style:font-weight-complex="normal"/>
    </style:style>
    <style:style style:name="T457" style:family="text">
      <style:text-properties fo:font-weight="normal" officeooo:rsid="04b2ffc5" style:font-weight-asian="normal" style:font-weight-complex="normal"/>
    </style:style>
    <style:style style:name="T458" style:family="text">
      <style:text-properties fo:font-weight="normal" officeooo:rsid="04ba1b39" style:font-weight-asian="normal" style:font-weight-complex="normal"/>
    </style:style>
    <style:style style:name="T459" style:family="text">
      <style:text-properties fo:font-weight="normal" officeooo:rsid="04b3c5c0" style:font-weight-asian="normal" style:font-weight-complex="normal"/>
    </style:style>
    <style:style style:name="T460" style:family="text">
      <style:text-properties fo:font-weight="normal" officeooo:rsid="04cce5bf" style:font-weight-asian="normal" style:font-weight-complex="normal"/>
    </style:style>
    <style:style style:name="T461" style:family="text">
      <style:text-properties fo:font-weight="normal" officeooo:rsid="050199cb" style:font-weight-asian="normal" style:font-weight-complex="normal"/>
    </style:style>
    <style:style style:name="T462" style:family="text">
      <style:text-properties fo:font-weight="normal" officeooo:rsid="0502c86e" style:font-weight-asian="normal" style:font-weight-complex="normal"/>
    </style:style>
    <style:style style:name="T463" style:family="text">
      <style:text-properties fo:font-weight="normal" officeooo:rsid="04f1c42d" style:font-weight-asian="normal" style:font-weight-complex="normal"/>
    </style:style>
    <style:style style:name="T464" style:family="text">
      <style:text-properties fo:font-weight="normal" officeooo:rsid="04f0bfd5" style:font-weight-asian="normal" style:font-weight-complex="normal"/>
    </style:style>
    <style:style style:name="T465" style:family="text">
      <style:text-properties fo:font-weight="normal" officeooo:rsid="05319739" style:font-weight-asian="normal" style:font-weight-complex="normal"/>
    </style:style>
    <style:style style:name="T466" style:family="text">
      <style:text-properties fo:font-weight="normal" officeooo:rsid="05604a7a" style:font-weight-asian="normal" style:font-weight-complex="normal"/>
    </style:style>
    <style:style style:name="T467" style:family="text">
      <style:text-properties fo:font-weight="normal" officeooo:rsid="0560f59c" style:font-weight-asian="normal" style:font-weight-complex="normal"/>
    </style:style>
    <style:style style:name="T468" style:family="text">
      <style:text-properties fo:font-weight="normal" officeooo:rsid="0569d9ca" style:font-weight-asian="normal" style:font-weight-complex="normal"/>
    </style:style>
    <style:style style:name="T469" style:family="text">
      <style:text-properties fo:font-weight="normal" officeooo:rsid="056aa2db" style:font-weight-asian="normal" style:font-weight-complex="normal"/>
    </style:style>
    <style:style style:name="T470" style:family="text">
      <style:text-properties fo:font-weight="normal" officeooo:rsid="0573ee33" style:font-weight-asian="normal" style:font-weight-complex="normal"/>
    </style:style>
    <style:style style:name="T471" style:family="text">
      <style:text-properties fo:font-weight="normal" officeooo:rsid="0577776f" style:font-weight-asian="normal" style:font-weight-complex="normal"/>
    </style:style>
    <style:style style:name="T472" style:family="text">
      <style:text-properties fo:font-weight="normal" officeooo:rsid="0580d52a" style:font-weight-asian="normal" style:font-weight-complex="normal"/>
    </style:style>
    <style:style style:name="T473" style:family="text">
      <style:text-properties fo:font-weight="normal" officeooo:rsid="058bbc5e" style:font-weight-asian="normal" style:font-weight-complex="normal"/>
    </style:style>
    <style:style style:name="T474" style:family="text">
      <style:text-properties fo:font-weight="normal" officeooo:rsid="060fe20f" style:font-weight-asian="normal" style:font-weight-complex="normal"/>
    </style:style>
    <style:style style:name="T475" style:family="text">
      <style:text-properties fo:font-weight="normal" officeooo:rsid="065f9c0e" style:font-weight-asian="normal" style:font-weight-complex="normal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officeooo:rsid="00256ecc" style:font-style-asian="italic" style:font-style-complex="italic"/>
    </style:style>
    <style:style style:name="T478" style:family="text">
      <style:text-properties fo:font-style="italic" officeooo:rsid="006c1d47" style:font-style-asian="italic" style:font-style-complex="italic"/>
    </style:style>
    <style:style style:name="T479" style:family="text">
      <style:text-properties fo:font-style="italic" officeooo:rsid="00e09913" style:font-style-asian="italic" style:font-style-complex="italic"/>
    </style:style>
    <style:style style:name="T480" style:family="text">
      <style:text-properties fo:font-style="italic" officeooo:rsid="005b5cd3" style:font-style-asian="italic" style:font-style-complex="italic"/>
    </style:style>
    <style:style style:name="T481" style:family="text">
      <style:text-properties fo:font-style="italic" officeooo:rsid="0034ed8b" style:font-style-asian="italic" style:font-style-complex="italic"/>
    </style:style>
    <style:style style:name="T482" style:family="text">
      <style:text-properties fo:font-style="italic" officeooo:rsid="00367935" style:font-style-asian="italic" style:font-style-complex="italic"/>
    </style:style>
    <style:style style:name="T483" style:family="text">
      <style:text-properties fo:font-style="italic" officeooo:rsid="003b4e50" style:font-style-asian="italic" style:font-style-complex="italic"/>
    </style:style>
    <style:style style:name="T484" style:family="text">
      <style:text-properties fo:font-style="italic" officeooo:rsid="01758a0f" style:font-style-asian="italic" style:font-style-complex="italic"/>
    </style:style>
    <style:style style:name="T485" style:family="text">
      <style:text-properties fo:font-style="italic" officeooo:rsid="0080477a" style:font-style-asian="italic" style:font-style-complex="italic"/>
    </style:style>
    <style:style style:name="T486" style:family="text">
      <style:text-properties fo:font-style="italic" officeooo:rsid="01113d34" style:font-style-asian="italic" style:font-style-complex="italic"/>
    </style:style>
    <style:style style:name="T487" style:family="text">
      <style:text-properties fo:font-style="italic" officeooo:rsid="018c0d5b" style:font-style-asian="italic" style:font-style-complex="italic"/>
    </style:style>
    <style:style style:name="T488" style:family="text">
      <style:text-properties fo:font-style="italic" officeooo:rsid="01c64853" style:font-style-asian="italic" style:font-style-complex="italic"/>
    </style:style>
    <style:style style:name="T489" style:family="text">
      <style:text-properties fo:font-style="italic" officeooo:rsid="01d9cd4e" style:font-style-asian="italic" style:font-style-complex="italic"/>
    </style:style>
    <style:style style:name="T490" style:family="text">
      <style:text-properties fo:font-style="italic" officeooo:rsid="01dc67de" style:font-style-asian="italic" style:font-style-complex="italic"/>
    </style:style>
    <style:style style:name="T491" style:family="text">
      <style:text-properties fo:font-style="italic" officeooo:rsid="01ec8e18" style:font-style-asian="italic" style:font-style-complex="italic"/>
    </style:style>
    <style:style style:name="T492" style:family="text">
      <style:text-properties fo:font-style="italic" officeooo:rsid="019e70b3" style:font-style-asian="italic" style:font-style-complex="italic"/>
    </style:style>
    <style:style style:name="T493" style:family="text">
      <style:text-properties fo:font-style="italic" officeooo:rsid="02685e01" style:font-style-asian="italic" style:font-style-complex="italic"/>
    </style:style>
    <style:style style:name="T494" style:family="text">
      <style:text-properties fo:font-style="italic" officeooo:rsid="026b5506" style:font-style-asian="italic" style:font-style-complex="italic"/>
    </style:style>
    <style:style style:name="T495" style:family="text">
      <style:text-properties fo:font-style="italic" officeooo:rsid="0288fb00" style:font-style-asian="italic" style:font-style-complex="italic"/>
    </style:style>
    <style:style style:name="T496" style:family="text">
      <style:text-properties fo:font-style="italic" officeooo:rsid="02ccc8f6" style:font-style-asian="italic" style:font-style-complex="italic"/>
    </style:style>
    <style:style style:name="T497" style:family="text">
      <style:text-properties fo:font-style="italic" officeooo:rsid="0069ae25" style:font-style-asian="italic" style:font-style-complex="italic"/>
    </style:style>
    <style:style style:name="T498" style:family="text">
      <style:text-properties fo:font-style="italic" officeooo:rsid="0022c018" style:font-style-asian="italic" style:font-style-complex="italic"/>
    </style:style>
    <style:style style:name="T499" style:family="text">
      <style:text-properties fo:font-style="italic" officeooo:rsid="02efc49c" style:font-style-asian="italic" style:font-style-complex="italic"/>
    </style:style>
    <style:style style:name="T500" style:family="text">
      <style:text-properties fo:font-style="italic" officeooo:rsid="02ec089f" style:font-style-asian="italic" style:font-style-complex="italic"/>
    </style:style>
    <style:style style:name="T501" style:family="text">
      <style:text-properties fo:font-style="italic" officeooo:rsid="032c4fdc" style:font-style-asian="italic" style:font-style-complex="italic"/>
    </style:style>
    <style:style style:name="T502" style:family="text">
      <style:text-properties fo:font-style="italic" officeooo:rsid="0335ea2c" style:font-style-asian="italic" style:font-style-complex="italic"/>
    </style:style>
    <style:style style:name="T503" style:family="text">
      <style:text-properties fo:font-style="italic" officeooo:rsid="0346a444" style:font-style-asian="italic" style:font-style-complex="italic"/>
    </style:style>
    <style:style style:name="T504" style:family="text">
      <style:text-properties fo:font-style="italic" officeooo:rsid="03a24854" style:font-style-asian="italic" style:font-style-complex="italic"/>
    </style:style>
    <style:style style:name="T505" style:family="text">
      <style:text-properties fo:font-style="italic" officeooo:rsid="03804bbd" style:font-style-asian="italic" style:font-style-complex="italic"/>
    </style:style>
    <style:style style:name="T506" style:family="text">
      <style:text-properties fo:font-style="italic" officeooo:rsid="03aaef44" style:font-style-asian="italic" style:font-style-complex="italic"/>
    </style:style>
    <style:style style:name="T507" style:family="text">
      <style:text-properties fo:font-style="italic" officeooo:rsid="04a57ad8" style:font-style-asian="italic" style:font-style-complex="italic"/>
    </style:style>
    <style:style style:name="T508" style:family="text">
      <style:text-properties fo:font-style="italic" officeooo:rsid="04ba1b39" style:font-style-asian="italic" style:font-style-complex="italic"/>
    </style:style>
    <style:style style:name="T509" style:family="text">
      <style:text-properties fo:font-style="italic" officeooo:rsid="04a08898" style:font-style-asian="italic" style:font-style-complex="italic"/>
    </style:style>
    <style:style style:name="T510" style:family="text">
      <style:text-properties fo:font-style="italic" officeooo:rsid="051c4636" style:font-style-asian="italic" style:font-style-complex="italic"/>
    </style:style>
    <style:style style:name="T511" style:family="text">
      <style:text-properties fo:font-style="italic" officeooo:rsid="064d9acd" style:font-style-asian="italic" style:font-style-complex="italic"/>
    </style:style>
    <style:style style:name="T512" style:family="text">
      <style:text-properties fo:font-style="italic" officeooo:rsid="063fe71c" style:font-style-asian="italic" style:font-style-complex="italic"/>
    </style:style>
    <style:style style:name="T513" style:family="text">
      <style:text-properties fo:font-style="italic" officeooo:rsid="065a8b52" style:font-style-asian="italic" style:font-style-complex="italic"/>
    </style:style>
    <style:style style:name="T514" style:family="text">
      <style:text-properties fo:font-style="italic" officeooo:rsid="065bcfd1" style:font-style-asian="italic" style:font-style-complex="italic"/>
    </style:style>
    <style:style style:name="T515" style:family="text">
      <style:text-properties fo:font-style="italic" officeooo:rsid="065cd408" style:font-style-asian="italic" style:font-style-complex="italic"/>
    </style:style>
    <style:style style:name="T516" style:family="text">
      <style:text-properties fo:font-style="italic" officeooo:rsid="06130d41" style:font-style-asian="italic" style:font-style-complex="italic"/>
    </style:style>
    <style:style style:name="T517" style:family="text">
      <style:text-properties fo:font-style="italic" officeooo:rsid="0615b752" style:font-style-asian="italic" style:font-style-complex="italic"/>
    </style:style>
    <style:style style:name="T518" style:family="text">
      <style:text-properties fo:font-style="italic" officeooo:rsid="06191840" style:font-style-asian="italic" style:font-style-complex="italic"/>
    </style:style>
    <style:style style:name="T519" style:family="text">
      <style:text-properties fo:font-style="italic" officeooo:rsid="067e3ef2" style:font-style-asian="italic" style:font-style-complex="italic"/>
    </style:style>
    <style:style style:name="T520" style:family="text">
      <style:text-properties fo:font-style="italic" officeooo:rsid="063d933e" style:font-style-asian="italic" style:font-style-complex="italic"/>
    </style:style>
    <style:style style:name="T521" style:family="text">
      <style:text-properties fo:font-style="italic" officeooo:rsid="063bda54" style:font-style-asian="italic" style:font-style-complex="italic"/>
    </style:style>
    <style:style style:name="T522" style:family="text">
      <style:text-properties fo:font-style="italic" officeooo:rsid="069000b5" style:font-style-asian="italic" style:font-style-complex="italic"/>
    </style:style>
    <style:style style:name="T523" style:family="text">
      <style:text-properties fo:font-style="italic" officeooo:rsid="06909dfa" style:font-style-asian="italic" style:font-style-complex="italic"/>
    </style:style>
    <style:style style:name="T524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2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26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2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2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2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3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3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3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3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3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3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3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3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3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3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40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41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42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43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44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45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46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47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48" style:family="text">
      <style:text-properties fo:font-style="italic" style:text-underline-style="none" style:font-style-asian="italic" style:font-style-complex="italic"/>
    </style:style>
    <style:style style:name="T549" style:family="text">
      <style:text-properties fo:font-style="italic" style:text-underline-style="none" officeooo:rsid="00baae4f" style:font-style-asian="italic" style:font-style-complex="italic"/>
    </style:style>
    <style:style style:name="T550" style:family="text">
      <style:text-properties fo:font-style="italic" style:text-underline-style="none" officeooo:rsid="00d708a6" style:font-style-asian="italic" style:font-style-complex="italic"/>
    </style:style>
    <style:style style:name="T551" style:family="text">
      <style:text-properties fo:font-style="italic" style:text-underline-style="none" officeooo:rsid="00beb82f" style:font-style-asian="italic" style:font-style-complex="italic"/>
    </style:style>
    <style:style style:name="T552" style:family="text">
      <style:text-properties fo:font-style="italic" style:text-underline-style="none" officeooo:rsid="00d9c9e4" style:font-style-asian="italic" style:font-style-complex="italic"/>
    </style:style>
    <style:style style:name="T553" style:family="text">
      <style:text-properties fo:font-style="italic" style:text-underline-style="none" officeooo:rsid="00f55bb2" style:font-style-asian="italic" style:font-style-complex="italic"/>
    </style:style>
    <style:style style:name="T554" style:family="text">
      <style:text-properties fo:font-style="italic" style:text-underline-style="none" officeooo:rsid="00f74e17" style:font-style-asian="italic" style:font-style-complex="italic"/>
    </style:style>
    <style:style style:name="T555" style:family="text">
      <style:text-properties fo:font-style="italic" style:text-underline-style="none" officeooo:rsid="00fde6f2" style:font-style-asian="italic" style:font-style-complex="italic"/>
    </style:style>
    <style:style style:name="T556" style:family="text">
      <style:text-properties fo:font-style="italic" style:text-underline-style="none" officeooo:rsid="0130fd48" style:font-style-asian="italic" style:font-style-complex="italic"/>
    </style:style>
    <style:style style:name="T557" style:family="text">
      <style:text-properties fo:font-style="italic" style:text-underline-style="none" officeooo:rsid="013401b3" style:font-style-asian="italic" style:font-style-complex="italic"/>
    </style:style>
    <style:style style:name="T558" style:family="text">
      <style:text-properties fo:font-style="italic" style:text-underline-style="none" officeooo:rsid="013f3c54" style:font-style-asian="italic" style:font-style-complex="italic"/>
    </style:style>
    <style:style style:name="T559" style:family="text">
      <style:text-properties fo:font-style="italic" style:text-underline-style="none" officeooo:rsid="00bfa17d" style:font-style-asian="italic" style:font-style-complex="italic"/>
    </style:style>
    <style:style style:name="T560" style:family="text">
      <style:text-properties fo:font-style="italic" style:text-underline-style="none" officeooo:rsid="02a94de9" style:font-style-asian="italic" style:font-style-complex="italic"/>
    </style:style>
    <style:style style:name="T561" style:family="text">
      <style:text-properties fo:font-style="italic" style:text-underline-style="none" officeooo:rsid="00bbbf73" style:font-style-asian="italic" style:font-style-complex="italic"/>
    </style:style>
    <style:style style:name="T562" style:family="text">
      <style:text-properties fo:font-style="italic" style:text-underline-style="none" officeooo:rsid="00a639f7" style:font-style-asian="italic" style:font-style-complex="italic"/>
    </style:style>
    <style:style style:name="T563" style:family="text">
      <style:text-properties fo:font-style="italic" style:text-underline-style="none" officeooo:rsid="00bd11a0" style:font-style-asian="italic" style:font-style-complex="italic"/>
    </style:style>
    <style:style style:name="T5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3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33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34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35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7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38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39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40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41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42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43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44" style:family="text">
      <style:text-properties officeooo:rsid="00205d85"/>
    </style:style>
    <style:style style:name="T645" style:family="text">
      <style:text-properties officeooo:rsid="0027fcfd"/>
    </style:style>
    <style:style style:name="T646" style:family="text">
      <style:text-properties officeooo:rsid="0029525d"/>
    </style:style>
    <style:style style:name="T647" style:family="text">
      <style:text-properties officeooo:rsid="0034ed8b"/>
    </style:style>
    <style:style style:name="T648" style:family="text">
      <style:text-properties officeooo:rsid="00367935"/>
    </style:style>
    <style:style style:name="T649" style:family="text">
      <style:text-properties officeooo:rsid="00398ddf"/>
    </style:style>
    <style:style style:name="T650" style:family="text">
      <style:text-properties officeooo:rsid="003b4e50"/>
    </style:style>
    <style:style style:name="T65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52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53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54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55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56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57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58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59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60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61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62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63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64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65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66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67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68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69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70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71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72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73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74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75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76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77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78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79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80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81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82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83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84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685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686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687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688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689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90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91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92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93" style:family="text">
      <style:text-properties fo:font-style="normal" style:text-underline-style="none" style:font-style-asian="normal" style:font-style-complex="normal"/>
    </style:style>
    <style:style style:name="T694" style:family="text">
      <style:text-properties fo:font-style="normal" style:text-underline-style="none" officeooo:rsid="00a8a4b1" style:font-style-asian="normal" style:font-style-complex="normal"/>
    </style:style>
    <style:style style:name="T695" style:family="text">
      <style:text-properties fo:font-style="normal" style:text-underline-style="none" officeooo:rsid="00ba4170" style:font-style-asian="normal" style:font-style-complex="normal"/>
    </style:style>
    <style:style style:name="T696" style:family="text">
      <style:text-properties fo:font-style="normal" style:text-underline-style="none" officeooo:rsid="00b1e303" style:font-style-asian="normal" style:font-style-complex="normal"/>
    </style:style>
    <style:style style:name="T697" style:family="text">
      <style:text-properties fo:font-style="normal" style:text-underline-style="none" officeooo:rsid="00baae4f" style:font-style-asian="normal" style:font-style-complex="normal"/>
    </style:style>
    <style:style style:name="T698" style:family="text">
      <style:text-properties fo:font-style="normal" style:text-underline-style="none" officeooo:rsid="00bbbf73" style:font-style-asian="normal" style:font-style-complex="normal"/>
    </style:style>
    <style:style style:name="T699" style:family="text">
      <style:text-properties fo:font-style="normal" style:text-underline-style="none" officeooo:rsid="00be4749" style:font-style-asian="normal" style:font-style-complex="normal"/>
    </style:style>
    <style:style style:name="T700" style:family="text">
      <style:text-properties fo:font-style="normal" style:text-underline-style="none" officeooo:rsid="00d139a0" style:font-style-asian="normal" style:font-style-complex="normal"/>
    </style:style>
    <style:style style:name="T701" style:family="text">
      <style:text-properties fo:font-style="normal" style:text-underline-style="none" officeooo:rsid="00d1487d" style:font-style-asian="normal" style:font-style-complex="normal"/>
    </style:style>
    <style:style style:name="T702" style:family="text">
      <style:text-properties fo:font-style="normal" style:text-underline-style="none" officeooo:rsid="00d2fc06" style:font-style-asian="normal" style:font-style-complex="normal"/>
    </style:style>
    <style:style style:name="T703" style:family="text">
      <style:text-properties fo:font-style="normal" style:text-underline-style="none" officeooo:rsid="00d40111" style:font-style-asian="normal" style:font-style-complex="normal"/>
    </style:style>
    <style:style style:name="T704" style:family="text">
      <style:text-properties fo:font-style="normal" style:text-underline-style="none" officeooo:rsid="00d4c5ce" style:font-style-asian="normal" style:font-style-complex="normal"/>
    </style:style>
    <style:style style:name="T705" style:family="text">
      <style:text-properties fo:font-style="normal" style:text-underline-style="none" officeooo:rsid="00d708a6" style:font-style-asian="normal" style:font-style-complex="normal"/>
    </style:style>
    <style:style style:name="T706" style:family="text">
      <style:text-properties fo:font-style="normal" style:text-underline-style="none" officeooo:rsid="00d77d7d" style:font-style-asian="normal" style:font-style-complex="normal"/>
    </style:style>
    <style:style style:name="T707" style:family="text">
      <style:text-properties fo:font-style="normal" style:text-underline-style="none" officeooo:rsid="00d83381" style:font-style-asian="normal" style:font-style-complex="normal"/>
    </style:style>
    <style:style style:name="T708" style:family="text">
      <style:text-properties fo:font-style="normal" style:text-underline-style="none" officeooo:rsid="00d75809" style:font-style-asian="normal" style:font-style-complex="normal"/>
    </style:style>
    <style:style style:name="T709" style:family="text">
      <style:text-properties fo:font-style="normal" style:text-underline-style="none" officeooo:rsid="00dd6c8d" style:font-style-asian="normal" style:font-style-complex="normal"/>
    </style:style>
    <style:style style:name="T710" style:family="text">
      <style:text-properties fo:font-style="normal" style:text-underline-style="none" officeooo:rsid="00dedcd7" style:font-style-asian="normal" style:font-style-complex="normal"/>
    </style:style>
    <style:style style:name="T711" style:family="text">
      <style:text-properties fo:font-style="normal" style:text-underline-style="none" officeooo:rsid="00beb82f" style:font-style-asian="normal" style:font-style-complex="normal"/>
    </style:style>
    <style:style style:name="T712" style:family="text">
      <style:text-properties fo:font-style="normal" style:text-underline-style="none" officeooo:rsid="00e4290b" style:font-style-asian="normal" style:font-style-complex="normal"/>
    </style:style>
    <style:style style:name="T713" style:family="text">
      <style:text-properties fo:font-style="normal" style:text-underline-style="none" officeooo:rsid="00eb50e0" style:font-style-asian="normal" style:font-style-complex="normal"/>
    </style:style>
    <style:style style:name="T714" style:family="text">
      <style:text-properties fo:font-style="normal" style:text-underline-style="none" officeooo:rsid="00d9c9e4" style:font-style-asian="normal" style:font-style-complex="normal"/>
    </style:style>
    <style:style style:name="T715" style:family="text">
      <style:text-properties fo:font-style="normal" style:text-underline-style="none" officeooo:rsid="00ec1e8c" style:font-style-asian="normal" style:font-style-complex="normal"/>
    </style:style>
    <style:style style:name="T716" style:family="text">
      <style:text-properties fo:font-style="normal" style:text-underline-style="none" officeooo:rsid="00f0f7f8" style:font-style-asian="normal" style:font-style-complex="normal"/>
    </style:style>
    <style:style style:name="T717" style:family="text">
      <style:text-properties fo:font-style="normal" style:text-underline-style="none" officeooo:rsid="00f2503e" style:font-style-asian="normal" style:font-style-complex="normal"/>
    </style:style>
    <style:style style:name="T718" style:family="text">
      <style:text-properties fo:font-style="normal" style:text-underline-style="none" officeooo:rsid="00f5260b" style:font-style-asian="normal" style:font-style-complex="normal"/>
    </style:style>
    <style:style style:name="T719" style:family="text">
      <style:text-properties fo:font-style="normal" style:text-underline-style="none" officeooo:rsid="00f55bb2" style:font-style-asian="normal" style:font-style-complex="normal"/>
    </style:style>
    <style:style style:name="T720" style:family="text">
      <style:text-properties fo:font-style="normal" style:text-underline-style="none" officeooo:rsid="00f74e17" style:font-style-asian="normal" style:font-style-complex="normal"/>
    </style:style>
    <style:style style:name="T721" style:family="text">
      <style:text-properties fo:font-style="normal" style:text-underline-style="none" officeooo:rsid="00fbef0d" style:font-style-asian="normal" style:font-style-complex="normal"/>
    </style:style>
    <style:style style:name="T722" style:family="text">
      <style:text-properties fo:font-style="normal" style:text-underline-style="none" officeooo:rsid="00fde6f2" style:font-style-asian="normal" style:font-style-complex="normal"/>
    </style:style>
    <style:style style:name="T723" style:family="text">
      <style:text-properties fo:font-style="normal" style:text-underline-style="none" officeooo:rsid="010185dc" style:font-style-asian="normal" style:font-style-complex="normal"/>
    </style:style>
    <style:style style:name="T724" style:family="text">
      <style:text-properties fo:font-style="normal" style:text-underline-style="none" officeooo:rsid="0103be48" style:font-style-asian="normal" style:font-style-complex="normal"/>
    </style:style>
    <style:style style:name="T725" style:family="text">
      <style:text-properties fo:font-style="normal" style:text-underline-style="none" officeooo:rsid="010c486e" style:font-style-asian="normal" style:font-style-complex="normal"/>
    </style:style>
    <style:style style:name="T726" style:family="text">
      <style:text-properties fo:font-style="normal" style:text-underline-style="none" officeooo:rsid="010db770" style:font-style-asian="normal" style:font-style-complex="normal"/>
    </style:style>
    <style:style style:name="T727" style:family="text">
      <style:text-properties fo:font-style="normal" style:text-underline-style="none" officeooo:rsid="011cabfd" style:font-style-asian="normal" style:font-style-complex="normal"/>
    </style:style>
    <style:style style:name="T728" style:family="text">
      <style:text-properties fo:font-style="normal" style:text-underline-style="none" officeooo:rsid="011d9595" style:font-style-asian="normal" style:font-style-complex="normal"/>
    </style:style>
    <style:style style:name="T729" style:family="text">
      <style:text-properties fo:font-style="normal" style:text-underline-style="none" officeooo:rsid="011fc384" style:font-style-asian="normal" style:font-style-complex="normal"/>
    </style:style>
    <style:style style:name="T730" style:family="text">
      <style:text-properties fo:font-style="normal" style:text-underline-style="none" officeooo:rsid="012dfde8" style:font-style-asian="normal" style:font-style-complex="normal"/>
    </style:style>
    <style:style style:name="T731" style:family="text">
      <style:text-properties fo:font-style="normal" style:text-underline-style="none" officeooo:rsid="0130fd48" style:font-style-asian="normal" style:font-style-complex="normal"/>
    </style:style>
    <style:style style:name="T732" style:family="text">
      <style:text-properties fo:font-style="normal" style:text-underline-style="none" officeooo:rsid="013282b3" style:font-style-asian="normal" style:font-style-complex="normal"/>
    </style:style>
    <style:style style:name="T733" style:family="text">
      <style:text-properties fo:font-style="normal" style:text-underline-style="none" officeooo:rsid="013401b3" style:font-style-asian="normal" style:font-style-complex="normal"/>
    </style:style>
    <style:style style:name="T734" style:family="text">
      <style:text-properties fo:font-style="normal" style:text-underline-style="none" officeooo:rsid="013a8584" style:font-style-asian="normal" style:font-style-complex="normal"/>
    </style:style>
    <style:style style:name="T735" style:family="text">
      <style:text-properties fo:font-style="normal" style:text-underline-style="none" officeooo:rsid="013f3c54" style:font-style-asian="normal" style:font-style-complex="normal"/>
    </style:style>
    <style:style style:name="T736" style:family="text">
      <style:text-properties fo:font-style="normal" style:text-underline-style="none" officeooo:rsid="013e347a" style:font-style-asian="normal" style:font-style-complex="normal"/>
    </style:style>
    <style:style style:name="T737" style:family="text">
      <style:text-properties fo:font-style="normal" style:text-underline-style="none" officeooo:rsid="01408f03" style:font-style-asian="normal" style:font-style-complex="normal"/>
    </style:style>
    <style:style style:name="T738" style:family="text">
      <style:text-properties fo:font-style="normal" style:text-underline-style="none" officeooo:rsid="013cc971" style:font-style-asian="normal" style:font-style-complex="normal"/>
    </style:style>
    <style:style style:name="T739" style:family="text">
      <style:text-properties fo:font-style="normal" style:text-underline-style="none" officeooo:rsid="0150aafa" style:font-style-asian="normal" style:font-style-complex="normal"/>
    </style:style>
    <style:style style:name="T740" style:family="text">
      <style:text-properties fo:font-style="normal" style:text-underline-style="none" officeooo:rsid="0152f194" style:font-style-asian="normal" style:font-style-complex="normal"/>
    </style:style>
    <style:style style:name="T741" style:family="text">
      <style:text-properties fo:font-style="normal" style:text-underline-style="none" officeooo:rsid="0157e2d4" style:font-style-asian="normal" style:font-style-complex="normal"/>
    </style:style>
    <style:style style:name="T742" style:family="text">
      <style:text-properties fo:font-style="normal" style:text-underline-style="none" officeooo:rsid="015c452a" style:font-style-asian="normal" style:font-style-complex="normal"/>
    </style:style>
    <style:style style:name="T743" style:family="text">
      <style:text-properties fo:font-style="normal" style:text-underline-style="none" officeooo:rsid="0176ee1b" style:font-style-asian="normal" style:font-style-complex="normal"/>
    </style:style>
    <style:style style:name="T744" style:family="text">
      <style:text-properties fo:font-style="normal" style:text-underline-style="none" officeooo:rsid="02b807dc" style:font-style-asian="normal" style:font-style-complex="normal"/>
    </style:style>
    <style:style style:name="T745" style:family="text">
      <style:text-properties fo:font-style="normal" style:text-underline-style="none" officeooo:rsid="00bd11a0" style:font-style-asian="normal" style:font-style-complex="normal"/>
    </style:style>
    <style:style style:name="T746" style:family="text">
      <style:text-properties fo:font-style="normal" style:text-underline-style="none" officeooo:rsid="02edc963" style:font-style-asian="normal" style:font-style-complex="normal"/>
    </style:style>
    <style:style style:name="T747" style:family="text">
      <style:text-properties fo:font-style="normal" style:font-style-asian="normal" style:font-style-complex="normal"/>
    </style:style>
    <style:style style:name="T748" style:family="text">
      <style:text-properties fo:font-style="normal" officeooo:rsid="00524926" style:font-style-asian="normal" style:font-style-complex="normal"/>
    </style:style>
    <style:style style:name="T749" style:family="text">
      <style:text-properties fo:font-style="normal" officeooo:rsid="0033fbdf" style:font-style-asian="normal" style:font-style-complex="normal"/>
    </style:style>
    <style:style style:name="T750" style:family="text">
      <style:text-properties fo:font-style="normal" officeooo:rsid="0034ed8b" style:font-style-asian="normal" style:font-style-complex="normal"/>
    </style:style>
    <style:style style:name="T751" style:family="text">
      <style:text-properties fo:font-style="normal" officeooo:rsid="0052a33a" style:font-style-asian="normal" style:font-style-complex="normal"/>
    </style:style>
    <style:style style:name="T752" style:family="text">
      <style:text-properties fo:font-style="normal" officeooo:rsid="0092f82d" style:font-style-asian="normal" style:font-style-complex="normal"/>
    </style:style>
    <style:style style:name="T753" style:family="text">
      <style:text-properties fo:font-style="normal" officeooo:rsid="00c6421c" style:font-style-asian="normal" style:font-style-complex="normal"/>
    </style:style>
    <style:style style:name="T754" style:family="text">
      <style:text-properties fo:font-style="normal" officeooo:rsid="00cc5bce" style:font-style-asian="normal" style:font-style-complex="normal"/>
    </style:style>
    <style:style style:name="T755" style:family="text">
      <style:text-properties fo:font-style="normal" officeooo:rsid="0106c767" style:font-style-asian="normal" style:font-style-complex="normal"/>
    </style:style>
    <style:style style:name="T756" style:family="text">
      <style:text-properties fo:font-style="normal" officeooo:rsid="0164a6ee" style:font-style-asian="normal" style:font-style-complex="normal"/>
    </style:style>
    <style:style style:name="T757" style:family="text">
      <style:text-properties fo:font-style="normal" officeooo:rsid="0168d8d5" style:font-style-asian="normal" style:font-style-complex="normal"/>
    </style:style>
    <style:style style:name="T758" style:family="text">
      <style:text-properties fo:font-style="normal" officeooo:rsid="0179221f" style:font-style-asian="normal" style:font-style-complex="normal"/>
    </style:style>
    <style:style style:name="T759" style:family="text">
      <style:text-properties fo:font-style="normal" officeooo:rsid="017941db" style:font-style-asian="normal" style:font-style-complex="normal"/>
    </style:style>
    <style:style style:name="T760" style:family="text">
      <style:text-properties fo:font-style="normal" officeooo:rsid="017a7161" style:font-style-asian="normal" style:font-style-complex="normal"/>
    </style:style>
    <style:style style:name="T761" style:family="text">
      <style:text-properties fo:font-style="normal" officeooo:rsid="0288fb00" style:font-style-asian="normal" style:font-style-complex="normal"/>
    </style:style>
    <style:style style:name="T762" style:family="text">
      <style:text-properties fo:font-style="normal" officeooo:rsid="02f2e947" style:font-style-asian="normal" style:font-style-complex="normal"/>
    </style:style>
    <style:style style:name="T763" style:family="text">
      <style:text-properties fo:font-style="normal" officeooo:rsid="02edc963" style:font-style-asian="normal" style:font-style-complex="normal"/>
    </style:style>
    <style:style style:name="T764" style:family="text">
      <style:text-properties fo:font-style="normal" officeooo:rsid="03355d74" style:font-style-asian="normal" style:font-style-complex="normal"/>
    </style:style>
    <style:style style:name="T765" style:family="text">
      <style:text-properties fo:font-style="normal" officeooo:rsid="0335ea2c" style:font-style-asian="normal" style:font-style-complex="normal"/>
    </style:style>
    <style:style style:name="T766" style:family="text">
      <style:text-properties fo:font-style="normal" officeooo:rsid="0346a444" style:font-style-asian="normal" style:font-style-complex="normal"/>
    </style:style>
    <style:style style:name="T767" style:family="text">
      <style:text-properties fo:font-style="normal" officeooo:rsid="0347bb43" style:font-style-asian="normal" style:font-style-complex="normal"/>
    </style:style>
    <style:style style:name="T768" style:family="text">
      <style:text-properties fo:font-style="normal" officeooo:rsid="03343ce6" style:font-style-asian="normal" style:font-style-complex="normal"/>
    </style:style>
    <style:style style:name="T769" style:family="text">
      <style:text-properties fo:font-style="normal" officeooo:rsid="034dbe4d" style:font-style-asian="normal" style:font-style-complex="normal"/>
    </style:style>
    <style:style style:name="T770" style:family="text">
      <style:text-properties fo:font-style="normal" officeooo:rsid="034f33b6" style:font-style-asian="normal" style:font-style-complex="normal"/>
    </style:style>
    <style:style style:name="T771" style:family="text">
      <style:text-properties fo:font-style="normal" officeooo:rsid="035051aa" style:font-style-asian="normal" style:font-style-complex="normal"/>
    </style:style>
    <style:style style:name="T772" style:family="text">
      <style:text-properties fo:font-style="normal" officeooo:rsid="035de550" style:font-style-asian="normal" style:font-style-complex="normal"/>
    </style:style>
    <style:style style:name="T773" style:family="text">
      <style:text-properties fo:font-style="normal" officeooo:rsid="0364e15d" style:font-style-asian="normal" style:font-style-complex="normal"/>
    </style:style>
    <style:style style:name="T774" style:family="text">
      <style:text-properties fo:font-style="normal" officeooo:rsid="033e56cf" style:font-style-asian="normal" style:font-style-complex="normal"/>
    </style:style>
    <style:style style:name="T775" style:family="text">
      <style:text-properties fo:font-style="normal" officeooo:rsid="0367f8e1" style:font-style-asian="normal" style:font-style-complex="normal"/>
    </style:style>
    <style:style style:name="T776" style:family="text">
      <style:text-properties fo:font-style="normal" officeooo:rsid="0369854f" style:font-style-asian="normal" style:font-style-complex="normal"/>
    </style:style>
    <style:style style:name="T777" style:family="text">
      <style:text-properties fo:font-style="normal" officeooo:rsid="040ce935" style:font-style-asian="normal" style:font-style-complex="normal"/>
    </style:style>
    <style:style style:name="T778" style:family="text">
      <style:text-properties fo:font-style="normal" officeooo:rsid="040ea9fd" style:font-style-asian="normal" style:font-style-complex="normal"/>
    </style:style>
    <style:style style:name="T779" style:family="text">
      <style:text-properties fo:font-style="normal" officeooo:rsid="041e6a3e" style:font-style-asian="normal" style:font-style-complex="normal"/>
    </style:style>
    <style:style style:name="T780" style:family="text">
      <style:text-properties fo:font-style="normal" officeooo:rsid="04a8203c" style:font-style-asian="normal" style:font-style-complex="normal"/>
    </style:style>
    <style:style style:name="T781" style:family="text">
      <style:text-properties fo:font-style="normal" officeooo:rsid="04b80b14" style:font-style-asian="normal" style:font-style-complex="normal"/>
    </style:style>
    <style:style style:name="T782" style:family="text">
      <style:text-properties fo:font-style="normal" officeooo:rsid="060fe20f" style:font-style-asian="normal" style:font-style-complex="normal"/>
    </style:style>
    <style:style style:name="T783" style:family="text">
      <style:text-properties fo:font-style="normal" officeooo:rsid="06125c09" style:font-style-asian="normal" style:font-style-complex="normal"/>
    </style:style>
    <style:style style:name="T784" style:family="text">
      <style:text-properties fo:font-style="normal" officeooo:rsid="06130d41" style:font-style-asian="normal" style:font-style-complex="normal"/>
    </style:style>
    <style:style style:name="T785" style:family="text">
      <style:text-properties fo:font-style="normal" officeooo:rsid="0613692a" style:font-style-asian="normal" style:font-style-complex="normal"/>
    </style:style>
    <style:style style:name="T786" style:family="text">
      <style:text-properties fo:font-style="normal" officeooo:rsid="06148669" style:font-style-asian="normal" style:font-style-complex="normal"/>
    </style:style>
    <style:style style:name="T787" style:family="text">
      <style:text-properties fo:font-style="normal" officeooo:rsid="0615b752" style:font-style-asian="normal" style:font-style-complex="normal"/>
    </style:style>
    <style:style style:name="T788" style:family="text">
      <style:text-properties fo:font-style="normal" officeooo:rsid="06191840" style:font-style-asian="normal" style:font-style-complex="normal"/>
    </style:style>
    <style:style style:name="T789" style:family="text">
      <style:text-properties fo:font-style="normal" officeooo:rsid="06196acd" style:font-style-asian="normal" style:font-style-complex="normal"/>
    </style:style>
    <style:style style:name="T790" style:family="text">
      <style:text-properties fo:font-style="normal" officeooo:rsid="0622a520" style:font-style-asian="normal" style:font-style-complex="normal"/>
    </style:style>
    <style:style style:name="T791" style:family="text">
      <style:text-properties fo:font-style="normal" officeooo:rsid="062535ed" style:font-style-asian="normal" style:font-style-complex="normal"/>
    </style:style>
    <style:style style:name="T792" style:family="text">
      <style:text-properties fo:font-style="normal" officeooo:rsid="06257b22" style:font-style-asian="normal" style:font-style-complex="normal"/>
    </style:style>
    <style:style style:name="T793" style:family="text">
      <style:text-properties fo:font-style="normal" officeooo:rsid="0626dd8c" style:font-style-asian="normal" style:font-style-complex="normal"/>
    </style:style>
    <style:style style:name="T794" style:family="text">
      <style:text-properties fo:font-style="normal" officeooo:rsid="06289f09" style:font-style-asian="normal" style:font-style-complex="normal"/>
    </style:style>
    <style:style style:name="T795" style:family="text">
      <style:text-properties fo:font-style="normal" officeooo:rsid="062ba32e" style:font-style-asian="normal" style:font-style-complex="normal"/>
    </style:style>
    <style:style style:name="T796" style:family="text">
      <style:text-properties fo:font-style="normal" officeooo:rsid="065a8b52" style:font-style-asian="normal" style:font-style-complex="normal"/>
    </style:style>
    <style:style style:name="T797" style:family="text">
      <style:text-properties fo:font-style="normal" officeooo:rsid="065d401a" style:font-style-asian="normal" style:font-style-complex="normal"/>
    </style:style>
    <style:style style:name="T798" style:family="text">
      <style:text-properties fo:font-style="normal" officeooo:rsid="065d9833" style:font-style-asian="normal" style:font-style-complex="normal"/>
    </style:style>
    <style:style style:name="T799" style:family="text">
      <style:text-properties fo:font-style="normal" officeooo:rsid="065e446d" style:font-style-asian="normal" style:font-style-complex="normal"/>
    </style:style>
    <style:style style:name="T800" style:family="text">
      <style:text-properties fo:font-style="normal" officeooo:rsid="0663741c" style:font-style-asian="normal" style:font-style-complex="normal"/>
    </style:style>
    <style:style style:name="T801" style:family="text">
      <style:text-properties fo:font-style="normal" officeooo:rsid="0663a1c9" style:font-style-asian="normal" style:font-style-complex="normal"/>
    </style:style>
    <style:style style:name="T802" style:family="text">
      <style:text-properties fo:font-style="normal" officeooo:rsid="06665ce0" style:font-style-asian="normal" style:font-style-complex="normal"/>
    </style:style>
    <style:style style:name="T803" style:family="text">
      <style:text-properties fo:font-style="normal" officeooo:rsid="067c6895" style:font-style-asian="normal" style:font-style-complex="normal"/>
    </style:style>
    <style:style style:name="T804" style:family="text">
      <style:text-properties fo:font-style="normal" officeooo:rsid="0682b523" style:font-style-asian="normal" style:font-style-complex="normal"/>
    </style:style>
    <style:style style:name="T805" style:family="text">
      <style:text-properties fo:font-style="normal" officeooo:rsid="06176dd5" style:font-style-asian="normal" style:font-style-complex="normal"/>
    </style:style>
    <style:style style:name="T806" style:family="text">
      <style:text-properties fo:font-style="normal" officeooo:rsid="0686a51e" style:font-style-asian="normal" style:font-style-complex="normal"/>
    </style:style>
    <style:style style:name="T807" style:family="text">
      <style:text-properties fo:font-style="normal" officeooo:rsid="06886957" style:font-style-asian="normal" style:font-style-complex="normal"/>
    </style:style>
    <style:style style:name="T808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809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810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811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66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67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68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69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70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71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72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73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74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75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76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77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78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79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80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81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82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83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84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85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86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87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88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89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90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91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92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93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94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95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96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97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98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99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900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901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902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903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904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956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957" style:family="text">
      <style:text-properties officeooo:rsid="004d4d0b"/>
    </style:style>
    <style:style style:name="T958" style:family="text">
      <style:text-properties officeooo:rsid="0013268f"/>
    </style:style>
    <style:style style:name="T959" style:family="text">
      <style:text-properties officeooo:rsid="004f4350"/>
    </style:style>
    <style:style style:name="T960" style:family="text">
      <style:text-properties officeooo:rsid="00501b3c"/>
    </style:style>
    <style:style style:name="T961" style:family="text">
      <style:text-properties officeooo:rsid="00147dd9"/>
    </style:style>
    <style:style style:name="T962" style:family="text">
      <style:text-properties officeooo:rsid="005521a3"/>
    </style:style>
    <style:style style:name="T963" style:family="text">
      <style:text-properties fo:font-weight="bold" style:font-weight-asian="bold" style:font-weight-complex="bold"/>
    </style:style>
    <style:style style:name="T964" style:family="text">
      <style:text-properties fo:font-weight="bold" officeooo:rsid="005f7223" style:font-weight-asian="bold" style:font-weight-complex="bold"/>
    </style:style>
    <style:style style:name="T965" style:family="text">
      <style:text-properties fo:font-weight="bold" officeooo:rsid="01871851" style:font-weight-asian="bold" style:font-weight-complex="bold"/>
    </style:style>
    <style:style style:name="T966" style:family="text">
      <style:text-properties fo:font-weight="bold" officeooo:rsid="02070606" style:font-weight-asian="bold" style:font-weight-complex="bold"/>
    </style:style>
    <style:style style:name="T967" style:family="text">
      <style:text-properties fo:font-weight="bold" officeooo:rsid="0206e857" style:font-weight-asian="bold" style:font-weight-complex="bold"/>
    </style:style>
    <style:style style:name="T968" style:family="text">
      <style:text-properties fo:font-weight="bold" officeooo:rsid="03153caa" style:font-weight-asian="bold" style:font-weight-complex="bold"/>
    </style:style>
    <style:style style:name="T969" style:family="text">
      <style:text-properties fo:font-weight="bold" officeooo:rsid="03429aa5" style:font-weight-asian="bold" style:font-weight-complex="bold"/>
    </style:style>
    <style:style style:name="T970" style:family="text">
      <style:text-properties fo:font-weight="bold" officeooo:rsid="0356cf1b" style:font-weight-asian="bold" style:font-weight-complex="bold"/>
    </style:style>
    <style:style style:name="T971" style:family="text">
      <style:text-properties fo:font-weight="bold" officeooo:rsid="03c34d65" style:font-weight-asian="bold" style:font-weight-complex="bold"/>
    </style:style>
    <style:style style:name="T972" style:family="text">
      <style:text-properties fo:font-weight="bold" officeooo:rsid="03c39617" style:font-weight-asian="bold" style:font-weight-complex="bold"/>
    </style:style>
    <style:style style:name="T973" style:family="text">
      <style:text-properties fo:font-weight="bold" officeooo:rsid="03c44ca6" style:font-weight-asian="bold" style:font-weight-complex="bold"/>
    </style:style>
    <style:style style:name="T974" style:family="text">
      <style:text-properties fo:font-weight="bold" officeooo:rsid="03ea64bf" style:font-weight-asian="bold" style:font-weight-complex="bold"/>
    </style:style>
    <style:style style:name="T975" style:family="text">
      <style:text-properties fo:font-weight="bold" officeooo:rsid="03f8c064" style:font-weight-asian="bold" style:font-weight-complex="bold"/>
    </style:style>
    <style:style style:name="T976" style:family="text">
      <style:text-properties fo:font-weight="bold" officeooo:rsid="0411d16e" style:font-weight-asian="bold" style:font-weight-complex="bold"/>
    </style:style>
    <style:style style:name="T977" style:family="text">
      <style:text-properties fo:font-weight="bold" officeooo:rsid="048fe3f8" style:font-weight-asian="bold" style:font-weight-complex="bold"/>
    </style:style>
    <style:style style:name="T978" style:family="text">
      <style:text-properties fo:font-weight="bold" officeooo:rsid="048ffd4a" style:font-weight-asian="bold" style:font-weight-complex="bold"/>
    </style:style>
    <style:style style:name="T979" style:family="text">
      <style:text-properties fo:font-weight="bold" officeooo:rsid="04a08898" style:font-weight-asian="bold" style:font-weight-complex="bold"/>
    </style:style>
    <style:style style:name="T980" style:family="text">
      <style:text-properties fo:font-weight="bold" officeooo:rsid="063d933e" style:font-weight-asian="bold" style:font-weight-complex="bold"/>
    </style:style>
    <style:style style:name="T981" style:family="text">
      <style:text-properties fo:font-weight="bold" officeooo:rsid="065f9c0e" style:font-weight-asian="bold" style:font-weight-complex="bold"/>
    </style:style>
    <style:style style:name="T982" style:family="text">
      <style:text-properties officeooo:rsid="005b5f51"/>
    </style:style>
    <style:style style:name="T983" style:family="text">
      <style:text-properties officeooo:rsid="005d12fa"/>
    </style:style>
    <style:style style:name="T984" style:family="text">
      <style:text-properties officeooo:rsid="005f7223"/>
    </style:style>
    <style:style style:name="T985" style:family="text">
      <style:text-properties style:text-underline-style="none"/>
    </style:style>
    <style:style style:name="T986" style:family="text">
      <style:text-properties style:text-underline-style="none" fo:font-weight="normal" style:font-weight-asian="normal" style:font-weight-complex="normal"/>
    </style:style>
    <style:style style:name="T987" style:family="text">
      <style:text-properties style:text-underline-style="none" fo:font-weight="normal" officeooo:rsid="00721e09" style:font-weight-asian="normal" style:font-weight-complex="normal"/>
    </style:style>
    <style:style style:name="T988" style:family="text">
      <style:text-properties style:text-underline-style="none" fo:font-weight="normal" officeooo:rsid="00722a19" style:font-weight-asian="normal" style:font-weight-complex="normal"/>
    </style:style>
    <style:style style:name="T989" style:family="text">
      <style:text-properties style:text-underline-style="none" fo:font-weight="normal" officeooo:rsid="006a9ead" style:font-weight-asian="normal" style:font-weight-complex="normal"/>
    </style:style>
    <style:style style:name="T990" style:family="text">
      <style:text-properties style:text-underline-style="none" fo:font-weight="normal" officeooo:rsid="00a639f7" style:font-weight-asian="normal" style:font-weight-complex="normal"/>
    </style:style>
    <style:style style:name="T991" style:family="text">
      <style:text-properties style:text-underline-style="none" fo:font-weight="normal" officeooo:rsid="00a69bec" style:font-weight-asian="normal" style:font-weight-complex="normal"/>
    </style:style>
    <style:style style:name="T992" style:family="text">
      <style:text-properties style:text-underline-style="none" fo:font-weight="normal" officeooo:rsid="009e29ef" style:font-weight-asian="normal" style:font-weight-complex="normal"/>
    </style:style>
    <style:style style:name="T993" style:family="text">
      <style:text-properties style:text-underline-style="none" fo:font-weight="normal" officeooo:rsid="00a75993" style:font-weight-asian="normal" style:font-weight-complex="normal"/>
    </style:style>
    <style:style style:name="T994" style:family="text">
      <style:text-properties style:text-underline-style="none" fo:font-weight="normal" officeooo:rsid="00e7b674" style:font-weight-asian="normal" style:font-weight-complex="normal"/>
    </style:style>
    <style:style style:name="T995" style:family="text">
      <style:text-properties style:text-underline-style="none" fo:font-weight="normal" officeooo:rsid="0123bb39" style:font-weight-asian="normal" style:font-weight-complex="normal"/>
    </style:style>
    <style:style style:name="T996" style:family="text">
      <style:text-properties style:text-underline-style="none" fo:font-weight="normal" officeooo:rsid="02e59398" style:font-weight-asian="normal" style:font-weight-complex="normal"/>
    </style:style>
    <style:style style:name="T997" style:family="text">
      <style:text-properties style:text-underline-style="none" fo:font-weight="normal" officeooo:rsid="0043121f" style:font-weight-asian="normal" style:font-weight-complex="normal"/>
    </style:style>
    <style:style style:name="T998" style:family="text">
      <style:text-properties style:text-underline-style="none" fo:font-weight="normal" officeooo:rsid="04329278" style:font-weight-asian="normal" style:font-weight-complex="normal"/>
    </style:style>
    <style:style style:name="T999" style:family="text">
      <style:text-properties style:text-underline-style="none" fo:font-weight="bold" style:font-weight-asian="bold" style:font-weight-complex="bold"/>
    </style:style>
    <style:style style:name="T1000" style:family="text">
      <style:text-properties style:text-underline-style="none" fo:font-weight="bold" officeooo:rsid="00a75993" style:font-weight-asian="bold" style:font-weight-complex="bold"/>
    </style:style>
    <style:style style:name="T1001" style:family="text">
      <style:text-properties style:text-underline-style="none" fo:font-weight="bold" officeooo:rsid="013013d9" style:font-weight-asian="bold" style:font-weight-complex="bold"/>
    </style:style>
    <style:style style:name="T1002" style:family="text">
      <style:text-properties style:text-underline-style="none" fo:font-weight="bold" officeooo:rsid="01408f03" style:font-weight-asian="bold" style:font-weight-complex="bold"/>
    </style:style>
    <style:style style:name="T1003" style:family="text">
      <style:text-properties style:text-underline-style="none" officeooo:rsid="00bbbf73"/>
    </style:style>
    <style:style style:name="T1004" style:family="text">
      <style:text-properties style:text-underline-style="none" officeooo:rsid="00d40111"/>
    </style:style>
    <style:style style:name="T1005" style:family="text">
      <style:text-properties style:text-underline-style="none" officeooo:rsid="00d708a6"/>
    </style:style>
    <style:style style:name="T1006" style:family="text">
      <style:text-properties style:text-underline-style="none" officeooo:rsid="00d5826a"/>
    </style:style>
    <style:style style:name="T1007" style:family="text">
      <style:text-properties style:text-underline-style="none" officeooo:rsid="00d9c9e4"/>
    </style:style>
    <style:style style:name="T1008" style:family="text">
      <style:text-properties style:text-underline-style="none" officeooo:rsid="00ec1e8c"/>
    </style:style>
    <style:style style:name="T1009" style:family="text">
      <style:text-properties style:text-underline-style="none" officeooo:rsid="00fde6f2"/>
    </style:style>
    <style:style style:name="T1010" style:family="text">
      <style:text-properties style:text-underline-style="none" officeooo:rsid="013013d9"/>
    </style:style>
    <style:style style:name="T1011" style:family="text">
      <style:text-properties style:text-underline-style="none" officeooo:rsid="0137af9f"/>
    </style:style>
    <style:style style:name="T1012" style:family="text">
      <style:text-properties style:text-underline-style="none" officeooo:rsid="013282b3"/>
    </style:style>
    <style:style style:name="T1013" style:family="text">
      <style:text-properties style:text-underline-style="none" officeooo:rsid="01408f03"/>
    </style:style>
    <style:style style:name="T1014" style:family="text">
      <style:text-properties style:text-underline-style="none" officeooo:rsid="01416cb6"/>
    </style:style>
    <style:style style:name="T1015" style:family="text">
      <style:text-properties style:text-underline-style="none" officeooo:rsid="01435f2a"/>
    </style:style>
    <style:style style:name="T1016" style:family="text">
      <style:text-properties style:text-underline-style="none" officeooo:rsid="015f15fe"/>
    </style:style>
    <style:style style:name="T1017" style:family="text">
      <style:text-properties officeooo:rsid="00722a19"/>
    </style:style>
    <style:style style:name="T1018" style:family="text">
      <style:text-properties officeooo:rsid="0082538a"/>
    </style:style>
    <style:style style:name="T1019" style:family="text">
      <style:text-properties officeooo:rsid="008a06de"/>
    </style:style>
    <style:style style:name="T1020" style:family="text">
      <style:text-properties officeooo:rsid="00937b11"/>
    </style:style>
    <style:style style:name="T1021" style:family="text">
      <style:text-properties officeooo:rsid="0093b191"/>
    </style:style>
    <style:style style:name="T1022" style:family="text">
      <style:text-properties officeooo:rsid="00b502cc"/>
    </style:style>
    <style:style style:name="T1023" style:family="text">
      <style:text-properties officeooo:rsid="00ba4170"/>
    </style:style>
    <style:style style:name="T1024" style:family="text">
      <style:text-properties officeooo:rsid="00bbbf73"/>
    </style:style>
    <style:style style:name="T1025" style:family="text">
      <style:text-properties officeooo:rsid="00bd3f9d"/>
    </style:style>
    <style:style style:name="T1026" style:family="text">
      <style:text-properties officeooo:rsid="00beb82f"/>
    </style:style>
    <style:style style:name="T1027" style:family="text">
      <style:text-properties officeooo:rsid="00c2a166"/>
    </style:style>
    <style:style style:name="T1028" style:family="text">
      <style:text-properties officeooo:rsid="00c7406f"/>
    </style:style>
    <style:style style:name="T1029" style:family="text">
      <style:text-properties officeooo:rsid="00c93592"/>
    </style:style>
    <style:style style:name="T1030" style:family="text">
      <style:text-properties officeooo:rsid="00d83381"/>
    </style:style>
    <style:style style:name="T1031" style:family="text">
      <style:text-properties officeooo:rsid="00e09913"/>
    </style:style>
    <style:style style:name="T1032" style:family="text">
      <style:text-properties officeooo:rsid="00ed9297"/>
    </style:style>
    <style:style style:name="T1033" style:family="text">
      <style:text-properties officeooo:rsid="00ef4875"/>
    </style:style>
    <style:style style:name="T1034" style:family="text">
      <style:text-properties officeooo:rsid="00f0f7f8"/>
    </style:style>
    <style:style style:name="T1035" style:family="text">
      <style:text-properties officeooo:rsid="00f5260b"/>
    </style:style>
    <style:style style:name="T1036" style:family="text">
      <style:text-properties officeooo:rsid="010185dc"/>
    </style:style>
    <style:style style:name="T1037" style:family="text">
      <style:text-properties officeooo:rsid="01095847"/>
    </style:style>
    <style:style style:name="T1038" style:family="text">
      <style:text-properties officeooo:rsid="010f422a"/>
    </style:style>
    <style:style style:name="T1039" style:family="text">
      <style:text-properties officeooo:rsid="01113d34"/>
    </style:style>
    <style:style style:name="T1040" style:family="text">
      <style:text-properties officeooo:rsid="011bd541"/>
    </style:style>
    <style:style style:name="T1041" style:family="text">
      <style:text-properties style:text-line-through-style="none" style:text-line-through-type="none"/>
    </style:style>
    <style:style style:name="T1042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043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044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045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046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047" style:family="text">
      <style:text-properties style:text-line-through-style="none" style:text-line-through-type="none" fo:font-style="italic" style:font-style-asian="italic" style:font-style-complex="italic"/>
    </style:style>
    <style:style style:name="T1048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049" style:family="text">
      <style:text-properties style:text-line-through-style="none" style:text-line-through-type="none" style:text-underline-style="none"/>
    </style:style>
    <style:style style:name="T1050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051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052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053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054" style:family="text">
      <style:text-properties style:text-line-through-style="none" style:text-line-through-type="none" officeooo:rsid="03d52c7f"/>
    </style:style>
    <style:style style:name="T1055" style:family="text">
      <style:text-properties style:text-line-through-style="none" style:text-line-through-type="none" officeooo:rsid="03ef2dc7"/>
    </style:style>
    <style:style style:name="T1056" style:family="text">
      <style:text-properties style:text-line-through-style="none" style:text-line-through-type="none" officeooo:rsid="03ec3a95"/>
    </style:style>
    <style:style style:name="T1057" style:family="text">
      <style:text-properties style:text-line-through-style="none" style:text-line-through-type="none" officeooo:rsid="03f0c84b"/>
    </style:style>
    <style:style style:name="T1058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059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060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061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062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063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064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065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066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067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068" style:family="text">
      <style:text-properties style:text-line-through-style="none" style:text-line-through-type="none" officeooo:rsid="044cd909"/>
    </style:style>
    <style:style style:name="T1069" style:family="text">
      <style:text-properties style:text-line-through-style="none" style:text-line-through-type="none" officeooo:rsid="0557f31f"/>
    </style:style>
    <style:style style:name="T1070" style:family="text">
      <style:text-properties style:text-line-through-style="none" style:text-line-through-type="none" officeooo:rsid="05a9b5b8"/>
    </style:style>
    <style:style style:name="T1071" style:family="text">
      <style:text-properties style:text-line-through-style="none" style:text-line-through-type="none" officeooo:rsid="05bb08e9"/>
    </style:style>
    <style:style style:name="T1072" style:family="text">
      <style:text-properties officeooo:rsid="0152f194"/>
    </style:style>
    <style:style style:name="T1073" style:family="text">
      <style:text-properties officeooo:rsid="016860b9"/>
    </style:style>
    <style:style style:name="T1074" style:family="text">
      <style:text-properties officeooo:rsid="01758a0f"/>
    </style:style>
    <style:style style:name="T1075" style:family="text">
      <style:text-properties officeooo:rsid="01871851"/>
    </style:style>
    <style:style style:name="T1076" style:family="text">
      <style:text-properties officeooo:rsid="0188ed42"/>
    </style:style>
    <style:style style:name="T1077" style:family="text">
      <style:text-properties officeooo:rsid="018c0d5b"/>
    </style:style>
    <style:style style:name="T1078" style:family="text">
      <style:text-properties officeooo:rsid="019479eb"/>
    </style:style>
    <style:style style:name="T1079" style:family="text">
      <style:text-properties officeooo:rsid="0198a2ea"/>
    </style:style>
    <style:style style:name="T1080" style:family="text">
      <style:text-properties officeooo:rsid="01c64853"/>
    </style:style>
    <style:style style:name="T1081" style:family="text">
      <style:text-properties officeooo:rsid="01d80854"/>
    </style:style>
    <style:style style:name="T1082" style:family="text">
      <style:text-properties officeooo:rsid="01d90cf6"/>
    </style:style>
    <style:style style:name="T1083" style:family="text">
      <style:text-properties officeooo:rsid="01d9cd4e"/>
    </style:style>
    <style:style style:name="T1084" style:family="text">
      <style:text-properties officeooo:rsid="01dc67de"/>
    </style:style>
    <style:style style:name="T1085" style:family="text">
      <style:text-properties officeooo:rsid="01df8731"/>
    </style:style>
    <style:style style:name="T1086" style:family="text">
      <style:text-properties officeooo:rsid="01e917c9"/>
    </style:style>
    <style:style style:name="T1087" style:family="text">
      <style:text-properties officeooo:rsid="01e5182b"/>
    </style:style>
    <style:style style:name="T1088" style:family="text">
      <style:text-properties officeooo:rsid="01e966ec"/>
    </style:style>
    <style:style style:name="T1089" style:family="text">
      <style:text-properties officeooo:rsid="01eb88a9"/>
    </style:style>
    <style:style style:name="T1090" style:family="text">
      <style:text-properties officeooo:rsid="01ec8e18"/>
    </style:style>
    <style:style style:name="T1091" style:family="text">
      <style:text-properties officeooo:rsid="01f79ca2"/>
    </style:style>
    <style:style style:name="T1092" style:family="text">
      <style:text-properties officeooo:rsid="01f9794d"/>
    </style:style>
    <style:style style:name="T1093" style:family="text">
      <style:text-properties officeooo:rsid="01fb1d79"/>
    </style:style>
    <style:style style:name="T1094" style:family="text">
      <style:text-properties officeooo:rsid="01fde08a"/>
    </style:style>
    <style:style style:name="T1095" style:family="text">
      <style:text-properties officeooo:rsid="0200b58e"/>
    </style:style>
    <style:style style:name="T1096" style:family="text">
      <style:text-properties officeooo:rsid="01c48a9e"/>
    </style:style>
    <style:style style:name="T1097" style:family="text">
      <style:text-properties officeooo:rsid="020294d1"/>
    </style:style>
    <style:style style:name="T1098" style:family="text">
      <style:text-properties officeooo:rsid="019e70b3"/>
    </style:style>
    <style:style style:name="T1099" style:family="text">
      <style:text-properties officeooo:rsid="020131ae"/>
    </style:style>
    <style:style style:name="T1100" style:family="text">
      <style:text-properties officeooo:rsid="01b08253"/>
    </style:style>
    <style:style style:name="T1101" style:family="text">
      <style:text-properties officeooo:rsid="01ffec25"/>
    </style:style>
    <style:style style:name="T1102" style:family="text">
      <style:text-properties officeooo:rsid="0212a48a"/>
    </style:style>
    <style:style style:name="T1103" style:family="text">
      <style:text-properties officeooo:rsid="021d76dd"/>
    </style:style>
    <style:style style:name="T1104" style:family="text">
      <style:text-properties officeooo:rsid="022053cd"/>
    </style:style>
    <style:style style:name="T1105" style:family="text">
      <style:text-properties officeooo:rsid="01e2b86d"/>
    </style:style>
    <style:style style:name="T1106" style:family="text">
      <style:text-properties officeooo:rsid="022dff2a"/>
    </style:style>
    <style:style style:name="T1107" style:family="text">
      <style:text-properties officeooo:rsid="02540cb9"/>
    </style:style>
    <style:style style:name="T1108" style:family="text">
      <style:text-properties officeooo:rsid="025798af"/>
    </style:style>
    <style:style style:name="T1109" style:family="text">
      <style:text-properties officeooo:rsid="0259f4ad"/>
    </style:style>
    <style:style style:name="T1110" style:family="text">
      <style:text-properties officeooo:rsid="025b11c7"/>
    </style:style>
    <style:style style:name="T1111" style:family="text">
      <style:text-properties officeooo:rsid="02685e01"/>
    </style:style>
    <style:style style:name="T1112" style:family="text">
      <style:text-properties officeooo:rsid="024d9b01"/>
    </style:style>
    <style:style style:name="T1113" style:family="text">
      <style:text-properties officeooo:rsid="026b5506"/>
    </style:style>
    <style:style style:name="T1114" style:family="text">
      <style:text-properties officeooo:rsid="02727518"/>
    </style:style>
    <style:style style:name="T1115" style:family="text">
      <style:text-properties officeooo:rsid="02743cef"/>
    </style:style>
    <style:style style:name="T1116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117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118" style:family="text">
      <style:text-properties officeooo:rsid="02abf8f2"/>
    </style:style>
    <style:style style:name="T1119" style:family="text">
      <style:text-properties officeooo:rsid="02ac7db0"/>
    </style:style>
    <style:style style:name="T1120" style:family="text">
      <style:text-properties officeooo:rsid="02b14a1d"/>
    </style:style>
    <style:style style:name="T1121" style:family="text">
      <style:text-properties officeooo:rsid="02b245f2"/>
    </style:style>
    <style:style style:name="T1122" style:family="text">
      <style:text-properties officeooo:rsid="004826c4"/>
    </style:style>
    <style:style style:name="T1123" style:family="text">
      <style:text-properties officeooo:rsid="02b807dc"/>
    </style:style>
    <style:style style:name="T1124" style:family="text">
      <style:text-properties officeooo:rsid="0063f3c5"/>
    </style:style>
    <style:style style:name="T1125" style:family="text">
      <style:text-properties officeooo:rsid="00c0d7c6"/>
    </style:style>
    <style:style style:name="T1126" style:family="text">
      <style:text-properties officeooo:rsid="02bfe198"/>
    </style:style>
    <style:style style:name="T1127" style:family="text">
      <style:text-properties officeooo:rsid="02ccc8f6"/>
    </style:style>
    <style:style style:name="T1128" style:family="text">
      <style:text-properties officeooo:rsid="02e142ec"/>
    </style:style>
    <style:style style:name="T1129" style:family="text">
      <style:text-properties officeooo:rsid="02ec089f"/>
    </style:style>
    <style:style style:name="T1130" style:family="text">
      <style:text-properties officeooo:rsid="008d7148"/>
    </style:style>
    <style:style style:name="T1131" style:family="text">
      <style:text-properties officeooo:rsid="0069ae25"/>
    </style:style>
    <style:style style:name="T1132" style:family="text">
      <style:text-properties officeooo:rsid="02edc963"/>
    </style:style>
    <style:style style:name="T1133" style:family="text">
      <style:text-properties officeooo:rsid="03049b98"/>
    </style:style>
    <style:style style:name="T1134" style:family="text">
      <style:text-properties officeooo:rsid="0304fd19"/>
    </style:style>
    <style:style style:name="T1135" style:family="text">
      <style:text-properties officeooo:rsid="030f0c9b"/>
    </style:style>
    <style:style style:name="T1136" style:family="text">
      <style:text-properties style:text-underline-style="solid" style:text-underline-width="auto" style:text-underline-color="font-color"/>
    </style:style>
    <style:style style:name="T1137" style:family="text">
      <style:text-properties style:text-underline-style="solid" style:text-underline-width="auto" style:text-underline-color="font-color" officeooo:rsid="030f0c9b"/>
    </style:style>
    <style:style style:name="T1138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139" style:family="text">
      <style:text-properties officeooo:rsid="0329fac1"/>
    </style:style>
    <style:style style:name="T1140" style:family="text">
      <style:text-properties officeooo:rsid="032c4fdc"/>
    </style:style>
    <style:style style:name="T1141" style:family="text">
      <style:text-properties officeooo:rsid="032e6032"/>
    </style:style>
    <style:style style:name="T1142" style:family="text">
      <style:text-properties officeooo:rsid="033f17a3"/>
    </style:style>
    <style:style style:name="T1143" style:family="text">
      <style:text-properties officeooo:rsid="03182d82"/>
    </style:style>
    <style:style style:name="T1144" style:family="text">
      <style:text-properties officeooo:rsid="03153caa"/>
    </style:style>
    <style:style style:name="T1145" style:family="text">
      <style:text-properties officeooo:rsid="03429aa5"/>
    </style:style>
    <style:style style:name="T1146" style:family="text">
      <style:text-properties officeooo:rsid="0346a444"/>
    </style:style>
    <style:style style:name="T1147" style:family="text">
      <style:text-properties officeooo:rsid="034adc9b"/>
    </style:style>
    <style:style style:name="T1148" style:family="text">
      <style:text-properties officeooo:rsid="034c7df6"/>
    </style:style>
    <style:style style:name="T1149" style:family="text">
      <style:text-properties officeooo:rsid="034f33b6"/>
    </style:style>
    <style:style style:name="T1150" style:family="text">
      <style:text-properties officeooo:rsid="034f5b13"/>
    </style:style>
    <style:style style:name="T1151" style:family="text">
      <style:text-properties officeooo:rsid="034f680a"/>
    </style:style>
    <style:style style:name="T1152" style:family="text">
      <style:text-properties officeooo:rsid="031fc4b1"/>
    </style:style>
    <style:style style:name="T1153" style:family="text">
      <style:text-properties officeooo:rsid="0354d22d"/>
    </style:style>
    <style:style style:name="T1154" style:family="text">
      <style:text-properties officeooo:rsid="0356cf1b"/>
    </style:style>
    <style:style style:name="T1155" style:family="text">
      <style:text-properties officeooo:rsid="035fe67f"/>
    </style:style>
    <style:style style:name="T1156" style:family="text">
      <style:text-properties officeooo:rsid="035ffaa8"/>
    </style:style>
    <style:style style:name="T1157" style:family="text">
      <style:text-properties officeooo:rsid="036197c0"/>
    </style:style>
    <style:style style:name="T1158" style:family="text">
      <style:text-properties officeooo:rsid="037541ab"/>
    </style:style>
    <style:style style:name="T1159" style:family="text">
      <style:text-properties officeooo:rsid="037607bd"/>
    </style:style>
    <style:style style:name="T1160" style:family="text">
      <style:text-properties officeooo:rsid="03804bbd"/>
    </style:style>
    <style:style style:name="T1161" style:family="text">
      <style:text-properties officeooo:rsid="03886cfc"/>
    </style:style>
    <style:style style:name="T1162" style:family="text">
      <style:text-properties officeooo:rsid="03a24854"/>
    </style:style>
    <style:style style:name="T1163" style:family="text">
      <style:text-properties officeooo:rsid="03a27e76"/>
    </style:style>
    <style:style style:name="T1164" style:family="text">
      <style:text-properties officeooo:rsid="03a4e520"/>
    </style:style>
    <style:style style:name="T1165" style:family="text">
      <style:text-properties officeooo:rsid="03778af6"/>
    </style:style>
    <style:style style:name="T1166" style:family="text">
      <style:text-properties officeooo:rsid="03aaef44"/>
    </style:style>
    <style:style style:name="T1167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168" style:family="text">
      <style:text-properties officeooo:rsid="03bf675e"/>
    </style:style>
    <style:style style:name="T1169" style:family="text">
      <style:text-properties officeooo:rsid="03c34d65"/>
    </style:style>
    <style:style style:name="T1170" style:family="text">
      <style:text-properties officeooo:rsid="03d26e6d"/>
    </style:style>
    <style:style style:name="T1171" style:family="text">
      <style:text-properties fo:color="#008000"/>
    </style:style>
    <style:style style:name="T1172" style:family="text">
      <style:text-properties fo:color="#008000" fo:font-style="italic" style:font-style-asian="italic" style:font-style-complex="italic"/>
    </style:style>
    <style:style style:name="T1173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174" style:family="text">
      <style:text-properties fo:color="#008000" officeooo:rsid="03153caa" fo:background-color="transparent" loext:char-shading-value="0"/>
    </style:style>
    <style:style style:name="T1175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176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177" style:family="text">
      <style:text-properties fo:color="#008000" officeooo:rsid="03429aa5"/>
    </style:style>
    <style:style style:name="T1178" style:family="text">
      <style:text-properties fo:color="#008000" officeooo:rsid="03886cfc"/>
    </style:style>
    <style:style style:name="T1179" style:family="text">
      <style:text-properties fo:color="#008000" officeooo:rsid="05d5c10e"/>
    </style:style>
    <style:style style:name="T1180" style:family="text">
      <style:text-properties fo:color="#008000" fo:font-weight="normal" officeooo:rsid="065f9c0e" style:font-weight-asian="normal" style:font-weight-complex="normal"/>
    </style:style>
    <style:style style:name="T1181" style:family="text">
      <style:text-properties officeooo:rsid="03e2358d"/>
    </style:style>
    <style:style style:name="T1182" style:family="text">
      <style:text-properties officeooo:rsid="03e6bad7"/>
    </style:style>
    <style:style style:name="T1183" style:family="text">
      <style:text-properties officeooo:rsid="03e718ea"/>
    </style:style>
    <style:style style:name="T1184" style:family="text">
      <style:text-properties officeooo:rsid="03e90de3"/>
    </style:style>
    <style:style style:name="T1185" style:family="text">
      <style:text-properties officeooo:rsid="0015f1ff"/>
    </style:style>
    <style:style style:name="T1186" style:family="text">
      <style:text-properties officeooo:rsid="03e93625"/>
    </style:style>
    <style:style style:name="T1187" style:family="text">
      <style:text-properties officeooo:rsid="0019f535"/>
    </style:style>
    <style:style style:name="T1188" style:family="text">
      <style:text-properties officeooo:rsid="03ec3a95"/>
    </style:style>
    <style:style style:name="T1189" style:family="text">
      <style:text-properties officeooo:rsid="03ed0846"/>
    </style:style>
    <style:style style:name="T1190" style:family="text">
      <style:text-properties officeooo:rsid="03ee7eb1"/>
    </style:style>
    <style:style style:name="T1191" style:family="text">
      <style:text-properties officeooo:rsid="03f0c84b"/>
    </style:style>
    <style:style style:name="T1192" style:family="text">
      <style:text-properties officeooo:rsid="03f27278"/>
    </style:style>
    <style:style style:name="T1193" style:family="text">
      <style:text-properties officeooo:rsid="03f7049e"/>
    </style:style>
    <style:style style:name="T1194" style:family="text">
      <style:text-properties officeooo:rsid="04045fb5"/>
    </style:style>
    <style:style style:name="T1195" style:family="text">
      <style:text-properties officeooo:rsid="0411d16e"/>
    </style:style>
    <style:style style:name="T1196" style:family="text">
      <style:text-properties officeooo:rsid="0437fd59"/>
    </style:style>
    <style:style style:name="T1197" style:family="text">
      <style:text-properties officeooo:rsid="043c6125"/>
    </style:style>
    <style:style style:name="T1198" style:family="text">
      <style:text-properties officeooo:rsid="045019c0"/>
    </style:style>
    <style:style style:name="T1199" style:family="text">
      <style:text-properties officeooo:rsid="0455d30c"/>
    </style:style>
    <style:style style:name="T1200" style:family="text">
      <style:text-properties officeooo:rsid="046a1124"/>
    </style:style>
    <style:style style:name="T1201" style:family="text">
      <style:text-properties officeooo:rsid="046a9d46"/>
    </style:style>
    <style:style style:name="T1202" style:family="text">
      <style:text-properties officeooo:rsid="046fb62d"/>
    </style:style>
    <style:style style:name="T1203" style:family="text">
      <style:text-properties officeooo:rsid="04719231"/>
    </style:style>
    <style:style style:name="T1204" style:family="text">
      <style:text-properties officeooo:rsid="040ce935"/>
    </style:style>
    <style:style style:name="T1205" style:family="text">
      <style:text-properties officeooo:rsid="048bee3c"/>
    </style:style>
    <style:style style:name="T1206" style:family="text">
      <style:text-properties officeooo:rsid="048df38c"/>
    </style:style>
    <style:style style:name="T1207" style:family="text">
      <style:text-properties officeooo:rsid="048ffd4a"/>
    </style:style>
    <style:style style:name="T1208" style:family="text">
      <style:text-properties officeooo:rsid="04915c32"/>
    </style:style>
    <style:style style:name="T1209" style:family="text">
      <style:text-properties officeooo:rsid="04a08898"/>
    </style:style>
    <style:style style:name="T1210" style:family="text">
      <style:text-properties officeooo:rsid="04a3c98b"/>
    </style:style>
    <style:style style:name="T1211" style:family="text">
      <style:text-properties officeooo:rsid="04a57ad8"/>
    </style:style>
    <style:style style:name="T1212" style:family="text">
      <style:text-properties officeooo:rsid="04a6595a"/>
    </style:style>
    <style:style style:name="T1213" style:family="text">
      <style:text-properties officeooo:rsid="04a6679a"/>
    </style:style>
    <style:style style:name="T1214" style:family="text">
      <style:text-properties officeooo:rsid="04bb11b5"/>
    </style:style>
    <style:style style:name="T1215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216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217" style:family="text">
      <style:text-properties officeooo:rsid="04bc7059"/>
    </style:style>
    <style:style style:name="T1218" style:family="text">
      <style:text-properties officeooo:rsid="04c36d3f"/>
    </style:style>
    <style:style style:name="T1219" style:family="text">
      <style:text-properties officeooo:rsid="04c627f1"/>
    </style:style>
    <style:style style:name="T1220" style:family="text">
      <style:text-properties officeooo:rsid="04cce5bf"/>
    </style:style>
    <style:style style:name="T1221" style:family="text">
      <style:text-properties officeooo:rsid="04cfcb47"/>
    </style:style>
    <style:style style:name="T1222" style:family="text">
      <style:text-properties officeooo:rsid="04e24210"/>
    </style:style>
    <style:style style:name="T1223" style:family="text">
      <style:text-properties officeooo:rsid="04ec533d"/>
    </style:style>
    <style:style style:name="T1224" style:family="text">
      <style:text-properties officeooo:rsid="04ed871b"/>
    </style:style>
    <style:style style:name="T1225" style:family="text">
      <style:text-properties officeooo:rsid="0508fe4c"/>
    </style:style>
    <style:style style:name="T1226" style:family="text">
      <style:text-properties officeooo:rsid="05115d8e"/>
    </style:style>
    <style:style style:name="T1227" style:family="text">
      <style:text-properties officeooo:rsid="051c4636"/>
    </style:style>
    <style:style style:name="T1228" style:family="text">
      <style:text-properties officeooo:rsid="0524ab2e"/>
    </style:style>
    <style:style style:name="T1229" style:family="text">
      <style:text-properties officeooo:rsid="05250d74"/>
    </style:style>
    <style:style style:name="T1230" style:family="text">
      <style:text-properties officeooo:rsid="052672fc"/>
    </style:style>
    <style:style style:name="T1231" style:family="text">
      <style:text-properties officeooo:rsid="0540f4db"/>
    </style:style>
    <style:style style:name="T1232" style:family="text">
      <style:text-properties officeooo:rsid="057b1a47"/>
    </style:style>
    <style:style style:name="T1233" style:family="text">
      <style:text-properties officeooo:rsid="057cbee6"/>
    </style:style>
    <style:style style:name="T1234" style:family="text">
      <style:text-properties officeooo:rsid="057e9023"/>
    </style:style>
    <style:style style:name="T1235" style:family="text">
      <style:text-properties officeooo:rsid="0585d555"/>
    </style:style>
    <style:style style:name="T1236" style:family="text">
      <style:text-properties officeooo:rsid="058a5955"/>
    </style:style>
    <style:style style:name="T1237" style:family="text">
      <style:text-properties officeooo:rsid="058bbc5e"/>
    </style:style>
    <style:style style:name="T1238" style:family="text">
      <style:text-properties officeooo:rsid="059df9ef"/>
    </style:style>
    <style:style style:name="T1239" style:family="text">
      <style:text-properties officeooo:rsid="05bc64d7"/>
    </style:style>
    <style:style style:name="T1240" style:family="text">
      <style:text-properties officeooo:rsid="05c413ac"/>
    </style:style>
    <style:style style:name="T1241" style:family="text">
      <style:text-properties officeooo:rsid="05ce73f5"/>
    </style:style>
    <style:style style:name="T1242" style:family="text">
      <style:text-properties officeooo:rsid="05d0a118"/>
    </style:style>
    <style:style style:name="T1243" style:family="text">
      <style:text-properties officeooo:rsid="05f3e7ac"/>
    </style:style>
    <style:style style:name="T1244" style:family="text">
      <style:text-properties officeooo:rsid="06063862"/>
    </style:style>
    <style:style style:name="T1245" style:family="text">
      <style:text-properties officeooo:rsid="0620bdc2"/>
    </style:style>
    <style:style style:name="T1246" style:family="text">
      <style:text-properties officeooo:rsid="06257b22"/>
    </style:style>
    <style:style style:name="T1247" style:family="text">
      <style:text-properties officeooo:rsid="0626dd8c"/>
    </style:style>
    <style:style style:name="T1248" style:family="text">
      <style:text-properties officeooo:rsid="062f0400"/>
    </style:style>
    <style:style style:name="T1249" style:family="text">
      <style:text-properties officeooo:rsid="0630fb9a"/>
    </style:style>
    <style:style style:name="T1250" style:family="text">
      <style:text-properties officeooo:rsid="06321a8e"/>
    </style:style>
    <style:style style:name="T1251" style:family="text">
      <style:text-properties officeooo:rsid="063d933e"/>
    </style:style>
    <style:style style:name="T1252" style:family="text">
      <style:text-properties officeooo:rsid="063fe71c"/>
    </style:style>
    <style:style style:name="T1253" style:family="text">
      <style:text-properties officeooo:rsid="06408df0"/>
    </style:style>
    <style:style style:name="T1254" style:family="text">
      <style:text-properties officeooo:rsid="06423390"/>
    </style:style>
    <style:style style:name="T1255" style:family="text">
      <style:text-properties officeooo:rsid="06440517"/>
    </style:style>
    <style:style style:name="T1256" style:family="text">
      <style:text-properties officeooo:rsid="0650c02a"/>
    </style:style>
    <style:style style:name="T1257" style:family="text">
      <style:text-properties officeooo:rsid="0652812f"/>
    </style:style>
    <style:style style:name="T1258" style:family="text">
      <style:text-properties officeooo:rsid="0655290f"/>
    </style:style>
    <style:style style:name="T1259" style:family="text">
      <style:text-properties officeooo:rsid="065a8b52"/>
    </style:style>
    <style:style style:name="T1260" style:family="text">
      <style:text-properties officeooo:rsid="065bcfd1"/>
    </style:style>
    <style:style style:name="T1261" style:family="text">
      <style:text-properties officeooo:rsid="066f3d61"/>
    </style:style>
    <style:style style:name="T1262" style:family="text">
      <style:text-properties officeooo:rsid="067106c6"/>
    </style:style>
    <style:style style:name="T1263" style:family="text">
      <style:text-properties officeooo:rsid="067e3ef2"/>
    </style:style>
    <style:style style:name="T1264" style:family="text">
      <style:text-properties officeooo:rsid="0680c4d5"/>
    </style:style>
    <style:style style:name="T1265" style:family="text">
      <style:text-properties officeooo:rsid="0686a51e"/>
    </style:style>
    <style:style style:name="T1266" style:family="text">
      <style:text-properties officeooo:rsid="068e23f8"/>
    </style:style>
    <style:style style:name="T1267" style:family="text">
      <style:text-properties officeooo:rsid="068f8cfb"/>
    </style:style>
    <style:style style:name="T1268" style:family="text">
      <style:text-properties officeooo:rsid="063bda54"/>
    </style:style>
    <style:style style:name="T1269" style:family="text">
      <style:text-properties officeooo:rsid="06921f63"/>
    </style:style>
    <style:style style:name="T1270" style:family="text">
      <style:text-properties officeooo:rsid="069290ce"/>
    </style:style>
    <style:style style:name="T1271" style:family="text">
      <style:text-properties officeooo:rsid="069322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7"><text:span text:style-name="T962">А</text:span>нглийско<text:span text:style-name="T962">е</text:span> предложени<text:span text:style-name="T962">е</text:span></text:p>
      <text:p text:style-name="P1268"/>
      <text:p text:style-name="P661"><text:span text:style-name="T958">Слова </text:span><text:span text:style-name="T959">в предложении </text:span><text:span text:style-name="T958">делятся на </text:span><text:span text:style-name="T1037">две</text:span><text:span text:style-name="T958"> смысловые группы:</text:span></text:p>
      <text:list xml:id="list3572363057" text:style-name="L1">
        <text:list-item>
          <text:p text:style-name="P1408"><text:span text:style-name="T958">главные члены предложения — подлежащее и сказуемое </text:span><text:span text:style-name="T1158">(</text:span><text:span text:style-name="T1186">основа</text:span><text:span text:style-name="T1158"> предложения)</text:span><text:span text:style-name="T958">;</text:span></text:p>
        </text:list-item>
        <text:list-item>
          <text:p text:style-name="P1409">второстепенные члены предложения — определение, дополнение и обстоятельтсво.</text:p>
        </text:list-item>
      </text:list>
      <text:p text:style-name="P226"/>
      <text:p text:style-name="P1264">Подлежащее — эт<text:span text:style-name="T1074">о</text:span> автор действия (существительное).</text:p>
      <text:p text:style-name="P1023">Сказуемое — это действие совершенное автором (глагол).</text:p>
      <text:p text:style-name="P225"/>
      <text:p text:style-name="P1265"><text:span text:style-name="T1185">Дополнение — это то, на </text:span><text:span text:style-name="T1184">кого </text:span><text:span text:style-name="T1186">или на что</text:span><text:span text:style-name="T1185"> направлено действие. </text:span><text:span text:style-name="T1186">В</text:span><text:span text:style-name="T1185">ыражено существительным, </text:span>перед которым может <text:span text:style-name="T1186">быть</text:span> предлог или глаголом <text:span text:style-name="T1186">с</text:span> частиц<text:span text:style-name="T1186">ей</text:span> <text:span text:style-name="T476">to</text:span><text:span text:style-name="T657">. </text:span>Обычно стоит <text:span text:style-name="T1170">во второй половине предложения, после </text:span><text:span text:style-name="T1186">сказуемого</text:span><text:span text:style-name="T1170">.</text:span></text:p>
      <text:p text:style-name="P225"/>
      <text:p text:style-name="P1266">Обстоятельство — это слово или группа слов, отвечающая на вопросы: как? когда? </text:p>
      <text:p text:style-name="P1265"><text:span text:style-name="T1187">каким образом? </text:span><text:span text:style-name="T1186">О</text:span><text:span text:style-name="T1187">бозначает: время, место, способ или причину действия.</text:span></text:p>
      <text:p text:style-name="P225"/>
      <text:p text:style-name="P657"><text:span text:style-name="T961">В английском </text:span><text:span text:style-name="T962">языке</text:span><text:span text:style-name="T961"> не бывает предложений без подлежащего и сказуемого.</text:span></text:p>
      <text:p text:style-name="P1024">Исключение составляют разговорные фразы: <text:span text:style-name="T476">nice to meet you</text:span><text:span text:style-name="T495">, come here, have fun </text:span><text:span text:style-name="T761">и пр</text:span><text:span text:style-name="T747">.</text:span></text:p>
      <text:p text:style-name="P1"/>
      <text:p text:style-name="P227"><text:span text:style-name="T1027">Порядок слов в у</text:span>тведрдительны<text:span text:style-name="T1027">х</text:span> и отрицательны<text:span text:style-name="T1027">х</text:span> предложения<text:span text:style-name="T1027">х</text:span>:</text:p>
      <text:list xml:id="list1424978619" text:style-name="L2">
        <text:list-item>
          <text:p text:style-name="P1410"><text:span text:style-name="T14">подлежащее</text:span><text:span text:style-name="T1">;</text:span></text:p>
        </text:list-item>
        <text:list-item>
          <text:p text:style-name="P1410"><text:span text:style-name="T24">сказуемое</text:span><text:span text:style-name="T2">;</text:span></text:p>
        </text:list-item>
        <text:list-item>
          <text:p text:style-name="P1411"><text:span text:style-name="T1171">дополнение</text:span>;</text:p>
        </text:list-item>
        <text:list-item>
          <text:p text:style-name="P1411"><text:span text:style-name="T10">обстоятельство</text:span>.</text:p>
        </text:list-item>
      </text:list>
      <text:p text:style-name="P22"/>
      <text:p text:style-name="P23"><text:span text:style-name="T13">We</text:span> <text:span text:style-name="T23">do</text:span> <text:span text:style-name="T1171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23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171">their work</text:span> <text:span text:style-name="T10">in time</text:span> — <text:span text:style-name="T22">Они не закончили работу вовремя.</text:span></text:p>
      <text:p text:style-name="P24"><text:span text:style-name="T13">I</text:span> <text:span text:style-name="T3">will</text:span><text:span text:style-name="T23"> give</text:span> <text:span text:style-name="T1171">you money</text:span> — Я дам тебе деньги.</text:p>
      <text:p text:style-name="P22"/>
      <text:p text:style-name="P238"><text:span text:style-name="T1027">Порядок слов в в</text:span>опросительны<text:span text:style-name="T1027">х</text:span> предложения<text:span text:style-name="T1027">х</text:span>:</text:p>
      <text:list xml:id="list2214165813" text:style-name="L3">
        <text:list-item>
          <text:p text:style-name="P1450"><text:span text:style-name="T38">вопросительное слово</text:span>;</text:p>
        </text:list-item>
        <text:list-item>
          <text:p text:style-name="P1450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450"><text:span text:style-name="T13">подлежащее</text:span>;</text:p>
        </text:list-item>
        <text:list-item>
          <text:p text:style-name="P1450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450"><text:span text:style-name="T8">дополнение</text:span>;</text:p>
        </text:list-item>
        <text:list-item>
          <text:p text:style-name="P1450"><text:span text:style-name="T10">обстоятельство</text:span>.</text:p>
        </text:list-item>
      </text:list>
      <text:p text:style-name="P656"/>
      <text:p text:style-name="P25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44">—</text:span> Что ты здесь делаешь?</text:p>
      <text:p text:style-name="P658"><text:span text:style-name="T4">Do</text:span><text:span text:style-name="T476"> </text:span><text:span text:style-name="T15">you</text:span><text:span text:style-name="T476"> </text:span><text:span text:style-name="T26">want</text:span><text:span text:style-name="T9"> </text:span><text:span text:style-name="T1172">to live</text:span><text:span text:style-name="T9"> </text:span><text:span text:style-name="T11">in Spain</text:span><text:span text:style-name="T476">? — Ты хочешь жить в Испании?</text:span></text:p>
      <text:p text:style-name="P1191"/>
      <text:p text:style-name="P1191">Местоимение <text:span text:style-name="T476">I</text:span> всегда пишется с большой буквы.</text:p>
      <text:p text:style-name="P1194">В английском языке всего 2 падежа: именительный и объектный. <text:s/></text:p>
      <text:p text:style-name="P1200"><text:span text:style-name="T372">В предложениях, которые используют глаголы: </text:span><text:span text:style-name="T565">like, have, enjoy, need</text:span><text:span text:style-name="T371">, </text:span><text:span text:style-name="T372">подлежащие </text:span></text:p>
      <text:p text:style-name="P1200"><text:span text:style-name="T372">не переводятся на русский в именительном падеже</text:span><text:span text:style-name="T373">:</text:span></text:p>
      <text:p text:style-name="P1190">I like my job — Мне нравится моя работа (а не «Я нравится моя работа»).</text:p>
      <text:p text:style-name="P129"/>
      <text:p text:style-name="P451">Английское предложение, в большинстве случаем, удобнее переводить с конца.</text:p>
      <text:p text:style-name="P450"/>
      <text:p text:style-name="P160">I have something in my eye → in my eye (в моем глазу), something (что-то), I have (есть).</text:p>
      <text:p text:style-name="P1136"><text:span text:style-name="T142">There </text:span><text:span text:style-name="T143">was a cup on the table → on the table (на столе), was (была), a cup (чашка).</text:span></text:p>
      <text:p text:style-name="P1404"><text:span text:style-name="T1215">Глагол и </text:span><text:span text:style-name="T1216">времена</text:span></text:p>
      <text:p text:style-name="P576"/>
      <text:p text:style-name="P992"><text:span text:style-name="T1124">С</text:span><text:span text:style-name="T645">казуемое </text:span><text:span text:style-name="T1124">п</text:span><text:span text:style-name="T645">очти всегда делится на </text:span><text:span text:style-name="T1037">две</text:span><text:span text:style-name="T645"> части: </text:span><text:span text:style-name="T1018">на </text:span><text:span text:style-name="T645">вспомогательный </text:span><text:span text:style-name="T1125">глагол </text:span><text:span text:style-name="T645">и смысловой.</text:span></text:p>
      <text:p text:style-name="P992"><text:span text:style-name="T645">Вспомогательный глагол не переводится. Он </text:span><text:span text:style-name="T646">сообщает</text:span><text:span text:style-name="T645"> о том, в каком времени нужно переводить смысловой. Смысловой глогол передает суть действия.</text:span></text:p>
      <text:p text:style-name="P992"/>
      <text:p text:style-name="P991">Смысловой глагол имеет несколько форм:</text:p>
      <text:list xml:id="list4181513574" text:style-name="L4">
        <text:list-item>
          <text:p text:style-name="P1412">начальная форма (инфинитив) — форма глагола, как в словаре;</text:p>
        </text:list-item>
        <text:list-item>
          <text:p text:style-name="P1412">с окончанием <text:span text:style-name="T476">-s (-es)</text:span> — в утверждениях <text:span text:style-name="T747">Present Simple</text:span> после <text:span text:style-name="T476">he/she/it</text:span>;</text:p>
        </text:list-item>
        <text:list-item>
          <text:p text:style-name="P1412">с окончанием <text:span text:style-name="T476">-ing</text:span> (причастие) — в основном для образования <text:span text:style-name="T747">Present Continuous</text:span>;</text:p>
        </text:list-item>
        <text:list-item>
          <text:p text:style-name="P1412">2я форма <text:span text:style-name="T1031">(с окончанием </text:span><text:span text:style-name="T479">-ed</text:span><text:span text:style-name="T1031">)</text:span> — для образования <text:span text:style-name="T747">Past Simple</text:span>;</text:p>
        </text:list-item>
        <text:list-item>
          <text:p text:style-name="P1413">3я форма (прошедшее причастие) — для времен группы Perfect и пассивного залога.</text:p>
        </text:list-item>
      </text:list>
      <text:p text:style-name="P129"/>
      <text:p text:style-name="P410">Самыми распорстраненными являются 2 формы — инфинитив и глагол с окончанием -ing.</text:p>
      <text:p text:style-name="P410">Они входят в состав разных времен и используются в связке с модальными глаголами.</text:p>
      <text:p text:style-name="P412"/>
      <text:p text:style-name="P411">Инфинитив используется в след. ситуациях:</text:p>
      <text:list xml:id="list3345248336" text:style-name="L5">
        <text:list-item>
          <text:p text:style-name="P1451">после модальных глаголов;</text:p>
        </text:list-item>
        <text:list-item>
          <text:p text:style-name="P1451">после вспомогательных глаголов в Present <text:span text:style-name="T1139">Simple и </text:span>Past Simple;</text:p>
        </text:list-item>
        <text:list-item>
          <text:p text:style-name="P1451">в конструкциях going to, have to, used to, would like to.</text:p>
        </text:list-item>
      </text:list>
      <text:p text:style-name="P410"/>
      <text:p text:style-name="P411">Глагол с окончанием -ing используется:</text:p>
      <text:list xml:id="list1108814009" text:style-name="L6">
        <text:list-item>
          <text:p text:style-name="P1452">во временах группы Continuous;</text:p>
        </text:list-item>
        <text:list-item>
          <text:p text:style-name="P1453">в форме герундия.</text:p>
        </text:list-item>
      </text:list>
      <text:p text:style-name="P130"/>
      <text:p text:style-name="P413">Глагол с окончанием -ing грамматически является существительным.</text:p>
      <text:p text:style-name="P130"/>
      <text:p text:style-name="P5"><text:span text:style-name="T1033">Настоящее.</text:span> Present</text:p>
      <text:p text:style-name="P407"/>
      <text:p text:style-name="P407">Present Simple (я делаю это сейчас):</text:p>
      <text:p text:style-name="P132">I live in Spain — Я живу в испании (факт).</text:p>
      <text:p text:style-name="P408"/>
      <text:p text:style-name="P407">Present Continuous (я делаю это прямо сейчас):</text:p>
      <text:p text:style-name="P37">I am reading a book — Я читаю книгу (именно сейчас).</text:p>
      <text:p text:style-name="P409"/>
      <text:p text:style-name="P407">Present Perfect (я сделал это ранее, но именно сейчас это важно):</text:p>
      <text:p text:style-name="P131">I have lost the keys — Я потерял ключи (результат).</text:p>
      <text:p text:style-name="P131"/>
      <text:p text:style-name="P407">Present Perfect <text:span text:style-name="T1032">Continuous (я делаю это уже какое-то время):</text:span></text:p>
      <text:p text:style-name="P659"><text:span text:style-name="T477">I have been reading for 2 hours — </text:span><text:span text:style-name="T538">Я читаю уже 2 часа</text:span></text:p>
      <text:p text:style-name="P206"/>
      <text:p text:style-name="P32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348"/>
      <text:p text:style-name="P6">Present Simple</text:p>
      <text:p text:style-name="P596"/>
      <text:p text:style-name="P228">Используется чтобы:</text:p>
      <text:list xml:id="list1720680102" text:style-name="L7">
        <text:list-item>
          <text:p text:style-name="P1533">сообщить факты настоящего, описать текущую реальность;</text:p>
        </text:list-item>
        <text:list-item>
          <text:p text:style-name="P1533">говорить о событиях, которые происходят с какой-то регулярностью.</text:p>
        </text:list-item>
      </text:list>
      <text:p text:style-name="P262"><text:soft-page-break/>В утверждениях глагол используется в 2х вариантах:</text:p>
      <text:list xml:id="list948741645" text:style-name="L8">
        <text:list-item>
          <text:p text:style-name="P1535">без изменений, если подлежащее в первом лице или множеств<text:span text:style-name="T1018">ен.</text:span> числе <text:span text:style-name="T476">(</text:span><text:span text:style-name="T480">I</text:span><text:span text:style-name="T476">, </text:span><text:span text:style-name="T480">you</text:span><text:span text:style-name="T476">, </text:span><text:span text:style-name="T480">we,</text:span><text:span text:style-name="T476"> </text:span><text:span text:style-name="T480">they</text:span><text:span text:style-name="T476">)</text:span>;</text:p>
        </text:list-item>
        <text:list-item>
          <text:p text:style-name="P1535"><text:span text:style-name="T647">с окончанием </text:span><text:span text:style-name="T481">-s </text:span><text:span text:style-name="T482">(-es)</text:span><text:span text:style-name="T647">, если подлежащ</text:span><text:span text:style-name="T982">ее</text:span><text:span text:style-name="T647"> в третьем лице, единств</text:span><text:span text:style-name="T983">ен</text:span><text:span text:style-name="T1018">ном</text:span><text:span text:style-name="T647"> числе </text:span><text:span text:style-name="T481">(</text:span><text:span text:style-name="T480">he</text:span><text:span text:style-name="T481">, </text:span><text:span text:style-name="T480">she</text:span><text:span text:style-name="T481">, </text:span><text:span text:style-name="T480">it</text:span><text:span text:style-name="T481">)</text:span></text:p>
        </text:list-item>
      </text:list>
      <text:p text:style-name="P1221"/>
      <text:p text:style-name="P1036"><text:span text:style-name="T1042">I </text:span><text:span text:style-name="T29">live</text:span><text:span text:style-name="T1042"> in New York — Я живу в Нью Йорке.</text:span></text:p>
      <text:p text:style-name="P1038"><text:span text:style-name="T1042">Peter </text:span><text:span text:style-name="T29">work</text:span><text:span text:style-name="T30">s</text:span><text:span text:style-name="T1042"> in New York — Питер работает в Нью Йорке;</text:span></text:p>
      <text:p text:style-name="P230"/>
      <text:p text:style-name="P229">Окончание <text:span text:style-name="T476">-es</text:span> ставится, если глагол заканчивается: на гласную букву, </text:p>
      <text:p text:style-name="P231">на шипящий звук <text:span text:style-name="T476">(sh, ch)</text:span> <text:span text:style-name="T960">или</text:span> на букву <text:span text:style-name="T476">s/x</text:span>:</text:p>
      <text:list xml:id="list3991813459" text:style-name="L9">
        <text:list-item>
          <text:p text:style-name="P1537"><text:span text:style-name="T649">go — </text:span>goes;</text:p>
        </text:list-item>
        <text:list-item>
          <text:p text:style-name="P1537"><text:span text:style-name="T649">teach — </text:span>teaches;</text:p>
        </text:list-item>
        <text:list-item>
          <text:p text:style-name="P1536"><text:span text:style-name="T649">mix — </text:span><text:span text:style-name="T648">mixes.</text:span></text:p>
        </text:list-item>
      </text:list>
      <text:p text:style-name="P596"/>
      <text:p text:style-name="P233">Если глагол заканчивается на букву y, перед которой согласная, то вместо y </text:p>
      <text:p text:style-name="P232">пишется <text:span text:style-name="T476">i</text:span> <text:span text:style-name="T650">(помимо добавления </text:span><text:span text:style-name="T483">-es</text:span><text:span text:style-name="T650">)</text:span>:</text:p>
      <text:list xml:id="list3269170815" text:style-name="L10">
        <text:list-item>
          <text:p text:style-name="P1538">fly — flies; </text:p>
        </text:list-item>
        <text:list-item>
          <text:p text:style-name="P1538">cry — cries.</text:p>
        </text:list-item>
      </text:list>
      <text:p text:style-name="P596"/>
      <text:p text:style-name="P664"><text:span text:style-name="T748">П</text:span><text:span text:style-name="T749">еред сказуемым часто </text:span><text:span text:style-name="T751">стоят</text:span><text:span text:style-name="T749"> маячки времени </text:span><text:span text:style-name="T755">(</text:span><text:span text:style-name="T749">наречия частности</text:span><text:span text:style-name="T755">)</text:span><text:span text:style-name="T750">:</text:span></text:p>
      <text:list xml:id="list2255029186" text:style-name="L11">
        <text:list-item>
          <text:p text:style-name="P1534">always - <text:span text:style-name="T647">всегда</text:span>;</text:p>
        </text:list-item>
        <text:list-item>
          <text:p text:style-name="P1534">usually - <text:span text:style-name="T647">обычно</text:span>;</text:p>
        </text:list-item>
        <text:list-item>
          <text:p text:style-name="P1534">often - <text:span text:style-name="T647">часто</text:span>;</text:p>
        </text:list-item>
        <text:list-item>
          <text:p text:style-name="P1534">sometimes - <text:span text:style-name="T647">иногда</text:span>;</text:p>
        </text:list-item>
        <text:list-item>
          <text:p text:style-name="P1534">never — <text:span text:style-name="T647">никогда</text:span>.</text:p>
        </text:list-item>
      </text:list>
      <text:p text:style-name="P26"/>
      <text:p text:style-name="P597"><text:span text:style-name="T476">I </text:span><text:span text:style-name="T564">always</text:span><text:span text:style-name="T476"> wash my hands before eating — Я всегда мою руки перед едой.</text:span></text:p>
      <text:p text:style-name="P596"/>
      <text:p text:style-name="P2">Отрицания в Present Simple</text:p>
      <text:p text:style-name="P2"/>
      <text:p text:style-name="P662"><text:span text:style-name="T654">Использу</text:span><text:span text:style-name="T655">ю</text:span><text:span text:style-name="T654">тся чтобы сказать о том, что что-либо:</text:span></text:p>
      <text:list xml:id="list4104292458" text:style-name="L12">
        <text:list-item>
          <text:p text:style-name="P1539">не является фактом настоящего <text:span text:style-name="T983">или истиной</text:span>;</text:p>
        </text:list-item>
        <text:list-item>
          <text:p text:style-name="P1539">не происходит с какой-то регулярностью.</text:p>
        </text:list-item>
      </text:list>
      <text:p text:style-name="P655"/>
      <text:p text:style-name="P654">За отрицание отвечает частица <text:span text:style-name="T476">not</text:span>, которая идет в паре со вспомогательным глаголом <text:span text:style-name="T476">do</text:span>.</text:p>
      <text:p text:style-name="P654">Если подлежащее <text:span text:style-name="T476">he/she/it</text:span>, то испольузется <text:span text:style-name="T476">does</text:span>. <text:span text:style-name="T957">Смысловой глагол без изменений.</text:span></text:p>
      <text:p text:style-name="P653"/>
      <text:p text:style-name="P196">People <text:span text:style-name="T3">do </text:span><text:span text:style-name="T43">not</text:span> <text:span text:style-name="T23">live</text:span> in space — Люди не живут в космосе.</text:p>
      <text:p text:style-name="P196">Water <text:span text:style-name="T3">does </text:span><text:span text:style-name="T43">not</text:span> <text:span text:style-name="T23">boil</text:span> at 50 degrees Celsius — Вода не кипит при 50 грудусах.</text:p>
      <text:p text:style-name="P196"/>
      <text:p text:style-name="P1087"><text:span text:style-name="T652">Практически всегда </text:span><text:span text:style-name="T540">do/</text:span><text:span text:style-name="T541">does</text:span><text:span text:style-name="T540"> not</text:span><text:span text:style-name="T652"> использу</text:span><text:span text:style-name="T653">е</text:span><text:span text:style-name="T652">тся в сокращении: </text:span></text:p>
      <text:p text:style-name="P197">We don`t drink whisky — Мы не пьем виски. <text:span text:style-name="T1122">He doesn`t drink tea — Он не пьет чай.</text:span></text:p>
      <text:p text:style-name="P345"/>
      <text:p text:style-name="P345">Вопросы в Present Simple</text:p>
      <text:p text:style-name="P197"/>
      <text:p text:style-name="P302">Используюся чтобы:</text:p>
      <text:list xml:id="list3646992350" text:style-name="L13">
        <text:list-item>
          <text:p text:style-name="P1499">узнать о фактах настоящего;</text:p>
        </text:list-item>
        <text:list-item>
          <text:p text:style-name="P1499">о событиях, которые происходят с какой-то регулярностью.</text:p>
        </text:list-item>
      </text:list>
      <text:p text:style-name="P301"/>
      <text:p text:style-name="P301"><text:soft-page-break/>Вопрос задается с помощью вспомогательного глагола <text:span text:style-name="T476">do/</text:span><text:span text:style-name="T484">does</text:span>, который ставится перед подлежащим. Смысловой глагол без изменений (в начальной форме).</text:p>
      <text:p text:style-name="P1236"/>
      <text:p text:style-name="P660"><text:span text:style-name="T5">Do</text:span><text:span text:style-name="T651"> you </text:span><text:span text:style-name="T28">like</text:span><text:span text:style-name="T651"> action movies? </text:span><text:span text:style-name="T526">— </text:span><text:span text:style-name="T651">Тебе нравятся экшен фильмы? </text:span></text:p>
      <text:p text:style-name="P78"><text:span text:style-name="T986">What books </text:span><text:span text:style-name="T6">do</text:span><text:span text:style-name="T986"> you </text:span><text:span text:style-name="T32">read</text:span><text:span text:style-name="T986">? </text:span><text:span text:style-name="T997">—</text:span><text:span text:style-name="T986"> Какие книги тебе нравятся?</text:span></text:p>
      <text:p text:style-name="P204"/>
      <text:p text:style-name="P339">Present Continuous</text:p>
      <text:p text:style-name="P303"/>
      <text:p text:style-name="P303">Указывает на событие, происходящее именно сейчас и которое еще не закончилось.</text:p>
      <text:p text:style-name="P307">Состоит из связки вспомогательного глагола <text:span text:style-name="T476">be</text:span> и смыслового с окончанием <text:span text:style-name="T476">-ing</text:span>:</text:p>
      <text:p text:style-name="P304"/>
      <text:p text:style-name="P198">She <text:span text:style-name="T963">is</text:span> driv<text:span text:style-name="T963">ing</text:span> to work. <text:span text:style-name="T1017">—</text:span> Она (сейчас) едет на работу.</text:p>
      <text:p text:style-name="P200">You <text:span text:style-name="T963">are</text:span> do<text:span text:style-name="T963">ing</text:span> great! <text:span text:style-name="T1017">—</text:span> У тебя отлично получается!</text:p>
      <text:p text:style-name="P303"/>
      <text:p text:style-name="P693"><text:span text:style-name="T658">Если глагол заканчивается на </text:span><text:span text:style-name="T532">-e</text:span><text:span text:style-name="T658">, то при добавлении </text:span><text:span text:style-name="T532">-ing</text:span><text:span text:style-name="T658"> она выпадает: </text:span><text:span text:style-name="T532">make → making.</text:span></text:p>
      <text:p text:style-name="P306">Если глагол заканчивается на <text:span text:style-name="T476">-ie</text:span>, то при добавлении <text:span text:style-name="T476">-ing</text:span> оно меняется на <text:span text:style-name="T476">-y</text:span>: <text:span text:style-name="T476">lie → lying. </text:span></text:p>
      <text:p text:style-name="P199"/>
      <text:p text:style-name="P306">Если глагол из 1 слога, с одной гласной буквой, после которой солгасная, то при </text:p>
      <text:p text:style-name="P693"><text:span text:style-name="T658">добавлении </text:span><text:span text:style-name="T532">-ing</text:span><text:span text:style-name="T658"> согласная удваивается: </text:span><text:span text:style-name="T532">hit → hitting, sit → sitting.</text:span></text:p>
      <text:p text:style-name="P305"/>
      <text:p text:style-name="P694"><text:span text:style-name="T658">В </text:span><text:span text:style-name="T651">окончании </text:span><text:span text:style-name="T525">-ing</text:span><text:span text:style-name="T651"> буква </text:span><text:span text:style-name="T525">g</text:span><text:span text:style-name="T651"> не произносится. Сочетание </text:span><text:span text:style-name="T525">ng</text:span><text:span text:style-name="T651"> образет необычный звук, которого нет в русском языке — носовой </text:span><text:span text:style-name="T525">n</text:span><text:span text:style-name="T651"> (при произнесении пускается воздух через нос).</text:span></text:p>
      <text:p text:style-name="P307"/>
      <text:p text:style-name="P308"><text:span text:style-name="T1022">Слова-м</text:span>аячки Present Continuous:</text:p>
      <text:list xml:id="list1914227997" text:style-name="L14">
        <text:list-item>
          <text:p text:style-name="P1500">look — смотри;</text:p>
        </text:list-item>
        <text:list-item>
          <text:p text:style-name="P1500">now — сейчас (обычно стоит в конце);</text:p>
        </text:list-item>
        <text:list-item>
          <text:p text:style-name="P1500">at the moment — в этот момент (обычно в конце).</text:p>
        </text:list-item>
      </text:list>
      <text:p text:style-name="P305"/>
      <text:p text:style-name="P200">I am working right <text:span text:style-name="T963">now</text:span>. — Прямо сейчас я работаю.</text:p>
      <text:p text:style-name="P200"><text:span text:style-name="T963">Look</text:span> out of the window! It`s raining. — Посмотри в окно. Идет дождь.</text:p>
      <text:p text:style-name="P309"/>
      <text:p text:style-name="P338">Отрицания в Present Continuous</text:p>
      <text:p text:style-name="P338"/>
      <text:p text:style-name="P310">Используется чтобы сказать, что что-то не происходит именно сейчас.</text:p>
      <text:p text:style-name="P310">Для этого к глаголу <text:span text:style-name="T476">be</text:span> добавляется частица <text:span text:style-name="T476">not</text:span>.</text:p>
      <text:p text:style-name="P310"/>
      <text:p text:style-name="P201">I`m not listening to you. <text:span text:style-name="T1019">—</text:span> Я не слушаю тебя.</text:p>
      <text:p text:style-name="P201">He isn`t cleaning the carpet. <text:span text:style-name="T1019">—</text:span> Он не чистит ковер.</text:p>
      <text:p text:style-name="P201"/>
      <text:p text:style-name="P342">Вопросы в Present Continuous</text:p>
      <text:p text:style-name="P202"/>
      <text:p text:style-name="P1406">Здесь использ<text:span text:style-name="T1021">уются</text:span> теже правила, что при составлении вопросов в </text:p>
      <text:p text:style-name="P1407">Present Simple с глаголом <text:span text:style-name="T476">be</text:span>:</text:p>
      <text:p text:style-name="P202">Am I listening? <text:span text:style-name="T1019">—</text:span> Я слушаю?</text:p>
      <text:p text:style-name="P202">Are you playing? Yes, I am. <text:span text:style-name="T1019">—</text:span> Ты играешь? Да.</text:p>
      <text:p text:style-name="P202">Where is he going? <text:span text:style-name="T1019">—</text:span> Куда он идет?</text:p>
      <text:p text:style-name="P203">What book is she reading? <text:span text:style-name="T1019">— </text:span>Какую книгу она читает? <text:span text:style-name="T1020">(сейчас)</text:span></text:p>
      <text:p text:style-name="P203"/>
      <text:p text:style-name="P353"/>
      <text:p text:style-name="P1403"><text:span text:style-name="T689">Глаголы, которые не использ</text:span><text:span text:style-name="T692">уются</text:span><text:span text:style-name="T689"> в </text:span><text:span text:style-name="T690">Continuous</text:span></text:p>
      <text:p text:style-name="P340"/>
      <text:p text:style-name="P311">Это глаголы, обозначающие состояние, которое не меняется под дейсвтием момента.</text:p>
      <text:p text:style-name="P1247"><text:span text:style-name="T663">Как правило это </text:span><text:span text:style-name="T664">описание</text:span><text:span text:style-name="T663"> чувств или мыслей. </text:span></text:p>
      <text:p text:style-name="P312"/>
      <text:p text:style-name="P1249"><text:span text:style-name="T664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80">(могут </text:span><text:span text:style-name="T681">встречаться </text:span><text:span text:style-name="T680">с </text:span><text:span text:style-name="T545">-ing </text:span><text:span text:style-name="T680">в форме герундия)</text:span><text:span text:style-name="T664">:</text:span></text:p>
      <text:p text:style-name="P313"/>
      <text:p text:style-name="P314">Глаголы восприятия:</text:p>
      <text:list xml:id="list533104016" text:style-name="L15">
        <text:list-item>
          <text:p text:style-name="P1501">see — видеть;</text:p>
        </text:list-item>
        <text:list-item>
          <text:p text:style-name="P1501">hear — слышать;</text:p>
        </text:list-item>
        <text:list-item>
          <text:p text:style-name="P1501">feel — чувствовать;</text:p>
        </text:list-item>
        <text:list-item>
          <text:p text:style-name="P1501">taste — чувствовать вкус (пробовать);</text:p>
        </text:list-item>
        <text:list-item>
          <text:p text:style-name="P1501">smell — чувствовать запах (нюхать).</text:p>
        </text:list-item>
      </text:list>
      <text:p text:style-name="P313"/>
      <text:p text:style-name="P314">Глаголы для выражения мнения:</text:p>
      <text:list xml:id="list612557475" text:style-name="L16">
        <text:list-item>
          <text:p text:style-name="P1502">belive — верить;</text:p>
        </text:list-item>
        <text:list-item>
          <text:p text:style-name="P1502">doubt — сомневаться;</text:p>
        </text:list-item>
        <text:list-item>
          <text:p text:style-name="P1502">think — думать.</text:p>
        </text:list-item>
      </text:list>
      <text:p text:style-name="P315"/>
      <text:p text:style-name="P314">Глаголы, показывающие состояние мыслей:</text:p>
      <text:list xml:id="list2387870388" text:style-name="L17">
        <text:list-item>
          <text:p text:style-name="P1503">forget — забывать;</text:p>
        </text:list-item>
        <text:list-item>
          <text:p text:style-name="P1503">imagine — представлять;</text:p>
        </text:list-item>
        <text:list-item>
          <text:p text:style-name="P1503">know — знать;</text:p>
        </text:list-item>
        <text:list-item>
          <text:p text:style-name="P1503">understand — понимать.</text:p>
        </text:list-item>
      </text:list>
      <text:p text:style-name="P313"/>
      <text:p text:style-name="P316">Глаголы, указывающие на эмоции и желания:</text:p>
      <text:list xml:id="list2931735940" text:style-name="L18">
        <text:list-item>
          <text:p text:style-name="P1504">love — любить;</text:p>
        </text:list-item>
        <text:list-item>
          <text:p text:style-name="P1504">like — нравиться;</text:p>
        </text:list-item>
        <text:list-item>
          <text:p text:style-name="P1504">hate — ненавидеть;</text:p>
        </text:list-item>
        <text:list-item>
          <text:p text:style-name="P1504">hope — надеяться;</text:p>
        </text:list-item>
        <text:list-item>
          <text:p text:style-name="P1504">want — хотеть;</text:p>
        </text:list-item>
        <text:list-item>
          <text:p text:style-name="P1504">wish — желать.</text:p>
        </text:list-item>
      </text:list>
      <text:p text:style-name="P317"/>
      <text:p text:style-name="P316">Другие глаголы:</text:p>
      <text:list xml:id="list35801495" text:style-name="L19">
        <text:list-item>
          <text:p text:style-name="P1505">look — выглядеть;</text:p>
        </text:list-item>
        <text:list-item>
          <text:p text:style-name="P1505">have — иметь.</text:p>
        </text:list-item>
      </text:list>
      <text:p text:style-name="P317"/>
      <text:p text:style-name="P207">I think Amy is a strange girl. - Я думаю, Эмми странная девушка.</text:p>
      <text:p text:style-name="P207">Do you know this man? - Вы знаете этого мужчину?</text:p>
      <text:p text:style-name="P207">You look great! - Ты выглядишь отлично!</text:p>
      <text:p text:style-name="P343"/>
      <text:p text:style-name="P343">Present Perfect</text:p>
      <text:p text:style-name="P318"/>
      <text:p text:style-name="P695"><text:span text:style-name="T671">У</text:span><text:span text:style-name="T667">казывает на дейсвтие совершенное когда-то в прошлом, но подчеркивает, что результат важен сейчас </text:span><text:span text:style-name="T668">(т. е. к какому результату в итоге это привело)</text:span><text:span text:style-name="T667">.</text:span></text:p>
      <text:p text:style-name="P319"/>
      <text:p text:style-name="P1242"><text:span text:style-name="T667">С</text:span><text:span text:style-name="T670">остоит и</text:span><text:span text:style-name="T672">з </text:span><text:span text:style-name="T673">2х частей:</text:span><text:span text:style-name="T670"> вспомогат</text:span><text:span text:style-name="T673">ельного</text:span><text:span text:style-name="T670"> глагола </text:span><text:span text:style-name="T542">have</text:span><text:span text:style-name="T670"> и смыслового глагола </text:span></text:p>
      <text:p text:style-name="P1242"><text:span text:style-name="T670">в 3й форме (</text:span><text:span text:style-name="T679">передает значение</text:span><text:span text:style-name="T674"> «сделанный»</text:span><text:span text:style-name="T670">).</text:span></text:p>
      <text:p text:style-name="P695"><text:soft-page-break/><text:span text:style-name="T667">На русский язык Present Perfect переводится в прошлом </text:span><text:span text:style-name="T669">(иногда настоящ</text:span><text:span text:style-name="T671">и</text:span><text:span text:style-name="T669">м, </text:span><text:span text:style-name="T671">для удобства</text:span><text:span text:style-name="T669">)</text:span><text:span text:style-name="T667">, </text:span></text:p>
      <text:p text:style-name="P320">а в английском принадлежит к катергории настоящих времен.</text:p>
      <text:p text:style-name="P320"/>
      <text:p text:style-name="P27"><text:span text:style-name="T991">I </text:span><text:span text:style-name="T999">have</text:span><text:span text:style-name="T986"> already </text:span><text:span text:style-name="T999">seen</text:span><text:span text:style-name="T986"> this movie. </text:span><text:span text:style-name="T992">—</text:span><text:span text:style-name="T986"> Я уже видел этот фильм (просмотрел, т. е. опыт).</text:span></text:p>
      <text:p text:style-name="P27"><text:span text:style-name="T986">You </text:span><text:span text:style-name="T999">have</text:span><text:span text:style-name="T986"> </text:span><text:span text:style-name="T999">broken</text:span><text:span text:style-name="T986"> the vase. </text:span><text:span text:style-name="T992">— </text:span><text:span text:style-name="T986">Ты разбил вазу. (есть очевидный результат, кот. случился ранее) </text:span></text:p>
      <text:p text:style-name="P28"><text:span text:style-name="T993">It`s the fitst time I </text:span><text:span text:style-name="T1000">have</text:span><text:span text:style-name="T993"> </text:span><text:span text:style-name="T1000">driven</text:span><text:span text:style-name="T993"> a car — Это впервые, когда я веду машину. (в настоящем)</text:span></text:p>
      <text:p text:style-name="P327"/>
      <text:p text:style-name="P328">Как проявляется результат:</text:p>
      <text:list xml:id="list3324988038" text:style-name="L20">
        <text:list-item>
          <text:p text:style-name="P1541"><text:span text:style-name="T694">это </text:span><text:span text:style-name="T693">очевидные изменения;</text:span></text:p>
        </text:list-item>
        <text:list-item>
          <text:p text:style-name="P1540"><text:span text:style-name="T668">полученный </text:span><text:span text:style-name="T672">ранее</text:span><text:span text:style-name="T668"> опыт или впечатления;</text:span></text:p>
        </text:list-item>
        <text:list-item>
          <text:p text:style-name="P1506">недавно произошедшие события или новая информация.</text:p>
        </text:list-item>
      </text:list>
      <text:p text:style-name="P321"/>
      <text:p text:style-name="P321">Также Present Perfect используют, если что-то произошло впервые:</text:p>
      <text:p text:style-name="P205">It`s the first time something has happend. - Этой первый раз, когда что-то произошло.</text:p>
      <text:p text:style-name="P205">(вместо first можно указать любое порядковое число: second, third)</text:p>
      <text:p text:style-name="P321"/>
      <text:p text:style-name="P321">Present Perferct — яркий пример того, что нельзя переводить английские </text:p>
      <text:p text:style-name="P250"><text:span text:style-name="T990">предложения слово в слово: </text:span><text:span text:style-name="T548">I have done. </text:span><text:span text:style-name="T543">—</text:span><text:span text:style-name="T548"> Я сделал (</text:span><text:span text:style-name="T562">досл. </text:span><text:span text:style-name="T548">Я имею сделанным).</text:span></text:p>
      <text:p text:style-name="P404"/>
      <text:p text:style-name="P405">Есть 2 варианта образования 3й формы глагола:</text:p>
      <text:list xml:id="list2104371736" text:style-name="L21">
        <text:list-item>
          <text:p text:style-name="P1507">если глагол правильный, то добавляем к его начальной форме окончание <text:span text:style-name="T476">-ed</text:span>;</text:p>
        </text:list-item>
        <text:list-item>
          <text:p text:style-name="P1507">если неправильный, то находим в таблице неправильных глаголов.</text:p>
        </text:list-item>
      </text:list>
      <text:p text:style-name="P354"/>
      <text:p text:style-name="P1019"><text:span text:style-name="T695">Н</text:span><text:span text:style-name="T696">еправильны</text:span><text:span text:style-name="T695">й</text:span><text:span text:style-name="T696"> глагол </text:span><text:span text:style-name="T695">это </text:span><text:span text:style-name="T696">тот, который во 2й или 3й форме </text:span><text:span text:style-name="T710">записывается</text:span><text:span text:style-name="T696"> </text:span><text:span text:style-name="T710">по особенному</text:span><text:span text:style-name="T696">. </text:span></text:p>
      <text:p text:style-name="P355">Самые популярные неправильные глаголы нужно заучить (см. таблицу ниже).</text:p>
      <text:p text:style-name="P354"/>
      <text:p text:style-name="P357">Слова-маячки Present Perfect:</text:p>
      <text:list xml:id="list217722970" text:style-name="L22">
        <text:list-item>
          <text:p text:style-name="P1508">just — только что;</text:p>
        </text:list-item>
        <text:list-item>
          <text:p text:style-name="P1508">already — уже;</text:p>
        </text:list-item>
        <text:list-item>
          <text:p text:style-name="P1508">yet — еще не;</text:p>
        </text:list-item>
      </text:list>
      <text:p text:style-name="P359"/>
      <text:p text:style-name="P1020"><text:span text:style-name="T549">Just</text:span><text:span text:style-name="T697"> и </text:span><text:span text:style-name="T549">already</text:span><text:span text:style-name="T697"> используются в утверждениях. </text:span><text:span text:style-name="T549">Yet</text:span><text:span text:style-name="T697"> — в вопросах и отрицаниях</text:span><text:span text:style-name="T698">. </text:span></text:p>
      <text:p text:style-name="P1219"><text:span text:style-name="T698">(</text:span><text:span text:style-name="T563">already</text:span><text:span text:style-name="T745"> также </text:span><text:span text:style-name="T744">иногда можно встретить</text:span><text:span text:style-name="T745"> в вопросах).</text:span></text:p>
      <text:p text:style-name="P361"/>
      <text:p text:style-name="P360">Место <text:span text:style-name="T476">just</text:span>, <text:span text:style-name="T476">already</text:span> в предложении — между <text:span text:style-name="T476">have</text:span> и 3й формой глагола. </text:p>
      <text:p text:style-name="P360">Слово <text:span text:style-name="T476">yet</text:span> стоит <text:span text:style-name="T1123">всегда </text:span>в конце предложения.</text:p>
      <text:p text:style-name="P358"/>
      <text:p text:style-name="P208">I have <text:span text:style-name="T963">just</text:span> eaten a sandwich. <text:span text:style-name="T1023">—</text:span> Я только что съел бутерброд.</text:p>
      <text:p text:style-name="P208">We have n<text:span text:style-name="T1026">o</text:span>t finished <text:span text:style-name="T963">yet</text:span>. <text:span text:style-name="T1023">—</text:span> Мы еще не закончили.</text:p>
      <text:p text:style-name="P356"/>
      <text:p text:style-name="P362">Другие указатели времени:</text:p>
      <text:list xml:id="list3620608604" text:style-name="L23">
        <text:list-item>
          <text:p text:style-name="P1509">ever — когда либо;</text:p>
        </text:list-item>
        <text:list-item>
          <text:p text:style-name="P1509">never — никогда;</text:p>
        </text:list-item>
        <text:list-item>
          <text:p text:style-name="P1509">recently — в последнее время;</text:p>
        </text:list-item>
        <text:list-item>
          <text:p text:style-name="P1509">these days — в последние дни;</text:p>
        </text:list-item>
        <text:list-item>
          <text:p text:style-name="P1509">словосочетание с this (this mornig, this week).</text:p>
        </text:list-item>
      </text:list>
      <text:p text:style-name="P361"/>
      <text:p text:style-name="P361">Место <text:span text:style-name="T476">ever</text:span>, <text:span text:style-name="T476">never</text:span> — перед 3й формой глагола, <text:span text:style-name="T1025">а</text:span> <text:span text:style-name="T476">recently</text:span>, <text:span text:style-name="T476">these days</text:span> и </text:p>
      <text:p text:style-name="P361">словосочетания с <text:span text:style-name="T476">this</text:span> — в конце предложения.</text:p>
      <text:p text:style-name="P361"/>
      <text:p text:style-name="P209"><text:soft-page-break/>I <text:span text:style-name="T1026">ha</text:span>ve <text:span text:style-name="T963">never</text:span> been to New York. <text:span text:style-name="T1024">— </text:span>Я никогда не был в Нью Йорке.</text:p>
      <text:p text:style-name="P209">I <text:span text:style-name="T1026">ha</text:span>ve worked a lot <text:span text:style-name="T963">these days</text:span>. <text:span text:style-name="T1024">—</text:span> Я много работал в эти дни.</text:p>
      <text:p text:style-name="P363"/>
      <text:p text:style-name="P351">Отрицания в Present Perfect</text:p>
      <text:p text:style-name="P364"/>
      <text:p text:style-name="P365">Используются, когда хотят сказать:</text:p>
      <text:list xml:id="list2518941572" text:style-name="L24">
        <text:list-item>
          <text:p text:style-name="P1510">об отсутствии ожидаемого результата;</text:p>
        </text:list-item>
        <text:list-item>
          <text:p text:style-name="P1510">о том, чего автор никогда не делал или не испытывал.</text:p>
        </text:list-item>
      </text:list>
      <text:p text:style-name="P364"/>
      <text:p text:style-name="P364">Для этого ставится частица <text:span text:style-name="T476">not</text:span> после вспомогательного глагола <text:span text:style-name="T476">have</text:span>.</text:p>
      <text:p text:style-name="P364"/>
      <text:p text:style-name="P364">Также отрицательным считается предложение со словом <text:span text:style-name="T476">never</text:span>, которое передает отрицательный контекст.</text:p>
      <text:p text:style-name="P364"/>
      <text:p text:style-name="P1021"><text:span text:style-name="T699">В </text:span><text:span text:style-name="T693">отрицаниях почти всегда используется сокращенная форма глагола — </text:span><text:span text:style-name="T548">haven`t</text:span><text:span text:style-name="T693">.</text:span></text:p>
      <text:p text:style-name="P1022"><text:span text:style-name="T711">Сокращени</text:span><text:span text:style-name="T743">е</text:span><text:span text:style-name="T711"> </text:span><text:span text:style-name="T551">`ve not</text:span><text:span text:style-name="T711"> не используется.</text:span></text:p>
      <text:p text:style-name="P210">I have<text:span text:style-name="T370">n</text:span><text:span text:style-name="T374">`</text:span><text:span text:style-name="T370">t</text:span> expected that. <text:span text:style-name="T1024">—</text:span> Я этого не ожидал.</text:p>
      <text:p text:style-name="P210">I<text:span text:style-name="T1026">`</text:span>ve <text:span text:style-name="T370">never</text:span> seen this movie before. <text:span text:style-name="T1024">— </text:span>Я до этого не видел этот фильм. </text:p>
      <text:p text:style-name="P350"/>
      <text:p text:style-name="P350">Вопросы в Present Perfect</text:p>
      <text:p text:style-name="P211"/>
      <text:p text:style-name="P367">Используются, если хоят узнать:</text:p>
      <text:list xml:id="list2118157971" text:style-name="L25">
        <text:list-item>
          <text:p text:style-name="P1511">сделано ли дело к этом моменту, каким образом оно сделано;</text:p>
        </text:list-item>
        <text:list-item>
          <text:p text:style-name="P1551"><text:span text:style-name="T711">имеет ли человек определенный опыт </text:span><text:span text:style-name="T709">или совершил ли он </text:span><text:span text:style-name="T712">нужное</text:span><text:span text:style-name="T709"> действие</text:span><text:span text:style-name="T711">;</text:span></text:p>
        </text:list-item>
      </text:list>
      <text:p text:style-name="P366"/>
      <text:p text:style-name="P1022">Для этого используется уже знакомая схема. Глагол <text:span text:style-name="T476">have</text:span> ставится перед по<text:span text:style-name="T1030">д</text:span>л<text:span text:style-name="T1030">е</text:span>ж<text:span text:style-name="T1030">а</text:span>щим.</text:p>
      <text:p text:style-name="P1022"/>
      <text:p text:style-name="P212">Why have you done it? <text:span text:style-name="T1024">—</text:span> Зачем ты это сделал?</text:p>
      <text:p text:style-name="P1218"><text:span text:style-name="T559">Ha</text:span><text:span text:style-name="T560">s</text:span><text:span text:style-name="T559"> </text:span><text:span text:style-name="T560">he</text:span><text:span text:style-name="T559"> ever been to Rome? </text:span><text:span text:style-name="T561">—</text:span><text:span text:style-name="T559"> </text:span><text:span text:style-name="T560">Он</text:span><text:span text:style-name="T559"> бывал в Риме?</text:span></text:p>
      <text:p text:style-name="P212"/>
      <text:p text:style-name="P341">Present Perfect Continuous</text:p>
      <text:p text:style-name="P368"/>
      <text:p text:style-name="P370">Для того, чтобы использовать, нужно чтобы совпало сразу несколько условий:</text:p>
      <text:list xml:id="list442789199" text:style-name="L26">
        <text:list-item>
          <text:p text:style-name="P1552"><text:span text:style-name="T700">действие не закончено либо закончено не</text:span><text:span text:style-name="T704">давно</text:span><text:span text:style-name="T700">;</text:span></text:p>
        </text:list-item>
        <text:list-item>
          <text:p text:style-name="P1552"><text:span text:style-name="T700">известн</text:span><text:span text:style-name="T704">а его продолжительность </text:span><text:span text:style-name="T718">(обычно из контекста предложения)</text:span><text:span text:style-name="T704">.</text:span></text:p>
        </text:list-item>
      </text:list>
      <text:p text:style-name="P369"/>
      <text:p text:style-name="P374">Схема состоит из 3х частей: вспомогательного глагола <text:span text:style-name="T476">have</text:span>, слова <text:span text:style-name="T476">been</text:span> <text:span text:style-name="T1127">(особая форма </text:span></text:p>
      <text:p text:style-name="P374"><text:span text:style-name="T1127">глагола </text:span><text:span text:style-name="T496">be</text:span><text:span text:style-name="T1127">) </text:span>и смыслового глагола с окончанием <text:span text:style-name="T476">-ing</text:span>. </text:p>
      <text:p text:style-name="P372"/>
      <text:p text:style-name="P1033"><text:span text:style-name="T693">На русский </text:span><text:span text:style-name="T702">язык </text:span><text:span text:style-name="T676">Present Perfect Continuous</text:span><text:span text:style-name="T691"> </text:span><text:span text:style-name="T693">переводится настоящим временем</text:span></text:p>
      <text:p text:style-name="P1025"><text:span text:style-name="T701">(редко в прошлом). </text:span><text:span text:style-name="T702">При этом все 3 части </text:span><text:span text:style-name="T703">переводятся</text:span><text:span text:style-name="T702"> одним словом.</text:span></text:p>
      <text:p text:style-name="P371"/>
      <text:p text:style-name="P29"><text:span text:style-name="T985">I </text:span><text:span text:style-name="T999">have been learning</text:span><text:span text:style-name="T985"> English for 2 years. </text:span><text:span text:style-name="T1003">—</text:span><text:span text:style-name="T985"> Я </text:span><text:span text:style-name="T999">учу</text:span><text:span text:style-name="T985"> английский уже 2 года (и еще не закончил).</text:span></text:p>
      <text:p text:style-name="P29"><text:span text:style-name="T985">We </text:span><text:span text:style-name="T999">have been cleaning</text:span><text:span text:style-name="T985"> the flat the whole morning. </text:span><text:span text:style-name="T1003">— </text:span><text:span text:style-name="T985">Мы </text:span><text:span text:style-name="T999">убирали</text:span><text:span text:style-name="T985"> </text:span><text:span text:style-name="T1004">квартиру все утро.</text:span></text:p>
      <text:p text:style-name="P373"/>
      <text:p text:style-name="P375">Формы глагола <text:span text:style-name="T476">have</text:span> <text:span text:style-name="T476">verb-ing</text:span> (подобно <text:span text:style-name="T476">am/is/are verb-ing</text:span>, как в Continuous) не существует.</text:p>
      <text:p text:style-name="P375">Если у смыслового глагола окончание<text:span text:style-name="T476"> -ing</text:span>, то <text:span text:style-name="T476">have</text:span> применяется только с <text:span text:style-name="T476">been</text:span>.</text:p>
      <text:p text:style-name="P375"/>
      <text:p text:style-name="P1026"><text:span text:style-name="T704">С</text:span><text:span text:style-name="T693">лова-маячки Present Perfect Continuous:</text:span></text:p>
      <text:list xml:id="list530074887" text:style-name="L27">
        <text:list-item>
          <text:p text:style-name="P1512">for — в течении;</text:p>
        </text:list-item>
        <text:list-item>
          <text:p text:style-name="P1512"><text:soft-page-break/>since — с какого-то времени;</text:p>
        </text:list-item>
        <text:list-item>
          <text:p text:style-name="P1512">how long — как долго.</text:p>
        </text:list-item>
      </text:list>
      <text:p text:style-name="P377"/>
      <text:p text:style-name="P376">Дополнительно могут использоваться указатели периода:</text:p>
      <text:list xml:id="list511777808" text:style-name="L28">
        <text:list-item>
          <text:p text:style-name="P1513">all — весь (день/год);</text:p>
        </text:list-item>
        <text:list-item>
          <text:p text:style-name="P1513">the whole — целый (день/вечер); </text:p>
        </text:list-item>
      </text:list>
      <text:p text:style-name="P371"/>
      <text:p text:style-name="P30"><text:span text:style-name="T985">He</text:span><text:span text:style-name="T1005">`</text:span><text:span text:style-name="T986">s been playing</text:span><text:span text:style-name="T985"> for an hour. — Он </text:span><text:span text:style-name="T986">играет</text:span><text:span text:style-name="T985"> уже час </text:span><text:span text:style-name="T1005">(в течении часа).</text:span></text:p>
      <text:p text:style-name="P31"><text:span text:style-name="T1005">W</text:span><text:span text:style-name="T985">e`</text:span><text:span text:style-name="T986">ve been staying</text:span><text:span text:style-name="T985"> in this hotel since Tuesday. </text:span><text:span text:style-name="T1006">— </text:span><text:span text:style-name="T985">Мы </text:span><text:span text:style-name="T986">находимся</text:span><text:span text:style-name="T985"> в этом отеле со вторника.</text:span></text:p>
      <text:p text:style-name="P378"/>
      <text:p text:style-name="P1029"><text:span text:style-name="T705">В утверждениях глагол </text:span><text:span text:style-name="T550">have</text:span><text:span text:style-name="T705"> </text:span><text:span text:style-name="T706">часто</text:span><text:span text:style-name="T705"> сокращают до </text:span><text:span text:style-name="T550">`ve</text:span><text:span text:style-name="T705">, а </text:span><text:span text:style-name="T550">has</text:span><text:span text:style-name="T705"> — до </text:span><text:span text:style-name="T550">`s</text:span><text:span text:style-name="T705"> (лего перепутать с </text:span><text:span text:style-name="T550">is</text:span><text:span text:style-name="T705">, посему здесь вспомогательный глагол можно понять только по контексту).</text:span></text:p>
      <text:p text:style-name="P379"/>
      <text:p text:style-name="P1028"><text:span text:style-name="T705">Е</text:span><text:span text:style-name="T693">сли используется глагол </text:span><text:span text:style-name="T548">be</text:span><text:span text:style-name="T693"> или глаголы состояния, которые не стоят в Continuous</text:span><text:span text:style-name="T715">,</text:span><text:span text:style-name="T693"> </text:span></text:p>
      <text:p text:style-name="P380">то предложение будет в Present Perfect. </text:p>
      <text:p text:style-name="P380"/>
      <text:p text:style-name="P34"><text:span text:style-name="T986">I </text:span><text:span text:style-name="T999">have known </text:span><text:span text:style-name="T986">(</text:span><text:span text:style-name="T994">а </text:span><text:span text:style-name="T986">не have been knowing)</text:span><text:span text:style-name="T985"> Alice for 3 years. </text:span><text:span text:style-name="T705">—</text:span><text:span text:style-name="T985"> Я </text:span><text:span text:style-name="T999">знаю</text:span><text:span text:style-name="T985"> Алису уже 3 года </text:span></text:p>
      <text:p text:style-name="P35"><text:span text:style-name="T985">I </text:span><text:span text:style-name="T999">haven`t seen</text:span><text:span text:style-name="T985"> Mary for years. </text:span><text:span text:style-name="T1005">— </text:span><text:span text:style-name="T985">Я н</text:span><text:span text:style-name="T999">е видел</text:span><text:span text:style-name="T985"> Мэри много лет. </text:span></text:p>
      <text:p text:style-name="P380"/>
      <text:p text:style-name="P1030"><text:span text:style-name="T714">Present Perfect Continuous можно упрощать до Present Perfect с пом</text:span><text:span text:style-name="T713">.</text:span><text:span text:style-name="T714"> глаголов </text:span><text:span text:style-name="T552">live</text:span><text:span text:style-name="T714"> </text:span><text:span text:style-name="T713">и</text:span><text:span text:style-name="T714"> </text:span><text:span text:style-name="T552">work</text:span><text:span text:style-name="T714">:</text:span></text:p>
      <text:p text:style-name="P33"><text:span text:style-name="T1007">I</text:span><text:span text:style-name="T985">`ve </text:span><text:span text:style-name="T999">been working</text:span><text:span text:style-name="T985"> here for 2 years → I`ve </text:span><text:span text:style-name="T999">worked</text:span><text:span text:style-name="T985"> here for 2 years. </text:span><text:span text:style-name="T1008">(смысл одинаковый)</text:span></text:p>
      <text:p text:style-name="P379"/>
      <text:p text:style-name="P3"><text:span text:style-name="T705">О</text:span><text:span text:style-name="T693">трицания в Present Perfect Continuous</text:span></text:p>
      <text:p text:style-name="P381"/>
      <text:p text:style-name="P1027"><text:span text:style-name="T706">Использу</text:span><text:span text:style-name="T707">ю</text:span><text:span text:style-name="T706">тся, чтобы сказать, что что-то не происходит в течении указанного времени.</text:span></text:p>
      <text:p text:style-name="P382">Для этого добавляется частица <text:span text:style-name="T476">not</text:span> после вспомогательного глагола <text:span text:style-name="T476">have</text:span>.</text:p>
      <text:p text:style-name="P382"/>
      <text:p text:style-name="P32"><text:span text:style-name="T985">I </text:span><text:span text:style-name="T986">have not been waiting</text:span><text:span text:style-name="T985"> long. </text:span><text:span text:style-name="T1006">—</text:span><text:span text:style-name="T985"> Я </text:span><text:span text:style-name="T986">не жду</text:span><text:span text:style-name="T985"> долго.</text:span></text:p>
      <text:p text:style-name="P371"/>
      <text:p text:style-name="P4"><text:span text:style-name="T693">Вопросы </text:span><text:span text:style-name="T708">в Present Perfect Continuous</text:span><text:span text:style-name="T693"> </text:span></text:p>
      <text:p text:style-name="P371"/>
      <text:p text:style-name="P383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83"/>
      <text:p text:style-name="P128"><text:span text:style-name="T985">Have you been waiting long? </text:span><text:span text:style-name="T1006">— </text:span><text:span text:style-name="T985">Вы давно ждете? </text:span></text:p>
      <text:p text:style-name="P128"><text:span text:style-name="T985">How long have you been waiting? </text:span><text:span text:style-name="T1006">—</text:span><text:span text:style-name="T985"> Как долго вы ждете?</text:span></text:p>
      <text:p text:style-name="P346"/>
      <text:p text:style-name="P346"><text:span text:style-name="T1033">Прошедшее. </text:span>Past</text:p>
      <text:p text:style-name="P384"/>
      <text:p text:style-name="P396">Past Perfect и Past Perfect Continuous относительно редки и <text:span text:style-name="T1040">в</text:span> рамках начального курса </text:p>
      <text:p text:style-name="P396">не проходятся. <text:span text:style-name="T1034">В художественной литературе почти всегда используется Past Simple.</text:span></text:p>
      <text:p text:style-name="P384"/>
      <text:p text:style-name="P344">Past Simple</text:p>
      <text:p text:style-name="P385"/>
      <text:p text:style-name="P387">Используется, чтобы:</text:p>
      <text:list xml:id="list2820465872" text:style-name="L29">
        <text:list-item>
          <text:p text:style-name="P1553"><text:span text:style-name="T716">сообщить факты </text:span><text:span text:style-name="T717">прошлого,</text:span><text:span text:style-name="T716"> рассказать историю, </text:span><text:span text:style-name="T724">биографию</text:span><text:span text:style-name="T716">; </text:span></text:p>
        </text:list-item>
        <text:list-item>
          <text:p text:style-name="P1514">описать действие из прошлого, результат которого не важен в настоящем.</text:p>
        </text:list-item>
      </text:list>
      <text:p text:style-name="P386"/>
      <text:p text:style-name="P1034"><text:span text:style-name="T718">Для этого использются глаголы во 2й форме. </text:span><text:span text:style-name="T719">Вторая форма правильного глагола образуется добавлением окончания </text:span><text:span text:style-name="T553">-ed</text:span><text:span text:style-name="T719">. </text:span><text:span text:style-name="T727">Ф</text:span><text:span text:style-name="T719">орма </text:span><text:span text:style-name="T727">неправильного глагола </text:span><text:span text:style-name="T719">находится в таблице.</text:span></text:p>
      <text:p text:style-name="P386"/>
      <text:p text:style-name="P36"><text:soft-page-break/><text:span text:style-name="T985">Mozart </text:span><text:span text:style-name="T999">lived</text:span><text:span text:style-name="T985"> from 1756 to 1791 — Моцарт </text:span><text:span text:style-name="T999">жил</text:span><text:span text:style-name="T985"> с 1756 по 1791 год (факт прошлого). </text:span></text:p>
      <text:p text:style-name="P36"><text:span text:style-name="T985">I </text:span><text:span text:style-name="T999">visited</text:span><text:span text:style-name="T985"> my parents yesterday — Вчера я </text:span><text:span text:style-name="T999">навещал</text:span><text:span text:style-name="T985"> родителей (действие из прошлого).</text:span></text:p>
      <text:p text:style-name="P697"/>
      <text:p text:style-name="P698">Если глагол заканчивается на глухой звук, то <text:span text:style-name="T476">-ed</text:span> читается как <text:span text:style-name="T476">t</text:span>, а если на звконкий </text:p>
      <text:p text:style-name="P698">согласный или на гласный звук — то как <text:span text:style-name="T476">d</text:span>: <text:span text:style-name="T476">worked [воркт], played [плэйд]</text:span>.</text:p>
      <text:p text:style-name="P1032"/>
      <text:p text:style-name="P696">Если глагол заканчивается на <text:span text:style-name="T476">d </text:span>или <text:span text:style-name="T476">t</text:span>, то <text:span text:style-name="T476">-ed</text:span> читается как <text:span text:style-name="T476">id</text:span>: <text:span text:style-name="T476">recorded [рикодид]</text:span>. </text:p>
      <text:p text:style-name="P699">Если глагол заканчивается на <text:span text:style-name="T476">-e</text:span>, то её не надо писать 2 раза: <text:span text:style-name="T476">chase</text:span> → <text:span text:style-name="T476">chased</text:span>.</text:p>
      <text:p text:style-name="P1032"/>
      <text:p text:style-name="P1031">Слова-маячки Past Simple:</text:p>
      <text:list xml:id="list815927021" text:style-name="L30">
        <text:list-item>
          <text:p text:style-name="P1554">ago — <text:span text:style-name="T1035">тому назад</text:span>;</text:p>
        </text:list-item>
        <text:list-item>
          <text:p text:style-name="P1555">last — <text:span text:style-name="T1035">прошлый</text:span>;</text:p>
        </text:list-item>
        <text:list-item>
          <text:p text:style-name="P1515">yesterday — вчера;</text:p>
        </text:list-item>
      </text:list>
      <text:p text:style-name="P406"/>
      <text:p text:style-name="P1035"><text:span text:style-name="T725">Past Simple часто путают с Present Perfect, потому что на русский они переводятся </text:span><text:span text:style-name="T726">почти</text:span><text:span text:style-name="T725"> одинаково. Главное отличие в том, что Present Perfect всегда будет сообщать доп</text:span><text:span text:style-name="T726">олнительную</text:span><text:span text:style-name="T725"> информацию, указывающ</text:span><text:span text:style-name="T726">ую </text:span><text:span text:style-name="T725">на настоящее время </text:span><text:span text:style-name="T726">(</text:span><text:span text:style-name="T727">чтобы сообщить</text:span><text:span text:style-name="T726"> результат).</text:span></text:p>
      <text:p text:style-name="P393"/>
      <text:p text:style-name="P394">Past Simple используется когда известен момент в прошлом. Если мы знаешь, </text:p>
      <text:p text:style-name="P394">когда произошло событие, то Present Perfect использовать нельзя.</text:p>
      <text:p text:style-name="P394"/>
      <text:p text:style-name="P217">Tom has lost his key — Том потерал ключ (у него сейчас нет ключа, </text:p>
      <text:p text:style-name="P217">потому что он его потерян).</text:p>
      <text:p text:style-name="P217"/>
      <text:p text:style-name="P217">Tom lost his key last weak — Том потерял ключ на прошлой неделе </text:p>
      <text:p text:style-name="P217">(не важно, есть у него ключ или нет).</text:p>
      <text:p text:style-name="P390"/>
      <text:p text:style-name="P391">В английском, если вопрос задается в настоящем, то и ответ должен быть в настоящем. </text:p>
      <text:p text:style-name="P391">Если вопрос в прошлом, то ответ также должен быть в прошлом.</text:p>
      <text:p text:style-name="P391"/>
      <text:p text:style-name="P391">Но если вопрос был в Present Perfect, а в ответе дается информация, когда именно это случилось, тогда необходимо отвечать в Past Simple.</text:p>
      <text:p text:style-name="P391"/>
      <text:p text:style-name="P215">Have you already started to learn English? Yes, I started to learn it 3 month ago — </text:p>
      <text:p text:style-name="P215">Ты уже начал учить английский? Да, 3 месяца назад (информация о времени).</text:p>
      <text:p text:style-name="P214"/>
      <text:p text:style-name="P392">Если вопрос содержит слово <text:span text:style-name="T476">when</text:span>, то он автоматически привязывает нас к моменту </text:p>
      <text:p text:style-name="P392">в прошлом. <text:span text:style-name="T1039">Поэтому Present Perfect в вопросах с </text:span><text:span text:style-name="T486">when</text:span><text:span text:style-name="T1039"> не используется.</text:span></text:p>
      <text:p text:style-name="P392"/>
      <text:p text:style-name="P216">Have you met him before? <text:span text:style-name="T1038">—</text:span> Вы раньше с ним встречались?</text:p>
      <text:p text:style-name="P216">When did you meet him? <text:span text:style-name="T1038">—</text:span> Когда вы встречались с ним?</text:p>
      <text:p text:style-name="P390"/>
      <text:p text:style-name="P347">Отрицания и вопросы в Past Simple</text:p>
      <text:p text:style-name="P389"/>
      <text:p text:style-name="P1037"><text:span text:style-name="T719">Отрицание представляет связку </text:span><text:span text:style-name="T553">did</text:span><text:span text:style-name="T719"> с частицей </text:span><text:span text:style-name="T553">not</text:span><text:span text:style-name="T719">, </text:span><text:span text:style-name="T729">которая ставится перед смысловым глаголом в начальной форме. </text:span><text:span text:style-name="T720">Обычно </text:span><text:span text:style-name="T729">эта связка</text:span><text:span text:style-name="T720"> сокращается до </text:span><text:span text:style-name="T554">didn`t</text:span><text:span text:style-name="T720">.</text:span></text:p>
      <text:p text:style-name="P399"/>
      <text:p text:style-name="P1037"><text:span text:style-name="T728">В вопросах </text:span><text:span text:style-name="T719">вспомогательный глагол </text:span><text:span text:style-name="T553">did</text:span><text:span text:style-name="T719"> используется </text:span><text:span text:style-name="T729">по тем же грамматическим </text:span></text:p>
      <text:p text:style-name="P1037"><text:span text:style-name="T729">правилам</text:span><text:span text:style-name="T719">, </text:span><text:span text:style-name="T720">как</text:span><text:span text:style-name="T719"> </text:span><text:span text:style-name="T553">do</text:span><text:span text:style-name="T719"> для Present Simple. </text:span></text:p>
      <text:p text:style-name="P388"/>
      <text:p text:style-name="P213"><text:span text:style-name="T963">Did</text:span> you <text:span text:style-name="T963">go</text:span> to Los Angeles last week? - Ты <text:span text:style-name="T963">ездил</text:span> в Лос Анжелес на прошлой неделе?</text:p>
      <text:p text:style-name="P213">I <text:span text:style-name="T963">didn`t go</text:span> to Los Angeles, I <text:span text:style-name="T963">went</text:span> to Bostom — Я <text:span text:style-name="T963">не ездил</text:span> в Лос Анжелес, я <text:span text:style-name="T963">ездил</text:span> в Бостон.</text:p>
      <text:p text:style-name="P1201"><text:soft-page-break/></text:p>
      <text:p text:style-name="P352">Past Continuous</text:p>
      <text:p text:style-name="P395"/>
      <text:p text:style-name="P1040"><text:span text:style-name="T731">О</text:span><text:span text:style-name="T730">значает процесс или незаконченное действие, которое привязано к точному моменту </text:span></text:p>
      <text:p text:style-name="P1040"><text:span text:style-name="T730">в </text:span><text:span text:style-name="T809">прошлом</text:span><text:span text:style-name="T730"> (т. е. действие происходило и не было закончено).</text:span></text:p>
      <text:p text:style-name="P397"/>
      <text:p text:style-name="P1039"><text:span text:style-name="T730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34">обсуждаемая ситуация</text:span><text:span text:style-name="T730">).</text:span></text:p>
      <text:p text:style-name="P397"/>
      <text:p text:style-name="P1041"><text:span text:style-name="T731">Состоит из 2х частей: вспомогательного глагола </text:span><text:span text:style-name="T556">be</text:span><text:span text:style-name="T731"> (</text:span><text:span text:style-name="T732">формы как в Past Simple</text:span><text:span text:style-name="T731">) и смыслового глагола с окончанием </text:span><text:span text:style-name="T556">-ing</text:span><text:span text:style-name="T731">. </text:span><text:span text:style-name="T730">На русский переводится глаголом в прошедшем времени.</text:span></text:p>
      <text:p text:style-name="P398"/>
      <text:p text:style-name="P218">Last Sunday at 5 I <text:span text:style-name="T963">was having</text:span> dinner with my friends — В прошлое воскресенье в 5 </text:p>
      <text:p text:style-name="P218">я <text:span text:style-name="T963">ужинал</text:span> со своими друзьями (привязка к точному моменту в прошлом).</text:p>
      <text:p text:style-name="P38"><text:span text:style-name="T1010">My parents </text:span><text:span text:style-name="T1001">were watching</text:span><text:span text:style-name="T1010"> TV when I came home yesterday — Мои родители </text:span><text:span text:style-name="T1001">смотрели</text:span><text:span text:style-name="T1010"> телевизор, когда я пришел вчера домой (незаконченное действие </text:span><text:span text:style-name="T1011">в тот момент</text:span><text:span text:style-name="T1010">).</text:span></text:p>
      <text:p text:style-name="P219"/>
      <text:p text:style-name="P1041"><text:span text:style-name="T732">В отрицаниях и вопросах </text:span><text:span text:style-name="T733">глагол </text:span><text:span text:style-name="T557">be</text:span><text:span text:style-name="T732"> ведет себя точно так же, как и </text:span><text:span text:style-name="T733">для</text:span><text:span text:style-name="T732"> Past Simple:</text:span></text:p>
      <text:p text:style-name="P39"><text:span text:style-name="T1012">W</text:span><text:span text:style-name="T985">e weren`t reading — Мы не читали (именно тогда). Was I running? — Я бежал?</text:span></text:p>
      <text:p text:style-name="P221"/>
      <text:p text:style-name="P402">В одном предложении часто используются Past Continuous и Past Simple одновременно.</text:p>
      <text:p text:style-name="P1044"><text:span text:style-name="T735">Действие, длящееся какое-то время (</text:span><text:span text:style-name="T736">Past Continuous</text:span><text:span text:style-name="T735">) может прерываться более коротким действием (</text:span><text:span text:style-name="T736">Past Simple</text:span><text:span text:style-name="T741">)</text:span><text:span text:style-name="T735"> </text:span><text:span text:style-name="T739">либо другим Past Continuous </text:span><text:span text:style-name="T742">(смотреть по контексту)</text:span><text:span text:style-name="T739">.</text:span></text:p>
      <text:p text:style-name="P400"/>
      <text:p text:style-name="P1042"><text:span text:style-name="T735">В этом случае предложение может содержать слово </text:span><text:span text:style-name="T558">while</text:span><text:span text:style-name="T735"> </text:span><text:span text:style-name="T737">(в то время, как)</text:span><text:span text:style-name="T735"> в той части, которая относится к <text:s/></text:span><text:span text:style-name="T736">Past Continuous, </text:span><text:span text:style-name="T735">либо </text:span><text:span text:style-name="T558">when</text:span><text:span text:style-name="T735">, там, где используется Past Simple.</text:span></text:p>
      <text:p text:style-name="P400"/>
      <text:p text:style-name="P40"><text:span text:style-name="T1002">While</text:span><text:span text:style-name="T1013"> I was working in the garden, I </text:span><text:span text:style-name="T1014">kicked</text:span><text:span text:style-name="T1013"> my leg — Пока я работал в саду, я </text:span><text:span text:style-name="T1015">пнул</text:span><text:span text:style-name="T1013"> ногу.</text:span></text:p>
      <text:p text:style-name="P41"><text:span text:style-name="T985">I was working in the garden </text:span><text:span text:style-name="T999">when</text:span><text:span text:style-name="T985"> I kicked my leg — </text:span><text:span text:style-name="T1014">Я работал в саду, когда </text:span><text:span text:style-name="T1015">пнул</text:span><text:span text:style-name="T1014"> ногу</text:span><text:span text:style-name="T985">.</text:span></text:p>
      <text:p text:style-name="P222"/>
      <text:p text:style-name="P42"><text:span text:style-name="T999">While</text:span><text:span text:style-name="T985"> Tom was reading, Amely was watching a documentary on TV — Пока </text:span><text:span text:style-name="T1016">Т</text:span><text:span text:style-name="T985">ом читал, </text:span></text:p>
      <text:p text:style-name="P223">Эмили смотрела документальный фильм по телевизору.</text:p>
      <text:p text:style-name="P403"/>
      <text:p text:style-name="P1043"><text:span text:style-name="T740">Если действия происходят не одновременно, а следуют одно за другим</text:span><text:span text:style-name="T738">, то в этом </text:span></text:p>
      <text:p text:style-name="P401">случае нужно использовать <text:span text:style-name="T1072">только</text:span> Past Simple.</text:p>
      <text:p text:style-name="P401"/>
      <text:p text:style-name="P220">I saw Jane in the street yesterday. I stopped and said hello — Я увидел Джейн вчера на улице. </text:p>
      <text:p text:style-name="P220">Я остановился и поздоровался (сказал «привет»).</text:p>
      <text:p text:style-name="P349"/>
      <text:p text:style-name="P349">Будущие. Future</text:p>
      <text:p text:style-name="P235"/>
      <text:p text:style-name="P240">В английском языке о будущем можно говорить не только с помощью формы Future, но и </text:p>
      <text:p text:style-name="P1050"><text:span text:style-name="T756">с помощью </text:span><text:span text:style-name="T760">формы</text:span><text:span text:style-name="T756"> </text:span><text:span text:style-name="T758">Present</text:span><text:span text:style-name="T756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39"/>
      <text:p text:style-name="P1049"><text:span text:style-name="T757">Другие варианты Future (кроме </text:span><text:span text:style-name="T759">Future </text:span><text:span text:style-name="T757">Simple) используются редко, </text:span><text:span text:style-name="T759">т. к.</text:span><text:span text:style-name="T757"> они громоздкие и довольно неудобные. В современном английском можно обойтись без них.</text:span></text:p>
      <text:p text:style-name="P239"/>
      <text:p text:style-name="P1047"><text:span text:style-name="T234">На будущ</text:span><text:span text:style-name="T235">и</text:span><text:span text:style-name="T234">е могут также указы</text:span><text:span text:style-name="T235">вать</text:span><text:span text:style-name="T234"> модальные глаголы </text:span><text:span text:style-name="T236">и оборот </text:span><text:span text:style-name="T146">be going to</text:span><text:span text:style-name="T237">, </text:span><text:span text:style-name="T236">который </text:span></text:p>
      <text:p text:style-name="P1047"><text:span text:style-name="T236">в основном</text:span><text:span text:style-name="T237"> встречается </text:span><text:span text:style-name="T236">в разговорной речи и нередко используется вместо Future Simple.</text:span></text:p>
      <text:p text:style-name="P239"/>
      <text:p text:style-name="P577"/>
      <text:p text:style-name="P1391">Present Continuous в значении будущего</text:p>
      <text:p text:style-name="P241"/>
      <text:p text:style-name="P241">Используется, чтобы сказать о личных планах. В предложении обычно указывается дата </text:p>
      <text:p text:style-name="P241">или время, связанные с будущим. Переводить можно как будущим так и настоящим.</text:p>
      <text:p text:style-name="P241"/>
      <text:p text:style-name="P894">What are you doing on Satureday? <text:span text:style-name="T375">—</text:span> Что ты делаешь в субботу? (какие у тебя планы?)</text:p>
      <text:p text:style-name="P903">I am flying to London tomorrow — <text:span text:style-name="T1073">Завтра я лечу в Лондон (личный план)</text:span></text:p>
      <text:p text:style-name="P903"/>
      <text:p text:style-name="P798">Present Simple в значении будущего</text:p>
      <text:p text:style-name="P904"/>
      <text:p text:style-name="P242"><text:span text:style-name="T325">Используется, чтобы сказать о том, что </text:span><text:span text:style-name="T327">что-то </text:span><text:span text:style-name="T325">должно произойти по рассписанию, либо </text:span></text:p>
      <text:p text:style-name="P242"><text:span text:style-name="T325">о собственном графике. </text:span><text:span text:style-name="T326">Переводить можно как будущим так и настоящим.</text:span></text:p>
      <text:p text:style-name="P809"/>
      <text:p text:style-name="P809">Ключевое отличие от Present Continuous в том, что расписание не зависит от говорящего, </text:p>
      <text:p text:style-name="P1045"><text:span text:style-name="T155">т. е. речь может идти </text:span><text:span text:style-name="T156">о </text:span><text:span text:style-name="T155">рассписании транспорта, сеансов в кино и т. </text:span><text:span text:style-name="T156">п</text:span><text:span text:style-name="T155">.</text:span></text:p>
      <text:p text:style-name="P905">My airplane flies at 6 o`clock tomorrow — Мой самолет летит завтра в 6 (рассписание)</text:p>
      <text:p text:style-name="P1202"><text:span text:style-name="T104">What time do you finish work tommorow? </text:span><text:span text:style-name="T105">— </text:span><text:span text:style-name="T104">В какое время ты заканчиваешь работу завтра?</text:span></text:p>
      <text:p text:style-name="P907"/>
      <text:p text:style-name="P799">Оборот <text:span text:style-name="T476">be going to</text:span></text:p>
      <text:p text:style-name="P810"/>
      <text:p text:style-name="P1046"><text:span text:style-name="T157">Подразумевает, что человек говорит не о спонтанном решении что-либо сделать, </text:span><text:span text:style-name="T160">а о заранее </text:span><text:span text:style-name="T161">продуманных</text:span><text:span text:style-name="T160"> действиях. </text:span><text:span text:style-name="T157">На русский переводится как «собираюсь сделать».</text:span></text:p>
      <text:p text:style-name="P810"/>
      <text:p text:style-name="P244"><text:span text:style-name="T324">Чтобы использовать, нужно поставить глагол </text:span><text:span text:style-name="T104">be</text:span><text:span text:style-name="T324"> в форму </text:span><text:span text:style-name="T104">am/is/are</text:span><text:span text:style-name="T324">, а смысловой глагол оставить в начальной форме, после </text:span><text:span text:style-name="T104">going to</text:span><text:span text:style-name="T324">.</text:span></text:p>
      <text:p text:style-name="P810"/>
      <text:p text:style-name="P906">I`m going to meet my friends tomorrow — Я собираюсь встретиться с друзьями завтра.</text:p>
      <text:p text:style-name="P1189"><text:span text:style-name="T41">I`m going to go</text:span><text:span text:style-name="T334"> out after I finish my work — Я собираюсь погулять после, как закончу работу.</text:span></text:p>
      <text:p text:style-name="P810"/>
      <text:p text:style-name="P1048"><text:span text:style-name="T157">В разговорной </text:span><text:span text:style-name="T161">стиле</text:span><text:span text:style-name="T158"> </text:span><text:span text:style-name="T159">этот </text:span><text:span text:style-name="T158">оборот </text:span><text:span text:style-name="T157">очень часто </text:span><text:span text:style-name="T161">записывается</text:span><text:span text:style-name="T157"> как </text:span><text:span text:style-name="T106">gonna</text:span><text:span text:style-name="T157"> </text:span><text:span text:style-name="T106">[гона].</text:span></text:p>
      <text:p text:style-name="P908"/>
      <text:p text:style-name="P245"><text:span text:style-name="T324">Также его используют, когда очевидно, что вот-вот случится какое-то действие. В этом случае </text:span><text:span text:style-name="T104">be goin to </text:span><text:span text:style-name="T324">передает оттенок неизбежности происходящего и применяется по отношению </text:span></text:p>
      <text:p text:style-name="P811">к постороннему человеку или объетку.</text:p>
      <text:p text:style-name="P811"/>
      <text:p text:style-name="P909">Look! He`s going to fall — Смотри! Он сейчас упадет.</text:p>
      <text:p text:style-name="P909">The sky is dark. It`s going to rain — Небо темное. Сейчас пойдет дождь.</text:p>
      <text:p text:style-name="P801"/>
      <text:p text:style-name="P800">Future Simple</text:p>
      <text:p text:style-name="P812"/>
      <text:p text:style-name="P1051"><text:span text:style-name="T162">Сообщает о будущих, еще не случившихся событиях. </text:span><text:span text:style-name="T163">Эта форма говорит о том, что человек сделает что-то в будущем, но решение он принял в момент речи, </text:span><text:span text:style-name="T164">т. е. описывает не спланированные, а спонтанные дейсвтия. </text:span></text:p>
      <text:p text:style-name="P815"/>
      <text:p text:style-name="P1051"><text:span text:style-name="T165">В</text:span><text:span text:style-name="T164"> предложени</text:span><text:span text:style-name="T165">ях</text:span><text:span text:style-name="T164"> </text:span><text:span text:style-name="T165">будут </text:span><text:span text:style-name="T164">часто </text:span><text:span text:style-name="T165">попадаться слова</text:span><text:span text:style-name="T164">, </text:span><text:span text:style-name="T165">выражающие</text:span><text:span text:style-name="T164"> мнение: <text:s/></text:span><text:span text:style-name="T107">I think </text:span><text:span text:style-name="T108">(я думаю)</text:span><text:span text:style-name="T107">, </text:span></text:p>
      <text:p text:style-name="P1051"><text:span text:style-name="T107">I`m sure </text:span><text:span text:style-name="T108">(я уверен), I hope (я надеюсь), </text:span><text:span text:style-name="T107">probably (возможно).</text:span><text:span text:style-name="T108"> </text:span></text:p>
      <text:p text:style-name="P819"/>
      <text:p text:style-name="P814">Схема состоит из 2х частей: вспомогательного глагола <text:span text:style-name="T476">will </text:span><text:span text:style-name="T1077">(заменяет </text:span><text:span text:style-name="T487">do/did</text:span><text:span text:style-name="T1077">)</text:span> </text:p>
      <text:p text:style-name="P814">и смыслового глагола в начальной форме. </text:p>
      <text:p text:style-name="P911"/>
      <text:p text:style-name="P814"><text:span text:style-name="T476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76">not</text:span>.</text:p>
      <text:p text:style-name="P813"><text:soft-page-break/>В речи и на письме <text:span text:style-name="T476">will</text:span> обычно сокращается до <text:span text:style-name="T476">`ll</text:span>, а отрицание <text:span text:style-name="T476">will</text:span> <text:span text:style-name="T476">not</text:span> д<text:span text:style-name="T1076">о</text:span> <text:span text:style-name="T476">won`t</text:span>.</text:p>
      <text:p text:style-name="P813"/>
      <text:p text:style-name="P910">We <text:span text:style-name="T963">will</text:span> proobably <text:span text:style-name="T963">meet</text:span> soon — Мы, возможно, скоро <text:span text:style-name="T963">встретимся</text:span>.</text:p>
      <text:p text:style-name="P910">I hope everything <text:span text:style-name="T963">will be</text:span> fine — Надеюсь, все <text:span text:style-name="T963">будет </text:span>хорошо.</text:p>
      <text:p text:style-name="P910"><text:span text:style-name="T963">Will</text:span> you <text:span text:style-name="T963">be</text:span> at home toworrow? No, I won`t — <text:span text:style-name="T1075">Ты </text:span><text:span text:style-name="T965">будешь</text:span><text:span text:style-name="T1075"> завтра дома? Нет</text:span>.</text:p>
      <text:p text:style-name="P813"/>
      <text:p text:style-name="P818">Чтобы правильно подобрать нужную форму, нужно отталкиваться от контекста:</text:p>
      <text:list xml:id="list522704788" text:style-name="L31">
        <text:list-item>
          <text:p text:style-name="P1414">I will do — я сделаю (считаю/верю, что сделаю это);</text:p>
        </text:list-item>
        <text:list-item>
          <text:p text:style-name="P1415">I am doing — я сделаю (потому что уже спланировал это);</text:p>
        </text:list-item>
        <text:list-item>
          <text:p text:style-name="P1415">I am going to do — я собираюсь сделать (ключевое слово «собираюсь»).</text:p>
        </text:list-item>
      </text:list>
      <text:p text:style-name="P816"/>
      <text:p text:style-name="P817">Нередко, вместо will используется модальный глагол might:</text:p>
      <text:p text:style-name="P913">I might do it — Наверное, я сделаю это.</text:p>
      <text:p text:style-name="P912"/>
      <text:p text:style-name="P1014">Модальные глаголы</text:p>
      <text:p text:style-name="P914"/>
      <text:p text:style-name="P822">Это особенные глаголы, которые одновременно:</text:p>
      <text:list xml:id="list3522205786" text:style-name="L32">
        <text:list-item>
          <text:p text:style-name="P1416">передают смысл (используются как смысловые глаголы);</text:p>
        </text:list-item>
        <text:list-item>
          <text:p text:style-name="P1416">передают время (привязывают дейсвтие к какому-то времени);</text:p>
        </text:list-item>
        <text:list-item>
          <text:p text:style-name="P1416">используются по тем же правилами, что и вспомогательные глаголы.</text:p>
        </text:list-item>
      </text:list>
      <text:p text:style-name="P820"/>
      <text:p text:style-name="P820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820">а в отрицаниях используются вместе с частицей <text:span text:style-name="T476">not</text:span>.</text:p>
      <text:p text:style-name="P820"/>
      <text:p text:style-name="P1060"><text:span text:style-name="T168">Модальные глаголы не имеют окончаний и дополнительных форм. </text:span><text:span text:style-name="T190">Т. е. </text:span><text:span text:style-name="T168">не меняются в зависимости от подлежащего </text:span><text:span text:style-name="T190">(нет окончания -s, если подлежащее he/she/it и </text:span><text:span text:style-name="T191">пр</text:span><text:span text:style-name="T190">)</text:span><text:span text:style-name="T168">. </text:span></text:p>
      <text:p text:style-name="P821"/>
      <text:p text:style-name="P828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828"/>
      <text:p text:style-name="P829"><text:span text:style-name="T1098">После модального глагола почти всегда </text:span><text:span text:style-name="T1100">идет</text:span><text:span text:style-name="T1098"> смысловой глагол в начальной форме, </text:span><text:span text:style-name="T1101">но </text:span><text:span text:style-name="T1098">без частицы </text:span><text:span text:style-name="T492">to. </text:span><text:span text:style-name="T1099">Также смысловой глагол в начальной форме идет после модальных кострукций.</text:span></text:p>
      <text:p text:style-name="P828"/>
      <text:p text:style-name="P1203"><text:span text:style-name="T190">М</text:span><text:span text:style-name="T154">одальные глаголы: </text:span><text:span text:style-name="T104">can, could, must, might, may, should, would, will, shall</text:span><text:span text:style-name="T154">.</text:span></text:p>
      <text:p text:style-name="P1088"><text:span text:style-name="T180">М</text:span><text:span text:style-name="T226">одальные конструкции: </text:span><text:span text:style-name="T138">be able to, have to, used to</text:span><text:span text:style-name="T226">.</text:span></text:p>
      <text:p text:style-name="P830"/>
      <text:p text:style-name="P1088"><text:span text:style-name="T322">Глаголы </text:span><text:span text:style-name="T149">w</text:span><text:span text:style-name="T150">ill</text:span><text:span text:style-name="T323"> и </text:span><text:span text:style-name="T149">s</text:span><text:span text:style-name="T150">hall</text:span></text:p>
      <text:p text:style-name="P831"/>
      <text:p text:style-name="P1204"><text:span text:style-name="T154">В Future Simple </text:span><text:span text:style-name="T104">will</text:span><text:span text:style-name="T154"> используется как вспомогательный глагол. Но иногда он также</text:span></text:p>
      <text:p text:style-name="P1204"><text:span text:style-name="T154">используется как модальный глагол. Это касается ситуац</text:span><text:span text:style-name="T166">и</text:span><text:span text:style-name="T154">й, когда нужно предложить свою помощь либо обратиться за помощью самому.</text:span></text:p>
      <text:p text:style-name="P832"/>
      <text:p text:style-name="P915">You luggage is heavy. I`ll help you — У вас тяжелый багаж. Я помогу вам.</text:p>
      <text:p text:style-name="P915">Will you help me? — Ты мне поможешь?</text:p>
      <text:p text:style-name="P832"/>
      <text:p text:style-name="P1053"><text:span text:style-name="T166">Ситуации с </text:span><text:span text:style-name="T109">will</text:span><text:span text:style-name="T166"> переводятся будущим, а с </text:span><text:span text:style-name="T109">won`t </text:span><text:span text:style-name="T166">— настоящим. </text:span><text:span text:style-name="T109">Won`t</text:span><text:span text:style-name="T166"> означает </text:span></text:p>
      <text:p text:style-name="P824">«отказывается» (не смотря на мои ожидание, действие не происходит).</text:p>
      <text:p text:style-name="P823"/>
      <text:p text:style-name="P916"/>
      <text:p text:style-name="P1400">What`s wrong? My Car won`t start — Что случилось? Моя машина не заводится. </text:p>
      <text:p text:style-name="P916">(отказывается заводиться)</text:p>
      <text:p text:style-name="P823"/>
      <text:p text:style-name="P1052"><text:span text:style-name="T167">Модальный глагол </text:span><text:span text:style-name="T110">shall</text:span><text:span text:style-name="T16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0">will</text:span><text:span text:style-name="T167">.</text:span></text:p>
      <text:p text:style-name="P825"/>
      <text:p text:style-name="P1052"><text:span text:style-name="T16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0">I</text:span><text:span text:style-name="T167"> или </text:span><text:span text:style-name="T110">we</text:span><text:span text:style-name="T167">.</text:span></text:p>
      <text:p text:style-name="P825"/>
      <text:p text:style-name="P917">Shall I close the door? - Я закрою дверь? (вы не против, если я закрою дверь?)</text:p>
      <text:p text:style-name="P43"><text:span text:style-name="T328">S</text:span><text:span text:style-name="T324">hall we dance? - Потанцуем? (вы не против потанцевать?)</text:span></text:p>
      <text:p text:style-name="P823"/>
      <text:p text:style-name="P802"><text:span text:style-name="T1083">Глаголы </text:span><text:span text:style-name="T489">c</text:span><text:span text:style-name="T476">an</text:span> и <text:span text:style-name="T489">c</text:span><text:span text:style-name="T476">ould</text:span></text:p>
      <text:p text:style-name="P825"/>
      <text:p text:style-name="P1058"><text:span text:style-name="T122">Can</text:span><text:span text:style-name="T169"> переводится как «умею», «могу», «смогу». </text:span><text:span text:style-name="T188">С</text:span><text:span text:style-name="T169"> частицей </text:span><text:span text:style-name="T122">not</text:span><text:span text:style-name="T169"> в пишется либо </text:span></text:p>
      <text:p text:style-name="P666"><text:span text:style-name="T169">слитно — </text:span><text:span text:style-name="T122">cannot</text:span><text:span text:style-name="T169">, либо сокращенно — </text:span><text:span text:style-name="T122">can`t</text:span><text:span text:style-name="T169">. </text:span><text:span text:style-name="T188">М</text:span><text:span text:style-name="T170">ожет передавать следующие значения:</text:span></text:p>
      <text:list xml:id="list353493064" text:style-name="L33">
        <text:list-item>
          <text:p text:style-name="P1556"><text:span text:style-name="T169">у</text:span><text:span text:style-name="T170">мственные или физические возможности, умение что-то сделать;</text:span></text:p>
        </text:list-item>
        <text:list-item>
          <text:p text:style-name="P1417">разрешение или запрет что-то cделать;</text:p>
        </text:list-item>
        <text:list-item>
          <text:p text:style-name="P1417">просьба или предложение о помощи;</text:p>
        </text:list-item>
        <text:list-item>
          <text:p text:style-name="P1417">неуверенность в совершении действия (в вопросах).</text:p>
        </text:list-item>
      </text:list>
      <text:p text:style-name="P827"/>
      <text:p text:style-name="P44"><text:span text:style-name="T329">H</text:span><text:span text:style-name="T324">e can understand my English — Он может понимать мой английский.</text:span></text:p>
      <text:p text:style-name="P918">You can`t smoke here — Ты не можешь сдесь курить.</text:p>
      <text:p text:style-name="P918">Can I help you? - Я могу вам помочь?</text:p>
      <text:p text:style-name="P833"/>
      <text:p text:style-name="P1205"><text:span text:style-name="T169">В </text:span><text:span text:style-name="T154">разговорной речи </text:span><text:span text:style-name="T104">can</text:span><text:span text:style-name="T154"> широко используется именно, когда нужно спросить разрешение </text:span></text:p>
      <text:p text:style-name="P1206"><text:span text:style-name="T154">что-то сделать. </text:span><text:span text:style-name="T194">Е</text:span><text:span text:style-name="T192">сли нужно спросить разрешение вежливо, то используется may.</text:span></text:p>
      <text:p text:style-name="P869"/>
      <text:p text:style-name="P1061"><text:span text:style-name="T124">Can</text:span><text:span text:style-name="T125"> I use your phone? / May I use your phone? - Я мог</text:span><text:span text:style-name="T124">у</text:span><text:span text:style-name="T125"> воспольз</text:span><text:span text:style-name="T124">оваться</text:span><text:span text:style-name="T125"> </text:span></text:p>
      <text:p text:style-name="P1061"><text:span text:style-name="T124">твоим/</text:span><text:span text:style-name="T125">вашим телефоном?</text:span></text:p>
      <text:p text:style-name="P826"/>
      <text:p text:style-name="P1207"><text:span text:style-name="T104">Could [куд] </text:span><text:span text:style-name="T154">переводится как «мог», «мог бы» и является прошедшей формой от </text:span><text:span text:style-name="T104">can</text:span><text:span text:style-name="T154">. </text:span></text:p>
      <text:p text:style-name="P834">Его следует использовать, когда мы говорим о том, что что-то умели или могли в прошлом.</text:p>
      <text:p text:style-name="P868">Также <text:span text:style-name="T476">could</text:span> <text:span text:style-name="T1102">применяется</text:span> в качестве официальной формы обращения.</text:p>
      <text:p text:style-name="P834"/>
      <text:p text:style-name="P919">I could read at the age of 4 — Я мог читать в 4 года.</text:p>
      <text:p text:style-name="P919">This story could be true — Эта история могла бы быть правдой.</text:p>
      <text:p text:style-name="P807"/>
      <text:p text:style-name="P807"><text:span text:style-name="T1081">К</text:span>онструкция <text:span text:style-name="T476">be able to</text:span></text:p>
      <text:p text:style-name="P835"/>
      <text:p text:style-name="P836">Дублирует по значению модальные глаголы <text:span text:style-name="T476">can/could</text:span>. Говорит о возможности </text:p>
      <text:p text:style-name="P836">соверишить действие. <text:span text:style-name="T1096">В настоящем времени </text:span><text:span text:style-name="T1080">заменяется модальным глаголом </text:span><text:span text:style-name="T488">can</text:span><text:span text:style-name="T1096">.</text:span></text:p>
      <text:p text:style-name="P836"/>
      <text:p text:style-name="P837">В этой конструкции глагол <text:span text:style-name="T476">be</text:span> передает время:</text:p>
      <text:list xml:id="list2393408876" text:style-name="L34">
        <text:list-item>
          <text:p text:style-name="P1418">am/is/are able to — могу/может/могут (есть возможность);</text:p>
        </text:list-item>
        <text:list-item>
          <text:p text:style-name="P1418">was/were able to — смог/смогли;</text:p>
        </text:list-item>
        <text:list-item>
          <text:p text:style-name="P1418">will be able to — смогу/сможет/смогут.</text:p>
        </text:list-item>
      </text:list>
      <text:p text:style-name="P838"/>
      <text:p text:style-name="P1054"><text:span text:style-name="T111">B</text:span><text:span text:style-name="T112">e able to</text:span><text:span text:style-name="T171"> передает оттенок </text:span><text:span text:style-name="T172">того, что </text:span><text:span text:style-name="T175">человек</text:span><text:span text:style-name="T172"> обычно не может сделать, но именно тогда </text:span></text:p>
      <text:p text:style-name="P1054"><text:span text:style-name="T172">смог (в прошедшем) или сможет (в будущем).</text:span><text:span text:style-name="T171"> </text:span><text:span text:style-name="T172">Т</text:span><text:span text:style-name="T171">. е. не «мог</text:span><text:span text:style-name="T172">у</text:span><text:span text:style-name="T171">», а «</text:span><text:span text:style-name="T172">смогу</text:span><text:span text:style-name="T171">».</text:span></text:p>
      <text:p text:style-name="P839"/>
      <text:p text:style-name="P920"><text:soft-page-break/>Stacey talked rather quickly, but I was able to understand her — Стэйси говорила довольно быстро, но я смог понять её.</text:p>
      <text:p text:style-name="P920"/>
      <text:p text:style-name="P920">If I learn French, I will be able to understand it — Если я буду учить французский, </text:p>
      <text:p text:style-name="P920">я смогу понимать его.</text:p>
      <text:p text:style-name="P920"/>
      <text:p text:style-name="P803"><text:span text:style-name="T1083">Глаголы </text:span><text:span text:style-name="T489">m</text:span><text:span text:style-name="T476">ight</text:span> и <text:span text:style-name="T489">m</text:span><text:span text:style-name="T476">ay</text:span></text:p>
      <text:p text:style-name="P920"/>
      <text:p text:style-name="P1059"><text:span text:style-name="T189">M</text:span><text:span text:style-name="T115">ight [майт]</text:span><text:span text:style-name="T173"> переводится как «может» или «мог бы», </text:span><text:span text:style-name="T180">а</text:span><text:span text:style-name="T1085"> т</text:span>акже <text:span text:style-name="T173">наречием </text:span><text:span text:style-name="T178">«возможно», «вероятно», </text:span><text:span text:style-name="T179">«должно быть», </text:span><text:span text:style-name="T178">«наверное»</text:span><text:span text:style-name="T173">. </text:span></text:p>
      <text:p text:style-name="P865"/>
      <text:p text:style-name="P840">Он указывает на вероятность того, что ситуация может происходить сейчас или произойти </text:p>
      <text:p text:style-name="P840">в ближайшем будущем. Является синонимом фразе <text:span text:style-name="T476">it is possible that</text:span> (возможно, что).</text:p>
      <text:p text:style-name="P938"/>
      <text:p text:style-name="P1208"><text:span text:style-name="T104">Look at the sky. It might rain — Посмотри на небо. Возможно </text:span><text:span text:style-name="T114">пойдет дождь.</text:span></text:p>
      <text:p text:style-name="P1209"><text:span text:style-name="T114">M</text:span><text:span text:style-name="T104">ight Tom call in the evening? - Том может позвонить вечером? (может</text:span><text:span text:style-name="T116"> ли он позвонить</text:span><text:span text:style-name="T104">?)</text:span></text:p>
      <text:p text:style-name="P920"/>
      <text:p text:style-name="P1096"><text:span text:style-name="T189">Отрицание</text:span><text:span text:style-name="T174"> </text:span><text:span text:style-name="T113">might</text:span><text:span text:style-name="T174"> </text:span><text:span text:style-name="T113">not</text:span><text:span text:style-name="T174"> </text:span><text:span text:style-name="T189">сокращается до</text:span><text:span text:style-name="T174"> </text:span><text:span text:style-name="T113">mightn`t [майтэнт]</text:span><text:span text:style-name="T174">.</text:span></text:p>
      <text:p text:style-name="P866"/>
      <text:p text:style-name="P1096"><text:span text:style-name="T173">Модальный глагол </text:span><text:span text:style-name="T115">may</text:span><text:span text:style-name="T173"> в современном английском используется </text:span><text:span text:style-name="T174">редко</text:span><text:span text:style-name="T173">. Но его часто применяют, когда нужно предложить помощь незнакомому человеку. </text:span><text:span text:style-name="T193">Он п</text:span><text:span text:style-name="T173">ереводится как «иметь возможность» и по сути </text:span><text:span text:style-name="T174">взаимозаменяем с</text:span><text:span text:style-name="T173"> </text:span><text:span text:style-name="T115">might</text:span><text:span text:style-name="T173">.</text:span></text:p>
      <text:p text:style-name="P921"/>
      <text:p text:style-name="P921">May I help you, sir? Я могу вам помочь, сэр? (имею ли я возможность вам помочь?)</text:p>
      <text:p text:style-name="P867"/>
      <text:p text:style-name="P804"><text:span text:style-name="T1084">Глагол </text:span><text:span text:style-name="T490">m</text:span><text:span text:style-name="T476">ust</text:span></text:p>
      <text:p text:style-name="P841"/>
      <text:p text:style-name="P1062"><text:span text:style-name="T195">О</text:span><text:span text:style-name="T179">дин из самых распространенных в речи модальных глаголов. </text:span><text:span text:style-name="T196">И</text:span><text:span text:style-name="T179">спользуется в настоящем времени. Переводится как «должен», «обязан» или «должно быть», «</text:span><text:span text:style-name="T176">наверное»</text:span><text:span text:style-name="T179">.</text:span></text:p>
      <text:p text:style-name="P842"/>
      <text:p text:style-name="P665"><text:span text:style-name="T176">П</text:span><text:span text:style-name="T170">ереда</text:span><text:span text:style-name="T176">ет</text:span><text:span text:style-name="T170"> следующие значения</text:span><text:span text:style-name="T177">:</text:span></text:p>
      <text:list xml:id="list1585409603" text:style-name="L35">
        <text:list-item>
          <text:p text:style-name="P1419">необходимость, обязанность, долг;</text:p>
        </text:list-item>
        <text:list-item>
          <text:p text:style-name="P1420">настойчивый совет, приказ, запрет (в отрицаниях);</text:p>
        </text:list-item>
      </text:list>
      <text:p text:style-name="P939"/>
      <text:p text:style-name="P939">I must go — Я должен идти. </text:p>
      <text:p text:style-name="P924">He must not be at home now — <text:s/><text:span text:style-name="T1095">О</text:span>н не должен сейчас быть дома.</text:p>
      <text:p text:style-name="P1088"><text:span text:style-name="T139">Must we hurry? — Нам нужно торопиться? </text:span><text:span text:style-name="T140">(должны ли мы торопиться?)</text:span></text:p>
      <text:p text:style-name="P924"/>
      <text:p text:style-name="P1088"><text:span text:style-name="T177">Отрицание </text:span><text:span text:style-name="T123">must not</text:span><text:span text:style-name="T177"> </text:span><text:span text:style-name="T189">означает</text:span><text:span text:style-name="T177"> «нельзя», «запрещено». Сокращается до </text:span><text:span text:style-name="T123">musn`t [мазнт]</text:span><text:span text:style-name="T177">.</text:span></text:p>
      <text:p text:style-name="P922">You musn`t park here — Здесь нельзя парковаться.</text:p>
      <text:p text:style-name="P842"/>
      <text:p text:style-name="P843">Когда <text:span text:style-name="T476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843"/>
      <text:p text:style-name="P923">She has worked so hard these days. She must<text:span text:style-name="T963"> </text:span>be very tired — </text:p>
      <text:p text:style-name="P923">Она так много работала в эти дни. Она, наверное, очень <text:span text:style-name="T1082">уставшая.</text:span></text:p>
      <text:p text:style-name="P925"/>
      <text:p text:style-name="P805">Конструкция <text:span text:style-name="T476">have to</text:span></text:p>
      <text:p text:style-name="P844"/>
      <text:p text:style-name="P846">Дублирует по значению модальный глагол <text:span text:style-name="T476">must</text:span>. Говорит об обязанностях, </text:p>
      <text:p text:style-name="P846">которые человек вынежден выполнять <text:span text:style-name="T1097">не по свое воле</text:span>. </text:p>
      <text:p text:style-name="P845"/>
      <text:p text:style-name="P845"><text:soft-page-break/>В настоящем времени <text:span text:style-name="T476">have to</text:span> и <text:span text:style-name="T476">must</text:span> взаимозаменяемы и часто разницы между ними нет.</text:p>
      <text:p text:style-name="P845">Однако <text:span text:style-name="T476">must</text:span> означает необходимость, которая исходит от самого человека, </text:p>
      <text:p text:style-name="P845">а <text:span text:style-name="T476">have to</text:span> говорит о необходимости, исходящей извне.</text:p>
      <text:p text:style-name="P845"/>
      <text:p text:style-name="P926">I must do it — Я должен это сделать (это мой долг).</text:p>
      <text:p text:style-name="P926">I have to do it — Я должен это сделать (того требуют обстоятельства).</text:p>
      <text:p text:style-name="P845"/>
      <text:p text:style-name="P1055"><text:span text:style-name="T117">Have to</text:span><text:span text:style-name="T181">, в отличие от </text:span><text:span text:style-name="T117">must</text:span><text:span text:style-name="T181">, может употребляться во всех временах. Форма в будущем </text:span></text:p>
      <text:p text:style-name="P847">времени используется редко и ее предпочитают заменять на форму настоящего.</text:p>
      <text:p text:style-name="P847"/>
      <text:p text:style-name="P847">Отрицательная и вопросительная форма образуется с помощью вспомогательных </text:p>
      <text:p text:style-name="P1055"><text:span text:style-name="T181">глаголов </text:span><text:span text:style-name="T117">do/did/will</text:span><text:span text:style-name="T181">. (</text:span><text:span text:style-name="T197">здесь </text:span><text:span text:style-name="T117">have</text:span><text:span text:style-name="T181"> ведет себя как смысловой глагол).</text:span></text:p>
      <text:p text:style-name="P928"/>
      <text:p text:style-name="P927"><text:span text:style-name="T1105">I </text:span><text:span text:style-name="T324">had to go — Я должен был идти.</text:span></text:p>
      <text:p text:style-name="P926">He doesn`t have to go — Он не должен идти.</text:p>
      <text:p text:style-name="P940">Will they have to go? — Они должны будут идти?</text:p>
      <text:p text:style-name="P848"/>
      <text:p text:style-name="P1210"><text:span text:style-name="T181">В </text:span><text:span text:style-name="T154">отрицательных предложениях </text:span><text:span text:style-name="T104">have to</text:span><text:span text:style-name="T154"> и </text:span><text:span text:style-name="T104">must</text:span><text:span text:style-name="T154"> передают разный смысл. </text:span></text:p>
      <text:p text:style-name="P1210"><text:span text:style-name="T104">Must not</text:span><text:span text:style-name="T154"> выражает запрет, а </text:span><text:span text:style-name="T104">heve to</text:span><text:span text:style-name="T154"> — отсутсвие обязанности.</text:span></text:p>
      <text:p text:style-name="P891"/>
      <text:p text:style-name="P926">You mustn`t tell anyone — Ты не должен рассказывать никому.</text:p>
      <text:p text:style-name="P926">You don`t have to tell me everything — Можешь не рассказывать мне всего.</text:p>
      <text:p text:style-name="P847"/>
      <text:p text:style-name="P1063"><text:span text:style-name="T118">Have</text:span><text:span text:style-name="T182"> в значении «должен» всегда используется с частицей </text:span><text:span text:style-name="T118">to</text:span><text:span text:style-name="T182">. Если не поставить </text:span><text:span text:style-name="T118">to</text:span><text:span text:style-name="T182"> </text:span></text:p>
      <text:p text:style-name="P1063"><text:span text:style-name="T182">после </text:span><text:span text:style-name="T118">have</text:span><text:span text:style-name="T182">, то этот глагол будет ознать «иметь». </text:span></text:p>
      <text:p text:style-name="P847"/>
      <text:p text:style-name="P7"><text:span text:style-name="T238">Г</text:span><text:span text:style-name="T239">лагол </text:span><text:span text:style-name="T147">should</text:span></text:p>
      <text:p text:style-name="P849"/>
      <text:p text:style-name="P1064"><text:span text:style-name="T126">Should [шуд] </text:span><text:span text:style-name="T198">подходит</text:span><text:span text:style-name="T182">, чтобы дать</text:span><text:span text:style-name="T198"> вежливый</text:span><text:span text:style-name="T182"> совет. Переводится как «</text:span><text:span text:style-name="T199">следует сделать</text:span><text:span text:style-name="T182">» </text:span></text:p>
      <text:p text:style-name="P1064"><text:span text:style-name="T199">или «нужно (так поступить)». </text:span><text:span text:style-name="T201">С</text:span><text:span text:style-name="T199">вязан с на</text:span><text:span text:style-name="T201">с</text:span><text:span text:style-name="T199">тоящим и будущим временем. Грамматически использ</text:span><text:span text:style-name="T198">уется</text:span><text:span text:style-name="T199"> по тем же правилами, что и другие модальные глаголы.</text:span></text:p>
      <text:p text:style-name="P852"/>
      <text:p text:style-name="P65">You should be more attentive — Вам следует быть более внимательным.</text:p>
      <text:p text:style-name="P850"/>
      <text:p text:style-name="P1065"><text:span text:style-name="T200">Для</text:span><text:span text:style-name="T199"> совет</text:span><text:span text:style-name="T200">а</text:span><text:span text:style-name="T199">, помимо </text:span><text:span text:style-name="T126">should,</text:span><text:span text:style-name="T199"> можно также использовать обороты, помогающие </text:span></text:p>
      <text:p text:style-name="P1065"><text:span text:style-name="T199">выразить мненеие, например </text:span><text:span text:style-name="T126">I think, I don`t think</text:span><text:span text:style-name="T199">.</text:span></text:p>
      <text:p text:style-name="P851"/>
      <text:p text:style-name="P929">I think you should leave — Думаю, вам пора уйти.</text:p>
      <text:p text:style-name="P930"/>
      <text:p text:style-name="P1056"><text:span text:style-name="T119">Should</text:span><text:span text:style-name="T183"> также выражает: недоумение, удивление, возмущение. В этом случае </text:span><text:span text:style-name="T200">он</text:span><text:span text:style-name="T183"> передает эмоциональную окраску высказыванию. Отрицательная форма говорит о плохой зате</text:span><text:span text:style-name="T184">е</text:span><text:span text:style-name="T183">.</text:span></text:p>
      <text:p text:style-name="P850"/>
      <text:p text:style-name="P929">Why should I go there? - Скакой стати мне туда идти?</text:p>
      <text:p text:style-name="P929">You shouldn`t go there — Не нужно туда идти <text:span text:style-name="T1103">(это плохая идея)</text:span>.</text:p>
      <text:p text:style-name="P850"/>
      <text:p text:style-name="P8"><text:span text:style-name="T233">Глагол </text:span><text:span text:style-name="T145">would</text:span></text:p>
      <text:p text:style-name="P853"/>
      <text:p text:style-name="P855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087">Грамматически использ</text:span><text:span text:style-name="T1088">уется</text:span><text:span text:style-name="T1087"> по тем же правилами, что и другие модальные глаголы.</text:span></text:p>
      <text:p text:style-name="P854"/>
      <text:p text:style-name="P858"><text:soft-page-break/>При переводе <text:span text:style-name="T476">would</text:span>, <text:span text:style-name="T1088">по сути, </text:span>выпадает, а идущий после него смысловой глагол, используется с частицей<text:span text:style-name="T491"> </text:span><text:span text:style-name="T476">to</text:span>. <text:span text:style-name="T491">Would</text:span><text:span text:style-name="T1090"> часто сокращается до </text:span><text:span text:style-name="T491">`d</text:span><text:span text:style-name="T1090"> и произносится как одна буква (поэтому поначалу расслышать </text:span><text:span text:style-name="T491">would</text:span><text:span text:style-name="T1090"> в предложении довольно сложно).</text:span></text:p>
      <text:p text:style-name="P854"/>
      <text:p text:style-name="P856"><text:span text:style-name="T1086">В</text:span>стречается в вариантах, <text:span text:style-name="T1104">когда</text:span>:</text:p>
      <text:list xml:id="list3120677035" text:style-name="L36">
        <text:list-item>
          <text:p text:style-name="P1421">соответствует русской частице «бы» (когда представляют ситуацию);</text:p>
        </text:list-item>
        <text:list-item>
          <text:p text:style-name="P1421">сообщает о привычках прошлого (в этом случае может заменяться на <text:span text:style-name="T476">used to</text:span>).</text:p>
        </text:list-item>
      </text:list>
      <text:p text:style-name="P857"/>
      <text:p text:style-name="P931">I would like to live in New Your — Я бы хотел жить в Нью Йорке <text:span text:style-name="T1086">(представил)</text:span>.</text:p>
      <text:p text:style-name="P932">I wouldn`t watch this film with my child — Я бы не смотрела этот фильм с моим ребенком.</text:p>
      <text:p text:style-name="P933">Would you like to go <text:span text:style-name="T1089">to the party with us? </text:span>—<text:span text:style-name="T1089"> Ты бы хотел пойти с нами на вечеринку?</text:span></text:p>
      <text:p text:style-name="P859"/>
      <text:p text:style-name="P1097"><text:span text:style-name="T185">Фраза </text:span><text:span text:style-name="T120">would you like</text:span><text:span text:style-name="T185"> часто используется, когда хотят предложить человеку услугу</text:span><text:span text:style-name="T203">, </text:span><text:span text:style-name="T185">предмет </text:span></text:p>
      <text:p text:style-name="P1097"><text:span text:style-name="T185">и т. п. Если человек согласен, то он отвечает </text:span><text:span text:style-name="T120">I`d like to</text:span><text:span text:style-name="T185"> (</text:span><text:span text:style-name="T202">я бы хотел</text:span><text:span text:style-name="T185">) </text:span><text:span text:style-name="T202">или </text:span><text:span text:style-name="T128">I`d love to</text:span></text:p>
      <text:p text:style-name="P1097"><text:span text:style-name="T185">(с удовольствием). <text:s/></text:span><text:span text:style-name="T120">I`d like to </text:span><text:span text:style-name="T225">можно использовать вместо</text:span><text:span text:style-name="T137"> I want </text:span><text:span text:style-name="T141">(уточнить)</text:span><text:span text:style-name="T137">.</text:span></text:p>
      <text:p text:style-name="P860"/>
      <text:p text:style-name="P1066"><text:span text:style-name="T120">Would you like a cup of </text:span><text:span text:style-name="T127">tea</text:span><text:span text:style-name="T120">? Yes, I would — Вы бы хотили чашечку </text:span><text:span text:style-name="T127">чая</text:span><text:span text:style-name="T120">? Да, хотел бы.</text:span></text:p>
      <text:p text:style-name="P860"/>
      <text:p text:style-name="P934">What would you like, coffee or tea? I`d like some cofee — Чтобы вы хотели, </text:p>
      <text:p text:style-name="P934">кофе или чай? Я бы хотел кофе.</text:p>
      <text:p text:style-name="P860"/>
      <text:p text:style-name="P806">Конструкция <text:span text:style-name="T476">used to</text:span></text:p>
      <text:p text:style-name="P860"/>
      <text:p text:style-name="P861">Используется, когда говорят о регулярных вещах, происходящих в прошлом. </text:p>
      <text:p text:style-name="P1057"><text:span text:style-name="T186">Британцы </text:span><text:span text:style-name="T187">предпочитают</text:span><text:span text:style-name="T186"> </text:span><text:span text:style-name="T121">used to</text:span><text:span text:style-name="T186">, американцы чаще использую </text:span><text:span text:style-name="T121">would</text:span><text:span text:style-name="T186">.</text:span></text:p>
      <text:p text:style-name="P861"/>
      <text:p text:style-name="P861">На русский <text:span text:style-name="T476">would/used to</text:span> можно перевести как «имел привычку делать» <text:span text:style-name="T1092">или</text:span> «раньше».</text:p>
      <text:p text:style-name="P862"><text:span text:style-name="T1092">Также </text:span><text:span text:style-name="T476">would/used to</text:span> <text:span text:style-name="T1092">подразумевает, что сейчас человек уже не делает того, что делал раньше.</text:span></text:p>
      <text:p text:style-name="P862"/>
      <text:p text:style-name="P863">Как правило <text:span text:style-name="T476">would</text:span> используется в ситуациях, когда указан период во время которого </text:p>
      <text:p text:style-name="P863">человек так не поступал. </text:p>
      <text:p text:style-name="P863"/>
      <text:p text:style-name="P864">После <text:span text:style-name="T476">used to</text:span> стоит глагол в начальной форме. В настоящем времени эта констуркция </text:p>
      <text:p text:style-name="P864">не используется <text:span text:style-name="T1093">(для этого есть Present Simple) </text:span>и<text:span text:style-name="T1091"> </text:span>часто <text:span text:style-name="T1091">выпадает при переводе.</text:span></text:p>
      <text:p text:style-name="P864"/>
      <text:p text:style-name="P935">I used to live in Bristol — Раньше я жил <text:span text:style-name="T1094">в Бристоле (а сейчас нет).</text:span></text:p>
      <text:p text:style-name="P936">I didn`t use to drink tea — Раньше я не пил чай (а теперь пью).</text:p>
      <text:p text:style-name="P937">Did you use to play tennis? — Ты раньше играл в теннис?</text:p>
      <text:p text:style-name="P808"/>
      <text:p text:style-name="P1015">Повелительно наклонение. Imperative</text:p>
      <text:p text:style-name="P870"/>
      <text:p text:style-name="P871">Это способ озвучить распоряжение, приказ, <text:span text:style-name="T1106">просьбу</text:span> или призыв к действию.</text:p>
      <text:p text:style-name="P871">В речи очень часто используются предложения в форме повелительного наклонения.</text:p>
      <text:p text:style-name="P871"/>
      <text:p text:style-name="P1067"><text:span text:style-name="T204">Чтобы выразить приказ или просьбу (</text:span><text:span text:style-name="T205">настойчиво</text:span><text:span text:style-name="T204">), нужно начать предложение с глагола </text:span></text:p>
      <text:p text:style-name="P872">в начальной форме (форма повелительного наклонения только одна).</text:p>
      <text:p text:style-name="P871"/>
      <text:p text:style-name="P66"><text:span text:style-name="T330">C</text:span><text:span text:style-name="T324">ome here — Подойдите сюда ( призыв к действию).</text:span></text:p>
      <text:p text:style-name="P941">Put your gun down! — Опусти оружие! (приказ).</text:p>
      <text:p text:style-name="P941">Help! — Помогите! (настойчивая просьба).</text:p>
      <text:p text:style-name="P873"/>
      <text:p text:style-name="P1211"><text:span text:style-name="T154">Чтобы просьба звучала вежливее, </text:span><text:span text:style-name="T206">используют слово please: </text:span><text:span text:style-name="T129">Come here, please</text:span><text:span text:style-name="T206">.</text:span></text:p>
      <text:p text:style-name="P1212"><text:soft-page-break/><text:span text:style-name="T206">Е</text:span><text:span text:style-name="T154">сли </text:span><text:span text:style-name="T207">человеку предлагают угоститься едой, то часто начинают предложение с </text:span><text:span text:style-name="T130">have</text:span><text:span text:style-name="T207">.</text:span></text:p>
      <text:p text:style-name="P942">Have a cake, please — Угощайтесь тортом, пожалуйста.</text:p>
      <text:p text:style-name="P874"/>
      <text:p text:style-name="P1246"><text:span text:style-name="T154">Глагол </text:span><text:span text:style-name="T104">have</text:span><text:span text:style-name="T154"> может входить в устойчивые обороты, связанные с пожеланием. </text:span></text:p>
      <text:p text:style-name="P874">В этом случае он обычно выпадает при переводе.</text:p>
      <text:p text:style-name="P875"/>
      <text:p text:style-name="P67"><text:span text:style-name="T331">H</text:span><text:span text:style-name="T324">ave a nice time — Приятно провести время.</text:span></text:p>
      <text:p text:style-name="P943">Have fun — Повеселитесь.</text:p>
      <text:p text:style-name="P943"/>
      <text:p text:style-name="P246"><text:span text:style-name="T324">Если нужно призвать человека или группу людей совершить что-то вместе, то нужно использовать </text:span><text:span text:style-name="T104">let`s (let us)</text:span><text:span text:style-name="T324"> перед глаголом. Это еще один способ говорить вежливее </text:span></text:p>
      <text:p text:style-name="P876">в повелительном наклонении.</text:p>
      <text:p text:style-name="P876"/>
      <text:p text:style-name="P943">Let`s do it — Давай сделаем это (досл. Позволь нам сделать это).</text:p>
      <text:p text:style-name="P943">Let`s not watch this movie — Давай не будем смотреть этот фильм.</text:p>
      <text:p text:style-name="P876"/>
      <text:p text:style-name="P246"><text:span text:style-name="T324">Если нужно попросить человека не делать что-либо, то нужно начать с </text:span><text:span text:style-name="T104">don`t</text:span><text:span text:style-name="T324">.</text:span></text:p>
      <text:p text:style-name="P943"/>
      <text:p text:style-name="P944">Don`t come here — Не подходи сюда. </text:p>
      <text:p text:style-name="P944">Don`t do it — Не делай этого.</text:p>
      <text:p text:style-name="P944"/>
      <text:p text:style-name="P1016">Пассивный<text:span text:style-name="T1114"> </text:span>залог. <text:span text:style-name="T1115">Passive Voice</text:span></text:p>
      <text:p text:style-name="P877"/>
      <text:p text:style-name="P247"><text:span text:style-name="T324">В английском языке, как и в русском, </text:span><text:span text:style-name="T332">есть 2</text:span><text:span text:style-name="T324"> вида залога: активный и пассивный.</text:span></text:p>
      <text:p text:style-name="P1068"><text:span text:style-name="T208">Активный залог </text:span><text:span text:style-name="T209">по другому</text:span><text:span text:style-name="T208"> называется действительным (я сам совершаю действие), </text:span></text:p>
      <text:p text:style-name="P878">а пассивный — страдательным (надо мной совершают действие.)</text:p>
      <text:p text:style-name="P879"/>
      <text:p text:style-name="P880">Порядок слов у предложения в пассивном залоге: </text:p>
      <text:list xml:id="list900889995" text:style-name="L37">
        <text:list-item>
          <text:p text:style-name="P1422">подлежащее;</text:p>
        </text:list-item>
        <text:list-item>
          <text:p text:style-name="P1422">сказуемое в пассивном залоге (что сделано?);</text:p>
        </text:list-item>
        <text:list-item>
          <text:p text:style-name="P1422">дополнение;</text:p>
        </text:list-item>
        <text:list-item>
          <text:p text:style-name="P1422">обстоятельство.</text:p>
        </text:list-item>
      </text:list>
      <text:p text:style-name="P881"/>
      <text:p text:style-name="P1069"><text:span text:style-name="T210">Сказуемое в пассивном залоге состоит из 2х частей: вспомогательного глагола </text:span><text:span text:style-name="T134">be</text:span><text:span text:style-name="T210"> </text:span></text:p>
      <text:p text:style-name="P1069"><text:span text:style-name="T210">и смыслового глагола в 3й форме </text:span><text:span text:style-name="T223">(для </text:span><text:span text:style-name="T224">группы </text:span><text:span text:style-name="T223">Simple)</text:span><text:span text:style-name="T210">.</text:span></text:p>
      <text:p text:style-name="P882"/>
      <text:p text:style-name="P68"><text:span text:style-name="T335">I finished my work</text:span><text:span text:style-name="T324"> yesterday — </text:span><text:span text:style-name="T335">Я закончил работу</text:span><text:span text:style-name="T324"> вчера (активный залог).</text:span></text:p>
      <text:p text:style-name="P68"><text:span text:style-name="T335">The work was finished</text:span><text:span text:style-name="T324"> yesterday — </text:span><text:span text:style-name="T335">Работа была закончена</text:span><text:span text:style-name="T324"> вчера (пассивный залог).</text:span></text:p>
      <text:p text:style-name="P892"/>
      <text:p text:style-name="P1074"><text:span text:style-name="T221">П</text:span><text:span text:style-name="T220">ассивный залог </text:span><text:span text:style-name="T221">обычно </text:span><text:span text:style-name="T220">используется, когда автор действия неизвестен, не важен </text:span></text:p>
      <text:p text:style-name="P248"><text:span text:style-name="T324">или намеренно скрыт. </text:span><text:span text:style-name="T333">Пассивный залог часто применяется в деловой речи.</text:span></text:p>
      <text:p text:style-name="P945"/>
      <text:p text:style-name="P946">This house is quite old. It was buil in 1990 — Дом старый. Он был простроен в 1990 году.</text:p>
      <text:p text:style-name="P946">(кто построил дом — неизвестно; известен только дом, и что с ним сделали — построили).</text:p>
      <text:p text:style-name="P947"/>
      <text:p text:style-name="P1070"><text:span text:style-name="T211">Если нужно указать </text:span><text:span text:style-name="T212">автора</text:span><text:span text:style-name="T211"> действи</text:span><text:span text:style-name="T212">я</text:span><text:span text:style-name="T211">, то это можно сделать в дополнении с использованием предлога </text:span><text:span text:style-name="T135">by</text:span><text:span text:style-name="T211"> (кем). </text:span><text:span text:style-name="T232">Автор действия стоит в конце предложения.</text:span></text:p>
      <text:p text:style-name="P883"/>
      <text:p text:style-name="P946">Ann Karenina was written by Leo Tolstoy — Анна Каренина была написана Львом Толстым.</text:p>
      <text:p text:style-name="P1071"><text:span text:style-name="T131">(</text:span><text:span text:style-name="T132">над книгой совершили действие — ее написали</text:span><text:span text:style-name="T131">)</text:span></text:p>
      <text:p text:style-name="P948"/>
      <text:p text:style-name="P884"/>
      <text:p text:style-name="P1398"><text:span text:style-name="T213">Подлежащие </text:span><text:span text:style-name="T133">I</text:span><text:span text:style-name="T213">, в предложении с пассивным залогом, часто переводится </text:span></text:p>
      <text:p text:style-name="P884">не как «я», а как «мне/мной/меня».</text:p>
      <text:p text:style-name="P885"/>
      <text:p text:style-name="P949">I am ignored all the time — Меня игнорируют все время.</text:p>
      <text:p text:style-name="P949">I was born in 1990 — Я родился в 1990 году (Меня родили в 1990 году).</text:p>
      <text:p text:style-name="P949"/>
      <text:p text:style-name="P1075"><text:span text:style-name="T213">При переводе </text:span><text:span text:style-name="T133">I was born</text:span><text:span text:style-name="T213">, не совсем понятно, что это пассивный залог </text:span><text:span text:style-name="T219">(</text:span><text:span text:style-name="T136">I</text:span><text:span text:style-name="T219"> переводится как «я»)</text:span><text:span text:style-name="T213">.</text:span></text:p>
      <text:p text:style-name="P667"><text:span text:style-name="T213">В английском таких фраз мног. </text:span><text:span text:style-name="T222">Их</text:span><text:span text:style-name="T213"> нужно просто </text:span><text:span text:style-name="T222">запомнить</text:span><text:span text:style-name="T213">, </text:span><text:span text:style-name="T214">например:</text:span></text:p>
      <text:list xml:id="list883502580" text:style-name="L38">
        <text:list-item>
          <text:p text:style-name="P1423">be born — родился (в Past Simple);</text:p>
        </text:list-item>
        <text:list-item>
          <text:p text:style-name="P1423">be gone — умер (в Present Simple).</text:p>
        </text:list-item>
      </text:list>
      <text:p text:style-name="P886"/>
      <text:p text:style-name="P887">Present Simple Passive:</text:p>
      <text:p text:style-name="P950">Children are taught at school — Детей учат в школе.</text:p>
      <text:p text:style-name="P887"/>
      <text:p text:style-name="P887">Past Simple Passive:</text:p>
      <text:p text:style-name="P950">I was taught to ride a bike by my dadschool — Меня научил ездить на велосипеде папа.</text:p>
      <text:p text:style-name="P887"/>
      <text:p text:style-name="P887">Future Simple Passive:</text:p>
      <text:p text:style-name="P950">I will be taught English at university — Меня будут учить английскому в универе.</text:p>
      <text:p text:style-name="P950"/>
      <text:p text:style-name="P888">Present Perfect Passive <text:span text:style-name="T1111">требует дополнительно</text:span><text:span text:style-name="T1113">го</text:span><text:span text:style-name="T1111"> слов</text:span><text:span text:style-name="T1113">а</text:span><text:span text:style-name="T1111"> </text:span><text:span text:style-name="T493">been, </text:span><text:span text:style-name="T1113">после</text:span><text:span text:style-name="T494"> have</text:span><text:span text:style-name="T1111">. </text:span></text:p>
      <text:p text:style-name="P889"><text:span text:style-name="T1153">Е</text:span>сли его не указать, то предложение будет в форме активного залога (Present Perfect).</text:p>
      <text:p text:style-name="P951"/>
      <text:p text:style-name="P951">I have been taught an important lesson — Мне преподали важный урок.</text:p>
      <text:p text:style-name="P952">I have <text:span text:style-name="T1112">taught an important lesson — </text:span>Я преподал важный урок.</text:p>
      <text:p text:style-name="P890"/>
      <text:p text:style-name="P887">Предложение в Present Perfect Passive можно перепутать с Present Perfect Continuous.</text:p>
      <text:p text:style-name="P887">Здесь главное в том, что в Passive смысловой глагол стоит в 3й форме, </text:p>
      <text:p text:style-name="P249"><text:span text:style-name="T324">а в Continuous — с окончанием </text:span><text:span text:style-name="T104">ing</text:span><text:span text:style-name="T324">.</text:span></text:p>
      <text:p text:style-name="P887"/>
      <text:p text:style-name="P1072"><text:span text:style-name="T69">I have been </text:span><text:span text:style-name="T71">speaking</text:span><text:span text:style-name="T69"> English for 2 years. </text:span><text:span text:style-name="T70">—</text:span><text:span text:style-name="T69"> Я </text:span><text:span text:style-name="T71">говорю по</text:span><text:span text:style-name="T69"> английски уже 2 года.</text:span></text:p>
      <text:p text:style-name="P1072"><text:span text:style-name="T69">I </text:span><text:span text:style-name="T72">have been </text:span><text:span text:style-name="T71">spoken English — </text:span><text:span text:style-name="T73">Со мной</text:span><text:span text:style-name="T71"> говорили по английски.</text:span></text:p>
      <text:p text:style-name="P954"/>
      <text:p text:style-name="P1073"><text:span text:style-name="T241">Т</text:span><text:span text:style-name="T242">акже можно легко перепутать ситуации, когда be используется с прилагательным </text:span><text:span text:style-name="T243">и</text:span><text:span text:style-name="T242"> когда </text:span></text:p>
      <text:p text:style-name="P1073"><text:span text:style-name="T243">с</text:span><text:span text:style-name="T242"> пассивн</text:span><text:span text:style-name="T243">ым</text:span><text:span text:style-name="T242"> залог</text:span><text:span text:style-name="T243">ом</text:span><text:span text:style-name="T242">. Здесь важно отлич</text:span><text:span text:style-name="T243">а</text:span><text:span text:style-name="T242">ть прилагательное от глагола.</text:span></text:p>
      <text:p text:style-name="P955"/>
      <text:p text:style-name="P598"><text:span text:style-name="T100">I am interested in art — Я</text:span><text:span text:style-name="T101"> интересуюсь</text:span><text:span text:style-name="T102"> </text:span><text:span text:style-name="T101">искусством </text:span><text:span text:style-name="T99">(interested — прилагательное)</text:span><text:span text:style-name="T101">.</text:span></text:p>
      <text:p text:style-name="P1220"><text:span text:style-name="T71">I </text:span><text:span text:style-name="T68">am ignored all the time — Меня игнорируют все время (ignored — глагол в 3й форме).</text:span></text:p>
      <text:p text:style-name="P962"/>
      <text:p text:style-name="P1017">Вопросительные предложения</text:p>
      <text:p text:style-name="P700"/>
      <text:p text:style-name="P702">Чтобы задать вопрос, нужно придерживаться обратного порядка слов, когда </text:p>
      <text:p text:style-name="P702">вспомогательный глагол стоит перед подлежащим (см. выше).</text:p>
      <text:p text:style-name="P702"/>
      <text:p text:style-name="P702">В вопросе может не быть вопросительного слова, смыслового глагола, дополнения, </text:p>
      <text:p text:style-name="P702">но в нем всегда есть вспомогательный глагол и подлежащее.</text:p>
      <text:p text:style-name="P702"/>
      <text:p text:style-name="P1145">В английском есть 5 типов вопросов: <text:span text:style-name="T1214">общий, разделительный, </text:span><text:span text:style-name="T1217">специальный, </text:span></text:p>
      <text:p text:style-name="P1286">вопрос к подлежащему и вопрос с альтернативой.</text:p>
      <text:p text:style-name="P704"/>
      <text:p text:style-name="P703"/>
      <text:p text:style-name="P1401">Общий вопрос</text:p>
      <text:p text:style-name="P703"/>
      <text:p text:style-name="P703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03"/>
      <text:p text:style-name="P1213"><text:span text:style-name="T244">Чтобы коротко ответить на </text:span><text:span text:style-name="T245">такой </text:span><text:span text:style-name="T244">вопрос, недостаточно просто написать </text:span><text:span text:style-name="T74">yes/no</text:span><text:span text:style-name="T244">. Нужно также добавить корешок — местоимение со вспомогательным глаголом. </text:span><text:span text:style-name="T246">Корешок</text:span><text:span text:style-name="T244"> будет указыват</text:span><text:span text:style-name="T246">ь</text:span><text:span text:style-name="T244"> на мысль, которая была сказана в предыдушем предложении:</text:span></text:p>
      <text:p text:style-name="P990"/>
      <text:p text:style-name="P988"><text:span text:style-name="T963">Do you play</text:span> the piano? <text:span text:style-name="T644">—</text:span> Yes, <text:span text:style-name="T964">I do</text:span><text:span text:style-name="T984">.</text:span></text:p>
      <text:p text:style-name="P989"><text:span text:style-name="T964">Does Rita play</text:span><text:span text:style-name="T984"> football? </text:span><text:span text:style-name="T644">— </text:span><text:span text:style-name="T984">No, </text:span><text:span text:style-name="T964">she doesn`t</text:span><text:span text:style-name="T984">.</text:span> </text:p>
      <text:p text:style-name="P701"/>
      <text:p text:style-name="P792">Разделительный вопрос</text:p>
      <text:p text:style-name="P703"/>
      <text:p text:style-name="P1079"><text:span text:style-name="T247">Вопрос, который часто используется в разговорной речи, когда собеседник пытается </text:span><text:span text:style-name="T253">начать или поддержать беседу. Также с помощью таких вопросов можно </text:span><text:span text:style-name="T247">выяснить какую-то информацию на основе имеющихся фактов.</text:span></text:p>
      <text:p text:style-name="P705"/>
      <text:p text:style-name="P1076"><text:span text:style-name="T247">С</text:span><text:span text:style-name="T248">остоит из 2х частей, разделенных запятой: утверждения и противоположного корешка. </text:span></text:p>
      <text:p text:style-name="P706">Корешок можно переводить словами: «правда?» «да?», «не так ли?», «верно?»</text:p>
      <text:p text:style-name="P69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706"/>
      <text:p text:style-name="P1076"><text:span text:style-name="T248">В </text:span><text:span text:style-name="T249">корешке </text:span><text:span text:style-name="T248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707"/>
      <text:p text:style-name="P709">Если в главной части отрицание, то в корешке должно быть утверждение (и наоборот). </text:p>
      <text:p text:style-name="P45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709"/>
      <text:p text:style-name="P1077"><text:span text:style-name="T250">Если в гланой части используется </text:span><text:span text:style-name="T75">I am</text:span><text:span text:style-name="T250">, то в корешке нужно говорить </text:span><text:span text:style-name="T75">aren`t I</text:span><text:span text:style-name="T250">, а не </text:span><text:span text:style-name="T75">amn`t I</text:span><text:span text:style-name="T250">.</text:span></text:p>
      <text:p text:style-name="P70"><text:span text:style-name="T48">I </text:span><text:span text:style-name="T45">am a famous artist, aren`t I? - Я знаменитая художница, да?</text:span></text:p>
      <text:p text:style-name="P709"/>
      <text:p text:style-name="P710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710"/>
      <text:p text:style-name="P1078"><text:span text:style-name="T251">П</text:span><text:span text:style-name="T252">осему на такие вопросы лучше отвечать так, чтобы ответ отражал реальное </text:span></text:p>
      <text:p text:style-name="P711">положение дел, а не форму вопроса.</text:p>
      <text:p text:style-name="P711"/>
      <text:p text:style-name="P46"><text:span text:style-name="T50">T</text:span><text:span text:style-name="T45">hat isn`t your car, is it? Yes, it is — Это не твоя машина, да? Нет, моя</text:span></text:p>
      <text:p text:style-name="P1086"><text:span text:style-name="T82">Можно</text:span><text:span text:style-name="T68"> ответить </text:span><text:span text:style-name="T82">и так</text:span><text:span text:style-name="T68">: Yes, it is my car — Да, это моя машина.</text:span></text:p>
      <text:p text:style-name="P708"/>
      <text:p text:style-name="P794">Специальный вопрос</text:p>
      <text:p text:style-name="P712"/>
      <text:p text:style-name="P713">Самый популярный тип вопроса. Используется для получения доп. информации, </text:p>
      <text:p text:style-name="P1214"><text:span text:style-name="T240">поэтому всегда начинается с вопросительного слова </text:span><text:span text:style-name="T255">или связки</text:span><text:span text:style-name="T240">.</text:span></text:p>
      <text:p text:style-name="P714"/>
      <text:p text:style-name="P715">Вопросительные слова:</text:p>
      <text:list xml:id="list1926685135" text:style-name="L39">
        <text:list-item>
          <text:p text:style-name="P1569"><text:span text:style-name="T240">who [ху] — </text:span><text:span text:style-name="T254">кто</text:span><text:span text:style-name="T240">;</text:span></text:p>
        </text:list-item>
        <text:list-item>
          <text:p text:style-name="P1569"><text:span text:style-name="T240">whom [хум] — </text:span><text:span text:style-name="T254">кого</text:span><text:span text:style-name="T240">;</text:span></text:p>
        </text:list-item>
        <text:list-item>
          <text:p text:style-name="P1569"><text:span text:style-name="T240">whose [хуз] — </text:span><text:span text:style-name="T254">чей</text:span><text:span text:style-name="T240">;</text:span></text:p>
        </text:list-item>
        <text:list-item>
          <text:p text:style-name="P1569"><text:span text:style-name="T240">what — </text:span><text:span text:style-name="T254">что, какой</text:span><text:span text:style-name="T240">;</text:span></text:p>
        </text:list-item>
        <text:list-item>
          <text:p text:style-name="P1569"><text:soft-page-break/><text:span text:style-name="T240">which — </text:span><text:span text:style-name="T254">который</text:span><text:span text:style-name="T240">;</text:span></text:p>
        </text:list-item>
        <text:list-item>
          <text:p text:style-name="P1569"><text:span text:style-name="T240">where [</text:span><text:span text:style-name="T254">вэа</text:span><text:span text:style-name="T240">] — </text:span><text:span text:style-name="T254">где, куда</text:span><text:span text:style-name="T240">;</text:span></text:p>
        </text:list-item>
        <text:list-item>
          <text:p text:style-name="P1569"><text:span text:style-name="T240">when — </text:span><text:span text:style-name="T254">когда</text:span><text:span text:style-name="T240">;</text:span></text:p>
        </text:list-item>
        <text:list-item>
          <text:p text:style-name="P1569"><text:span text:style-name="T240">why [</text:span><text:span text:style-name="T254">вай</text:span><text:span text:style-name="T240">] — </text:span><text:span text:style-name="T254">зачем, почему</text:span><text:span text:style-name="T240">;</text:span></text:p>
        </text:list-item>
        <text:list-item>
          <text:p text:style-name="P1425">how [хау] — как;</text:p>
        </text:list-item>
        <text:list-item>
          <text:p text:style-name="P1569"><text:span text:style-name="T240">how often [хау офэн] — </text:span><text:span text:style-name="T254">как часто</text:span><text:span text:style-name="T240">;</text:span></text:p>
        </text:list-item>
        <text:list-item>
          <text:p text:style-name="P1569"><text:span text:style-name="T240">how many — </text:span><text:span text:style-name="T254">сколько (исчисляемые существительные)</text:span><text:span text:style-name="T240">;</text:span></text:p>
        </text:list-item>
        <text:list-item>
          <text:p text:style-name="P1569"><text:span text:style-name="T240">how much — </text:span><text:span text:style-name="T254">сколько (неисчесляемые существительные)</text:span><text:span text:style-name="T240">;</text:span></text:p>
        </text:list-item>
        <text:list-item>
          <text:p text:style-name="P1569"><text:span text:style-name="T240">how long [хау лон] — </text:span><text:span text:style-name="T254">как долго</text:span><text:span text:style-name="T240">;</text:span></text:p>
        </text:list-item>
        <text:list-item>
          <text:p text:style-name="P1569"><text:span text:style-name="T240">how long ago — </text:span><text:span text:style-name="T254">как давно</text:span><text:span text:style-name="T240">;</text:span></text:p>
        </text:list-item>
        <text:list-item>
          <text:p text:style-name="P1569"><text:span text:style-name="T240">how old — </text:span><text:span text:style-name="T254">сколько лет</text:span><text:span text:style-name="T240">.</text:span></text:p>
        </text:list-item>
      </text:list>
      <text:p text:style-name="P707"/>
      <text:p text:style-name="P1215"><text:span text:style-name="T76">W</text:span><text:span text:style-name="T68">hat</text:span><text:span text:style-name="T240"> и </text:span><text:span text:style-name="T68">which</text:span><text:span text:style-name="T240"> могут использоваться отдельно или с уточняющим словом, обычно, существительным, и тогда переводятся как «какой» и «какой из» </text:span><text:span text:style-name="T255">соотв</text:span><text:span text:style-name="T240">. </text:span></text:p>
      <text:p text:style-name="P716"/>
      <text:p text:style-name="P956">What do you like? — Что ты любишь?</text:p>
      <text:p text:style-name="P956">What car have you got? — Какая у тебя машина?</text:p>
      <text:p text:style-name="P956">Which car is yours? — Какая из машин твоя? </text:p>
      <text:p text:style-name="P956"/>
      <text:p text:style-name="P71"><text:span text:style-name="T51">Which</text:span><text:span text:style-name="T255"> подразумевает выбор из нескольких вариантов.</text:span></text:p>
      <text:p text:style-name="P1080"><text:span text:style-name="T256">Слово </text:span><text:span text:style-name="T77">how</text:span><text:span text:style-name="T256"> чаще присутствует в </text:span><text:span text:style-name="T258">связке</text:span><text:span text:style-name="T256"> с прилагательным или наречием, но может употребляться и самостоятельно.</text:span></text:p>
      <text:p text:style-name="P717"/>
      <text:p text:style-name="P957">How old are you? — Сколько тебе лет?</text:p>
      <text:p text:style-name="P957">How are you? — Как ты?</text:p>
      <text:p text:style-name="P718"/>
      <text:p text:style-name="P72"><text:span text:style-name="T240">Вопрос с </text:span><text:span text:style-name="T45">how much</text:span><text:span text:style-name="T240"> задают, когда спрашивают о веществах, жидкостях или абстрактных понятиях </text:span><text:span text:style-name="T257">(что нельзя количественно посчитать)</text:span><text:span text:style-name="T240">. А с </text:span><text:span text:style-name="T45">how many</text:span><text:span text:style-name="T240">, когда спрашивают </text:span></text:p>
      <text:p text:style-name="P718">о нескольких предметах. </text:p>
      <text:p text:style-name="P717"/>
      <text:p text:style-name="P957">How much money have you got? — Сколько у тебя денег? (<text:span text:style-name="T1118">много, </text:span>абстракция).</text:p>
      <text:p text:style-name="P957">How many friends have you got? — Сколько у тебя друзей? (<text:span text:style-name="T1119">10, </text:span>количество).</text:p>
      <text:p text:style-name="P957"/>
      <text:p text:style-name="P793">Вопрос к подлежащему</text:p>
      <text:p text:style-name="P719"/>
      <text:p text:style-name="P1081"><text:span text:style-name="T259">Задается, когда хотят узнать кто или что совершает действие. Начинается со слова </text:span><text:span text:style-name="T78">who</text:span><text:span text:style-name="T259"> </text:span></text:p>
      <text:p text:style-name="P1081"><text:span text:style-name="T259">или </text:span><text:span text:style-name="T78">what</text:span><text:span text:style-name="T259">, которое заменяют собой подлежащее. При этом порядок слов остается таким же, что и в утрверждении. В</text:span><text:span text:style-name="T260">спомогательный глагол часто отсутсвует в таком вопросе.</text:span></text:p>
      <text:p text:style-name="P720"/>
      <text:p text:style-name="P958">Who is in the Room? — Кто в комнате?</text:p>
      <text:p text:style-name="P959">What was that? — Что это было?</text:p>
      <text:p text:style-name="P959"/>
      <text:p text:style-name="P1088"><text:span text:style-name="T79">W</text:span><text:span text:style-name="T68">ho/what</text:span><text:span text:style-name="T240"> </text:span><text:span text:style-name="T261">условно </text:span><text:span text:style-name="T240">являются 3м лицом единственного числа — т. е. </text:span><text:span text:style-name="T68">he/she/it</text:span><text:span text:style-name="T240">.</text:span></text:p>
      <text:p text:style-name="P721"/>
      <text:p text:style-name="P1082"><text:span text:style-name="T240">Если подлежащее предполагается во множественном числе, то </text:span><text:span text:style-name="T260">в форму множественного числа нужно поставить глагол.</text:span></text:p>
      <text:p text:style-name="P721"/>
      <text:p text:style-name="P73"><text:span text:style-name="T45">Who </text:span><text:span text:style-name="T64">are</text:span><text:span text:style-name="T45"> my best friends? → </text:span><text:span text:style-name="T64">Mike and Paul</text:span><text:span text:style-name="T45"> are my best friends.</text:span></text:p>
      <text:p text:style-name="P721"/>
      <text:p text:style-name="P722"/>
      <text:p text:style-name="P1402">Вопрос с альтернативой</text:p>
      <text:p text:style-name="P722"/>
      <text:p text:style-name="P1216"><text:span text:style-name="T240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8">or</text:span><text:span text:style-name="T240"> (в подлежащем, сказуемоем, дополнении или даже в слове </text:span><text:span text:style-name="T68">not</text:span><text:span text:style-name="T240">).</text:span></text:p>
      <text:p text:style-name="P993"/>
      <text:p text:style-name="P1083"><text:span text:style-name="T45">Does </text:span><text:span text:style-name="T64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083"><text:span text:style-name="T80">Has he just </text:span><text:span text:style-name="T103">arrived or left</text:span><text:span text:style-name="T80">? (в смыслово</text:span><text:span text:style-name="T81">й</text:span><text:span text:style-name="T80"> глагол)</text:span></text:p>
      <text:p text:style-name="P1083"><text:span text:style-name="T80">Will you go to Kiev </text:span><text:span text:style-name="T103">by train or by plane</text:span><text:span text:style-name="T80">? (дополнени</text:span><text:span text:style-name="T81">е</text:span><text:span text:style-name="T80">)</text:span></text:p>
      <text:p text:style-name="P1083"><text:span text:style-name="T80">Do you like </text:span><text:span text:style-name="T103">sushi or not</text:span><text:span text:style-name="T80">? (слов</text:span><text:span text:style-name="T81">о</text:span><text:span text:style-name="T80"> not)</text:span></text:p>
      <text:p text:style-name="P725"/>
      <text:p text:style-name="P579"><text:span text:style-name="T67">В</text:span><text:span text:style-name="T44">опросы с предлогами</text:span></text:p>
      <text:p text:style-name="P723"/>
      <text:p text:style-name="P726">По началу вызывают много трудностей, т. к. в русском языке предлог и вопросительное </text:p>
      <text:p text:style-name="P726">слово стоят рядом, а в английском они находятся в разных местах. </text:p>
      <text:p text:style-name="P727"/>
      <text:p text:style-name="P727">В английском вопросе предлог стоит в самом конце, но при переводе </text:p>
      <text:p text:style-name="P727">относится к началу предложения.</text:p>
      <text:p text:style-name="P727"/>
      <text:p text:style-name="P1217"><text:span text:style-name="T40">W</text:span><text:span text:style-name="T39">ho</text:span><text:span text:style-name="T240"> do you meet </text:span><text:span text:style-name="T1116">with</text:span><text:span text:style-name="T240">? — </text:span><text:span text:style-name="T1116">С</text:span><text:span text:style-name="T240"> </text:span><text:span text:style-name="T39">кем</text:span><text:span text:style-name="T240"> ты встречаешься?</text:span></text:p>
      <text:p text:style-name="P1217"><text:span text:style-name="T40">W</text:span><text:span text:style-name="T39">hat</text:span><text:span text:style-name="T240"> are you looking </text:span><text:span text:style-name="T1116">at</text:span><text:span text:style-name="T240">? — </text:span><text:span text:style-name="T1116">На</text:span><text:span text:style-name="T240"> </text:span><text:span text:style-name="T39">что</text:span><text:span text:style-name="T240"> ты смотришь?</text:span></text:p>
      <text:p text:style-name="P728"/>
      <text:p text:style-name="P1084"><text:span text:style-name="T263">Ч</text:span><text:span text:style-name="T262">асто логика использования предлогов в русском и английском не совпадают. </text:span></text:p>
      <text:p text:style-name="P729">Поэтому лучше запомнить некоторые устойчивые сочетания предлогов с глаголами, </text:p>
      <text:p text:style-name="P730">которые встречаются достаточно часто:</text:p>
      <text:list xml:id="list2452094565" text:style-name="L40">
        <text:list-item>
          <text:p text:style-name="P1570"><text:span text:style-name="T240">what … like — на что похож (здесь </text:span><text:span text:style-name="T68">like</text:span><text:span text:style-name="T240"> не глагол, а предлог);</text:span></text:p>
        </text:list-item>
        <text:list-item>
          <text:p text:style-name="P1426">look at — стмотреть на;</text:p>
        </text:list-item>
        <text:list-item>
          <text:p text:style-name="P1426">look for — искать;</text:p>
        </text:list-item>
        <text:list-item>
          <text:p text:style-name="P1426">listen to — слушать;</text:p>
        </text:list-item>
        <text:list-item>
          <text:p text:style-name="P1426">wait for — ждать;</text:p>
        </text:list-item>
        <text:list-item>
          <text:p text:style-name="P1426">stay at — останавливаться (например, в отеле).</text:p>
        </text:list-item>
      </text:list>
      <text:p text:style-name="P1217"/>
      <text:p text:style-name="P960">What does he look like? — Как он выглядит?</text:p>
      <text:p text:style-name="P960">What are you looking at? — На что ты смотришь?</text:p>
      <text:p text:style-name="P728"/>
      <text:p text:style-name="P1085"><text:span text:style-name="T262">П</text:span><text:span text:style-name="T265">римеры </text:span><text:span text:style-name="T264">5</text:span><text:span text:style-name="T265"> типов вопросов во всех временах, а также с модальными глаголами </text:span></text:p>
      <text:p text:style-name="P732">можно найти на стр. 146.</text:p>
      <text:p text:style-name="P731"/>
      <text:p text:style-name="P1018">Отрицательные предложения</text:p>
      <text:p text:style-name="P724"/>
      <text:p text:style-name="P734">Чтобы придать мысли отрицательное значение, используются 2 способа:</text:p>
      <text:list xml:id="list3351534179" text:style-name="L41">
        <text:list-item>
          <text:p text:style-name="P1427">отрицательная частица <text:span text:style-name="T476">not</text:span>;</text:p>
        </text:list-item>
        <text:list-item>
          <text:p text:style-name="P1427">слово <text:span text:style-name="T476">never</text:span> (и другие слова, придающие отрицательное значение).</text:p>
        </text:list-item>
      </text:list>
      <text:p text:style-name="P733"/>
      <text:p text:style-name="P735">Частица <text:span text:style-name="T476">not</text:span> стоит всегда в связке либо со вспомогательным глаголом, либо с модальным.</text:p>
      <text:p text:style-name="P735">Она является частью сказуемого. Переводится как «не».</text:p>
      <text:p text:style-name="P735"/>
      <text:p text:style-name="P961">I not like horror movies (неправильно, остуствует вспомогательный глагол)</text:p>
      <text:p text:style-name="P961">I do n<text:span text:style-name="T1120">o</text:span>t like horror movies (правильно <text:span text:style-name="T1121">для простых предложений</text:span>)</text:p>
      <text:p text:style-name="P735"/>
      <text:p text:style-name="P736"><text:soft-page-break/>В сложных предложениях, где несколько глаголов, используются другие правила.</text:p>
      <text:p text:style-name="P738"><text:span text:style-name="T1126">C</text:span>казуемым обычно является самый первый глагол. Если отрицатульную мысль сообщить </text:p>
      <text:p text:style-name="P738">в дополнении, то not будет стоять самостоятельно.</text:p>
      <text:p text:style-name="P737"/>
      <text:p text:style-name="P739">It`s quite impolite not to call me back — Очень не вежливо не перезванивать мне.</text:p>
      <text:p text:style-name="P739">(здесь сказуемым является первый глагол — is)</text:p>
      <text:p text:style-name="P739"/>
      <text:p text:style-name="P1278"><text:span text:style-name="T321">С</text:span><text:span text:style-name="T320">амые важные глаголы</text:span></text:p>
      <text:p text:style-name="P740"/>
      <text:p text:style-name="P741">Это <text:span text:style-name="T476">be</text:span>, <text:span text:style-name="T476">do</text:span>, <text:span text:style-name="T476">have</text:span> и <text:span text:style-name="T476">get</text:span>. Они могут быть как смысловыми, так и вспомогательными <text:span text:style-name="T1129">(кроме </text:span><text:span text:style-name="T500">get</text:span><text:span text:style-name="T1129">)</text:span>.</text:p>
      <text:p text:style-name="P741">Они могут входить в устойчивые сочетания, где меняют свое значение.</text:p>
      <text:p text:style-name="P741"/>
      <text:p text:style-name="P785">Глагол <text:span text:style-name="T476">be</text:span></text:p>
      <text:p text:style-name="P741"/>
      <text:p text:style-name="P675"><text:span text:style-name="T337">Э</text:span><text:span text:style-name="T338">то начальная форма глагола</text:span><text:span text:style-name="T339"> «быть». </text:span><text:span text:style-name="T344">В </text:span><text:span text:style-name="T337">Present Simple </text:span><text:span text:style-name="T351">be</text:span><text:span text:style-name="T337"> </text:span><text:span text:style-name="T336">изменяется</text:span><text:span text:style-name="T337"> на</text:span><text:span text:style-name="T339">: </text:span></text:p>
      <text:list xml:id="list2846005736" text:style-name="L42">
        <text:list-item>
          <text:p text:style-name="P1445"><text:span text:style-name="T656">a</text:span><text:span text:style-name="T651">m — если подлежащее в первом лице (</text:span><text:span text:style-name="T525">I</text:span><text:span text:style-name="T651">);</text:span></text:p>
        </text:list-item>
        <text:list-item>
          <text:p text:style-name="P1446">is — если подлежащее в третьем лице, единственном числе (<text:span text:style-name="T476">he/she/it</text:span>);</text:p>
        </text:list-item>
        <text:list-item>
          <text:p text:style-name="P1446">are — если подлежащее во множественном числе (<text:span text:style-name="T476">you/we/they</text:span>).</text:p>
        </text:list-item>
      </text:list>
      <text:p text:style-name="P995"/>
      <text:p text:style-name="P1195"><text:span text:style-name="T356">Г</text:span><text:span text:style-name="T357">лагол </text:span><text:span text:style-name="T148">be</text:span><text:span text:style-name="T357"> в форме </text:span><text:span text:style-name="T148">am/is/are</text:span><text:span text:style-name="T357"> является смысловым, но при переводе на русский выпадает. </text:span></text:p>
      <text:p text:style-name="P998"/>
      <text:p text:style-name="P1012"><text:span text:style-name="T762">Одновременно с этим формы </text:span><text:span text:style-name="T1132">am/is/are</text:span><text:span text:style-name="T763"> </text:span><text:span text:style-name="T762">привязывают предложение к настоящему времени. </text:span><text:span text:style-name="T1058">(привязывает ко времени во всех формах)</text:span></text:p>
      <text:p text:style-name="P1013"/>
      <text:p text:style-name="P998">После <text:span text:style-name="T476">be</text:span> обычно указывается характеристика (какой) или место (где).</text:p>
      <text:p text:style-name="P995"/>
      <text:p text:style-name="P994"><text:span text:style-name="T478">This dress is blue — </text:span><text:span text:style-name="T499">Это платье синие.</text:span></text:p>
      <text:p text:style-name="P1092"><text:span text:style-name="T345">I</text:span><text:span text:style-name="T346"> </text:span><text:span text:style-name="T345">am</text:span><text:span text:style-name="T346"> in </text:span><text:span text:style-name="T345">my</text:span><text:span text:style-name="T346"> office now — </text:span><text:span text:style-name="T345">Я</text:span><text:span text:style-name="T347"> у себя в офисе сейчас.</text:span></text:p>
      <text:p text:style-name="P996"/>
      <text:p text:style-name="P1243"><text:span text:style-name="T341">В русском языке предложение может </text:span><text:span text:style-name="T340">не иметь</text:span><text:span text:style-name="T341"> сказуемого. </text:span><text:span text:style-name="T340">Там где в русском сказуемое отсутсвует, в английском будет стоять глагол </text:span><text:span text:style-name="T345">be</text:span><text:span text:style-name="T340"> в форме </text:span><text:span text:style-name="T350">am/is/are</text:span><text:span text:style-name="T337"> </text:span><text:span text:style-name="T340">(т. к. для английского не характерно, когда в предложении нет сказуемого)</text:span><text:span text:style-name="T337">. </text:span></text:p>
      <text:p text:style-name="P995"/>
      <text:p text:style-name="P1005"><text:span text:style-name="T544">I </text:span><text:span text:style-name="T527">am a doctor — Я (</text:span><text:span text:style-name="T528">есть</text:span><text:span text:style-name="T527">) доктор.</text:span></text:p>
      <text:p text:style-name="P1006"><text:span text:style-name="T986">We are happy </text:span><text:span text:style-name="T989">— </text:span><text:span text:style-name="T986">Мы (есть) счастливы.</text:span></text:p>
      <text:p text:style-name="P1000"/>
      <text:p text:style-name="P1252"><text:span text:style-name="T312">Глагол</text:span><text:span text:style-name="T313"> </text:span><text:span text:style-name="T95">be</text:span><text:span text:style-name="T313"> может использоваться в связке с прилагательным. </text:span><text:span text:style-name="T314">П</text:span><text:span text:style-name="T315">ри переводе такая связка </text:span></text:p>
      <text:p text:style-name="P1252"><text:span text:style-name="T315">может образовывать новый глагол, которого нет в </text:span><text:span text:style-name="T316">словаре</text:span><text:span text:style-name="T315">.</text:span></text:p>
      <text:p text:style-name="P1001"/>
      <text:p text:style-name="P1010"><text:span text:style-name="T529">I </text:span><text:span text:style-name="T546">am interested</text:span><text:span text:style-name="T529"> in art — Я</text:span><text:span text:style-name="T530"> </text:span><text:span text:style-name="T547">интересуюсь</text:span><text:span text:style-name="T539"> </text:span><text:span text:style-name="T530">искусством </text:span><text:span text:style-name="T539">(есть заинтересованный)</text:span><text:span text:style-name="T530">.</text:span></text:p>
      <text:p text:style-name="P1010"><text:span text:style-name="T530">My hands </text:span><text:span text:style-name="T547">are cold</text:span><text:span text:style-name="T530"> — Мои руки</text:span><text:span text:style-name="T531"> </text:span><text:span text:style-name="T547">замерзли </text:span><text:span text:style-name="T539">(есть замерзшие)</text:span><text:span text:style-name="T531">.</text:span></text:p>
      <text:p text:style-name="P963"/>
      <text:p text:style-name="P767">В вопросительных предложениях глагол <text:span text:style-name="T476">be</text:span> меняется местами с подлежащим, </text:p>
      <text:p text:style-name="P767">а в отрицательных, используется с частицей <text:span text:style-name="T476">not</text:span>:</text:p>
      <text:p text:style-name="P767"/>
      <text:p text:style-name="P895"><text:span text:style-name="T987">I </text:span><text:span text:style-name="T986">am not a student — Я не студент.</text:span></text:p>
      <text:p text:style-name="P964">We are not English speakers — Они не англоговорящие люди.</text:p>
      <text:p text:style-name="P895"><text:span text:style-name="T987">I</text:span><text:span text:style-name="T986">s it dark? — Сейчас темно?</text:span></text:p>
      <text:p text:style-name="P964">Are they hungry? — Они голодны?</text:p>
      <text:p text:style-name="P964"/>
      <text:p text:style-name="P768">Если перед <text:span text:style-name="T485">am/is/are</text:span> нет вопросительного слова, то это общий вопрос. </text:p>
      <text:p text:style-name="P768">В корешке ответа вместо <text:span text:style-name="T476">do/does</text:span> используется <text:span text:style-name="T476">am/is/are</text:span>:</text:p>
      <text:p text:style-name="P768"><text:soft-page-break/></text:p>
      <text:p text:style-name="P896"><text:span text:style-name="T986">Am I in danger? Yes, you are. </text:span><text:span text:style-name="T988">—</text:span><text:span text:style-name="T986"> Я в опасности? Да.</text:span></text:p>
      <text:p text:style-name="P896"><text:span text:style-name="T986">Is John married? - No, he isn`t. </text:span><text:span text:style-name="T988">— </text:span><text:span text:style-name="T986">Джон женат? </text:span><text:span text:style-name="T988">— </text:span><text:span text:style-name="T986">Нет.</text:span></text:p>
      <text:p text:style-name="P965"><text:span text:style-name="T747">Специальный вопрос начинается с вопросительного слова </text:span><text:span text:style-name="T752">или связки</text:span><text:span text:style-name="T747">:</text:span> </text:p>
      <text:p text:style-name="P965">Where is Jill?<text:span text:style-name="T1017"> </text:span>She is at school. <text:span text:style-name="T1017">— </text:span>Где Джил? Она в школе.</text:p>
      <text:p text:style-name="P965"/>
      <text:p text:style-name="P1010"><text:span text:style-name="T659">Очень часто </text:span><text:span text:style-name="T533">am/is/are</text:span><text:span text:style-name="T659"> сокращаются: </text:span><text:span text:style-name="T533">I am → I`m, he is → he`s, <text:s/></text:span></text:p>
      <text:p text:style-name="P1010"><text:span text:style-name="T533">you are → you`re, John is → John`s, </text:span><text:span text:style-name="T535">t</text:span><text:span text:style-name="T533">hey are → </text:span><text:span text:style-name="T535">t</text:span><text:span text:style-name="T533">hey`re</text:span><text:span text:style-name="T534">. </text:span></text:p>
      <text:p text:style-name="P966"/>
      <text:p text:style-name="P1010"><text:span text:style-name="T660">С</text:span><text:span text:style-name="T661">окращать можно как по </text:span><text:span text:style-name="T662">вспом.</text:span><text:span text:style-name="T661"> глаголу, так и по частице </text:span><text:span text:style-name="T536">not</text:span><text:span text:style-name="T661">: </text:span><text:span text:style-name="T536">he is not → he`s not</text:span><text:span text:style-name="T537"> или</text:span><text:span text:style-name="T536"> he isn`t.</text:span></text:p>
      <text:p text:style-name="P997"><text:span text:style-name="T1130">П</text:span>ри этом <text:span text:style-name="T476">am</text:span> сокращается только по <text:span text:style-name="T476">am</text:span> → <text:span text:style-name="T476">I`m not (I amn`t не существует).</text:span></text:p>
      <text:p text:style-name="P797"/>
      <text:p text:style-name="P1011"><text:span text:style-name="T721">Глагол be</text:span><text:span text:style-name="T723"> </text:span><text:span text:style-name="T721">в Past Simple имеет 2 формы: </text:span></text:p>
      <text:list xml:id="list364249453" text:style-name="L43">
        <text:list-item>
          <text:p text:style-name="P1449"><text:span text:style-name="T721">was — </text:span><text:span text:style-name="T722">если подлежащее в первом лице или множественном числе (</text:span><text:span text:style-name="T555">I, you, we, they</text:span><text:span text:style-name="T722">);</text:span></text:p>
        </text:list-item>
        <text:list-item>
          <text:p text:style-name="P1449"><text:span text:style-name="T722">were <text:s/>— если подлежащее в третьем лице, единственно</text:span><text:span text:style-name="T746">го</text:span><text:span text:style-name="T722"> числ</text:span><text:span text:style-name="T746">а </text:span><text:span text:style-name="T722">(</text:span><text:span text:style-name="T555">he, she, it</text:span><text:span text:style-name="T722">).</text:span></text:p>
        </text:list-item>
      </text:list>
      <text:p text:style-name="P795"/>
      <text:p text:style-name="P897"><text:span text:style-name="T1009">I </text:span><text:span text:style-name="T986">was</text:span><text:span text:style-name="T985"> satisfied with my work — Я </text:span><text:span text:style-name="T986">был</text:span><text:span text:style-name="T985"> доволен своей работой.</text:span></text:p>
      <text:p text:style-name="P897"><text:span text:style-name="T986">Was</text:span><text:span text:style-name="T985"> the weather good? No, it </text:span><text:span text:style-name="T986">wasn`t</text:span><text:span text:style-name="T985"> — </text:span><text:span text:style-name="T986">Погода была хорош</text:span><text:span text:style-name="T995">ая</text:span><text:span text:style-name="T986">? Нет.</text:span></text:p>
      <text:p text:style-name="P742"/>
      <text:p text:style-name="P784">В Future Simple принимает только одну форму — <text:span text:style-name="T476">will be</text:span> (буду).</text:p>
      <text:p text:style-name="P1119"><text:span text:style-name="T96">I will be happy to eat — Я буду </text:span><text:span text:style-name="T97">рад </text:span><text:span text:style-name="T96">поесть.</text:span></text:p>
      <text:p text:style-name="P742"/>
      <text:p text:style-name="P787">Глагол <text:span text:style-name="T476">do</text:span></text:p>
      <text:p text:style-name="P743"/>
      <text:p text:style-name="P1009"><text:span text:style-name="T814">Переводится как </text:span><text:span text:style-name="T813">«делать». В </text:span><text:span text:style-name="T815">одном предложении </text:span><text:span text:style-name="T813">может встречаться несколько раз, </text:span></text:p>
      <text:p text:style-name="P1196"><text:span text:style-name="T360">в качестве вспомогательного </text:span><text:span text:style-name="T361">глагола </text:span><text:span text:style-name="T360">и смыслового.</text:span><text:span text:style-name="T1131"> </text:span><text:span text:style-name="T358">Вспомогательным глаголом </text:span><text:span text:style-name="T359">он </text:span><text:span text:style-name="T358">может быть только в отрицаниях и вопросах, времен группы Simple.</text:span></text:p>
      <text:p text:style-name="P1198"/>
      <text:p text:style-name="P999"><text:span text:style-name="T497">What do you do? </text:span><text:span text:style-name="T498">— </text:span><text:span text:style-name="T497">Что ты делаешь?</text:span></text:p>
      <text:p text:style-name="P1197"><text:span text:style-name="T358">D</text:span><text:span text:style-name="T41">o you like pets? </text:span><text:span text:style-name="T358">—</text:span><text:span text:style-name="T41"> No, I don`t.</text:span></text:p>
      <text:p text:style-name="P1199"/>
      <text:p text:style-name="P243"><text:span text:style-name="T352">В</text:span><text:span text:style-name="T353"> </text:span><text:span text:style-name="T354">прошедшем времени</text:span><text:span text:style-name="T355"> преорбазуется в </text:span><text:span text:style-name="T349">did</text:span><text:span text:style-name="T355"> — «</text:span><text:span text:style-name="T353">делал» (2я форма </text:span><text:span text:style-name="T348">do</text:span><text:span text:style-name="T353">)</text:span><text:span text:style-name="T355">.</text:span></text:p>
      <text:p text:style-name="P796">Если в предложении появляется <text:span text:style-name="T476">was/were</text:span>, <text:span text:style-name="T1048">то </text:span><text:span text:style-name="T1043">did</text:span><text:span text:style-name="T1048"> уже не нужно использовать.</text:span></text:p>
      <text:p text:style-name="P789"/>
      <text:p text:style-name="P788">Глагол <text:span text:style-name="T476">have</text:span></text:p>
      <text:p text:style-name="P769"/>
      <text:p text:style-name="P1093"><text:span text:style-name="T280">Переводится как «иметь». </text:span><text:span text:style-name="T282">Д</text:span><text:span text:style-name="T280">ля времен группы Perfect </text:span><text:span text:style-name="T282">выступает в роли вспомогательного глагола</text:span><text:span text:style-name="T280">. </text:span><text:span text:style-name="T266">Также </text:span><text:span text:style-name="T280">может быть</text:span><text:span text:style-name="T266"> частью устойчивых словосотечаний. В </text:span><text:span text:style-name="T283">прошедшем </text:span></text:p>
      <text:p text:style-name="P1093"><text:span text:style-name="T283">времени</text:span><text:span text:style-name="T266"> преобразуется в </text:span><text:span text:style-name="T83">had</text:span><text:span text:style-name="T266"> </text:span><text:span text:style-name="T349">—</text:span><text:span text:style-name="T266"> «</text:span><text:span text:style-name="T283">имел</text:span><text:span text:style-name="T266">».</text:span></text:p>
      <text:p text:style-name="P771"/>
      <text:p text:style-name="P1089"><text:span text:style-name="T266">В некоторых ситуациях его можно не переводить (когда он смысловой). </text:span><text:span text:style-name="T267">Но при этом в предложении он обязан быть. </text:span><text:span text:style-name="T280">Это </text:span><text:span text:style-name="T267">из-за особенностей английской грамматики, которая требует, обязательного наличия подлежащего и сказуемого.</text:span></text:p>
      <text:p text:style-name="P744"/>
      <text:p text:style-name="P967">I have a lot of friends — У меня (есть) много друзей.</text:p>
      <text:p text:style-name="P968">We heave a big house — У нас (есть) большой дом.</text:p>
      <text:p text:style-name="P770"/>
      <text:p text:style-name="P1094"><text:span text:style-name="T284">Когда </text:span><text:span text:style-name="T86">have</text:span><text:span text:style-name="T284"> является смысловым глаголом, он </text:span><text:span text:style-name="T270">работает по тем же правилам что и </text:span><text:span text:style-name="T271">другие</text:span><text:span text:style-name="T270"> </text:span><text:span text:style-name="T284">смысловые </text:span><text:span text:style-name="T270">глаголы, т. е. требует вспомогательного </text:span><text:span text:style-name="T84">do</text:span><text:span text:style-name="T270"> для отрицаний и вопросов. </text:span></text:p>
      <text:p text:style-name="P1094"><text:span text:style-name="T282">В утверждениях </text:span><text:span text:style-name="T86">have</text:span><text:span text:style-name="T284"> </text:span><text:span text:style-name="T282">не пишется с окончанием </text:span><text:span text:style-name="T85">-s</text:span><text:span text:style-name="T282">, а преобразуется в </text:span><text:span text:style-name="T85">has</text:span><text:span text:style-name="T282">.</text:span></text:p>
      <text:p text:style-name="P744"/>
      <text:p text:style-name="P47"><text:span text:style-name="T53">Mike has </text:span><text:span text:style-name="T54">many friends</text:span><text:span text:style-name="T53"> — У Майка много друзей.</text:span></text:p>
      <text:p text:style-name="P48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74"><text:span text:style-name="T45">Do you have many friends? </text:span><text:span text:style-name="T55">—</text:span><text:span text:style-name="T45"> У тебя много друзей?</text:span></text:p>
      <text:p text:style-name="P977"/>
      <text:p text:style-name="P251"><text:span text:style-name="T45">Когда </text:span><text:span text:style-name="T68">have</text:span><text:span text:style-name="T45"> является вспомогательным глаголом, то для </text:span><text:span text:style-name="T68">he/she/it</text:span><text:span text:style-name="T45"> он всегда в форме </text:span><text:span text:style-name="T68">has</text:span><text:span text:style-name="T45">.</text:span></text:p>
      <text:p text:style-name="P75">He hasn`t lost his keys — Он не потерял свои ключи <text:span text:style-name="T1133">(has в отрицании)</text:span>.</text:p>
      <text:p text:style-name="P978"/>
      <text:p text:style-name="P745">Have в значении «иметь» не употребляется во временах группы Continuous.</text:p>
      <text:p text:style-name="P745"/>
      <text:p text:style-name="P969">I am having many friends now <text:span text:style-name="T1245">(н</text:span>еправильно<text:span text:style-name="T1245">)</text:span></text:p>
      <text:p text:style-name="P969">I have many friends <text:span text:style-name="T1245">(п</text:span>равильно<text:span text:style-name="T1245">)</text:span></text:p>
      <text:p text:style-name="P744"/>
      <text:p text:style-name="P1237"><text:span text:style-name="T240">В разговорной речи очесть часто используется оборот </text:span><text:span text:style-name="T68">have got</text:span><text:span text:style-name="T240">. </text:span><text:span text:style-name="T268">Он обозначает тоже самое, что и </text:span><text:span text:style-name="T87">have</text:span><text:span text:style-name="T268"> </text:span><text:span text:style-name="T240">(иметь/владеть/</text:span><text:span text:style-name="T318">есть</text:span><text:span text:style-name="T240">)</text:span><text:span text:style-name="T268">, но используется только в настоящем времени.</text:span></text:p>
      <text:p text:style-name="P752"/>
      <text:p text:style-name="P1237"><text:span text:style-name="T268">Г</text:span><text:span text:style-name="T240">рамматически, </text:span><text:span text:style-name="T68">have got</text:span><text:span text:style-name="T240"> — это Present Perfect, т. е. </text:span><text:span text:style-name="T68">have</text:span><text:span text:style-name="T240"> здесь вспомогательный глагол, </text:span></text:p>
      <text:p text:style-name="P1120"><text:span text:style-name="T281">а основное значение «</text:span><text:span text:style-name="T317">есть</text:span><text:span text:style-name="T281">» передает </text:span><text:span text:style-name="T88">got</text:span><text:span text:style-name="T281"> </text:span><text:span text:style-name="T269">(3я форма get)</text:span><text:span text:style-name="T281">. </text:span></text:p>
      <text:p text:style-name="P746"/>
      <text:p text:style-name="P970">Have you got a Mercedes? / Do you have a Mercedes? — У тебя есть мерседес?</text:p>
      <text:p text:style-name="P970">I haven`t got a Mercedes / I don`t have a Mercedes — У меня нет мерседеса.</text:p>
      <text:p text:style-name="P747"/>
      <text:p text:style-name="P1095"><text:span text:style-name="T272">Глагол </text:span><text:span text:style-name="T89">have</text:span><text:span text:style-name="T273"> может входить в состав устойчивых выражений и словосочетаний. </text:span></text:p>
      <text:p text:style-name="P749">В этом случае он может переводится по другому. Также здесь отменяется правило, </text:p>
      <text:p text:style-name="P748">по которому <text:span text:style-name="T476">have</text:span> нельзя употребять в Continuous:</text:p>
      <text:p text:style-name="P748"/>
      <text:list xml:id="list192642476" text:style-name="L44">
        <text:list-item>
          <text:p text:style-name="P1428"><text:span text:style-name="T1154">в</text:span>ыражения, связанные с приемом пищи:</text:p>
        </text:list-item>
      </text:list>
      <text:list xml:id="list3465211328" text:style-name="L45">
        <text:list-item>
          <text:list>
            <text:list-item>
              <text:p text:style-name="P1429">have a coffee/tea/<text:span text:style-name="T1128">drink</text:span> — пить кофе/чай/<text:span text:style-name="T1128">напиток</text:span>;</text:p>
            </text:list-item>
            <text:list-item>
              <text:p text:style-name="P1429">have a meal — принимать пищу;</text:p>
            </text:list-item>
            <text:list-item>
              <text:p text:style-name="P1429">have a breakfast/luch/dinner — завтракать/обедать/ужинать.</text:p>
            </text:list-item>
          </text:list>
        </text:list-item>
      </text:list>
      <text:p text:style-name="P750"/>
      <text:list xml:id="list132546623960370" text:continue-list="list192642476" text:style-name="L44">
        <text:list-item>
          <text:p text:style-name="P1571"><text:span text:style-name="T309">в</text:span><text:span text:style-name="T273">ыражения, связанные с времяпровождением:</text:span></text:p>
        </text:list-item>
      </text:list>
      <text:list xml:id="list4169534817" text:style-name="L46">
        <text:list-item>
          <text:list>
            <text:list-item>
              <text:p text:style-name="P1430">have a date — ходить на свидание;</text:p>
            </text:list-item>
            <text:list-item>
              <text:p text:style-name="P1430">have a good time — хорошо проводить время;</text:p>
            </text:list-item>
            <text:list-item>
              <text:p text:style-name="P1430">have a meeting / an appointment — назначать встречу;</text:p>
            </text:list-item>
            <text:list-item>
              <text:p text:style-name="P1430">have a nice day — удачного дня (пожелание);</text:p>
            </text:list-item>
            <text:list-item>
              <text:p text:style-name="P1430">have fun — веселиться.</text:p>
            </text:list-item>
          </text:list>
        </text:list-item>
      </text:list>
      <text:p text:style-name="P748"/>
      <text:list xml:id="list132547172673742" text:continue-list="list132546623960370" text:style-name="L44">
        <text:list-item>
          <text:p text:style-name="P1571"><text:span text:style-name="T309">в</text:span><text:span text:style-name="T273">ыражения, связанные </text:span><text:span text:style-name="T310">с внешностью:</text:span></text:p>
        </text:list-item>
      </text:list>
      <text:list xml:id="list865087664" text:style-name="L47">
        <text:list-item>
          <text:list>
            <text:list-item>
              <text:p text:style-name="P1431">have a bath/shower/shave — принимать ванну/душ, побриться;</text:p>
            </text:list-item>
            <text:list-item>
              <text:p text:style-name="P1431">have a haircat — постричься.</text:p>
            </text:list-item>
          </text:list>
        </text:list-item>
      </text:list>
      <text:p text:style-name="P751"/>
      <text:list xml:id="list132547060083568" text:continue-list="list132547172673742" text:style-name="L44">
        <text:list-item>
          <text:p text:style-name="P1572"><text:span text:style-name="T309">в</text:span><text:span text:style-name="T310">ыражения, связанные с общением:</text:span></text:p>
        </text:list-item>
      </text:list>
      <text:list xml:id="list5709105" text:style-name="L48">
        <text:list-item>
          <text:list>
            <text:list-item>
              <text:p text:style-name="P1432">have a guess — угадывать, догадываться;</text:p>
            </text:list-item>
            <text:list-item>
              <text:p text:style-name="P1432">have a chat — болтать;</text:p>
            </text:list-item>
            <text:list-item>
              <text:p text:style-name="P1432">have a talk/discussion — беседовать/обсуждать;</text:p>
            </text:list-item>
            <text:list-item>
              <text:p text:style-name="P1432">have a call — позвонить.</text:p>
            </text:list-item>
          </text:list>
        </text:list-item>
      </text:list>
      <text:p text:style-name="P751"/>
      <text:list xml:id="list132547536118573" text:continue-list="list132547060083568" text:style-name="L44">
        <text:list-item>
          <text:p text:style-name="P1572"><text:span text:style-name="T309">в</text:span><text:span text:style-name="T310">ыражения связанные со здоровьем:</text:span></text:p>
        </text:list-item>
      </text:list>
      <text:list xml:id="list2065679525" text:style-name="L49">
        <text:list-item>
          <text:list>
            <text:list-item>
              <text:p text:style-name="P1433">have a baby — родить;</text:p>
            </text:list-item>
            <text:list-item>
              <text:p text:style-name="P1433">have a cold — простудиться;</text:p>
            </text:list-item>
            <text:list-item>
              <text:p text:style-name="P1433"><text:soft-page-break/>have a cough — кашлять;</text:p>
            </text:list-item>
            <text:list-item>
              <text:p text:style-name="P1433">have a headache — болит голова.</text:p>
            </text:list-item>
          </text:list>
        </text:list-item>
      </text:list>
      <text:p text:style-name="P751"/>
      <text:list xml:id="list132548338375340" text:continue-list="list132547536118573" text:style-name="L44">
        <text:list-item>
          <text:p text:style-name="P1572"><text:span text:style-name="T309">в</text:span><text:span text:style-name="T310">ыражения, связанные с отдыхом:</text:span></text:p>
          <text:list>
            <text:list-item>
              <text:p text:style-name="P1434">have a day off — взять выходной;</text:p>
            </text:list-item>
            <text:list-item>
              <text:p text:style-name="P1434">have a dream — видеть сон;</text:p>
            </text:list-item>
            <text:list-item>
              <text:p text:style-name="P1434">have a nightmare — видеть кошмар;</text:p>
            </text:list-item>
            <text:list-item>
              <text:p text:style-name="P1434">have a rest — отдыхать;</text:p>
            </text:list-item>
            <text:list-item>
              <text:p text:style-name="P1434">have a sleep — спать.</text:p>
            </text:list-item>
          </text:list>
        </text:list-item>
      </text:list>
      <text:p text:style-name="P751"/>
      <text:list xml:id="list132547905898315" text:continue-numbering="true" text:style-name="L44">
        <text:list-item>
          <text:p text:style-name="P1572"><text:span text:style-name="T309">в</text:span><text:span text:style-name="T310">ыражения, свяханые с физической активностью:</text:span></text:p>
        </text:list-item>
      </text:list>
      <text:list xml:id="list2413763300" text:style-name="L50">
        <text:list-item>
          <text:list>
            <text:list-item>
              <text:p text:style-name="P1435">have a good journey — добраться без проблем (пожелание);</text:p>
            </text:list-item>
            <text:list-item>
              <text:p text:style-name="P1435">have a good flight — хорошо долететь (пожелание);</text:p>
            </text:list-item>
            <text:list-item>
              <text:p text:style-name="P1435">have a lift — подвести (на машине);</text:p>
            </text:list-item>
            <text:list-item>
              <text:p text:style-name="P1436">have a ride — проехаться;</text:p>
            </text:list-item>
            <text:list-item>
              <text:p text:style-name="P1436">have a walk — пройтись (прогуляться);</text:p>
            </text:list-item>
            <text:list-item>
              <text:p text:style-name="P1436">have a swim — поплавать;</text:p>
            </text:list-item>
            <text:list-item>
              <text:p text:style-name="P1436">have a hug — обняться;</text:p>
            </text:list-item>
            <text:list-item>
              <text:p text:style-name="P1436">have a kiss — поцеловаться.</text:p>
            </text:list-item>
          </text:list>
        </text:list-item>
      </text:list>
      <text:p text:style-name="P751"/>
      <text:p text:style-name="P790">Глагол <text:span text:style-name="T476">get</text:span></text:p>
      <text:p text:style-name="P753"/>
      <text:p text:style-name="P1090"><text:span text:style-name="T275">Один и самых запутанных глаголов, который может переводится по разному,</text:span><text:span text:style-name="T274"> в записимости </text:span></text:p>
      <text:p text:style-name="P754">от слов, идущих после него. Поэтому его нужно переводить в связке с соседними словами.</text:p>
      <text:p text:style-name="P755"/>
      <text:p text:style-name="P1090"><text:span text:style-name="T275">Если после </text:span><text:span text:style-name="T90">get</text:span><text:span text:style-name="T275"> идет существительное, то он передает значение </text:span><text:span text:style-name="T274">«</text:span><text:span text:style-name="T275">получать, покупать</text:span><text:span text:style-name="T274">».</text:span></text:p>
      <text:p text:style-name="P754"/>
      <text:p text:style-name="P76"><text:span text:style-name="T56">I </text:span><text:span text:style-name="T45">got a new car — Я купил новую машину.</text:span></text:p>
      <text:p text:style-name="P971">I got an A today — Я получил пятерку сегодня. (A — <text:span text:style-name="T1133">это </text:span>оценка)</text:p>
      <text:p text:style-name="P1238"><text:span text:style-name="T274">Е</text:span><text:span text:style-name="T240">сли </text:span><text:span text:style-name="T68">get</text:span><text:span text:style-name="T240"> используется со средством передвижения, то он приобретает значение </text:span></text:p>
      <text:p text:style-name="P756">«сесть в транспорт». В этом случае он может использоваться с предлогом <text:span text:style-name="T476">on</text:span>.</text:p>
      <text:p text:style-name="P756"/>
      <text:p text:style-name="P971">I got on a bus at 5 o`clock — Я сел в автобус в 5 часов.</text:p>
      <text:p text:style-name="P971">I got a taxi — Я взял такси.</text:p>
      <text:p text:style-name="P754"/>
      <text:p text:style-name="P1238"><text:span text:style-name="T274">Е</text:span><text:span text:style-name="T240">сли после get идет прилагательное, то это означает «прийти к этому состоянию», </text:span></text:p>
      <text:p text:style-name="P756">например: <text:span text:style-name="T476">get hungry (проголодаться), get better (стать лучше), get cold (замерзнуть)</text:span> и т. д.</text:p>
      <text:p text:style-name="P756"/>
      <text:p text:style-name="P971">He got dressed quickly and left — Он оделся быстро и ушел.</text:p>
      <text:p text:style-name="P756"/>
      <text:p text:style-name="P756">Если <text:span text:style-name="T476">get</text:span> используется с частицей <text:span text:style-name="T476">to</text:span>, то это означает «прибывать в такое-то место».</text:p>
      <text:p text:style-name="P756"/>
      <text:p text:style-name="P971">I got to work late — Я приехал на работу поздно.</text:p>
      <text:p text:style-name="P971">I got to the airport by train — Я приехал в аэропорт на поезде.</text:p>
      <text:p text:style-name="P754"/>
      <text:p text:style-name="P754">В пассивном залоге может заменять глагол <text:span text:style-name="T476">be</text:span>. </text:p>
      <text:p text:style-name="P754"/>
      <text:p text:style-name="P754">Если <text:span text:style-name="T476">be</text:span> означает «быть в состоянии / обладать качеством», то <text:span text:style-name="T476">get</text:span> означает </text:p>
      <text:p text:style-name="P755">«входить в состояние / приобретать качество».</text:p>
      <text:p text:style-name="P755"/>
      <text:p text:style-name="P755">В отличии от <text:span text:style-name="T476">be, do, have</text:span>, этот глагол не может быть вспомогательным.</text:p>
      <text:p text:style-name="P757"><text:soft-page-break/>Почти для любого предложения с <text:span text:style-name="T476">get</text:span> можно найти замену с другим глаголом.</text:p>
      <text:p text:style-name="P755"/>
      <text:p text:style-name="P1244"><text:span text:style-name="T240">После </text:span><text:span text:style-name="T68">get</text:span><text:span text:style-name="T240"> могут стоять разные предлоги, в зависимости от которых он может сильно</text:span></text:p>
      <text:p text:style-name="P1245"><text:span text:style-name="T240">меняться. Такие измененя не всегда поддаются логике</text:span><text:span text:style-name="T276">:</text:span></text:p>
      <text:list xml:id="list540547535" text:style-name="L51">
        <text:list-item>
          <text:p text:style-name="P1437">get along — ладить друг с другом;</text:p>
        </text:list-item>
        <text:list-item>
          <text:p text:style-name="P1437">get away — убираться прочь (грубо);</text:p>
        </text:list-item>
        <text:list-item>
          <text:p text:style-name="P1437">get back — вернуться;</text:p>
        </text:list-item>
        <text:list-item>
          <text:p text:style-name="P1437">get in — попасть внутрь;</text:p>
        </text:list-item>
        <text:list-item>
          <text:p text:style-name="P1437">get on — справиться с ситуацией.</text:p>
        </text:list-item>
      </text:list>
      <text:p text:style-name="P758"/>
      <text:p text:style-name="P898"><text:span text:style-name="T996">W</text:span><text:span text:style-name="T986">e get along well — Мы хорошо ладим.</text:span></text:p>
      <text:p text:style-name="P972">I`ll get away from work as soon as I can — Я свалю с этой работы, как только смогу.</text:p>
      <text:p text:style-name="P972">Get in the car quickly! — Быстро садись в машину!</text:p>
      <text:p text:style-name="P973">How are you getting on with your new job? — Как дела на новой работе?</text:p>
      <text:p text:style-name="P1193"/>
      <text:p text:style-name="P1193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192">Такие сочетания нельзя переводить по отдельности, а только в связке.</text:p>
      <text:p text:style-name="P755"/>
      <text:p text:style-name="P1192">Один и тот же фразовый глагол может иметь несколько значений.</text:p>
      <text:p text:style-name="P755"/>
      <text:p text:style-name="P786">Глаголы, в которых все путаются</text:p>
      <text:p text:style-name="P759"/>
      <text:p text:style-name="P760"><text:span text:style-name="T631">Tell и say</text:span> можно перевести как «сказать». Только первый означатает «рассказать», </text:p>
      <text:p text:style-name="P760">а второй - «сказать/говорить». </text:p>
      <text:p text:style-name="P760"/>
      <text:p text:style-name="P760">После <text:span text:style-name="T476">tell</text:span> нужно обязательно указать, кому адресована фраза, либо что именно </text:p>
      <text:p text:style-name="P760">говорится. После <text:span text:style-name="T476">tell</text:span> не нужен предлог.</text:p>
      <text:p text:style-name="P760"/>
      <text:p text:style-name="P974">Tell me the truth — Скажи мне правду.</text:p>
      <text:p text:style-name="P974">Tell Michael that I will be late — Скажи Майклу, что я опоздаю.</text:p>
      <text:p text:style-name="P760"/>
      <text:p text:style-name="P760">После <text:span text:style-name="T476">say</text:span> можно ничего не указывать, либо указать того, кто сказал фразу.</text:p>
      <text:p text:style-name="P760">Если мы говорим, кому адресована фраза, то после <text:span text:style-name="T476">say</text:span> нужен предлог <text:span text:style-name="T476">to</text:span>.</text:p>
      <text:p text:style-name="P760"/>
      <text:p text:style-name="P974">«You deserve more than this», I said to myself — Ты заслуживаешь большего, я сказал себе.</text:p>
      <text:p text:style-name="P760"/>
      <text:p text:style-name="P1239"><text:span text:style-name="T152">See, l</text:span><text:span text:style-name="T151">ook, watch</text:span><text:span text:style-name="T240"> передают значение «видеть», но с разными смысловыми оттенками.</text:span></text:p>
      <text:p text:style-name="P760"/>
      <text:p text:style-name="P761">Глагол <text:span text:style-name="T476">see</text:span> означает «видеть», как физическую возможность. Обычно <text:span text:style-name="T1134">он </text:span>не употребляется </text:p>
      <text:p text:style-name="P761">во временах Continuous.</text:p>
      <text:p text:style-name="P760"/>
      <text:p text:style-name="P974">I see a bird in the tree — Я вижу птицу на дереве.</text:p>
      <text:p text:style-name="P760"/>
      <text:p text:style-name="P760"><text:span text:style-name="T476">Look</text:span> означает «смотреть на что-либо». Если мы хотим узнать на какой объет смотрим — используется предлог <text:span text:style-name="T476">at</text:span>. В отличии от <text:span text:style-name="T476">see</text:span>, можно использовать в Continuous.</text:p>
      <text:p text:style-name="P760"/>
      <text:p text:style-name="P974">Don`t worry, I`m not looking — Не волнуйся, я не смотрю.</text:p>
      <text:p text:style-name="P974">I`m looking at the dog — Я смотрю на собаку.</text:p>
      <text:p text:style-name="P760"/>
      <text:p text:style-name="P1091"><text:span text:style-name="T68">Watch</text:span><text:span text:style-name="T240"> означает «</text:span><text:span text:style-name="T278">следить (взором)</text:span><text:span text:style-name="T240">» или «наблюдать» </text:span><text:span text:style-name="T277">за объектом</text:span><text:span text:style-name="T240">.</text:span></text:p>
      <text:p text:style-name="P762"/>
      <text:p text:style-name="P49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7"><text:span text:style-name="T59">I </text:span><text:span text:style-name="T45">like watching birds — Мне нравится наблюдать за птицами.</text:span></text:p>
      <text:p text:style-name="P762"/>
      <text:p text:style-name="P1091"><text:span text:style-name="T151">Hear, listen</text:span><text:span text:style-name="T240"> можно перевести как «слышать» и «слушать». Первый означает физическую возможность, а второй — осознанное действие.</text:span></text:p>
      <text:p text:style-name="P762"/>
      <text:p text:style-name="P975">Can you hear some noise? — Ты слышишь шум?</text:p>
      <text:p text:style-name="P975">I think I heard something — Кажется, я что-то слышал.</text:p>
      <text:p text:style-name="P762"/>
      <text:p text:style-name="P1240"><text:span text:style-name="T278">Когда мы говорим о том, что именно слушаем, то</text:span><text:span text:style-name="T240"> </text:span><text:span text:style-name="T278">п</text:span><text:span text:style-name="T240">осле </text:span><text:span text:style-name="T68">listen</text:span><text:span text:style-name="T240"> </text:span><text:span text:style-name="T278">ставится предлог </text:span><text:span text:style-name="T91">to</text:span><text:span text:style-name="T278">.</text:span></text:p>
      <text:p text:style-name="P763">При переводе на русский предлог выпадает.</text:p>
      <text:p text:style-name="P763"/>
      <text:p text:style-name="P975">Listen to me, please — Пожалуйста, послушай меня.</text:p>
      <text:p text:style-name="P975">What music do you listen to? - Какую музыку ты слушает?</text:p>
      <text:p text:style-name="P763"/>
      <text:p text:style-name="P1241"><text:span text:style-name="T151">Do, make</text:span><text:span text:style-name="T240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763"/>
      <text:p text:style-name="P764">Устойчивые выражения с do:</text:p>
      <text:list xml:id="list1841042946" text:style-name="L52">
        <text:list-item>
          <text:p text:style-name="P1438">do an exam/test — сдавать экзамен/тест;</text:p>
        </text:list-item>
        <text:list-item>
          <text:p text:style-name="P1438">do a course — пройти курс;</text:p>
        </text:list-item>
        <text:list-item>
          <text:p text:style-name="P1438">do work/homework/housework — делать работу / домашнюю работу / работу по дому;</text:p>
        </text:list-item>
        <text:list-item>
          <text:p text:style-name="P1438">do a favour — оказывать услугу;</text:p>
        </text:list-item>
        <text:list-item>
          <text:p text:style-name="P1438">do business — заниматься бизнесом;</text:p>
        </text:list-item>
        <text:list-item>
          <text:p text:style-name="P1438">do right/wrong — поступать правильно/неправильно;</text:p>
        </text:list-item>
        <text:list-item>
          <text:p text:style-name="P1440">do the shopping — делать покупки;</text:p>
        </text:list-item>
        <text:list-item>
          <text:p text:style-name="P1438">do the wassing up — мыть посуду;</text:p>
        </text:list-item>
      </text:list>
      <text:p text:style-name="P763"/>
      <text:p text:style-name="P764">Устойчивые выражения с make:</text:p>
      <text:list xml:id="list961619446" text:style-name="L53">
        <text:list-item>
          <text:p text:style-name="P1439">make a noise — шуметь;</text:p>
        </text:list-item>
        <text:list-item>
          <text:p text:style-name="P1439">make a bed — застилать постель;</text:p>
        </text:list-item>
        <text:list-item>
          <text:p text:style-name="P1439">make a cake/tea/dinner — приготовить торт/чай/ужин;</text:p>
        </text:list-item>
        <text:list-item>
          <text:p text:style-name="P1574"><text:span text:style-name="T240">make a choice — сделать </text:span><text:span text:style-name="T279">выбор;</text:span></text:p>
        </text:list-item>
        <text:list-item>
          <text:p text:style-name="P1441">make a scision — принять решение;</text:p>
        </text:list-item>
        <text:list-item>
          <text:p text:style-name="P1441">make a promise — обещать, дать обещание;</text:p>
        </text:list-item>
        <text:list-item>
          <text:p text:style-name="P1441">make a friends — подружиться.</text:p>
        </text:list-item>
      </text:list>
      <text:p text:style-name="P765"/>
      <text:p text:style-name="P976">Could you do me a favour — Не мог бы ты оказать мне услугу? </text:p>
      <text:p text:style-name="P976">I belive she`ll make the right choice — Я верю, что она сделает правильный выбор.</text:p>
      <text:p text:style-name="P765"/>
      <text:p text:style-name="P1146"><text:span text:style-name="T364">Про и</text:span><text:span text:style-name="T365">нфинитив и герундий</text:span></text:p>
      <text:p text:style-name="P766"/>
      <text:p text:style-name="P773">Когда в английском предложении идет несколько глаголов <text:span text:style-name="T1136">подря</text:span><text:span text:style-name="T1137">д</text:span>, то первый является сказуемым<text:span text:style-name="T1135">, а следующий, свободный от времени, стоит в форме инфинитива </text:span></text:p>
      <text:p text:style-name="P1099"><text:span text:style-name="T299">или герундия </text:span><text:span text:style-name="T300">(</text:span><text:span text:style-name="T311">после сказуемоего</text:span><text:span text:style-name="T301"> </text:span><text:span text:style-name="T299">может быть несколько </text:span><text:span text:style-name="T311">глаголов</text:span><text:span text:style-name="T300">)</text:span><text:span text:style-name="T299">.</text:span></text:p>
      <text:p text:style-name="P772"/>
      <text:p text:style-name="P985">What do you want <text:span text:style-name="T963">to do</text:span>? — Что ты хочешь <text:span text:style-name="T963">делать</text:span>?</text:p>
      <text:p text:style-name="P985">I like <text:span text:style-name="T963">playing</text:span> cards — Я люблю <text:span text:style-name="T963">играть</text:span> в карты.</text:p>
      <text:p text:style-name="P986">Please don`t make me <text:span text:style-name="T963">worry</text:span> — Пожалуйста, не заставляй меня <text:span text:style-name="T963">волноваться</text:span>.</text:p>
      <text:p text:style-name="P987">I don`t mind <text:span text:style-name="T963">doing</text:span> it on my own — Я не против <text:span text:style-name="T963">сделать</text:span> это в одиночку.</text:p>
      <text:p text:style-name="P774"/>
      <text:p text:style-name="P1100"><text:soft-page-break/><text:span text:style-name="T285">И</text:span><text:span text:style-name="T286">нфинитив и герундий дополняют по смыслу </text:span><text:span text:style-name="T302">сказуемое</text:span><text:span text:style-name="T286">. </text:span><text:span text:style-name="T287">Они являются взаимозаменяемы </text:span></text:p>
      <text:p text:style-name="P1100"><text:span text:style-name="T295">и</text:span><text:span text:style-name="T287"> </text:span><text:span text:style-name="T295">в</text:span><text:span text:style-name="T287"> основном </text:span><text:span text:style-name="T295">и</text:span><text:span text:style-name="T287">спользуют</text:span><text:span text:style-name="T295">ся</text:span><text:span text:style-name="T287"> по наитию </text:span><text:span text:style-name="T302">либо</text:span><text:span text:style-name="T287"> в зависимости от диалекта.</text:span></text:p>
      <text:p text:style-name="P775"/>
      <text:p text:style-name="P776">На русский инфинитив и герундий переводятся несколькими способами:</text:p>
      <text:list xml:id="list1370192028" text:style-name="L54">
        <text:list-item>
          <text:p text:style-name="P1442">начальной формой глагола (делать);</text:p>
        </text:list-item>
        <text:list-item>
          <text:p text:style-name="P1442">причастием (делая);</text:p>
        </text:list-item>
        <text:list-item>
          <text:p text:style-name="P1442">придаточным предложением (чтобы сделать).</text:p>
        </text:list-item>
      </text:list>
      <text:p text:style-name="P775"/>
      <text:p text:style-name="P791">Инфинитив </text:p>
      <text:p text:style-name="P782"/>
      <text:p text:style-name="P1106"><text:span text:style-name="T308">Э</text:span><text:span text:style-name="T295">то глагол в начальной форме, </text:span><text:span text:style-name="T302">который </text:span><text:span text:style-name="T303">обычно </text:span><text:span text:style-name="T304">идет</text:span><text:span text:style-name="T302"> </text:span><text:span text:style-name="T295">с частицей </text:span><text:span text:style-name="T93">to</text:span><text:span text:style-name="T295">.</text:span></text:p>
      <text:p text:style-name="P980"><text:span text:style-name="T66">I don`t want </text:span><text:span text:style-name="T1152">to interface</text:span><text:span text:style-name="T66"> — Я не хочу </text:span><text:span text:style-name="T1152">вмешиваться</text:span><text:span text:style-name="T66">.</text:span></text:p>
      <text:p text:style-name="P783"/>
      <text:p text:style-name="P669"><text:span text:style-name="T295">Г</text:span><text:span text:style-name="T288">лаголы, после которых инфинитив всегда </text:span><text:span text:style-name="T296">с частицей </text:span><text:span text:style-name="T92">to</text:span><text:span text:style-name="T288">:</text:span></text:p>
      <text:list xml:id="list226442161" text:style-name="L55">
        <text:list-item>
          <text:p text:style-name="P1443">want — хотеть;</text:p>
        </text:list-item>
        <text:list-item>
          <text:p text:style-name="P1443">need — нуждаться;</text:p>
        </text:list-item>
        <text:list-item>
          <text:p text:style-name="P1443">plan — планировать;</text:p>
        </text:list-item>
        <text:list-item>
          <text:p text:style-name="P1443">decide — принимать решение;</text:p>
        </text:list-item>
        <text:list-item>
          <text:p text:style-name="P1443">offer — предлагать;</text:p>
        </text:list-item>
        <text:list-item>
          <text:p text:style-name="P1443">hope — надеяться;</text:p>
        </text:list-item>
        <text:list-item>
          <text:p text:style-name="P1443">promise — обещать;</text:p>
        </text:list-item>
        <text:list-item>
          <text:p text:style-name="P1443">try — пытаться;</text:p>
        </text:list-item>
        <text:list-item>
          <text:p text:style-name="P1443">forget — забывать;</text:p>
        </text:list-item>
        <text:list-item>
          <text:p text:style-name="P1443">learn — изучать;</text:p>
        </text:list-item>
        <text:list-item>
          <text:p text:style-name="P1443">would like — хотел бы.</text:p>
        </text:list-item>
      </text:list>
      <text:p text:style-name="P979"/>
      <text:p text:style-name="P979">We promise <text:span text:style-name="T963">to get</text:span> the money — Мы обещали <text:span text:style-name="T963">достать</text:span> денег.</text:p>
      <text:p text:style-name="P979">Don`t forget <text:span text:style-name="T963">to write</text:span> importang things — Не забывай <text:span text:style-name="T963">записывать</text:span> самое главное.</text:p>
      <text:p text:style-name="P777"/>
      <text:p text:style-name="P1098"><text:span text:style-name="T289">Между смысловым глаголом и идущим за ним инфинитивом часто </text:span><text:span text:style-name="T306">стоит</text:span><text:span text:style-name="T289"> дополнение.</text:span></text:p>
      <text:p text:style-name="P670"><text:span text:style-name="T306">Обычно</text:span><text:span text:style-name="T307"> </text:span><text:span text:style-name="T293">дополнение указывает</text:span><text:span text:style-name="T294">ся</text:span><text:span text:style-name="T293"> после </text:span><text:span text:style-name="T306">следующих </text:span><text:span text:style-name="T293">глаголов:</text:span></text:p>
      <text:list xml:id="list2243013503" text:style-name="L56">
        <text:list-item>
          <text:p text:style-name="P1444">ask — спрашивать;</text:p>
        </text:list-item>
        <text:list-item>
          <text:p text:style-name="P1444">tell — говорить;</text:p>
        </text:list-item>
        <text:list-item>
          <text:p text:style-name="P1444">advice — советовать;</text:p>
        </text:list-item>
        <text:list-item>
          <text:p text:style-name="P1444">expect — ожидать;</text:p>
        </text:list-item>
        <text:list-item>
          <text:p text:style-name="P1444">pesuade — убеждать;</text:p>
        </text:list-item>
        <text:list-item>
          <text:p text:style-name="P1444">teach — обучать.</text:p>
        </text:list-item>
      </text:list>
      <text:p text:style-name="P780"/>
      <text:p text:style-name="P984"><text:span text:style-name="T1143">I </text:span><text:span text:style-name="T34">asked</text:span><text:span text:style-name="T1144"> </text:span><text:span text:style-name="T1174">Mike</text:span><text:span text:style-name="T1144"> </text:span><text:span text:style-name="T968">to come</text:span><text:span text:style-name="T1144"> in — Я просила Майка войти.</text:span></text:p>
      <text:p text:style-name="P79"><text:span text:style-name="T32">Tell</text:span><text:span text:style-name="T45"> </text:span><text:span text:style-name="T1175">them</text:span><text:span text:style-name="T45"> </text:span><text:span text:style-name="T64">to leave</text:span><text:span text:style-name="T45"> us alone — Попроси их оставить нас в покое.</text:span></text:p>
      <text:p text:style-name="P777"/>
      <text:p text:style-name="P1101"><text:span text:style-name="T289">Если после смыслового глагола </text:span><text:span text:style-name="T305">указано</text:span><text:span text:style-name="T290"> </text:span><text:span text:style-name="T289">дополне</text:span><text:span text:style-name="T290">ние, </text:span><text:span text:style-name="T291">то такие предложения удобней переводить с использованием придаточного предложения.</text:span></text:p>
      <text:p text:style-name="P781"/>
      <text:p text:style-name="P83"><text:span text:style-name="T60">I </text:span><text:span text:style-name="T33">promise</text:span><text:span text:style-name="T60"> </text:span><text:span text:style-name="T1176">you</text:span><text:span text:style-name="T60"> </text:span><text:span text:style-name="T65">to be</text:span><text:span text:style-name="T60"> there always — Я обещаю тебе, что буду рядом всегда.</text:span></text:p>
      <text:p text:style-name="P981"/>
      <text:p text:style-name="P1101"><text:span text:style-name="T307">(</text:span><text:span text:style-name="T298">п</text:span><text:span text:style-name="T291">ридаточно</text:span><text:span text:style-name="T292">е</text:span><text:span text:style-name="T291"> предложени</text:span><text:span text:style-name="T319">е</text:span><text:span text:style-name="T291"> — </text:span><text:span text:style-name="T307">это синтаксическая часть сложноподчиненного предложения, содержащая подчинительный союз или союзное слово: </text:span><text:span text:style-name="T98">Петя убежал с урока, </text:span><text:span text:style-name="T153">чтобы не пропустить концерт</text:span><text:span text:style-name="T307">. </text:span><text:span text:style-name="Emphasis"><text:span text:style-name="T63">Изобразить чувство, </text:span></text:span><text:span text:style-name="Emphasis"><text:span text:style-name="T362">которое я испытывал</text:span></text:span><text:span text:style-name="Emphasis"><text:span text:style-name="T63">, очень трудно</text:span></text:span><text:span text:style-name="T307">)</text:span><text:span text:style-name="T291">.</text:span></text:p>
      <text:p text:style-name="P981"/>
      <text:p text:style-name="P1101"><text:soft-page-break/><text:span text:style-name="T291">Т</text:span><text:span text:style-name="T297">акже придаточное предложение используется, когда вторая часть объясняет причину действия из главной части. </text:span><text:span text:style-name="T298">В этом случае инфинитив всегда используется с </text:span><text:span text:style-name="T94">to</text:span><text:span text:style-name="T298">.</text:span></text:p>
      <text:p text:style-name="P778"/>
      <text:p text:style-name="P84"><text:span text:style-name="T60">I </text:span><text:span text:style-name="T33">went out</text:span><text:span text:style-name="T65">,</text:span><text:span text:style-name="T60"> </text:span><text:span text:style-name="T65">to buy</text:span><text:span text:style-name="T60"> food — Я </text:span><text:span text:style-name="T33">вышел</text:span><text:span text:style-name="T60">,</text:span><text:span text:style-name="T62"> </text:span><text:span text:style-name="T65">чтобы</text:span><text:span text:style-name="T60"> </text:span><text:span text:style-name="T65">купить</text:span><text:span text:style-name="T60"> еды.</text:span></text:p>
      <text:p text:style-name="P85"><text:span text:style-name="T60">W</text:span><text:span text:style-name="T45">hy did I </text:span><text:span text:style-name="T32">come in</text:span><text:span text:style-name="T45">? </text:span><text:span text:style-name="T64">To drink</text:span><text:span text:style-name="T45"> cofee — Почему я </text:span><text:span text:style-name="T32">зашел</text:span><text:span text:style-name="T45">? </text:span><text:span text:style-name="T64">Чтобы выпить</text:span><text:span text:style-name="T45"> кофе.</text:span></text:p>
      <text:p text:style-name="P982"/>
      <text:p text:style-name="P260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8">for</text:span><text:span text:style-name="T45"> </text:span><text:span text:style-name="T61">(за, для)</text:span><text:span text:style-name="T45">.</text:span></text:p>
      <text:p text:style-name="P779"/>
      <text:p text:style-name="P983">I <text:span text:style-name="T23">went out</text:span> <text:span text:style-name="T963">for food</text:span> — Я <text:span text:style-name="T23">вышел</text:span><text:span text:style-name="T1142"> </text:span><text:span text:style-name="T963">за едой</text:span>.</text:p>
      <text:p text:style-name="P254"/>
      <text:p text:style-name="P254">Ес<text:span text:style-name="T1142">ть</text:span> глаголы, после которых инфинитив используется без частицы <text:span text:style-name="T476">to</text:span> («голый» инфитив). Таких глаголов немного. Самыми распространенные: <text:span text:style-name="T476">let </text:span>(позволять) и <text:span text:style-name="T476">make</text:span>.</text:p>
      <text:p text:style-name="P252"/>
      <text:p text:style-name="P81"><text:span text:style-name="T23">Let</text:span> <text:span text:style-name="T1171">Peter</text:span> <text:span text:style-name="T963">explain</text:span> himself — Позволь Питеру объясниться.</text:p>
      <text:p text:style-name="P82"><text:span text:style-name="T23">Let</text:span> <text:span text:style-name="T1171">us</text:span> (let`s) <text:span text:style-name="T963">watch</text:span> this movie — Давай<text:span text:style-name="T1139"> </text:span>посмотрим этот фильм.</text:p>
      <text:p text:style-name="P253"/>
      <text:p text:style-name="P255">Если после <text:span text:style-name="T476">make</text:span> стоит еще один глагол, то в этом случае <text:span text:style-name="T476">make</text:span> переводится не как «делать», </text:p>
      <text:p text:style-name="P255">а как «заставлять». После <text:span text:style-name="T476">make</text:span> нужно также указать дополнение.</text:p>
      <text:p text:style-name="P255"/>
      <text:p text:style-name="P224">I <text:span text:style-name="T3">can`t</text:span> <text:span text:style-name="T23">make</text:span> <text:span text:style-name="T1171">John</text:span> <text:span text:style-name="T963">work</text:span> — Я не могу заставить Джона работать.</text:p>
      <text:p text:style-name="P256"/>
      <text:p text:style-name="P258"><text:span text:style-name="T1140">Если инфинитив стоит после связки </text:span><text:span text:style-name="T504">it</text:span><text:span text:style-name="T1162"> + </text:span><text:span text:style-name="T501">be </text:span><text:span text:style-name="T1140">+ прилагательно</text:span><text:span text:style-name="T1141">е</text:span><text:span text:style-name="T1140">, то </text:span><text:span text:style-name="T1162">он </text:span><text:span text:style-name="T1140">используется </text:span></text:p>
      <text:p text:style-name="P258"><text:span text:style-name="T1140">с частицей </text:span><text:span text:style-name="T501">to</text:span><text:span text:style-name="T1140">. </text:span><text:span text:style-name="T1162">Такая связка выражает отношение к делу.</text:span></text:p>
      <text:p text:style-name="P257"/>
      <text:p text:style-name="P80">It <text:span text:style-name="T363">is difficult</text:span> to understand him — Его<text:span text:style-name="T1162"> </text:span>сложно понять.</text:p>
      <text:p text:style-name="P88">It was difficult to find a good job — Было трудно найти хорошую работу.</text:p>
      <text:p text:style-name="P51"><text:span text:style-name="T1162">It is nice to live here — Здесь </text:span><text:span text:style-name="T1163">приятно жить.</text:span></text:p>
      <text:p text:style-name="P257"/>
      <text:p text:style-name="P1257">По правилам английского языка после <text:span text:style-name="T476">be</text:span> всегда используется прилалагательное, при этом на русский, <text:span text:style-name="T476">be</text:span> + прилагательное будет переводиться наречием (где, куда, зачем, как).</text:p>
      <text:p text:style-name="P259"/>
      <text:p text:style-name="P1106"><text:span text:style-name="T955">Г</text:span><text:span text:style-name="T956">ерундий</text:span><text:span text:style-name="T768"> </text:span></text:p>
      <text:p text:style-name="P263"/>
      <text:p text:style-name="P1106"><text:span text:style-name="T771">Э</text:span><text:span text:style-name="T764">то нечно среднее между глаголом и существительным, </text:span><text:span text:style-name="T769">потому что м</text:span><text:span text:style-name="T764">ожет переводит</text:span><text:span text:style-name="T769">ь</text:span><text:span text:style-name="T764">ся </text:span></text:p>
      <text:p text:style-name="P1106"><text:span text:style-name="T769">и так и этак </text:span><text:span text:style-name="T772">(в зависимости от места)</text:span><text:span text:style-name="T764">.</text:span><text:span text:style-name="T770"> </text:span><text:span text:style-name="T765">Выглядит как глагол c окончанием </text:span><text:span text:style-name="T502">-ing</text:span><text:span text:style-name="T765">.</text:span></text:p>
      <text:p text:style-name="P266"/>
      <text:p text:style-name="P1107"><text:span text:style-name="T773">Герундий используется после предлогов </text:span><text:span text:style-name="T776">и</text:span><text:span text:style-name="T773"> некоторых глаголов. </text:span><text:span text:style-name="T775">Т</text:span><text:span text:style-name="T776">акже</text:span><text:span text:style-name="T773"> е</text:span><text:span text:style-name="T774">сли после </text:span></text:p>
      <text:p text:style-name="P267">первого глагола идет предлог, то второй всегда пишется в форме герундия.</text:p>
      <text:p text:style-name="P268"/>
      <text:p text:style-name="P265">Если герундий стоит в конце предложения, то он переводится глаголом.</text:p>
      <text:p text:style-name="P1002"/>
      <text:p text:style-name="P899"><text:span text:style-name="T1051">I </text:span><text:span text:style-name="T31">ran</text:span><text:span text:style-name="T1050"> for a long time </text:span><text:span text:style-name="T1117">without</text:span><text:span text:style-name="T1050"> </text:span><text:span text:style-name="T1053">stopping</text:span><text:span text:style-name="T1050"> — Я долго бежал, не останавливаясь.</text:span></text:p>
      <text:p text:style-name="P899"><text:span text:style-name="T1051">D</text:span><text:span text:style-name="T1050">on`t stop. </text:span><text:span text:style-name="T31">Keep</text:span><text:span text:style-name="T1050"> </text:span><text:span text:style-name="T1117">on</text:span><text:span text:style-name="T1050"> </text:span><text:span text:style-name="T1053">running</text:span><text:span text:style-name="T1050">! </text:span><text:span text:style-name="T1052">— </text:span><text:span text:style-name="T1050">Не останавливайся. Продолжай бежать!</text:span></text:p>
      <text:p text:style-name="P900"><text:span text:style-name="T1117">Before</text:span><text:span text:style-name="T1050"> </text:span><text:span text:style-name="T1053">going</text:span><text:span text:style-name="T1050"> </text:span><text:span text:style-name="T1053">out</text:span><text:span text:style-name="T1050">, I phoned Jerry — Перед выходом я позвонил Джерри.</text:span></text:p>
      <text:p text:style-name="P1002"/>
      <text:p text:style-name="P1102"><text:span text:style-name="T342">Глаголы, после которых </text:span><text:span text:style-name="T343">принято использовать</text:span><text:span text:style-name="T342"> герундий:</text:span></text:p>
      <text:p text:style-name="P1003"/>
      <text:list xml:id="list4004180936" text:style-name="L57">
        <text:list-item>
          <text:p text:style-name="P1447">обозначающие начало, продолжительность или конец процесса:</text:p>
          <text:list>
            <text:list-item>
              <text:p text:style-name="P1448">stop — прекращать;</text:p>
            </text:list-item>
            <text:list-item>
              <text:p text:style-name="P1448">finish — заканчивать;</text:p>
            </text:list-item>
            <text:list-item>
              <text:p text:style-name="P1448">give up — прекращать;</text:p>
            </text:list-item>
            <text:list-item>
              <text:p text:style-name="P1448"><text:soft-page-break/>carry on / go on / keep on — продолжать;</text:p>
            </text:list-item>
          </text:list>
          <text:p text:style-name="P1448"/>
        </text:list-item>
        <text:list-item>
          <text:p text:style-name="P1447">обозначающие отношение к чему-то:</text:p>
          <text:list>
            <text:list-item>
              <text:p text:style-name="P1448">dislike — нелюбить;</text:p>
            </text:list-item>
            <text:list-item>
              <text:p text:style-name="P1448">enjoy — нравиться;</text:p>
            </text:list-item>
          </text:list>
        </text:list-item>
        <text:list-item>
          <text:p text:style-name="P1447">глаголы чувственного восприятия:</text:p>
          <text:list>
            <text:list-item>
              <text:p text:style-name="P1448">see — видеть;</text:p>
            </text:list-item>
            <text:list-item>
              <text:p text:style-name="P1448">watch — смотреть;</text:p>
            </text:list-item>
            <text:list-item>
              <text:p text:style-name="P1448">hear — слышать;</text:p>
            </text:list-item>
            <text:list-item>
              <text:p text:style-name="P1448">listen to — слушать.</text:p>
            </text:list-item>
          </text:list>
        </text:list-item>
      </text:list>
      <text:p text:style-name="P1004"/>
      <text:list xml:id="list132547563766254" text:continue-numbering="true" text:style-name="L57">
        <text:list-item>
          <text:p text:style-name="P1447">другие глаголы и словосочетания:</text:p>
          <text:list>
            <text:list-item>
              <text:p text:style-name="P1448">suggest — предлагать;</text:p>
            </text:list-item>
            <text:list-item>
              <text:p text:style-name="P1448">mind — иметь ввиду, возражать;</text:p>
            </text:list-item>
            <text:list-item>
              <text:p text:style-name="P1448">avoid — избегать;</text:p>
            </text:list-item>
            <text:list-item>
              <text:p text:style-name="P1448">practice — практиковаться;</text:p>
            </text:list-item>
            <text:list-item>
              <text:p text:style-name="P1448">can`t help — не мочь не делать;</text:p>
            </text:list-item>
            <text:list-item>
              <text:p text:style-name="P1448">can`t stand — не выносить, ненавидеть;</text:p>
            </text:list-item>
            <text:list-item>
              <text:p text:style-name="P1448">look forward to — ждать с нетерпением.</text:p>
            </text:list-item>
          </text:list>
        </text:list-item>
      </text:list>
      <text:p text:style-name="P1003"/>
      <text:p text:style-name="P901">I enjoy <text:span text:style-name="T963">reading</text:span> very much — Я очень люблю читать.</text:p>
      <text:p text:style-name="P901">I can`t help <text:span text:style-name="T963">feeling</text:span> responsible — Я не могу не чувствовать ответственности.</text:p>
      <text:p text:style-name="P901">I look forward to <text:span text:style-name="T963">meeting</text:span> John — Я жд<text:span text:style-name="T1155">у</text:span> с нетерпением встечи с Джоном.</text:p>
      <text:p text:style-name="P261"/>
      <text:p text:style-name="P261">Сочетание сказуемого и герундия можно расш<text:span text:style-name="T1156">и</text:span>рить, добавив между ними дополнение.</text:p>
      <text:p text:style-name="P261"/>
      <text:p text:style-name="P50"><text:span text:style-name="T1145">I </text:span><text:span text:style-name="T35">saw</text:span><text:span text:style-name="T1145"> </text:span><text:span text:style-name="T1177">John</text:span><text:span text:style-name="T1145"> </text:span><text:span text:style-name="T969">working</text:span><text:span text:style-name="T1145"> in the garden — Я видел, как Джон работает в саду.</text:span></text:p>
      <text:p text:style-name="P86">He <text:span text:style-name="T3">can`t</text:span> <text:span text:style-name="T23">stand</text:span> <text:span text:style-name="T1171">his father</text:span> <text:span text:style-name="T963">drinking</text:span> — Он не может вынести того, что его отец пьет.</text:p>
      <text:p text:style-name="P252"/>
      <text:p text:style-name="P264">Когда нужно сказать про дейсвтие, которое регулярно совершается, то для этого используется</text:p>
      <text:p text:style-name="P671"><text:span text:style-name="T766">связка </text:span><text:span text:style-name="T503">go</text:span><text:span text:style-name="T766"> + герундий. Глагол </text:span><text:span text:style-name="T503">go</text:span><text:span text:style-name="T766"> в этом случае переводится как «занимаюсь этим делом»:</text:span></text:p>
      <text:list xml:id="list759077351" text:style-name="L58">
        <text:list-item>
          <text:p text:style-name="P1557"><text:span text:style-name="T766">go swimming — занима</text:span><text:span text:style-name="T767">ться</text:span><text:span text:style-name="T766"> плаваньем;</text:span></text:p>
        </text:list-item>
        <text:list-item>
          <text:p text:style-name="P1516">go running — бегать;</text:p>
        </text:list-item>
        <text:list-item>
          <text:p text:style-name="P1516">go fishing — рыбачить;</text:p>
        </text:list-item>
        <text:list-item>
          <text:p text:style-name="P1557">go skiing — кататься на лыжах;</text:p>
        </text:list-item>
        <text:list-item>
          <text:p text:style-name="P1575">go shopping — ходить по магазинам.</text:p>
        </text:list-item>
      </text:list>
      <text:p text:style-name="P1248"/>
      <text:p text:style-name="P1103"><text:span text:style-name="T1146">А связка </text:span><text:span text:style-name="T503">like</text:span><text:span text:style-name="T1146"> + герундий означает «</text:span><text:span text:style-name="T1147">люблю</text:span><text:span text:style-name="T1146"> заниматься этим </text:span><text:span text:style-name="T1147">делом</text:span><text:span text:style-name="T1146">».</text:span></text:p>
      <text:p text:style-name="P1248"/>
      <text:p text:style-name="P87">Would you like to <text:span text:style-name="T963">go skiing</text:span> this weekend? — Ты хочешь <text:span text:style-name="T963">покататься на лыжах</text:span> на выходных?</text:p>
      <text:p text:style-name="P87">I would rather <text:span text:style-name="T963">go shopp</text:span><text:span text:style-name="T970">i</text:span><text:span text:style-name="T963">ng</text:span> — Нет, я лучше <text:span text:style-name="T963">пойду по магазинам</text:span>.</text:p>
      <text:p text:style-name="P87">I <text:span text:style-name="T963">like shopping</text:span> with my girlfriends! — Я <text:span text:style-name="T963">люблю ходить по магазинам</text:span> с подру<text:span text:style-name="T1157">ж</text:span>ками!</text:p>
      <text:p text:style-name="P1248"/>
      <text:p text:style-name="P1105"><text:span text:style-name="T1149">Если герундий стоит в начале предложения, то он </text:span><text:span text:style-name="T1151">переводится не как глагол, а</text:span><text:span text:style-name="T1150"> как сущестительное </text:span><text:span text:style-name="T1151">(т. е. в этом случае он является подлежащим)</text:span><text:span text:style-name="T1149">.</text:span></text:p>
      <text:p text:style-name="P1104"/>
      <text:p text:style-name="P133">Swimming is very good for your health — Плаванье хорошо для здоровья</text:p>
      <text:p text:style-name="P133"><text:span text:style-name="T1148">L</text:span>earning English is not easy — Изучение английского — это нелегко.</text:p>
      <text:p text:style-name="P1104"/>
      <text:p text:style-name="P599">Глаголы, после который можно использовать как инфинитив так и герундий:</text:p>
      <text:p text:style-name="P599"><text:soft-page-break/></text:p>
      <text:list xml:id="list3225769529" text:style-name="L59">
        <text:list-item>
          <text:p text:style-name="P1542">обозначающие процесс:</text:p>
          <text:list>
            <text:list-item>
              <text:p text:style-name="P1543">start, begin — начинать;</text:p>
            </text:list-item>
            <text:list-item>
              <text:p text:style-name="P1543">continue — продолжать;</text:p>
            </text:list-item>
          </text:list>
        </text:list-item>
      </text:list>
      <text:p text:style-name="P599"/>
      <text:list xml:id="list132546922866786" text:continue-numbering="true" text:style-name="L59">
        <text:list-item>
          <text:p text:style-name="P1542">обозначающие отношение к чему-то:</text:p>
          <text:list>
            <text:list-item>
              <text:p text:style-name="P1544">love — любить;</text:p>
            </text:list-item>
            <text:list-item>
              <text:p text:style-name="P1544">like — нравиться;</text:p>
            </text:list-item>
            <text:list-item>
              <text:p text:style-name="P1544">hate — ненавидеть;</text:p>
            </text:list-item>
            <text:list-item>
              <text:p text:style-name="P1544">prefer — предпочитать;</text:p>
            </text:list-item>
          </text:list>
        </text:list-item>
      </text:list>
      <text:p text:style-name="P600"/>
      <text:p text:style-name="P134">I started to leart English at school / I started learning English at school.</text:p>
      <text:p text:style-name="P134">I love to play the piano / I love playing the piano.</text:p>
      <text:p text:style-name="P601"/>
      <text:p text:style-name="P1279">Формальное подлежащее. <text:span text:style-name="T1159">Dummy subject</text:span></text:p>
      <text:p text:style-name="P602"/>
      <text:p text:style-name="P603">В английском предложении обязательно должно присутствовать подлежащее и сказуемое.</text:p>
      <text:p text:style-name="P604">Это его грамматическая основа. В русском предложении подлежащее может отсутствовать.</text:p>
      <text:p text:style-name="P603">Из-за этого могут возн<text:span text:style-name="T1159">и</text:span>кать некоторые трудности при переводе.</text:p>
      <text:p text:style-name="P603"/>
      <text:p text:style-name="P605">Когда в русском предложении подлежащее отсутствует, в английском используется формальное подлежащее. Их всего 2: <text:span text:style-name="T476">there</text:span> и <text:span text:style-name="T476">it</text:span>, <text:span text:style-name="T1160">но </text:span><text:span text:style-name="T1164">еще </text:span><text:span text:style-name="T1160">могут</text:span><text:span text:style-name="T1164"> </text:span><text:span text:style-name="T1160">встретиться: </text:span><text:span text:style-name="T505">t</text:span><text:span text:style-name="T476">hey</text:span>, <text:span text:style-name="T476">this</text:span>, <text:span text:style-name="T476">that</text:span>.</text:p>
      <text:p text:style-name="P1135"><text:span text:style-name="T378">Т</text:span><text:span text:style-name="T379">акие предложения удобнее переводить с конца </text:span><text:span text:style-name="T450">(как и </text:span><text:span text:style-name="T451">все, в английском</text:span><text:span text:style-name="T450">)</text:span><text:span text:style-name="T379">. </text:span></text:p>
      <text:p text:style-name="P606"/>
      <text:p text:style-name="P1111"><text:span text:style-name="T386">П</text:span><text:span text:style-name="T384">одлежащее </text:span><text:span text:style-name="T566">there</text:span><text:span text:style-name="T384"> </text:span><text:span text:style-name="T386">всегда идет</text:span><text:span text:style-name="T384"> в связке с глаголом </text:span><text:span text:style-name="T566">be</text:span><text:span text:style-name="T384">. Оно необходимо, чтобы сказать </text:span></text:p>
      <text:p text:style-name="P1111"><text:span text:style-name="T384">о местоположении существительного, которое идет после </text:span><text:span text:style-name="T566">be</text:span><text:span text:style-name="T384"> </text:span><text:span text:style-name="T386">(как указатель)</text:span><text:span text:style-name="T384">.</text:span></text:p>
      <text:p text:style-name="P609"/>
      <text:p text:style-name="P135"><text:span text:style-name="T21">There</text:span><text:span text:style-name="T1161"> </text:span><text:span text:style-name="T37">is</text:span><text:span text:style-name="T1161"> </text:span><text:span text:style-name="T1178">a new restaurant</text:span><text:span text:style-name="T1161"> </text:span><text:span text:style-name="T12">in King Street</text:span><text:span text:style-name="T1161"> — На Кинг-стрит есть новый ресторан.</text:span></text:p>
      <text:p text:style-name="P136"><text:span text:style-name="T13">There</text:span> <text:span text:style-name="T23">was</text:span> <text:span text:style-name="T1171">a fight</text:span> <text:span text:style-name="T10">in the street today</text:span> — На улице сегодня была драка.</text:p>
      <text:p text:style-name="P610"/>
      <text:p text:style-name="P1109"><text:span text:style-name="T384">Иногда с помощью </text:span><text:span text:style-name="T566">there</text:span><text:span text:style-name="T384"> + </text:span><text:span text:style-name="T566">be</text:span><text:span text:style-name="T384"> говорят о существительном, которое не может совершать действий, но с которым связана дополнительная информация.</text:span></text:p>
      <text:p text:style-name="P610"/>
      <text:p text:style-name="P89"><text:span text:style-name="T378">T</text:span><text:span text:style-name="T384">here is something I want to tell you — Есть, кое-что, что я должен сказать тебе.</text:span></text:p>
      <text:p text:style-name="P611"/>
      <text:p text:style-name="P1110"><text:span text:style-name="T379">Связка </text:span><text:span text:style-name="T567">there</text:span><text:span text:style-name="T379"> + </text:span><text:span text:style-name="T567">be</text:span><text:span text:style-name="T379"> переводится по глаголу </text:span><text:span text:style-name="T567">be</text:span><text:span text:style-name="T379">, либо полностью выпадает при переводе.</text:span></text:p>
      <text:p text:style-name="P1250"><text:span text:style-name="T380">В Present Perfect, </text:span><text:span text:style-name="T568">be</text:span><text:span text:style-name="T380"> преобразуется в </text:span><text:span text:style-name="T568">have/has been</text:span><text:span text:style-name="T380">.</text:span></text:p>
      <text:p text:style-name="P611"/>
      <text:p text:style-name="P1108"><text:span text:style-name="T380">В вопросах </text:span><text:span text:style-name="T568">be</text:span><text:span text:style-name="T380"> </text:span><text:span text:style-name="T381">ставится</text:span><text:span text:style-name="T380"> перед </text:span><text:span text:style-name="T568">there</text:span><text:span text:style-name="T380">. Вопрос не обязательно </text:span><text:span text:style-name="T385">должен быть </text:span><text:span text:style-name="T380">общи</text:span><text:span text:style-name="T385">м</text:span><text:span text:style-name="T380">. </text:span></text:p>
      <text:p text:style-name="P608">Он может начинаться и с вопросительного слова. </text:p>
      <text:p text:style-name="P613"/>
      <text:p text:style-name="P137">What is there in the box? — Что находится в коробке? (Что есть в коробке?)</text:p>
      <text:p text:style-name="P613"/>
      <text:p text:style-name="P1108"><text:span text:style-name="T381">Отрицание образуется</text:span><text:span text:style-name="T380"> </text:span><text:span text:style-name="T381">с помощью частицы </text:span><text:span text:style-name="T569">not</text:span><text:span text:style-name="T381"> после </text:span><text:span text:style-name="T569">be</text:span><text:span text:style-name="T381">. Также </text:span><text:span text:style-name="T383">можно</text:span><text:span text:style-name="T381"> использовать отрицательное местоимение </text:span><text:span text:style-name="T569">no</text:span><text:span text:style-name="T381">, </text:span><text:span text:style-name="T1167">которое стоит перед существительным, как отдельное слово</text:span><text:span text:style-name="T381">.</text:span></text:p>
      <text:p text:style-name="P613"/>
      <text:p text:style-name="P90"><text:span text:style-name="T370">There aren`t any challenges in his life / T</text:span><text:span text:style-name="T382">here are no challenges in his life</text:span><text:span text:style-name="T370"> — </text:span></text:p>
      <text:p text:style-name="P137">В его жизни нет испытаний.</text:p>
      <text:p text:style-name="P613"/>
      <text:p text:style-name="P1111"><text:span text:style-name="T386">Подлежащее </text:span><text:span text:style-name="T570">it</text:span><text:span text:style-name="T386"> </text:span><text:span text:style-name="T395">обычно </text:span><text:span text:style-name="T386">используется, когда надо сообщить время или сказать о погоде.</text:span></text:p>
      <text:p text:style-name="P617"/>
      <text:p text:style-name="P1112"><text:soft-page-break/><text:span text:style-name="T389">После </text:span><text:span text:style-name="T571">it</text:span><text:span text:style-name="T389"> может идти не только существительное </text:span><text:span text:style-name="T391">(в отличие от </text:span><text:span text:style-name="T573">there</text:span><text:span text:style-name="T391">)</text:span><text:span text:style-name="T389">, но </text:span><text:span text:style-name="T391">также </text:span><text:span text:style-name="T389">прилагательное </text:span><text:span text:style-name="T391">или глагол</text:span><text:span text:style-name="T389"> </text:span><text:span text:style-name="T391">(обычно идет прилагательное).</text:span></text:p>
      <text:p text:style-name="P138"/>
      <text:p text:style-name="P616"><text:span text:style-name="T506">It</text:span><text:span text:style-name="T1166"> может идти в связке с любым глаголом, а не только с </text:span><text:span text:style-name="T506">be</text:span><text:span text:style-name="T1166">.</text:span></text:p>
      <text:p text:style-name="P617"/>
      <text:p text:style-name="P1263"><text:span text:style-name="T16">It</text:span><text:span text:style-name="T564"> </text:span><text:span text:style-name="T27">is</text:span><text:span text:style-name="T564"> 5 o`clock — Сейчас 5 часов.</text:span></text:p>
      <text:p text:style-name="P91"><text:span text:style-name="T17">It</text:span><text:span text:style-name="T370"> </text:span><text:span text:style-name="T36">is</text:span><text:span text:style-name="T370"> warm — Тепло.</text:span></text:p>
      <text:p text:style-name="P91"><text:span text:style-name="T17">It</text:span><text:span text:style-name="T370"> often </text:span><text:span text:style-name="T36">snows</text:span><text:span text:style-name="T370"> </text:span><text:span text:style-name="T387">in the winter — Зимой часто идет снег.</text:span></text:p>
      <text:p text:style-name="P618"/>
      <text:p text:style-name="P672"><text:span text:style-name="T387">Е</text:span><text:span text:style-name="T390">ще </text:span><text:span text:style-name="T572">it</text:span><text:span text:style-name="T390"> является подлежащим в таких конструкциях:</text:span></text:p>
      <text:list xml:id="list1405537373" text:style-name="L60">
        <text:list-item>
          <text:p text:style-name="P1576"><text:span text:style-name="T564">It`s time</text:span><text:span text:style-name="T370"> — пора (после используется инфинитив для указания действия, </text:span></text:p>
          <text:p text:style-name="P1545">которое пришло время сделать);</text:p>
        </text:list-item>
        <text:list-item>
          <text:p text:style-name="P1577"><text:span text:style-name="T569">I</text:span><text:span text:style-name="T564">t</text:span><text:span text:style-name="T370"> + </text:span><text:span text:style-name="T564">be</text:span><text:span text:style-name="T370"> + прилагательное + инфинитив</text:span><text:span text:style-name="T388"> (отношение к делу);</text:span></text:p>
        </text:list-item>
        <text:list-item>
          <text:p text:style-name="P1578"><text:span text:style-name="T388">в </text:span><text:span text:style-name="T370">пассивном залоге, в оборотах </text:span><text:span text:style-name="T564">it is known</text:span><text:span text:style-name="T370"> (известно) и </text:span><text:span text:style-name="T564">it is said</text:span><text:span text:style-name="T370"> (говорят).</text:span></text:p>
        </text:list-item>
      </text:list>
      <text:p text:style-name="P614"/>
      <text:p text:style-name="P1123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614"/>
      <text:p text:style-name="P1262"><text:span text:style-name="T382">Т</text:span><text:span text:style-name="T370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15"/>
      <text:p text:style-name="P1007"><text:span text:style-name="T377">They say this film is interesting / </text:span><text:span text:style-name="T376">This film is said to be interesting</text:span><text:span text:style-name="T377"> — </text:span></text:p>
      <text:p text:style-name="P1008">Говорят, этот фильминтересный.</text:p>
      <text:p text:style-name="P1251"/>
      <text:p text:style-name="P1228"><text:span text:style-name="T1165">М</text:span>естоимение. Pronoun</text:p>
      <text:p text:style-name="P612"/>
      <text:p text:style-name="P1227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19"/>
      <text:p text:style-name="P620">Все местоимения можно разбить на несколько группы:</text:p>
      <text:list xml:id="list1406151366" text:style-name="L61">
        <text:list-item>
          <text:p text:style-name="P1546">личные местоимения (Personal Pronouns);</text:p>
        </text:list-item>
        <text:list-item>
          <text:p text:style-name="P1546">притяжательные местоимения (Possessive Pronouns);</text:p>
        </text:list-item>
        <text:list-item>
          <text:p text:style-name="P1546">возвратные местоимения (Reflexive Pronouns);</text:p>
        </text:list-item>
        <text:list-item>
          <text:p text:style-name="P1546">указательные местоимения (Demonstrative Pronouns);</text:p>
        </text:list-item>
        <text:list-item>
          <text:p text:style-name="P1546"><text:span text:style-name="T1198">неопределенные </text:span>местоимения <text:span text:style-name="T1202">(</text:span>some, any, no и их производные<text:span text:style-name="T1202">)</text:span>.</text:p>
        </text:list-item>
      </text:list>
      <text:p text:style-name="P607"/>
      <text:p text:style-name="P9">Личные местоимения</text:p>
      <text:p text:style-name="P621"/>
      <text:p text:style-name="P1128"><text:span text:style-name="T392">Имеют только 2 формы: </text:span>именительный паде<text:span text:style-name="T1203">ж и </text:span><text:span text:style-name="T392">объектные падеж.</text:span></text:p>
      <text:p text:style-name="P622">Объектный падеж соответсвует любому косвенному падежу русского языка.</text:p>
      <text:p text:style-name="P622">(косвенный падежы — это все падежы, кроме именительного)</text:p>
      <text:p text:style-name="P622"/>
      <text:p text:style-name="P673"><text:span text:style-name="T392">Личные местоимения в именительном падеже </text:span><text:span text:style-name="T405">заменяют</text:span><text:span text:style-name="T401"> подлежащее </text:span><text:span text:style-name="T409">(кто/</text:span><text:span text:style-name="T410">что</text:span><text:span text:style-name="T409">)</text:span><text:span text:style-name="T401">:</text:span></text:p>
      <table:table table:name="Table10" table:style-name="Table10">
        <table:table-column table:style-name="Table10.A" table:number-columns-repeated="3"/>
        <table:table-row table:style-name="TableLine94057795734960">
          <table:table-cell table:style-name="Table10.A1" office:value-type="string">
            <text:p text:style-name="P1326">Лицо</text:p>
          </table:table-cell>
          <table:table-cell table:style-name="Table10.A1" office:value-type="string">
            <text:p text:style-name="P1326">Единственное число</text:p>
          </table:table-cell>
          <table:table-cell table:style-name="Table10.C1" office:value-type="string">
            <text:p text:style-name="P1326">Множественное число</text:p>
          </table:table-cell>
        </table:table-row>
        <table:table-row table:style-name="TableLine94057793128688">
          <table:table-cell table:style-name="Table10.A2" office:value-type="string">
            <text:p text:style-name="P1366">1</text:p>
          </table:table-cell>
          <table:table-cell table:style-name="Table10.A2" office:value-type="string">
            <text:p text:style-name="P1366">I</text:p>
          </table:table-cell>
          <table:table-cell table:style-name="Table10.C2" office:value-type="string">
            <text:p text:style-name="P1367">we</text:p>
          </table:table-cell>
        </table:table-row>
        <table:table-row table:style-name="TableLine94057793158400">
          <table:table-cell table:style-name="Table10.A2" office:value-type="string">
            <text:p text:style-name="P1366">2</text:p>
          </table:table-cell>
          <table:table-cell table:style-name="Table10.A2" office:value-type="string">
            <text:p text:style-name="P1366">you</text:p>
          </table:table-cell>
          <table:table-cell table:style-name="Table10.C2" office:value-type="string">
            <text:p text:style-name="P1367">you</text:p>
          </table:table-cell>
        </table:table-row>
        <table:table-row table:style-name="TableLine94057793166320">
          <table:table-cell table:style-name="Table10.A2" office:value-type="string">
            <text:p text:style-name="P1366">3</text:p>
          </table:table-cell>
          <table:table-cell table:style-name="Table10.A2" office:value-type="string">
            <text:p text:style-name="P1366">he/she/<text:span text:style-name="T1168">it</text:span></text:p>
          </table:table-cell>
          <table:table-cell table:style-name="Table10.C2" office:value-type="string">
            <text:p text:style-name="P1367">they</text:p>
          </table:table-cell>
        </table:table-row>
      </table:table>
      <text:p text:style-name="P622"><text:soft-page-break/></text:p>
      <text:p text:style-name="P624">Местоимения <text:span text:style-name="T476">he</text:span> <text:span text:style-name="T1182">(он)</text:span> и <text:span text:style-name="T476">she</text:span> <text:span text:style-name="T1182">(она)</text:span> заменяют <text:span text:style-name="T1136">человека</text:span>.</text:p>
      <text:p text:style-name="P624">Они не могут заменить неодушевленный предмет или животное.</text:p>
      <text:p text:style-name="P623"/>
      <text:p text:style-name="P1117">Местоимение you заменяет 2 лицо <text:span text:style-name="T1192">(ты/</text:span>вы<text:span text:style-name="T1192">)</text:span>. По умолчанию you означает «вы» <text:span text:style-name="T393">и лишь </text:span></text:p>
      <text:p text:style-name="P1117"><text:span text:style-name="T393">по тону и </text:span><text:span text:style-name="T394">словам</text:span><text:span text:style-name="T393"> можно догадаться что вместо «вы», хотят сказать «ты».</text:span></text:p>
      <text:p text:style-name="P623"/>
      <text:p text:style-name="P139">Hey you, kid! Come to me — Эй ты, пацан, подойди сюда. (грубо)</text:p>
      <text:p text:style-name="P139">Would you like some tea? — Не хотите ли вы чаю? (вежливо)</text:p>
      <text:p text:style-name="P623"/>
      <text:p text:style-name="P627">Местоимение <text:span text:style-name="T476">it</text:span> <text:span text:style-name="T1169">переводится как «он/она/оно».</text:span> <text:span text:style-name="T1169">З</text:span>аменяет все неодушевленный </text:p>
      <text:p text:style-name="P628">предметы <text:span text:style-name="T1191">(</text:span>независимо от их рода<text:span text:style-name="T1191">)</text:span>, а также животных.</text:p>
      <text:p text:style-name="P625"/>
      <text:p text:style-name="P140">Where is the <text:span text:style-name="T963">book</text:span>? <text:span text:style-name="T963">It</text:span> is on the table — Где <text:span text:style-name="T963">книга</text:span>? <text:span text:style-name="T963">Она</text:span> на столе.</text:p>
      <text:p text:style-name="P140">My <text:span text:style-name="T963">cat</text:span> is funny. <text:span text:style-name="T963">It</text:span> plays all day long — Мой <text:span text:style-name="T963">кот</text:span> смешной. <text:span text:style-name="T963">Он</text:span> играет целый день.</text:p>
      <text:p text:style-name="P625"/>
      <text:p text:style-name="P627">Местоимение <text:span text:style-name="T476">they</text:span> переводится как «они». <text:span text:style-name="T1169">Может заменять как людей,</text:span> </text:p>
      <text:p text:style-name="P627"><text:span text:style-name="T1169">так и </text:span>неодушевленные предметы.</text:p>
      <text:p text:style-name="P626"/>
      <text:p text:style-name="P141">Where are the <text:span text:style-name="T963">keys</text:span>? <text:span text:style-name="T963">They</text:span> are on the table — Где <text:span text:style-name="T963">ключи</text:span>? <text:span text:style-name="T963">Они</text:span> на столе.</text:p>
      <text:p text:style-name="P627"/>
      <text:p text:style-name="P1113"><text:span text:style-name="T396">Местоимение </text:span><text:span text:style-name="T574">we</text:span><text:span text:style-name="T396"> переводится как «мы». </text:span><text:span text:style-name="T399">И </text:span><text:span text:style-name="T575">they</text:span><text:span text:style-name="T399">, и </text:span><text:span text:style-name="T575">we</text:span><text:span text:style-name="T396"> </text:span><text:span text:style-name="T399">могут </text:span><text:span text:style-name="T396">заменять связки из </text:span></text:p>
      <text:p text:style-name="P630">нескольких слов, которые используются как одно подлежащее.</text:p>
      <text:p text:style-name="P631"/>
      <text:p text:style-name="P52"><text:span text:style-name="T971">S</text:span><text:span text:style-name="T972">ue and I</text:span><text:span text:style-name="T397"> are good friends — </text:span><text:span text:style-name="T973">Мы со Сью</text:span><text:span text:style-name="T398"> хорошие друзья </text:span><text:span text:style-name="T400">(</text:span><text:span text:style-name="T402">я</text:span><text:span text:style-name="T400"> </text:span><text:span text:style-name="T402">+</text:span><text:span text:style-name="T400"> Сью = we)</text:span><text:span text:style-name="T397">.</text:span></text:p>
      <text:p text:style-name="P142"><text:span text:style-name="T370">Where are </text:span><text:span text:style-name="T963">Tom and Jerry</text:span><text:span text:style-name="T370">? </text:span><text:span text:style-name="T963">They</text:span><text:span text:style-name="T370"> are in the garden — Где </text:span><text:span text:style-name="T963">Том и Джерри</text:span><text:span text:style-name="T370">? </text:span><text:span text:style-name="T963">Они</text:span><text:span text:style-name="T370"> в саду.</text:span></text:p>
      <text:p text:style-name="P632"/>
      <text:p text:style-name="P1258"><text:span text:style-name="T394">It — </text:span><text:span text:style-name="T429">переводится как «</text:span><text:span text:style-name="T394">это»? </text:span><text:span text:style-name="T430">(</text:span><text:span text:style-name="T394">I</text:span><text:span text:style-name="T431">t</text:span><text:span text:style-name="T394"> is in the garden — Это в саду</text:span><text:span text:style-name="T430">)</text:span><text:span text:style-name="T394">.</text:span></text:p>
      <text:p text:style-name="P1259"><text:span text:style-name="T394">(</text:span><text:span text:style-name="T432">после it может стоять указание на место, где происходит ситуация, стр. 192</text:span><text:span text:style-name="T428">)</text:span></text:p>
      <text:p text:style-name="P633"/>
      <text:p text:style-name="P674"><text:span text:style-name="T403">Личные местоимения в объектном падеже </text:span><text:span text:style-name="T405">заменяют</text:span><text:span text:style-name="T403"> дополнени</text:span><text:span text:style-name="T404">е </text:span><text:span text:style-name="T409">(кого, кому, кем)</text:span><text:span text:style-name="T403">:</text:span></text:p>
      <text:list xml:id="list1784675524" text:style-name="L62">
        <text:list-item>
          <text:p text:style-name="P1619">me — меня, мне, мной;</text:p>
        </text:list-item>
        <text:list-item>
          <text:p text:style-name="P1619">you — тебя, тебе, тобой / вас, вам, вами;</text:p>
        </text:list-item>
        <text:list-item>
          <text:p text:style-name="P1620">him — его, ему, <text:span text:style-name="T1188">им;</text:span></text:p>
        </text:list-item>
        <text:list-item>
          <text:p text:style-name="P1620">her — ее, ей;</text:p>
        </text:list-item>
        <text:list-item>
          <text:p text:style-name="P1621"><text:span text:style-name="T1054">it — </text:span><text:span text:style-name="T1055">этого</text:span><text:span text:style-name="T1054">, </text:span><text:span text:style-name="T1055">этому, этим </text:span><text:span text:style-name="T1057">(неодушевлен.)</text:span><text:span text:style-name="T1056">;</text:span></text:p>
        </text:list-item>
        <text:list-item>
          <text:p text:style-name="P1620">us — нас, нам, нами;</text:p>
        </text:list-item>
        <text:list-item>
          <text:p text:style-name="P1620">them — их, им, ими.</text:p>
          <text:p text:style-name="P1622"/>
        </text:list-item>
      </text:list>
      <text:p text:style-name="P143"><text:span text:style-name="T13">I</text:span> <text:span text:style-name="T23">love</text:span> <text:span text:style-name="T1171">Jave</text:span> — Я люблю Джейн</text:p>
      <text:p text:style-name="P143"><text:span text:style-name="T13">Jane</text:span> <text:span text:style-name="T23">loves</text:span> <text:span text:style-name="T1171">me</text:span> — Джейн любит меня</text:p>
      <text:p text:style-name="P634"/>
      <text:p text:style-name="P10">Притяжательные местоимения</text:p>
      <text:p text:style-name="P635"/>
      <text:p text:style-name="P1115"><text:span text:style-name="T406">Овечают на вопрос «чей?». </text:span><text:span text:style-name="T407">И</text:span><text:span text:style-name="T417">х особенность </text:span><text:span text:style-name="T416">в</text:span><text:span text:style-name="T417"> то</text:span><text:span text:style-name="T416">м</text:span><text:span text:style-name="T417">, что они заменяют артикли.</text:span></text:p>
      <text:p text:style-name="P144">The dress is blue →<text:span text:style-name="T1194"> </text:span>Her dress is blue.</text:p>
      <text:p text:style-name="P636"/>
      <text:p text:style-name="P1256"><text:span text:style-name="T406">А</text:span><text:span text:style-name="T370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637"/>
      <text:p text:style-name="P1114"><text:span text:style-name="T412">П</text:span><text:span text:style-name="T408">ритяжательные местоимения первого типа — это местоимен</text:span><text:span text:style-name="T411">ия</text:span><text:span text:style-name="T408">, </text:span><text:span text:style-name="T411">которые </text:span><text:span text:style-name="T406">употребляются</text:span><text:span text:style-name="T411"> </text:span></text:p>
      <text:p text:style-name="P644"><text:soft-page-break/>в связке с существительным (существительное идет после, обязательно):</text:p>
      <text:list xml:id="list1344863823" text:style-name="L63">
        <text:list-item>
          <text:p text:style-name="P1547">my — <text:span text:style-name="T1183">мо</text:span><text:span text:style-name="T1184">й</text:span>; </text:p>
        </text:list-item>
        <text:list-item>
          <text:p text:style-name="P1547">your — <text:span text:style-name="T1183">твой/ваш</text:span>; </text:p>
        </text:list-item>
        <text:list-item>
          <text:p text:style-name="P1547">his — <text:span text:style-name="T1184">его</text:span>;</text:p>
        </text:list-item>
        <text:list-item>
          <text:p text:style-name="P1547">her — <text:span text:style-name="T1184">ее</text:span>;</text:p>
        </text:list-item>
        <text:list-item>
          <text:p text:style-name="P1558"><text:span text:style-name="T408">its — </text:span><text:span text:style-name="T421">этого</text:span><text:span text:style-name="T408">.</text:span></text:p>
        </text:list-item>
        <text:list-item>
          <text:p text:style-name="P1548">our — <text:span text:style-name="T1183">наш</text:span>; </text:p>
        </text:list-item>
        <text:list-item>
          <text:p text:style-name="P1547">their — <text:span text:style-name="T1184">их</text:span>; </text:p>
        </text:list-item>
      </text:list>
      <text:p text:style-name="P639"/>
      <text:p text:style-name="P53"><text:span text:style-name="T974">I</text:span><text:span text:style-name="T411"> like </text:span><text:span text:style-name="T974">my</text:span><text:span text:style-name="T411"> </text:span><text:span text:style-name="T424">work</text:span><text:span text:style-name="T411"> — Мне нравится моя </text:span><text:span text:style-name="T424">работа</text:span><text:span text:style-name="T411">.</text:span></text:p>
      <text:p text:style-name="P54"><text:span text:style-name="T974">He</text:span><text:span text:style-name="T411"> likes </text:span><text:span text:style-name="T974">his</text:span><text:span text:style-name="T411"> </text:span><text:span text:style-name="T424">work</text:span><text:span text:style-name="T411"> — Ему нравится его </text:span><text:span text:style-name="T424">работа</text:span><text:span text:style-name="T411">.</text:span></text:p>
      <text:p text:style-name="P646"/>
      <text:p text:style-name="P1118"><text:span text:style-name="T423">С</text:span><text:span text:style-name="T425">ледует обратить внимание, в каком контексте используется </text:span><text:span text:style-name="T576">its</text:span><text:span text:style-name="T425">.</text:span></text:p>
      <text:p text:style-name="P647"/>
      <text:p text:style-name="P92"><text:span text:style-name="T420">T</text:span><text:span text:style-name="T370">he </text:span><text:span text:style-name="T975">plant</text:span><text:span text:style-name="T422"> likes </text:span><text:span text:style-name="T975">its</text:span><text:span text:style-name="T422"> soil — Растению нравится его почва.</text:span></text:p>
      <text:p text:style-name="P1134"><text:span text:style-name="T590">The</text:span><text:span text:style-name="T637"> </text:span><text:span text:style-name="T638">dog</text:span><text:span text:style-name="T591"> likes </text:span><text:span text:style-name="T637">his</text:span><text:span text:style-name="T591"> food — </text:span><text:span text:style-name="T592">Собаке</text:span><text:span text:style-name="T591"> нратися е</text:span><text:span text:style-name="T592">е</text:span><text:span text:style-name="T591"> </text:span><text:span text:style-name="T593">корм </text:span><text:span text:style-name="T594">(так выдает google-переводчик)</text:span><text:span text:style-name="T591">.</text:span></text:p>
      <text:p text:style-name="P638"/>
      <text:p text:style-name="P1116"><text:span text:style-name="T409">Иногда </text:span><text:span text:style-name="T418">такие</text:span><text:span text:style-name="T411"> местоимения удобнее переводить словом «свой» </text:span><text:span text:style-name="T412">и его вариантами</text:span><text:span text:style-name="T411">.</text:span></text:p>
      <text:p text:style-name="P641"/>
      <text:p text:style-name="P145">I love <text:span text:style-name="T963">my</text:span> native town — Я люблю <text:span text:style-name="T963">свой</text:span> родной город.</text:p>
      <text:p text:style-name="P145">He loves <text:span text:style-name="T963">his</text:span> native town — Он любит <text:span text:style-name="T963">свой</text:span> родной город.</text:p>
      <text:p text:style-name="P640"/>
      <text:p text:style-name="P642">Бывают ситуации, когда после притяжательного местоимения существительного нет.</text:p>
      <text:p text:style-name="P643">В этом случае используются притяжательные местоимения второго типа. </text:p>
      <text:p text:style-name="P643"/>
      <text:p text:style-name="P648">Они употребляются самостоятельно, в конце предложения:</text:p>
      <text:list xml:id="list1737815337" text:style-name="L64">
        <text:list-item>
          <text:p text:style-name="P1549"><text:span text:style-name="T1189">m</text:span>ine — <text:span text:style-name="T1189">мой</text:span>;</text:p>
        </text:list-item>
        <text:list-item>
          <text:p text:style-name="P1549">yours — <text:span text:style-name="T1189">твой/ваш</text:span>;</text:p>
        </text:list-item>
        <text:list-item>
          <text:p text:style-name="P1549">his — <text:span text:style-name="T1189">его</text:span>;</text:p>
        </text:list-item>
        <text:list-item>
          <text:p text:style-name="P1549">hers — <text:span text:style-name="T1189">ее</text:span>;</text:p>
        </text:list-item>
        <text:list-item>
          <text:p text:style-name="P1559"><text:span text:style-name="T413">its — </text:span><text:span text:style-name="T419">э</text:span><text:span text:style-name="T414">того</text:span><text:span text:style-name="T413">;</text:span></text:p>
        </text:list-item>
        <text:list-item>
          <text:p text:style-name="P1549">ours — <text:span text:style-name="T1189">наш</text:span>; </text:p>
        </text:list-item>
        <text:list-item>
          <text:p text:style-name="P1550">theirs — их.</text:p>
        </text:list-item>
      </text:list>
      <text:p text:style-name="P649"/>
      <text:p text:style-name="P55"><text:span text:style-name="T414">Don`t touch it. It`s </text:span><text:span text:style-name="T418">mine</text:span><text:span text:style-name="T414"> — </text:span><text:span text:style-name="T415">Не трогай это. Это </text:span><text:span text:style-name="T418">мое</text:span><text:span text:style-name="T415">.</text:span></text:p>
      <text:p text:style-name="P146">It`s my money (это мои деньги) → It`s mine (они мои).</text:p>
      <text:p text:style-name="P629"/>
      <text:p text:style-name="P11">Возвратные местоимения</text:p>
      <text:p text:style-name="P645"/>
      <text:p text:style-name="P1121"><text:span text:style-name="T426">Показывают, что человек совершает действие по отношению к самому себе. </text:span><text:span text:style-name="T816">С</text:span><text:span text:style-name="T818">остоят из </text:span></text:p>
      <text:p text:style-name="P1129"><text:span text:style-name="T818">2х частей: слова </text:span><text:span text:style-name="T577">my/your/him/her/it/our/them</text:span><text:span text:style-name="T818"> и хвостика </text:span><text:span text:style-name="T577">-self</text:span><text:span text:style-name="T818"> или </text:span><text:span text:style-name="T577">-selves</text:span><text:span text:style-name="T818"> </text:span><text:span text:style-name="T833">(</text:span><text:span text:style-name="T818">для множеств. числа</text:span><text:span text:style-name="T833">)</text:span><text:span text:style-name="T818">.</text:span><text:span text:style-name="T427"> </text:span></text:p>
      <text:p text:style-name="P452"/>
      <text:p text:style-name="P1129"><text:span text:style-name="T816">В</text:span><text:span text:style-name="T817">сегда </text:span><text:span text:style-name="T818">идут</text:span><text:span text:style-name="T817"> после глаголов. </text:span><text:span text:style-name="T777">На русский переводятся словами «себя, себе, собой», </text:span></text:p>
      <text:p text:style-name="P270">либо появляются у глаголов в виде окончания -сь, -ся.</text:p>
      <text:p text:style-name="P269"/>
      <text:p text:style-name="P93"><text:span text:style-name="T1204">I </text:span>looked at <text:span text:style-name="T963">myself</text:span> in the mirror — Я посмотрела на <text:span text:style-name="T963">себя</text:span> в зеркало.</text:p>
      <text:p text:style-name="P147">He had to explain <text:span text:style-name="T963">himself</text:span> — Ему пришлось объяснить<text:span text:style-name="T963">ся</text:span></text:p>
      <text:p text:style-name="P414"/>
      <text:p text:style-name="P650"><text:span text:style-name="T747">Местоимение, образованное от you имеет 2 варианта: </text:span><text:span text:style-name="T476">yourself</text:span><text:span text:style-name="T747"> и </text:span><text:span text:style-name="T476">yourselves</text:span><text:span text:style-name="T747">. Это практически единственный слу</text:span><text:span text:style-name="T778">ч</text:span><text:span text:style-name="T747">ай в английском, когда видны отличия между «ты» и «вы».</text:span></text:p>
      <text:p text:style-name="P414"/>
      <text:p text:style-name="P148"><text:soft-page-break/>You talk to yourself when you sleep — Ты говоришь с собой, когда спишь.</text:p>
      <text:p text:style-name="P148">You should belive in yourselves — Вы должны верить в себя. (во множественном)</text:p>
      <text:p text:style-name="P415"/>
      <text:p text:style-name="P415">Местоимение <text:span text:style-name="T476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15"/>
      <text:p text:style-name="P148">I hope crisis resolves itself — Я надеюсь, кризис разрешится сам собой.</text:p>
      <text:p text:style-name="P415"/>
      <text:p text:style-name="P417">Глаголы, после которых возвратные местоимения не используются:</text:p>
      <text:list xml:id="list945800924" text:style-name="L65">
        <text:list-item>
          <text:p text:style-name="P1454">concentrate — сконцентрироваться;</text:p>
        </text:list-item>
        <text:list-item>
          <text:p text:style-name="P1454">relax — расслабиться;</text:p>
        </text:list-item>
        <text:list-item>
          <text:p text:style-name="P1454">feel — чувствовать (себя);</text:p>
        </text:list-item>
        <text:list-item>
          <text:p text:style-name="P1454">meet — встретиться.</text:p>
        </text:list-item>
      </text:list>
      <text:p text:style-name="P416"/>
      <text:p text:style-name="P149">I can`t concentrate — Я не могу сконцентрировать<text:span text:style-name="T963">ся</text:span>.</text:p>
      <text:p text:style-name="P149">I feel good — Я чувствую <text:span text:style-name="T963">себя</text:span> хорошо.</text:p>
      <text:p text:style-name="P150">You need to relax — Тебе нужно расслабить<text:span text:style-name="T963">ся</text:span>.</text:p>
      <text:p text:style-name="P418"/>
      <text:p text:style-name="P418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18"/>
      <text:p text:style-name="P94">I did it <text:span text:style-name="T963">myself</text:span> — Я <text:span text:style-name="T963">сам</text:span> это сделал.</text:p>
      <text:p text:style-name="P56"><text:span text:style-name="T1195">If you want to do it well, do it </text:span><text:span text:style-name="T976">yourself</text:span><text:span text:style-name="T1195"> — Хочешь сделать хорошо, делай это </text:span><text:span text:style-name="T976">сам</text:span><text:span text:style-name="T1195">.</text:span></text:p>
      <text:p text:style-name="P418"/>
      <text:p text:style-name="P1130"><text:span text:style-name="T840">Также, в этом случае перед местоимением можно поставить предлог </text:span><text:span text:style-name="T578">by</text:span><text:span text:style-name="T840">. </text:span><text:span text:style-name="T838">Он лишь указывает на то, кто же сделал это самостоятельно </text:span><text:span text:style-name="T839">(здесь </text:span><text:span text:style-name="T579">by</text:span><text:span text:style-name="T839"> — это отсылка к пассивному залогу)</text:span><text:span text:style-name="T838">.</text:span></text:p>
      <text:p text:style-name="P419"/>
      <text:p text:style-name="P151">I did it by myself — Я сам это сделал (обратите внимание на меня).</text:p>
      <text:p text:style-name="P419"/>
      <text:p text:style-name="P578">Указательные местоимения</text:p>
      <text:p text:style-name="P420"/>
      <text:p text:style-name="P676"><text:span text:style-name="T812">Нужны, чтобы указать на человека, предмет </text:span><text:span text:style-name="T819">или идею</text:span><text:span text:style-name="T824">.</text:span></text:p>
      <text:list xml:id="list2656397641" text:style-name="L66">
        <text:list-item>
          <text:p text:style-name="P1455">this — этот;</text:p>
        </text:list-item>
        <text:list-item>
          <text:p text:style-name="P1455">that — тот;</text:p>
        </text:list-item>
        <text:list-item>
          <text:p text:style-name="P1455">these — эти;</text:p>
        </text:list-item>
        <text:list-item>
          <text:p text:style-name="P1455">those — те.</text:p>
        </text:list-item>
      </text:list>
      <text:p text:style-name="P421"/>
      <text:p text:style-name="P422">Они связаны с расстоянием и показывают близко ли объект или далеко. Если объект близко, </text:p>
      <text:p text:style-name="P422">то используют <text:span text:style-name="T476">this</text:span> и <text:span text:style-name="T476">these</text:span>. Если объект далеко, и до него не дотянуться — то <text:span text:style-name="T476">that</text:span> и <text:span text:style-name="T476">thas</text:span>. </text:p>
      <text:p text:style-name="P422">После <text:span text:style-name="T476">these</text:span> и <text:span text:style-name="T476">those</text:span> нужно использовать глагол во множественном числе.</text:p>
      <text:p text:style-name="P422"/>
      <text:p text:style-name="P57"><text:span text:style-name="T435">T</text:span><text:span text:style-name="T436">his is my friend Joe — Это мой друг Джо (</text:span><text:span text:style-name="T437">досл. </text:span><text:span text:style-name="T438">Этот есть мой друг</text:span><text:span text:style-name="T436">).</text:span></text:p>
      <text:p text:style-name="P152">Those pictures on the wall are very beautiful — Те картины на стене очень красивые.</text:p>
      <text:p text:style-name="P422"/>
      <text:p text:style-name="P1131"><text:span text:style-name="T841">Данные</text:span><text:span text:style-name="T819"> местоимения могут использоватьс в связке с существительным или самостоятельно.</text:span></text:p>
      <text:p text:style-name="P423">Если используются самостоятельно, то могут быть как подлежащим, так и дополнением.</text:p>
      <text:p text:style-name="P423"/>
      <text:p text:style-name="P1122"><text:span text:style-name="T821">Очень часто </text:span><text:span text:style-name="T580">this</text:span><text:span text:style-name="T821"> и </text:span><text:span text:style-name="T580">that</text:span><text:span text:style-name="T821"> указывают именно на идею, </text:span><text:span text:style-name="T822">выступа</text:span><text:span text:style-name="T823">я</text:span><text:span text:style-name="T820"> формальн</text:span><text:span text:style-name="T822">ым</text:span><text:span text:style-name="T820"> подлежа</text:span><text:span text:style-name="T822">щим</text:span><text:span text:style-name="T821">. </text:span></text:p>
      <text:p text:style-name="P424">В этом случае <text:span text:style-name="T476">this</text:span> соответствует тому, что человек видит сейчас, а <text:span text:style-name="T476">that</text:span> — тому, что человек видел или слышал раньше. Также <text:span text:style-name="T476">that</text:span> может указывать на событие прошлого.</text:p>
      <text:p text:style-name="P425"/>
      <text:p text:style-name="P95"><text:soft-page-break/><text:span text:style-name="T439">T</text:span><text:span text:style-name="T370">hanks for help. That was really nice of you — Спасибо за помощь. Это было мило </text:span></text:p>
      <text:p text:style-name="P153">с вашей стороны (that указывает на ранее произошедшее событие).</text:p>
      <text:p text:style-name="P427"/>
      <text:p text:style-name="P153">I`ve got a new job! That`s good news — Я получил работу. Это хорошие новости </text:p>
      <text:p text:style-name="P153">(that указывает на озвученную ранее мысл).</text:p>
      <text:p text:style-name="P427"/>
      <text:p text:style-name="P154">That`s OK — Все в порядке (формальное подлежащее, </text:p>
      <text:p text:style-name="P58"><text:span text:style-name="T440">я </text:span><text:span text:style-name="T1138">вижу</text:span><text:span text:style-name="T440"> что все хорошо / </text:span><text:span text:style-name="T998">идея</text:span><text:span text:style-name="T440"> хороша</text:span><text:span text:style-name="T441">).</text:span></text:p>
      <text:p text:style-name="P428"/>
      <text:p text:style-name="P153">This is Kerry — Это Кэри (подлежащее).</text:p>
      <text:p text:style-name="P425"/>
      <text:p text:style-name="P426">Указательные местоимения можно заменить определенным артиклем <text:span text:style-name="T476">the</text:span>.</text:p>
      <text:p text:style-name="P155">This food is delicious → The food is delicious (Эта еда очень вкусная).</text:p>
      <text:p text:style-name="P429"/>
      <text:p text:style-name="P430">Когда необходимо указать на человека или предмет, то это можно сделать и через <text:span text:style-name="T476">it is</text:span>. Разницы между <text:span text:style-name="T476">this is</text:span> и <text:span text:style-name="T476">it is</text:span> в этом случае нет. Но обычно используют вариант с <text:span text:style-name="T476">it</text:span>, </text:p>
      <text:p text:style-name="P431">т. к. он короче и является более разговорным: </text:p>
      <text:p text:style-name="P431"/>
      <text:p text:style-name="P59"><text:span text:style-name="T442">T</text:span><text:span text:style-name="T430">his is my book / </text:span><text:span text:style-name="T442">I</text:span><text:span text:style-name="T430">t is my book — </text:span><text:span text:style-name="T442">Это моя книга</text:span><text:span text:style-name="T430">. </text:span></text:p>
      <text:p text:style-name="P430"/>
      <text:p text:style-name="P12"><text:span text:style-name="T779">Н</text:span><text:span text:style-name="T747">еопределенные местоимения</text:span></text:p>
      <text:p text:style-name="P432"/>
      <text:p text:style-name="P433">Местоимения <text:span text:style-name="T476">some</text:span> и <text:span text:style-name="T476">any</text:span> означают «какой-то», «какое-то количество», «некоторый». </text:p>
      <text:p text:style-name="P433">Они связаны с чем-то неопределенным и часто выпадают при переводе.</text:p>
      <text:p text:style-name="P1254"/>
      <text:p text:style-name="P1125"><text:span text:style-name="T831">Они стоят перед существительном во множественно числе или перед неисчисляемым существительным: </text:span><text:span text:style-name="T581">s</text:span><text:span text:style-name="T582">ome water</text:span><text:span text:style-name="T825">, </text:span><text:span text:style-name="T581">some</text:span><text:span text:style-name="T582"> friends</text:span><text:span text:style-name="T825"> </text:span><text:span text:style-name="T830">и т. д.</text:span></text:p>
      <text:p text:style-name="P434"/>
      <text:p text:style-name="P435">Разница между <text:span text:style-name="T476">some</text:span> и <text:span text:style-name="T476">any</text:span> в том, что <text:span text:style-name="T476">some</text:span> используется в утверждениях, а <text:span text:style-name="T476">any</text:span> — </text:p>
      <text:p text:style-name="P435">в отрицаниях (в связке с <text:span text:style-name="T476">not</text:span>). Связка <text:span text:style-name="T476">not + any</text:span> <text:span text:style-name="T1201">обычно </text:span>переводится двойным отрицанием.</text:p>
      <text:p text:style-name="P433"/>
      <text:p text:style-name="P156">I have some friends — У меня есть друзья. (какое-то количество)</text:p>
      <text:p text:style-name="P156">I haven`t got any friends — У меня нет (никаких) друзей.</text:p>
      <text:p text:style-name="P434"/>
      <text:p text:style-name="P436">В утвержениях <text:span text:style-name="T476">some</text:span> ставить не обязательно. Его часто не указывают.</text:p>
      <text:p text:style-name="P157">I have some friends / I have friends (одно и тоже).</text:p>
      <text:p text:style-name="P436"/>
      <text:p text:style-name="P436">В вопросах можно использовать оба местоимения, но смысл они будут передавать разный.</text:p>
      <text:p text:style-name="P438"/>
      <text:p text:style-name="P438"><text:span text:style-name="T476">Some</text:span> имеет позитивный оттенок <text:span text:style-name="T1197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438"/>
      <text:p text:style-name="P1132"><text:span text:style-name="T583">Would you like some </text:span><text:span text:style-name="T584">milk</text:span><text:span text:style-name="T583">? </text:span><text:span text:style-name="T582">—</text:span><text:span text:style-name="T583"> Вы хотите </text:span><text:span text:style-name="T584">молока</text:span><text:span text:style-name="T583">? (он</text:span><text:span text:style-name="T585">о</text:span><text:span text:style-name="T583"> у нас есть)</text:span></text:p>
      <text:p text:style-name="P60"><text:span text:style-name="T443">Could you give me some </text:span><text:span text:style-name="T444">milk</text:span><text:span text:style-name="T443">? </text:span><text:span text:style-name="T445">— </text:span><text:span text:style-name="T443">Я могу попросить </text:span><text:span text:style-name="T444">молока</text:span><text:span text:style-name="T443">? (поделитесь </text:span><text:span text:style-name="T446">пожалуйста</text:span><text:span text:style-name="T443">)</text:span></text:p>
      <text:p text:style-name="P439"/>
      <text:p text:style-name="P1124"><text:span text:style-name="T586">Any</text:span><text:span text:style-name="T826"> передает сомнение </text:span><text:span text:style-name="T827">в наличии объектов, о которых спрашивают, поэтому обычно используется в вопросах, </text:span><text:span text:style-name="T828">где нужно получить </text:span><text:span text:style-name="T841">дополнительную</text:span><text:span text:style-name="T828"> информаци</text:span><text:span text:style-name="T829">ю</text:span><text:span text:style-name="T827">.</text:span></text:p>
      <text:p text:style-name="P440"/>
      <text:p text:style-name="P96"><text:span text:style-name="T447">H</text:span><text:span text:style-name="T370">ave you </text:span><text:span text:style-name="T446">got any milk in the fridge? </text:span><text:span text:style-name="T448">—</text:span><text:span text:style-name="T446"> У тебя есть молоко в холодильнике?</text:span></text:p>
      <text:p text:style-name="P97"><text:span text:style-name="T446">H</text:span><text:span text:style-name="T370">ave you bought </text:span><text:span text:style-name="T963">any</text:span><text:span text:style-name="T370"> new closes? — Ты купила </text:span><text:span text:style-name="T963">какую-нибудь</text:span><text:span text:style-name="T370"> новую одежду?</text:span></text:p>
      <text:p text:style-name="P437"/>
      <text:p text:style-name="P1133"><text:span text:style-name="T828">Если зада</text:span><text:span text:style-name="T830">ется вопрос и ожидается положительный ответ, то используется </text:span><text:span text:style-name="T581">some</text:span><text:span text:style-name="T830">.</text:span></text:p>
      <text:p text:style-name="P1253"><text:soft-page-break/>Are you wainting for somebody? — Ты кого-то ждешь? (не так ли).<text:span text:style-name="T1049"> <text:s/></text:span><text:span text:style-name="T1068">(привести другой пример)</text:span></text:p>
      <text:p text:style-name="P1253"/>
      <text:p text:style-name="P1126"><text:span text:style-name="T832">Местоимение </text:span><text:span text:style-name="T587">no</text:span><text:span text:style-name="T832"> </text:span><text:span text:style-name="T837">также </text:span><text:span text:style-name="T832">используется в отрицаниях. Им можно заменить связку </text:span><text:span text:style-name="T587">not</text:span><text:span text:style-name="T832"> + </text:span><text:span text:style-name="T587">any</text:span><text:span text:style-name="T832">.</text:span></text:p>
      <text:p text:style-name="P441">В предложениях с <text:span text:style-name="T476">no</text:span> первая половина выглядит, как утверждение. </text:p>
      <text:p text:style-name="P441"/>
      <text:p text:style-name="P443">Местоимение <text:span text:style-name="T476">no</text:span> стоит перед существительным, а частица <text:span text:style-name="T476">not</text:span> идет вместе со вспомогательны<text:span text:style-name="T1199">м</text:span> глаголом. <text:span text:style-name="T1199">Они не могут использоваться вместе в одном предложении.</text:span></text:p>
      <text:p text:style-name="P444"/>
      <text:p text:style-name="P158">There are no shops here / There aren`t any shops here — Здесь нет<text:span text:style-name="T1200"> </text:span>магазинов.</text:p>
      <text:p text:style-name="P442"/>
      <text:p text:style-name="P1152"><text:span text:style-name="T833">Неопределенные местоимения, </text:span><text:span text:style-name="T835">как и</text:span><text:span text:style-name="T833"> возвратны</text:span><text:span text:style-name="T835">е</text:span><text:span text:style-name="T833">, могут объединяться с некоторыми словами. </text:span><text:span text:style-name="T834">Здесь п</text:span><text:span text:style-name="T833">ервой половинкой будет: </text:span><text:span text:style-name="T588">some</text:span><text:span text:style-name="T833">, </text:span><text:span text:style-name="T588">any</text:span><text:span text:style-name="T833">, </text:span><text:span text:style-name="T588">no</text:span><text:span text:style-name="T833">, а второй — </text:span><text:span text:style-name="T588">b</text:span><text:span text:style-name="T589">ody/one</text:span><text:span text:style-name="T834"> (если человек), </text:span></text:p>
      <text:p text:style-name="P1152"><text:span text:style-name="T589">thing</text:span><text:span text:style-name="T834"> (если предмет) или </text:span><text:span text:style-name="T589">where</text:span><text:span text:style-name="T834"> (если мест</text:span><text:span text:style-name="T867">о</text:span><text:span text:style-name="T834">).</text:span></text:p>
      <text:p text:style-name="P445"/>
      <text:p text:style-name="P446">Переводятся они как: «кто-то», «что-то», «где-то», «никто», «ничто», «нигде».</text:p>
      <text:p text:style-name="P447">Могут заменять как подлежащее, так и дополнение. <text:span text:style-name="T1206">И</text:span><text:span text:style-name="T1205">спользуются по тем же правилам.</text:span></text:p>
      <text:p text:style-name="P445"/>
      <text:p text:style-name="P98"><text:span text:style-name="T449">T</text:span><text:span text:style-name="T370">here is somebody in the street — Кто-то на улице.</text:span></text:p>
      <text:p text:style-name="P159">Is there anybody in the street? — Есть кто на улице?</text:p>
      <text:p text:style-name="P159">There is nobody in the street / There isn`t anybody in the street — Никого нет на улице.</text:p>
      <text:p text:style-name="P445"/>
      <text:p text:style-name="P445">Если в предложении стоит <text:span text:style-name="T476">nobody</text:span>/<text:span text:style-name="T476">nothing</text:span>/<text:span text:style-name="T476">nowthere</text:span>, то отрицательная частица <text:span text:style-name="T476">not</text:span> уже </text:p>
      <text:p text:style-name="P1127"><text:span text:style-name="T834">не нужна, подобно тому как она не используется </text:span><text:span text:style-name="T836">вместе с</text:span><text:span text:style-name="T834"> </text:span><text:span text:style-name="T589">no</text:span><text:span text:style-name="T834">.</text:span></text:p>
      <text:p text:style-name="P445"/>
      <text:p text:style-name="P1267"><text:span text:style-name="T834">М</text:span><text:span text:style-name="T812">естоимения с окончанием </text:span><text:span text:style-name="T564">-body</text:span><text:span text:style-name="T812"> и </text:span><text:span text:style-name="T564">-one</text:span><text:span text:style-name="T812"> взаимозаменяемы.</text:span></text:p>
      <text:p text:style-name="P448"/>
      <text:p text:style-name="P1281">Притяжательный падеж. Possessive Case</text:p>
      <text:p text:style-name="P453"/>
      <text:p text:style-name="P1139"><text:span text:style-name="T842">Сообщает информацию о том, </text:span><text:span text:style-name="T811">кому</text:span><text:span text:style-name="T842"> принадлежит </text:span><text:span text:style-name="T846">объект</text:span><text:span text:style-name="T842">, </text:span><text:span text:style-name="T843">т. е. указывает на владельца.</text:span></text:p>
      <text:p text:style-name="P455"/>
      <text:p text:style-name="P1269"><text:span text:style-name="T812">Существительно в притяжательном падеже, как и </text:span><text:span text:style-name="T843">притяжательное</text:span><text:span text:style-name="T812"> местоимение, </text:span></text:p>
      <text:p text:style-name="P1137"><text:span text:style-name="T842">отвечает </text:span><text:span text:style-name="T812">на вопрос «чей?». </text:span><text:span text:style-name="T843">Они взаимозаменяемы.</text:span></text:p>
      <text:p text:style-name="P456"/>
      <text:p text:style-name="P457"><text:span text:style-name="T843">Чтобы поставить существительное в этот падеж, нужно добавить к нему окончание </text:span><text:span text:style-name="T476">`s</text:span><text:span text:style-name="T843">.</text:span></text:p>
      <text:p text:style-name="P454"/>
      <text:p text:style-name="P61"><text:span text:style-name="T452">This is </text:span><text:span text:style-name="T977">Tom`s</text:span><text:span text:style-name="T453"> friend — </text:span><text:span text:style-name="T452">Это друг </text:span><text:span text:style-name="T978">Тома</text:span><text:span text:style-name="T452"> (существительное в притяжательном падеже)</text:span></text:p>
      <text:p text:style-name="P161">This is <text:span text:style-name="T963">his</text:span> friend — Это <text:span text:style-name="T963">его</text:span> друг (притяжательное местоимение)</text:p>
      <text:p text:style-name="P454"/>
      <text:p text:style-name="P455"><text:span text:style-name="T1207">Если существительное </text:span><text:span text:style-name="T1208">только </text:span><text:span text:style-name="T1207">подразумевается, то его можно не указывать.</text:span></text:p>
      <text:p text:style-name="P161">This isn`t my car. It`s my brothers`s — Это не моя машина. Она брата.</text:p>
      <text:p text:style-name="P456"/>
      <text:p text:style-name="P458">Если существительное идет в связке с прилагательным или местоимением, то <text:span text:style-name="T476">`s</text:span> </text:p>
      <text:p text:style-name="P458">ставиться в концей всей связки: <text:span text:style-name="T476">a </text:span><text:span text:style-name="T636">big dog`s</text:span><text:span text:style-name="T476"> owner</text:span>, <text:span text:style-name="T636">my friend`s</text:span><text:span text:style-name="T476"> house</text:span>.</text:p>
      <text:p text:style-name="P458"/>
      <text:p text:style-name="P458">Если владельцев несколько то <text:span text:style-name="T476">`s</text:span> ставится в конце словосочетания: </text:p>
      <text:p text:style-name="P162"><text:span text:style-name="T963">Rick and Kate`s</text:span> wedding — Свадьба Рика и Кейт.</text:p>
      <text:p text:style-name="P458"/>
      <text:p text:style-name="P458">Если существительное во множественном числе, то в конце пишется только апостроф, </text:p>
      <text:p text:style-name="P1138"><text:span text:style-name="T844">без </text:span><text:span text:style-name="T595">s</text:span><text:span text:style-name="T844">: </text:span><text:span text:style-name="T595">my </text:span><text:span text:style-name="T639">friends`</text:span><text:span text:style-name="T595"> school</text:span><text:span text:style-name="T844">. Но если во множественном числе слово-исключение, </text:span></text:p>
      <text:p text:style-name="P1138"><text:span text:style-name="T844">то применяются обычные правила: </text:span><text:span text:style-name="T639">men`s</text:span><text:span text:style-name="T595"> clothes</text:span><text:span text:style-name="T844"> (мужская одежда).</text:span></text:p>
      <text:p text:style-name="P458"/>
      <text:p text:style-name="P1270"><text:span text:style-name="T844">П</text:span><text:span text:style-name="T812">орядок слов следующий: сначала указывается владелец в притяжательном падеже, </text:span></text:p>
      <text:p text:style-name="P459"><text:soft-page-break/>а потом то, чем он владеет (в русском языке все наоборот).</text:p>
      <text:p text:style-name="P459"/>
      <text:p text:style-name="P1139"><text:span text:style-name="T845">Если </text:span><text:span text:style-name="T846">предмет</text:span><text:span text:style-name="T845"> является частью другого </text:span><text:span text:style-name="T846">предмета</text:span><text:span text:style-name="T845">, то вместо притяжательного падежа используется предлог </text:span><text:span text:style-name="T596">of</text:span><text:span text:style-name="T845">. Т. к. владельцем может быть кто-то живой.</text:span></text:p>
      <text:p text:style-name="P459"/>
      <text:p text:style-name="P99"><text:span text:style-name="T454">T</text:span><text:span text:style-name="T370">he wheel of the car — Колесо машины (Car`s wheel неправильно).</text:span></text:p>
      <text:p text:style-name="P62"><text:span text:style-name="T454">The door of the house — Двер дома </text:span><text:span text:style-name="T455">(предмет + of + больший предмет)</text:span><text:span text:style-name="T454">.</text:span></text:p>
      <text:p text:style-name="P460"/>
      <text:p text:style-name="P1272"><text:span text:style-name="T845">С</text:span><text:span text:style-name="T812">ловосочетания с предлогом </text:span><text:span text:style-name="T564">of</text:span><text:span text:style-name="T812">:</text:span></text:p>
      <text:list xml:id="list1241122520" text:style-name="L67">
        <text:list-item>
          <text:p text:style-name="P1456">the beginning/end of — начало/конец чего-то;</text:p>
        </text:list-item>
        <text:list-item>
          <text:p text:style-name="P1456">the top/middle/bottom of — вершина/середина/дно чего-то;</text:p>
        </text:list-item>
        <text:list-item>
          <text:p text:style-name="P1456">the side of — сторона чего-то.</text:p>
        </text:list-item>
      </text:list>
      <text:p text:style-name="P1271"/>
      <text:p text:style-name="P1280">Существительное. Noun</text:p>
      <text:p text:style-name="P1273"/>
      <text:p text:style-name="P1140"><text:span text:style-name="T1218">Ч</text:span>асть речи, обознача<text:span text:style-name="T1218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209">в предложении. </text:span></text:p>
      <text:p text:style-name="P1274"/>
      <text:p text:style-name="P1141"><text:span text:style-name="T1209">В русском языке существительное меняется по падежам. В английском </text:span><text:span text:style-name="T1213">все</text:span><text:span text:style-name="T1209"> по другому. </text:span></text:p>
      <text:p text:style-name="P1141"><text:span text:style-name="T1209">Там за падежи отвечают предлоги, а не окончания:</text:span><text:span text:style-name="T979"> </text:span><text:span text:style-name="T642">to</text:span><text:span text:style-name="T509"> the table </text:span><text:span text:style-name="T600">—</text:span><text:span text:style-name="T509"> </text:span><text:span text:style-name="T642">к</text:span><text:span text:style-name="T509"> стол</text:span><text:span text:style-name="T642">у</text:span><text:span text:style-name="T1209">.</text:span></text:p>
      <text:p text:style-name="P1141"/>
      <text:p text:style-name="P1175"><text:span text:style-name="T367">И</text:span><text:span text:style-name="T368">менительным и объектный падеж </text:span><text:span text:style-name="T369">распростанаются</text:span><text:span text:style-name="T368"> только </text:span><text:span text:style-name="T369">на</text:span><text:span text:style-name="T368"> местоимения!</text:span></text:p>
      <text:p text:style-name="P1274"/>
      <text:p text:style-name="P13">Множественное <text:span text:style-name="T1210">число. Plural</text:span></text:p>
      <text:p text:style-name="P1274"/>
      <text:p text:style-name="P1287">Распространяется только на существительные, и не касается прилагательных.</text:p>
      <text:p text:style-name="P1144"><text:span text:style-name="T1211">Образуется с помощью окончания </text:span><text:span text:style-name="T507">-s</text:span><text:span text:style-name="T1211"> или </text:span><text:span text:style-name="T507">-es.</text:span></text:p>
      <text:p text:style-name="P102"/>
      <text:p text:style-name="P1144"><text:span text:style-name="T508">a </text:span><text:span text:style-name="T507">blue ballon</text:span><text:span text:style-name="T641">s</text:span><text:span text:style-name="T507"> — </text:span><text:span text:style-name="T508">г</text:span><text:span text:style-name="T507">олуб</text:span><text:span text:style-name="T641">ые</text:span><text:span text:style-name="T507"> шарик</text:span><text:span text:style-name="T641">и</text:span><text:span text:style-name="T507">.</text:span></text:p>
      <text:p text:style-name="P1271"/>
      <text:p text:style-name="P461">Окончание <text:span text:style-name="T476">-es</text:span> ставится, когда:</text:p>
      <text:p text:style-name="P461"/>
      <text:list xml:id="list2405116940" text:style-name="L68">
        <text:list-item>
          <text:p text:style-name="P1457">слово заканчивается на <text:span text:style-name="T476">-s</text:span> или шипящий <text:span text:style-name="T476">-sh</text:span>, <text:span text:style-name="T476">-ch</text:span>, <text:span text:style-name="T476">-x</text:span>:</text:p>
          <text:p text:style-name="P1579">box/boxes, watch/watches, dish/dishes, bus/buses;</text:p>
          <text:p text:style-name="P1457"/>
        </text:list-item>
        <text:list-item>
          <text:p text:style-name="P1457">слово заканчивается на <text:span text:style-name="T476">-o</text:span> <text:span text:style-name="T1212">(</text:span>кроме исключений<text:span text:style-name="T1212">)</text:span>:</text:p>
          <text:p text:style-name="P1579">potato/potatoes, piano/pianos;</text:p>
          <text:p text:style-name="P1457"/>
        </text:list-item>
        <text:list-item>
          <text:p text:style-name="P1560"><text:span text:style-name="T847">слово заканчивается на </text:span><text:span text:style-name="T601">-f</text:span><text:span text:style-name="T847"> или </text:span><text:span text:style-name="T601">-fe</text:span><text:span text:style-name="T847">, </text:span><text:span text:style-name="T848">где</text:span><text:span text:style-name="T847"> </text:span><text:span text:style-name="T601">-f</text:span><text:span text:style-name="T847"> </text:span><text:span text:style-name="T848">также </text:span><text:span text:style-name="T847">заменяется на </text:span><text:span text:style-name="T601">-v</text:span><text:span text:style-name="T847"> </text:span><text:span text:style-name="T848">(кроме исключений)</text:span><text:span text:style-name="T847">:</text:span></text:p>
          <text:p text:style-name="P1586"><text:span text:style-name="T456">s</text:span><text:span text:style-name="T370">helf/shelves, wife/wives, proof/proofs.</text:span></text:p>
        </text:list-item>
      </text:list>
      <text:p text:style-name="P462"/>
      <text:p text:style-name="P463">Слова-исключения, которые меняются не по правилам:</text:p>
      <text:list xml:id="list1801579853" text:style-name="L69">
        <text:list-item>
          <text:p text:style-name="P1458">man/men — мужчина/мужчины;</text:p>
        </text:list-item>
        <text:list-item>
          <text:p text:style-name="P1458">child/children — ребенок/дети;</text:p>
        </text:list-item>
        <text:list-item>
          <text:p text:style-name="P1458">woman/women [вимен] — женщина/женщины;</text:p>
        </text:list-item>
        <text:list-item>
          <text:p text:style-name="P1458">foot/feet — нога/ноги;</text:p>
        </text:list-item>
        <text:list-item>
          <text:p text:style-name="P1458">mouse/mice — мышь/мыши;</text:p>
        </text:list-item>
        <text:list-item>
          <text:p text:style-name="P1458">sheep/sheep — овца/овцы;</text:p>
        </text:list-item>
        <text:list-item>
          <text:p text:style-name="P1588"><text:span text:style-name="T812">tooth/teeth — </text:span><text:span text:style-name="T849">зуб/</text:span><text:span text:style-name="T812">зубы;</text:span></text:p>
        </text:list-item>
        <text:list-item>
          <text:p text:style-name="P1459">fish/fish — рыба/рыбы;</text:p>
        </text:list-item>
        <text:list-item>
          <text:p text:style-name="P1588"><text:span text:style-name="T849">goose/geese — гусь/гуси.</text:span><text:span text:style-name="T812"> </text:span></text:p>
        </text:list-item>
      </text:list>
      <text:p text:style-name="P14"><text:soft-page-break/><text:span text:style-name="T780">И</text:span><text:span text:style-name="T747">счисляемые и неисчисляемые существительные</text:span></text:p>
      <text:p text:style-name="P464"/>
      <text:p text:style-name="P465">Исчисляемые существительные можно пересчитать. У них есть форма единственного </text:p>
      <text:p text:style-name="P1143"><text:span text:style-name="T850">и множественного числа. Количество можно указать числом, наречием </text:span><text:span text:style-name="T852">или артиклем </text:span><text:span text:style-name="T598">a</text:span><text:span text:style-name="T852"> (one).</text:span></text:p>
      <text:p text:style-name="P466"/>
      <text:p text:style-name="P163"><text:span text:style-name="T963">3</text:span> apples — 3 яблока;</text:p>
      <text:p text:style-name="P163"><text:span text:style-name="T963">many</text:span> books — много книг;</text:p>
      <text:p text:style-name="P1142"><text:span text:style-name="T597">I want </text:span><text:span text:style-name="T640">a</text:span><text:span text:style-name="T597"> banana — </text:span><text:span text:style-name="T599">я</text:span><text:span text:style-name="T597"> хочу банан.</text:span></text:p>
      <text:p text:style-name="P466"/>
      <text:p text:style-name="P1275"><text:span text:style-name="T812">Неисчисляемые существительные невозможно посчитать. К ним относятся вещества, жидкости, явления, ощущуне</text:span><text:span text:style-name="T852">н</text:span><text:span text:style-name="T812">ия, </text:span><text:span text:style-name="T853">абстрактные </text:span><text:span text:style-name="T812">понятия. </text:span><text:span text:style-name="T855">Они и</text:span><text:span text:style-name="T812">меют только одну форму единственного числа и заменяются местоимнием </text:span><text:span text:style-name="T564">it</text:span><text:span text:style-name="T812">.</text:span></text:p>
      <text:p text:style-name="P466"/>
      <text:p text:style-name="P466">Чтобы выразить количество, используется дополнительная мерка: </text:p>
      <text:p text:style-name="P466"/>
      <text:list xml:id="list662647445" text:style-name="L70">
        <text:list-item>
          <text:p text:style-name="P1460">для жидкостей:</text:p>
          <text:list>
            <text:list-item>
              <text:p text:style-name="P1462"><text:span text:style-name="T1220">a </text:span>glass of — стакан;</text:p>
            </text:list-item>
            <text:list-item>
              <text:p text:style-name="P1462"><text:span text:style-name="T1220">a </text:span>cup of — чашка;</text:p>
            </text:list-item>
            <text:list-item>
              <text:p text:style-name="P1462"><text:span text:style-name="T1220">a</text:span> jar of — банка;</text:p>
            </text:list-item>
            <text:list-item>
              <text:p text:style-name="P1462"><text:span text:style-name="T1220">a </text:span>jug of — кувшин;</text:p>
            </text:list-item>
            <text:list-item>
              <text:p text:style-name="P1462"><text:span text:style-name="T1220">a </text:span>bottle of — бутылка;</text:p>
            </text:list-item>
          </text:list>
          <text:p text:style-name="P1461"/>
        </text:list-item>
        <text:list-item>
          <text:p text:style-name="P1460">для сыпучих веществ:</text:p>
          <text:list>
            <text:list-item>
              <text:p text:style-name="P1462"><text:span text:style-name="T1220">a </text:span>packet of — упаковка;</text:p>
            </text:list-item>
            <text:list-item>
              <text:p text:style-name="P1462"><text:span text:style-name="T1220">a </text:span>bowl of — миска;</text:p>
            </text:list-item>
            <text:list-item>
              <text:p text:style-name="P1462"><text:span text:style-name="T1220">a </text:span>bag of — мешок;</text:p>
            </text:list-item>
            <text:list-item>
              <text:p text:style-name="P1462"><text:span text:style-name="T1220">a </text:span>kilo of — килограм;</text:p>
            </text:list-item>
          </text:list>
          <text:p text:style-name="P1465"/>
        </text:list-item>
        <text:list-item>
          <text:p text:style-name="P1464">для продуктов, которые режут:</text:p>
          <text:list>
            <text:list-item>
              <text:p text:style-name="P1589"><text:span text:style-name="T857">a </text:span><text:span text:style-name="T812">piece/</text:span><text:span text:style-name="T851">slice</text:span><text:span text:style-name="T812"> of — кусо</text:span><text:span text:style-name="T851">чек</text:span><text:span text:style-name="T812">;</text:span></text:p>
            </text:list-item>
            <text:list-item>
              <text:p text:style-name="P1462"><text:span text:style-name="T1220">a </text:span>loaf of — буханка;</text:p>
            </text:list-item>
          </text:list>
        </text:list-item>
      </text:list>
      <text:p text:style-name="P467"/>
      <text:p text:style-name="P63"><text:span text:style-name="T457">2 loafs of bread — </text:span><text:span text:style-name="T458">д</text:span><text:span text:style-name="T457">ве буханки хлеба.</text:span></text:p>
      <text:p text:style-name="P103"><text:span text:style-name="T460">a </text:span><text:span text:style-name="T457">c</text:span><text:span text:style-name="T370">up of tea — (одна) чашка чая</text:span></text:p>
      <text:p text:style-name="P467"/>
      <text:p text:style-name="P468">Существительные, которые всегда неислисляемые:</text:p>
      <text:list xml:id="list3026545761" text:style-name="L71">
        <text:list-item>
          <text:p text:style-name="P1463">news — новости;</text:p>
        </text:list-item>
        <text:list-item>
          <text:p text:style-name="P1463">money — деньги;</text:p>
        </text:list-item>
        <text:list-item>
          <text:p text:style-name="P1463">bad luck — неудача;</text:p>
        </text:list-item>
        <text:list-item>
          <text:p text:style-name="P1463">traffic — транспорт на дороге;</text:p>
        </text:list-item>
        <text:list-item>
          <text:p text:style-name="P1463">f<text:span text:style-name="T1219">u</text:span>rniture — мебель;</text:p>
        </text:list-item>
        <text:list-item>
          <text:p text:style-name="P1463">progress — прогресс;</text:p>
        </text:list-item>
        <text:list-item>
          <text:p text:style-name="P1463">information — информация;</text:p>
        </text:list-item>
        <text:list-item>
          <text:p text:style-name="P1463">advice — совет;</text:p>
        </text:list-item>
        <text:list-item>
          <text:p text:style-name="P1463">hair — волосы;</text:p>
        </text:list-item>
        <text:list-item>
          <text:p text:style-name="P1463">paper — бумага;</text:p>
        </text:list-item>
        <text:list-item>
          <text:p text:style-name="P1463">food — еда;</text:p>
        </text:list-item>
      </text:list>
      <text:p text:style-name="P467"/>
      <text:p text:style-name="P100"><text:span text:style-name="T370">It is good news — Это хорошие новости </text:span><text:span text:style-name="T459">(без артикля)</text:span><text:span text:style-name="T370">.</text:span></text:p>
      <text:p text:style-name="P101"><text:span text:style-name="T370">I need good advice — Мне нужен хороший совет </text:span><text:span text:style-name="T459">(без артикля)</text:span><text:span text:style-name="T370">.</text:span></text:p>
      <text:p text:style-name="P15"><text:soft-page-break/><text:span text:style-name="T747">Два </text:span><text:span text:style-name="T781">(и более) </text:span><text:span text:style-name="T747">существительный рядом</text:span></text:p>
      <text:p text:style-name="P469"/>
      <text:p text:style-name="P1147"><text:span text:style-name="T854">Такая цепочка обозначает один предмет, идею </text:span><text:span text:style-name="T856">или </text:span><text:span text:style-name="T854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858">ь</text:span><text:span text:style-name="T854">ся прилагательным </text:span><text:span text:style-name="T856">или</text:span><text:span text:style-name="T854"> существительным с предлогом).</text:span></text:p>
      <text:p text:style-name="P470"/>
      <text:p text:style-name="P164">a tennis ball — теннисный мяч / мяч для тенниса;</text:p>
      <text:p text:style-name="P164">a income tax — подоходный налог / налог на прибыль;</text:p>
      <text:p text:style-name="P471"/>
      <text:p text:style-name="P473">Первое существительное всегда стоит в единственном числе.</text:p>
      <text:p text:style-name="P473"/>
      <text:p text:style-name="P165">tennis balls — теннисные мячи;</text:p>
      <text:p text:style-name="P166">two part question (question of two parts) — <text:span text:style-name="T1221">вопрос из 2х частей;</text:span></text:p>
      <text:p text:style-name="P471"/>
      <text:p text:style-name="P1276"><text:span text:style-name="T854">И</text:span><text:span text:style-name="T812">ногда первое существительное имеет окончание </text:span><text:span text:style-name="T564">-ing</text:span><text:span text:style-name="T812">.</text:span></text:p>
      <text:p text:style-name="P472"/>
      <text:p text:style-name="P164">a swimming pool — плавательный бассейн;</text:p>
      <text:p text:style-name="P166">working hours — рабочие часы;</text:p>
      <text:p text:style-name="P472"/>
      <text:p text:style-name="P1282">Артикли. Articles</text:p>
      <text:p text:style-name="P474"/>
      <text:p text:style-name="P475">Это маленькие слова перед существительными, которые передают оттенки смысла.</text:p>
      <text:p text:style-name="P475">Есть 2 вида артикля: неопределенный <text:span text:style-name="T1224">(</text:span><text:span text:style-name="T476">a/an</text:span><text:span text:style-name="T1224">)</text:span> и определенный <text:span text:style-name="T1224">(</text:span><text:span text:style-name="T476">the</text:span><text:span text:style-name="T1224">)</text:span>.</text:p>
      <text:p text:style-name="P475"/>
      <text:p text:style-name="P580">Неопределенный артикль</text:p>
      <text:p text:style-name="P475"/>
      <text:p text:style-name="P1148"><text:span text:style-name="T859">Артикль </text:span><text:span text:style-name="T602">a</text:span><text:span text:style-name="T859"> </text:span><text:span text:style-name="T868">указывает на</text:span><text:span text:style-name="T859"> </text:span><text:span text:style-name="T860">один </text:span><text:span text:style-name="T859">предмет. Причем не конкретный предмет, а</text:span><text:span text:style-name="T860"> </text:span><text:span text:style-name="T859">неопределенный. </text:span><text:span text:style-name="T860">К</text:span><text:span text:style-name="T859">аждый </text:span><text:span text:style-name="T860">человек </text:span><text:span text:style-name="T859">может представлять </text:span><text:span text:style-name="T860">такой предмет </text:span><text:span text:style-name="T859">по своему.</text:span></text:p>
      <text:p text:style-name="P476"/>
      <text:p text:style-name="P167">a house — дом (один представит большой особняк, другой — маленький домик).</text:p>
      <text:p text:style-name="P476"/>
      <text:p text:style-name="P1151"><text:span text:style-name="T860">Его можно условно заменить на числительное </text:span><text:span text:style-name="T608">one </text:span><text:span text:style-name="T866">(какой-то один)</text:span><text:span text:style-name="T860">. </text:span><text:span text:style-name="T682">Поэтому о</text:span><text:span text:style-name="T683">н ставится перед исчисляемыми существительными в единственном числе.</text:span></text:p>
      <text:p text:style-name="P477"/>
      <text:p text:style-name="P1154"><text:span text:style-name="T603">I have </text:span><text:span text:style-name="T643">a</text:span><text:span text:style-name="T603"> cat / I have </text:span><text:span text:style-name="T643">one</text:span><text:span text:style-name="T603"> cat — У меня есть </text:span><text:span text:style-name="T610">(одна такая </text:span><text:span text:style-name="T616">прикольная</text:span><text:span text:style-name="T610">) </text:span><text:span text:style-name="T603">кошка.</text:span></text:p>
      <text:p text:style-name="P482"/>
      <text:p text:style-name="P478"><text:span text:style-name="T476">A</text:span> ставится перед согласными, а <text:span text:style-name="T476">an</text:span> — перед гласными. Оба означают одно и тоже.</text:p>
      <text:p text:style-name="P478"/>
      <text:p text:style-name="P652"><text:span text:style-name="T808">Если гласная читается как двойной звук с первым [</text:span>йи<text:span text:style-name="T808">], то ставится </text:span><text:span text:style-name="T524">a</text:span><text:span text:style-name="T808">: </text:span><text:span text:style-name="T524">a union</text:span><text:span text:style-name="T808">, </text:span><text:span text:style-name="T524">a European</text:span><text:span text:style-name="T808">.</text:span></text:p>
      <text:p text:style-name="P478"/>
      <text:p text:style-name="P1149"><text:span text:style-name="T862">Если первая согласная (после которой гласная) не произносится, то ставится </text:span><text:span text:style-name="T606">an</text:span><text:span text:style-name="T862">: </text:span></text:p>
      <text:p text:style-name="P1149"><text:span text:style-name="T606">an hour </text:span><text:span text:style-name="T862">(аувер), </text:span><text:span text:style-name="T606">an honesty </text:span><text:span text:style-name="T862">(анэсти).</text:span></text:p>
      <text:p text:style-name="P478"/>
      <text:p text:style-name="P677"><text:span text:style-name="T862">Т</text:span><text:span text:style-name="T863">акже артикль </text:span><text:span text:style-name="T607">a</text:span><text:span text:style-name="T863"> </text:span><text:span text:style-name="T865">ставится</text:span><text:span text:style-name="T863">, когда:</text:span></text:p>
      <text:list xml:id="list3240082242" text:style-name="L72">
        <text:list-item>
          <text:p text:style-name="P1590"><text:span text:style-name="T812">говорят о профессии (</text:span><text:span text:style-name="T564">I`m a doctor)</text:span><text:span text:style-name="T812">;</text:span></text:p>
        </text:list-item>
        <text:list-item>
          <text:p text:style-name="P1591"><text:span text:style-name="T812">впервые упоминяют человека или предмет в разговоре </text:span><text:span text:style-name="T864">(</text:span><text:span text:style-name="T603">I have a cat</text:span><text:span text:style-name="T864">);</text:span></text:p>
        </text:list-item>
        <text:list-item>
          <text:p text:style-name="P1561"><text:span text:style-name="T864">дается определение предмету (</text:span><text:span text:style-name="T604">He is a good man «</text:span><text:span text:style-name="T605">О</text:span><text:span text:style-name="T604">н относится к хорошим людям»</text:span><text:span text:style-name="T864">)</text:span></text:p>
        </text:list-item>
      </text:list>
      <text:p text:style-name="P483"/>
      <text:p text:style-name="P1150">Если перед существительным сто<text:span text:style-name="T1223">и</text:span>т прилагательн<text:span text:style-name="T1223">ое</text:span>, то артикль <text:span text:style-name="T510">a</text:span><text:span text:style-name="T1227"> </text:span>ставится перед ним.</text:p>
      <text:p text:style-name="P481"/>
      <text:p text:style-name="P1150">a big old house — большой старый дом.</text:p>
      <text:p text:style-name="P168">a black and white cat — черно-белый кот.</text:p>
      <text:p text:style-name="P477"><text:soft-page-break/></text:p>
      <text:p text:style-name="P479">При этом перед прилагательным без существительного артикль <text:span text:style-name="T510">a</text:span><text:span text:style-name="T1227"> </text:span>не ставится.</text:p>
      <text:p text:style-name="P479"/>
      <text:p text:style-name="P169">This book is a good (неправильно).</text:p>
      <text:p text:style-name="P169">Th<text:span text:style-name="T1222">i</text:span>s book is good (правильно).</text:p>
      <text:p text:style-name="P477"/>
      <text:p text:style-name="P581">Определенный артикль</text:p>
      <text:p text:style-name="P480"/>
      <text:p text:style-name="P485">Артикль <text:span text:style-name="T476">the</text:span> указывает на конкретный предмет или понятие.</text:p>
      <text:p text:style-name="P485">Т. е. на то, что выделяется из общей массы.</text:p>
      <text:p text:style-name="P486"/>
      <text:p text:style-name="P487">Его можно заменить указательным местоимением (<text:span text:style-name="T476">this, that, these, those</text:span>) </text:p>
      <text:p text:style-name="P1158"><text:span text:style-name="T869">и</text:span><text:span text:style-name="T868"> часто удобнее </text:span><text:span text:style-name="T871">им же </text:span><text:span text:style-name="T880">и </text:span><text:span text:style-name="T868">переводить.</text:span></text:p>
      <text:p text:style-name="P486"/>
      <text:p text:style-name="P486">Он может стоять как перед единственным числом, так и перед множественным; </text:p>
      <text:p text:style-name="P486">как перед исчисляемыми, так и неисчисляемыми существительными.</text:p>
      <text:p text:style-name="P488"/>
      <text:p text:style-name="P1153"><text:span text:style-name="T869">Е</text:span><text:span text:style-name="T861">сли предмет или человек упоминаются в </text:span><text:span text:style-name="T872">речи </text:span><text:span text:style-name="T861">впервые, то обычно о них ничего не известно, поэтому </text:span><text:span text:style-name="T870">сначала</text:span><text:span text:style-name="T861"> использ</text:span><text:span text:style-name="T870">уется</text:span><text:span text:style-name="T861"> неопределенный артикль </text:span><text:span text:style-name="T609">a/an</text:span><text:span text:style-name="T861"> </text:span><text:span text:style-name="T869">(при условии, что он нужен</text:span><text:span text:style-name="T861">).</text:span></text:p>
      <text:p text:style-name="P1290"><text:span text:style-name="T861">Н</text:span><text:span text:style-name="T812">о если </text:span><text:span text:style-name="T881">этот </text:span><text:span text:style-name="T812">предмет или человек упоминаются в речи повторно, то уже используется определенный артикль </text:span><text:span text:style-name="T564">the</text:span><text:span text:style-name="T812">.</text:span></text:p>
      <text:p text:style-name="P484"/>
      <text:p text:style-name="P104"><text:span text:style-name="T463">I </text:span><text:span text:style-name="T370">have got </text:span><text:span text:style-name="T963">a</text:span><text:span text:style-name="T370"> puppy. </text:span><text:span text:style-name="T963">The</text:span><text:span text:style-name="T370"> puppy is white — У меня есть щенок. (Этот) щенок белый.</text:span></text:p>
      <text:p text:style-name="P489"/>
      <text:p text:style-name="P489">Определенный артикль может стоять не только перед существительным, но и перед прилагательным. <text:span text:style-name="T1228">В этом случае прилагательное становится существительным.</text:span></text:p>
      <text:p text:style-name="P489"/>
      <text:p text:style-name="P172">rich people — богатые люди.</text:p>
      <text:p text:style-name="P104"><text:span text:style-name="T464">t</text:span><text:span text:style-name="T370">he rich — богачи.</text:span></text:p>
      <text:p text:style-name="P489"/>
      <text:p text:style-name="P490">Также артикль <text:span text:style-name="T476">the</text:span> ставится, когда:</text:p>
      <text:p text:style-name="P490"/>
      <text:list xml:id="list1352310742" text:style-name="L73">
        <text:list-item>
          <text:p text:style-name="P1466">говорят о части помещения:</text:p>
          <text:list>
            <text:list-item>
              <text:p text:style-name="P1470">in the room — в комнате;</text:p>
            </text:list-item>
            <text:list-item>
              <text:p text:style-name="P1470">on the floor — на полу;</text:p>
            </text:list-item>
          </text:list>
          <text:p text:style-name="P1468"/>
        </text:list-item>
        <text:list-item>
          <text:p text:style-name="P1467">говорят, на каком музыкальном инструменте играют:</text:p>
          <text:list>
            <text:list-item>
              <text:p text:style-name="P1471">play the piano — играть на фортепиано;</text:p>
            </text:list-item>
          </text:list>
          <text:p text:style-name="P1468"/>
        </text:list-item>
        <text:list-item>
          <text:p text:style-name="P1466">человек напрявляется в конкретное место:</text:p>
          <text:list>
            <text:list-item>
              <text:p text:style-name="P1470">go to the bank — идти в банк;</text:p>
            </text:list-item>
            <text:list-item>
              <text:p text:style-name="P1470">drive to the shop — поехать на машине в магазин;</text:p>
            </text:list-item>
          </text:list>
          <text:p text:style-name="P1468"/>
        </text:list-item>
        <text:list-item>
          <text:p text:style-name="P1475">объект, о котором идет речь, уникальный (другого такого нет):</text:p>
          <text:list>
            <text:list-item>
              <text:p text:style-name="P1474">природные объекты или явления:</text:p>
              <text:list>
                <text:list-item>
                  <text:p text:style-name="P1471">the equator — экватор;</text:p>
                </text:list-item>
                <text:list-item>
                  <text:p text:style-name="P1471">the sky — небо;</text:p>
                </text:list-item>
                <text:list-item>
                  <text:p text:style-name="P1474">the moon — луна;</text:p>
                </text:list-item>
              </text:list>
            </text:list-item>
            <text:list-item>
              <text:p text:style-name="P1474">объекты созданные человеком</text:p>
              <text:list>
                <text:list-item>
                  <text:p text:style-name="P1471"><text:soft-page-break/>the Bible (the Book) — Библия;</text:p>
                </text:list-item>
                <text:list-item>
                  <text:p text:style-name="P1471">the Internet — Интернет;</text:p>
                </text:list-item>
                <text:list-item>
                  <text:p text:style-name="P1474">the radio — радио;</text:p>
                </text:list-item>
              </text:list>
            </text:list-item>
            <text:list-item>
              <text:p text:style-name="P1474"><text:span text:style-name="T1229">с </text:span>превосходн<text:span text:style-name="T1229">ой</text:span> степень<text:span text:style-name="T1229">ю</text:span> прилагательных:</text:p>
              <text:list>
                <text:list-item>
                  <text:p text:style-name="P1471">the longest — самый длинный;</text:p>
                </text:list-item>
                <text:list-item>
                  <text:p text:style-name="P1474">the hottest — самый жаркий;</text:p>
                </text:list-item>
              </text:list>
            </text:list-item>
            <text:list-item>
              <text:p text:style-name="P1472"><text:span text:style-name="T1230">со </text:span>словосочетани<text:span text:style-name="T1230">ем</text:span><text:span text:style-name="T476"> the same</text:span> (такой же, одинаковый):</text:p>
              <text:p text:style-name="P1580">These two photos are the same — Эти 2 фото одинаковые;</text:p>
            </text:list-item>
          </text:list>
          <text:p text:style-name="P1473"/>
        </text:list-item>
        <text:list-item>
          <text:p text:style-name="P1466">перед порядковым числительным:</text:p>
          <text:list>
            <text:list-item>
              <text:p text:style-name="P1476">the first — первый;</text:p>
            </text:list-item>
            <text:list-item>
              <text:p text:style-name="P1476">the second — второй;</text:p>
            </text:list-item>
          </text:list>
          <text:p text:style-name="P1468"/>
        </text:list-item>
        <text:list-item>
          <text:p text:style-name="P1469">перед фамилией (чтобы показать что люди принадлежат одной семье):</text:p>
          <text:p text:style-name="P1587"><text:span text:style-name="T461">The Jachsons </text:span><text:span text:style-name="T462">are very nice people — Джексоны очень милые люди;</text:span></text:p>
          <text:p text:style-name="P1468"/>
        </text:list-item>
        <text:list-item>
          <text:p text:style-name="P1477">в словосочетаниях, касающихся сторон:</text:p>
          <text:list>
            <text:list-item>
              <text:p text:style-name="P1478">the top of — верхушка (чего-то);</text:p>
            </text:list-item>
            <text:list-item>
              <text:p text:style-name="P1478">on the left — слева.</text:p>
            </text:list-item>
          </text:list>
        </text:list-item>
      </text:list>
      <text:p text:style-name="P491"/>
      <text:p text:style-name="P584">Случаи, когда артикли не используются</text:p>
      <text:p text:style-name="P491"/>
      <text:p text:style-name="P492">Такие ситуации зачастую не имеют логического объяснения и их нужно просто запомнить.</text:p>
      <text:p text:style-name="P492"/>
      <text:list xml:id="list68490901" text:style-name="L74">
        <text:list-item>
          <text:p text:style-name="P1479">в выражениях со словами <text:span text:style-name="T476">breakfast</text:span>, <text:span text:style-name="T476">lunch</text:span>, <text:span text:style-name="T476">dinner</text:span>:</text:p>
          <text:p text:style-name="P1581">When do you usually have breakfast? — Когда ты обычно завтракаешь?</text:p>
          <text:p text:style-name="P1480"/>
        </text:list-item>
        <text:list-item>
          <text:p text:style-name="P1481">когда говорят о направлении или местонахождении словами:</text:p>
          <text:list>
            <text:list-item>
              <text:p text:style-name="P1480">work <text:span text:style-name="T1240">(</text:span><text:span text:style-name="T476">go to work, start work</text:span><text:span text:style-name="T1240">)</text:span>;</text:p>
            </text:list-item>
            <text:list-item>
              <text:p text:style-name="P1480">school, university, college <text:span text:style-name="T1240">(</text:span><text:span text:style-name="T476">go to school, start school</text:span>);</text:p>
            </text:list-item>
            <text:list-item>
              <text:p text:style-name="P1480">church, hospital, prison <text:span text:style-name="T1240">(</text:span><text:span text:style-name="T476">go to church, be at hospital</text:span><text:span text:style-name="T1240">)</text:span>;</text:p>
            </text:list-item>
            <text:list-item>
              <text:p text:style-name="P1480">home, bed <text:span text:style-name="T1240">(</text:span><text:span text:style-name="T476">go home, go to bed</text:span><text:span text:style-name="T1240">)</text:span>;</text:p>
            </text:list-item>
          </text:list>
          <text:p text:style-name="P1480"/>
        </text:list-item>
        <text:list-item>
          <text:p text:style-name="P1479">в словосочетаниях <text:span text:style-name="T476">play</text:span> + вид спорта или игры:</text:p>
          <text:p text:style-name="P1581">I play football — Я играю в футбол;</text:p>
          <text:p text:style-name="P1480"/>
        </text:list-item>
        <text:list-item>
          <text:p text:style-name="P1479">перед названием языков или учебных дисциплин (котор. всегда с большой буквы):</text:p>
          <text:p text:style-name="P1581">I want to speak <text:span text:style-name="T1225">English well — Я хочу хорошо говорить по-английски;</text:span></text:p>
          <text:p text:style-name="P1480"/>
        </text:list-item>
        <text:list-item>
          <text:p text:style-name="P1482">перед именами людей и фамилями:</text:p>
          <text:p text:style-name="P1582">My name is Bond, James Bond — Меня зовут Бонд, Джеймс Бонд.</text:p>
        </text:list-item>
      </text:list>
      <text:p text:style-name="P493"/>
      <text:p text:style-name="P582">Артикли в географических названиях</text:p>
      <text:p text:style-name="P494"/>
      <text:p text:style-name="P1155"><text:span text:style-name="T873">Артикли не </text:span><text:span text:style-name="T875">ставятся</text:span><text:span text:style-name="T873"> </text:span><text:span text:style-name="T875">с</text:span><text:span text:style-name="T873"> названиями континентов:</text:span></text:p>
      <text:p text:style-name="P170">I live in Western Europe — Я живу в западной Европе.</text:p>
      <text:p text:style-name="P495"/>
      <text:p text:style-name="P495">Артикли не ставятся с названиям<text:span text:style-name="T1226">и</text:span> стран из 1 слова и с названиями городов:</text:p>
      <text:p text:style-name="P170">Washington is the capital of America — Вашингтон — столица Америки.</text:p>
      <text:p text:style-name="P170"><text:soft-page-break/></text:p>
      <text:p text:style-name="P171"><text:span text:style-name="T747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95"/>
      <text:p text:style-name="P1155"><text:span text:style-name="T873">Артикли не нужны в названиях горных вершин, а также там, где присутсв</text:span><text:span text:style-name="T874">ует</text:span><text:span text:style-name="T873"> слово Mount: </text:span></text:p>
      <text:p text:style-name="P1155"><text:span text:style-name="T611">Everest / Mount Everest, Makalu</text:span><text:span text:style-name="T873">. Но </text:span><text:span text:style-name="T874">в</text:span><text:span text:style-name="T873"> названия</text:span><text:span text:style-name="T874">х</text:span><text:span text:style-name="T873"> горных цепей ставится </text:span><text:span text:style-name="T611">the</text:span><text:span text:style-name="T873">: </text:span><text:span text:style-name="T611">the Himalayas</text:span><text:span text:style-name="T873">.</text:span></text:p>
      <text:p text:style-name="P495"/>
      <text:p text:style-name="P1288"><text:span text:style-name="T812">Артикль </text:span><text:span text:style-name="T564">the</text:span><text:span text:style-name="T812"> не нужен с прилагательными, образованными от частей света или когда часть света указана вместе с названием страны: </text:span><text:span text:style-name="T564">North America, Eastern Europe.</text:span></text:p>
      <text:p text:style-name="P498"/>
      <text:p text:style-name="P1288"><text:span text:style-name="T812">Артикль </text:span><text:span text:style-name="T564">the</text:span><text:span text:style-name="T812"> не нужен в названиях улиц, дорог, скверов, парков:</text:span></text:p>
      <text:p text:style-name="P174">Fifth Avenue (5я Авеню), Broadway, Times Square.</text:p>
      <text:p text:style-name="P495"/>
      <text:p text:style-name="P1155"><text:span text:style-name="T873">А</text:span><text:span text:style-name="T876">ртикль </text:span><text:span text:style-name="T613">the</text:span><text:span text:style-name="T876"> нужен в названиях водных объектов (океан, море, река, канал): </text:span><text:span text:style-name="T613">the Thames River, the Amazon (Амазонка), the Pacific (Тихий океан), the Baltic Sea. </text:span><text:span text:style-name="T875">Но с названиями озер он </text:span></text:p>
      <text:p text:style-name="P1155"><text:span text:style-name="T875">не используется: </text:span><text:span text:style-name="T612">Lake Superior (Верхнее озеро).</text:span></text:p>
      <text:p text:style-name="P500"/>
      <text:p text:style-name="P496">Также <text:span text:style-name="T476">the</text:span> нужен в названиях частей света: <text:span text:style-name="T476">the north, the south, the east, the west</text:span>.</text:p>
      <text:p text:style-name="P171">We should go to the north — Нам нужно идти на север.</text:p>
      <text:p text:style-name="P497"/>
      <text:p text:style-name="P1155"><text:span text:style-name="T882">Следует</text:span><text:span text:style-name="T883"> </text:span><text:span text:style-name="T882">знать</text:span><text:span text:style-name="T883">, что на картах не печатают артикль </text:span><text:span text:style-name="T617">the</text:span><text:span text:style-name="T883">, даже когда он нужен.</text:span></text:p>
      <text:p text:style-name="P497"/>
      <text:p text:style-name="P583">Артикли в других названиях</text:p>
      <text:p text:style-name="P497"/>
      <text:p text:style-name="P499">Артикль не ставится в названиях административных зданий или комплексов из 2х слов.</text:p>
      <text:p text:style-name="P173"/>
      <text:p text:style-name="P173">Cambridge University, JFK Airport, Buckingham Palace.</text:p>
      <text:p text:style-name="P173">(порядок слов: сначала уникальное название, а затем категория <text:s/>объекта).</text:p>
      <text:p text:style-name="P499"/>
      <text:p text:style-name="P1156"><text:span text:style-name="T877">Артикль </text:span><text:span text:style-name="T614">the</text:span><text:span text:style-name="T877"> ставится в названиях отелей, театров, галерей, а также в названиях всемирно известных зданий:</text:span><text:span text:style-name="T614"> the Hilton Hotel, the Red Lion (бар), the White House.</text:span></text:p>
      <text:p text:style-name="P499"/>
      <text:p text:style-name="P1289"><text:span text:style-name="T812">В названиях, где присутствует предлог </text:span><text:span text:style-name="T564">of</text:span><text:span text:style-name="T812">, артикль </text:span><text:span text:style-name="T564">the</text:span><text:span text:style-name="T812"> ставится всегда: </text:span></text:p>
      <text:p text:style-name="P173">the Bank of England, the Great Wall of China, the Tower of London.</text:p>
      <text:p text:style-name="P499"/>
      <text:p text:style-name="P585">Какой артикль выбрать</text:p>
      <text:p text:style-name="P501"/>
      <text:p text:style-name="P1157"><text:span text:style-name="T878">Мысленно предсавить перед существительным слово «один», «один такой (</text:span><text:span text:style-name="T879">прикольный</text:span><text:span text:style-name="T878">)», </text:span></text:p>
      <text:p text:style-name="P1157"><text:span text:style-name="T878">«один из» и т. д. Если логика предложения не нарушена, то скорее всего нужен </text:span><text:span text:style-name="T615">a/an</text:span><text:span text:style-name="T878">.</text:span></text:p>
      <text:p text:style-name="P501"/>
      <text:p text:style-name="P175">I`ve got a window in my room — У меня в комнате есть окно. (обычное окно, каких много)</text:p>
      <text:p text:style-name="P501"/>
      <text:p text:style-name="P1157"><text:span text:style-name="T878">Мысленно представить перед существительным слова: </text:span><text:span text:style-name="T615">this, that, these, those</text:span><text:span text:style-name="T878"> или «тот самый», «именно тот», «конкретное этот» и т. д. Если смысл предложения в целом не изменился, </text:span></text:p>
      <text:p text:style-name="P1157"><text:span text:style-name="T878">то можно ставить </text:span><text:span text:style-name="T615">the</text:span><text:span text:style-name="T878">.</text:span></text:p>
      <text:p text:style-name="P501"/>
      <text:p text:style-name="P175">Look at the window. It`s broken — Посмотри на окно. Оно разбито. (посмотри на это конкретное окно, именно оно разбито).</text:p>
      <text:p text:style-name="P501"/>
      <text:p text:style-name="P502"/>
      <text:p text:style-name="P1405">Прилагательное. Adjective</text:p>
      <text:p text:style-name="P502"/>
      <text:p text:style-name="P1159"><text:span text:style-name="T885">Ч</text:span><text:span text:style-name="T884">асть речи, которая описывает качества и свойства объектов, и отвечает на вопрос «какой?».</text:span></text:p>
      <text:p text:style-name="P503"/>
      <text:p text:style-name="P1160"><text:span text:style-name="T884">П</text:span><text:span text:style-name="T885">рилагательное стоит перед существительным, но может появиться и без него если используется после глагола </text:span><text:span text:style-name="T618">be</text:span><text:span text:style-name="T885">. В этом случае </text:span><text:span text:style-name="T893">оно</text:span><text:span text:style-name="T885"> </text:span><text:span text:style-name="T893">обычно</text:span><text:span text:style-name="T885"> переводиться глаголом.</text:span></text:p>
      <text:p text:style-name="P504"/>
      <text:p text:style-name="P1160"><text:span text:style-name="T885">Если перед прилагательным стоит артикль </text:span><text:span text:style-name="T618">the</text:span><text:span text:style-name="T885">, то оно </text:span><text:span text:style-name="T886">становится</text:span><text:span text:style-name="T885"> существительным.</text:span></text:p>
      <text:p text:style-name="P1161"><text:span text:style-name="T885">Прилагательн</text:span><text:span text:style-name="T887">ые</text:span><text:span text:style-name="T885"> не меняется по родам, числам и падежам.</text:span></text:p>
      <text:p text:style-name="P504"/>
      <text:p text:style-name="P1291"><text:span text:style-name="T885">П</text:span><text:span text:style-name="T812">рилагательные делятся на 2 группы:</text:span></text:p>
      <text:p text:style-name="P506"/>
      <text:list xml:id="list2845226703" text:style-name="L75">
        <text:list-item>
          <text:p text:style-name="P1483">оценочные прилагательные; они выражают личное мнение человека о предмете:</text:p>
          <text:p text:style-name="P1583">a funny cat — смешной кот (мнение, с которым можно не соглашаться)</text:p>
          <text:p text:style-name="P1483"/>
        </text:list-item>
        <text:list-item>
          <text:p text:style-name="P1483">фактовые прилагательные; они указывают на визуальную информацию, либо факты, </text:p>
          <text:p text:style-name="P1483">которые известны об объекте: размер, возраст, цвет, происхождение, состав и пр.:</text:p>
          <text:p text:style-name="P1583">a gray cat — серый кот (характеристика, которая не зависит от мнения)</text:p>
        </text:list-item>
      </text:list>
      <text:p text:style-name="P506"/>
      <text:p text:style-name="P506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06"/>
      <text:p text:style-name="P176">a gray funny cat (неправильно)</text:p>
      <text:p text:style-name="P176">a funny gray cat (правильно)</text:p>
      <text:p text:style-name="P506"/>
      <text:p text:style-name="P678"><text:span text:style-name="T889">Глаголы, после которых </text:span><text:span text:style-name="T905">всегда</text:span><text:span text:style-name="T889"> </text:span><text:span text:style-name="T905">идут</text:span><text:span text:style-name="T889"> прилагательн</text:span><text:span text:style-name="T888">ые</text:span><text:span text:style-name="T889">:</text:span></text:p>
      <text:list xml:id="list369828206" text:style-name="L76">
        <text:list-item>
          <text:p text:style-name="P1484">be — быть;</text:p>
        </text:list-item>
        <text:list-item>
          <text:p text:style-name="P1484">get — становиться;</text:p>
        </text:list-item>
        <text:list-item>
          <text:p text:style-name="P1484">become — становиться;</text:p>
        </text:list-item>
        <text:list-item>
          <text:p text:style-name="P1484">seem — казаться;</text:p>
        </text:list-item>
        <text:list-item>
          <text:p text:style-name="P1484">look — выглядеть;</text:p>
        </text:list-item>
        <text:list-item>
          <text:p text:style-name="P1484">feel — чувствовать (себя);</text:p>
        </text:list-item>
        <text:list-item>
          <text:p text:style-name="P1484">sound — звучать;</text:p>
        </text:list-item>
        <text:list-item>
          <text:p text:style-name="P1592"><text:span text:style-name="T812">taste — </text:span><text:span text:style-name="T888">иметь вкус</text:span><text:span text:style-name="T812">;</text:span></text:p>
        </text:list-item>
        <text:list-item>
          <text:p text:style-name="P1592"><text:span text:style-name="T812">smell — </text:span><text:span text:style-name="T888">иметь запах</text:span><text:span text:style-name="T812">;</text:span></text:p>
        </text:list-item>
      </text:list>
      <text:p text:style-name="P506"/>
      <text:p text:style-name="P1163"><text:span text:style-name="T227">Обычно, в английском </text:span><text:span text:style-name="T228">языке </text:span><text:span text:style-name="T227">после глаголов стоят наречия. </text:span><text:span text:style-name="T229">Но даже если стоит прилагательное, то оно все равно будет перводится наречием (кроме случае с глаголом be).</text:span></text:p>
      <text:p text:style-name="P893"/>
      <text:p text:style-name="P902"><text:span text:style-name="T370">You look nice! </text:span><text:span text:style-name="T465">— </text:span><text:span text:style-name="T370">Ты прекрасно выглядишь!</text:span></text:p>
      <text:p text:style-name="P953">I feel bad — Я плохо себя чувствую.</text:p>
      <text:p text:style-name="P505"/>
      <text:p text:style-name="P1261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261"/>
      <text:p text:style-name="P1260"><text:span text:style-name="T370">He </text:span><text:span text:style-name="T963">looked at</text:span><text:span text:style-name="T370"> me angrily — Он посмотрел на меня злобно</text:span></text:p>
      <text:p text:style-name="P505"/>
      <text:p text:style-name="P586">Степени сравнения прилагательных</text:p>
      <text:p text:style-name="P509"/>
      <text:p text:style-name="P510">Их всего 2: сравнительная и превосходная.</text:p>
      <text:p text:style-name="P507"/>
      <text:p text:style-name="P1162">Сравнительная степень нужна, когда сравниваются 2 альтернативы. Вторая альтернатива </text:p>
      <text:p text:style-name="P508"><text:soft-page-break/>не обязательно должна указываться напрямую. Она может подразумеваться.</text:p>
      <text:p text:style-name="P508"/>
      <text:p text:style-name="P511">Сравнительная степень образуется с помощью суффикса <text:span text:style-name="T476">-er</text:span> или слова <text:span text:style-name="T476">more</text:span>.</text:p>
      <text:p text:style-name="P512">Суффикс <text:span text:style-name="T476">-er</text:span> ставится, когда слово состоит из 1 слога, или 2х, но заканчивается на <text:span text:style-name="T476">-y</text:span>:</text:p>
      <text:p text:style-name="P1229">small → smaller (маленький → еще меньше); </text:p>
      <text:p text:style-name="P1229">funny → funnier (смешной → смешнее);</text:p>
      <text:p text:style-name="P1229"/>
      <text:p text:style-name="P681"><text:span text:style-name="T1059">Если сло</text:span><text:span text:style-name="T1060">г</text:span><text:span text:style-name="T1059"> с 1 гласной, после которой </text:span><text:span text:style-name="T1060">1 </text:span><text:span text:style-name="T1059">согласная, то эта согласная удваивается:</text:span></text:p>
      <text:p text:style-name="P1234">big → bigger (большой → больше);</text:p>
      <text:p text:style-name="P1234">hot → hotter (горячий → горячее);</text:p>
      <text:p text:style-name="P511"/>
      <text:p text:style-name="P1163"><text:span text:style-name="T894">С</text:span><text:span text:style-name="T891">лово </text:span><text:span text:style-name="T620">more</text:span><text:span text:style-name="T891"> </text:span><text:span text:style-name="T894">(более) ставится</text:span><text:span text:style-name="T891">, когда сло</text:span><text:span text:style-name="T892">в</text:span><text:span text:style-name="T891">о </text:span><text:span text:style-name="T893">состоит </text:span><text:span text:style-name="T891">из 2х и более слогов. </text:span></text:p>
      <text:p text:style-name="P681"><text:span text:style-name="T913">Здесь с</text:span><text:span text:style-name="T891">уффикс </text:span><text:span text:style-name="T620">-er</text:span><text:span text:style-name="T891"> уже не </text:span><text:span text:style-name="T894">используется</text:span><text:span text:style-name="T900">:</text:span></text:p>
      <text:p text:style-name="P1232">useful → more useful (полезный → более полезный)</text:p>
      <text:p text:style-name="P1233"><text:span text:style-name="T1231">i</text:span>nteresting → more interesting (интересный → более интересный)</text:p>
      <text:p text:style-name="P511"/>
      <text:p text:style-name="P514">Есть прилагательные, для которых сравнительная степень образовывается и так и эдак:</text:p>
      <text:p text:style-name="P1222">quiet (тихий), clever (умный), narrow (узкий), simple (простой).</text:p>
      <text:p text:style-name="P1255"/>
      <text:p text:style-name="P1222">Be quiet<text:span text:style-name="T963">er</text:span>, please / Be <text:span text:style-name="T963">more</text:span> quiet, please — Веди себя <text:span text:style-name="T963">тише</text:span>, пожалуйста.</text:p>
      <text:p text:style-name="P511"/>
      <text:p text:style-name="P513"><text:span text:style-name="T1069">П</text:span><text:span text:style-name="T1041">ри сравнении двух прилагательных часто используется слово </text:span><text:span text:style-name="T1047">than</text:span><text:span text:style-name="T1041"> (чем).</text:span></text:p>
      <text:p text:style-name="P1230"/>
      <text:p text:style-name="P1225"><text:span text:style-name="T370">New York is </text:span><text:span text:style-name="T963">bigger than</text:span><text:span text:style-name="T370"> Manchester — Нью Йорк </text:span><text:span text:style-name="T963">больше, чем</text:span><text:span text:style-name="T370"> Манчестер.</text:span></text:p>
      <text:p text:style-name="P1164"><text:span text:style-name="T1044">Apples are </text:span><text:span text:style-name="T1046">testier than</text:span><text:span text:style-name="T1044"> cherries — Яблоки </text:span><text:span text:style-name="T1046">слаще</text:span><text:span text:style-name="T1044"> вишен.</text:span></text:p>
      <text:p text:style-name="P1223"/>
      <text:p text:style-name="P1235"><text:span text:style-name="T890">Иногда после </text:span><text:span text:style-name="T619">than</text:span><text:span text:style-name="T890"> может идти местоимение в объектной форме (</text:span><text:span text:style-name="T619">me, you, him, her</text:span><text:span text:style-name="T890"> и т. д.).</text:span></text:p>
      <text:p text:style-name="P1164"><text:span text:style-name="T1066">Сложность этой ситуации в том, </text:span><text:span text:style-name="T1067">что при переводе</text:span><text:span text:style-name="T1066"> местоимен. </text:span><text:span text:style-name="T1061">будет </text:span><text:span text:style-name="T1066">в именительном падеже.</text:span></text:p>
      <text:p text:style-name="P1230"/>
      <text:p text:style-name="P1225"><text:span text:style-name="T370">I`m more attentive </text:span><text:span text:style-name="T963">than him</text:span><text:span text:style-name="T370"> — Я внимательней, </text:span><text:span text:style-name="T963">чем он</text:span><text:span text:style-name="T370">.</text:span></text:p>
      <text:p text:style-name="P1222"/>
      <text:p text:style-name="P1164"><text:span text:style-name="T1061">В качестве альтернативы</text:span><text:span text:style-name="T1062"> </text:span><text:span text:style-name="T1061">м</text:span><text:span text:style-name="T1062">ожно поставить местоимение в начальной форме, а после </text:span></text:p>
      <text:p text:style-name="P1231">него вспомогательный или модальный глагол из первой части предложения.</text:p>
      <text:p text:style-name="P1224"/>
      <text:p text:style-name="P1226"><text:span text:style-name="T370">I am more attentive </text:span><text:span text:style-name="T963">than he is</text:span><text:span text:style-name="T370"> — Я внимательне, </text:span><text:span text:style-name="T963">чем он</text:span><text:span text:style-name="T370">.</text:span></text:p>
      <text:p text:style-name="P1224">I can jump higher <text:span text:style-name="T963">than he can</text:span> — Я прыгаю выше, <text:span text:style-name="T963">чем он</text:span>.</text:p>
      <text:p text:style-name="P511"/>
      <text:p text:style-name="P1165"><text:span text:style-name="T895">Прилагательн</text:span><text:span text:style-name="T896">ые</text:span><text:span text:style-name="T895"> в сравнительной степени </text:span><text:span text:style-name="T896">могут</text:span><text:span text:style-name="T895"> переводиться одинаково, будь он</text:span><text:span text:style-name="T896">и</text:span><text:span text:style-name="T895"> </text:span><text:span text:style-name="T1063">с суффиксом </text:span><text:span text:style-name="T1045">-er</text:span><text:span text:style-name="T1063"> или с</text:span><text:span text:style-name="T1064">о</text:span><text:span text:style-name="T1063"> словом </text:span><text:span text:style-name="T1045">more</text:span><text:span text:style-name="T1063">. Тоже самое касается и </text:span><text:span text:style-name="T1045">than</text:span><text:span text:style-name="T1063"> </text:span><text:span text:style-name="T1065">(см. внимательно примеры)</text:span><text:span text:style-name="T1063">.</text:span></text:p>
      <text:p text:style-name="P177"/>
      <text:p text:style-name="P271"><text:span text:style-name="T370">Превосходная степень </text:span><text:span text:style-name="T466">обозначает наивысшую степень качества, которая в русском соответствует усилительн</text:span><text:span text:style-name="T469">о</text:span><text:span text:style-name="T466">м</text:span><text:span text:style-name="T469">у</text:span><text:span text:style-name="T466"> суффикс</text:span><text:span text:style-name="T469">у</text:span><text:span text:style-name="T466"> </text:span><text:span text:style-name="T467">-ший</text:span><text:span text:style-name="T466"> или слову «самый».</text:span></text:p>
      <text:p text:style-name="P515"/>
      <text:p text:style-name="P272"><text:span text:style-name="T370">Она используется, когда сравнивают 3 и более объектов. Общее количество может подразумеваться или выражаться местоимением </text:span><text:span text:style-name="T564">all</text:span><text:span text:style-name="T370"> или </text:span><text:span text:style-name="T564">every</text:span><text:span text:style-name="T370">.</text:span></text:p>
      <text:p text:style-name="P516"/>
      <text:p text:style-name="P518">Превосходная степень образуется по тем же правилам, что и сравнительная, только вместо</text:p>
      <text:p text:style-name="P274"><text:span text:style-name="T370">суффикса </text:span><text:span text:style-name="T564">-er</text:span><text:span text:style-name="T370"> используется </text:span><text:span text:style-name="T564">-est</text:span><text:span text:style-name="T370">, а вместо слова more используется </text:span><text:span text:style-name="T564">-most</text:span><text:span text:style-name="T370"> (самый).</text:span></text:p>
      <text:p text:style-name="P178">strong → the strongest (сильный → сильнейший / самый сильный);</text:p>
      <text:p text:style-name="P178">reasonable → the most reasonable (разумный → разумнейший / самый разумный);</text:p>
      <text:p text:style-name="P517"><text:soft-page-break/></text:p>
      <text:p text:style-name="P1166"><text:span text:style-name="T897">П</text:span><text:span text:style-name="T898">еред прилогательным </text:span><text:span text:style-name="T897">в превосходной степени</text:span><text:span text:style-name="T899"> </text:span><text:span text:style-name="T898">почти всегда </text:span><text:span text:style-name="T897">стоит</text:span><text:span text:style-name="T898"> артикль </text:span><text:span text:style-name="T621">the</text:span><text:span text:style-name="T898"> </text:span><text:span text:style-name="T897">(т. к. эта степень подчеркивает уникальность). А после прилагательного — 2 предлога: </text:span><text:span text:style-name="T622">in</text:span><text:span text:style-name="T897"> и </text:span><text:span text:style-name="T622">of</text:span><text:span text:style-name="T897">.</text:span></text:p>
      <text:p text:style-name="P519"/>
      <text:p text:style-name="P1292"><text:span text:style-name="T812">Предлог </text:span><text:span text:style-name="T564">in</text:span><text:span text:style-name="T812"> указывает на место, или группу людей, в которых выделяется объект.</text:span></text:p>
      <text:p text:style-name="P1166"><text:span text:style-name="T897">А предлог </text:span><text:span text:style-name="T622">of</text:span><text:span text:style-name="T897"> — на период времени, в котором выделяется объект.</text:span></text:p>
      <text:p text:style-name="P519"/>
      <text:p text:style-name="P105"><text:span text:style-name="T468">W</text:span><text:span text:style-name="T370">hat is the longest river in the world? — Какая самая длинная река в мире?</text:span></text:p>
      <text:p text:style-name="P1167"><text:span text:style-name="T623">It</text:span><text:span text:style-name="T624"> was the happiest day of </text:span><text:span text:style-name="T623">my</text:span><text:span text:style-name="T624"> life — </text:span><text:span text:style-name="T623">Это</text:span><text:span text:style-name="T624"> был самый счастливый день </text:span><text:span text:style-name="T623">в моей</text:span><text:span text:style-name="T624"> жизни.</text:span></text:p>
      <text:p text:style-name="P517"/>
      <text:p text:style-name="P273"><text:span text:style-name="T370">Слова-исключения </text:span><text:span text:style-name="T470">с особой сравнительной и превосходной степен</text:span><text:span text:style-name="T471">ью</text:span><text:span text:style-name="T470">:</text:span></text:p>
      <text:p text:style-name="P520">good → better → the best (хороший → лучше → самый лучший);</text:p>
      <text:p text:style-name="P520">bad → worse → the worst (плохой → хуже → самый плохой);</text:p>
      <text:p text:style-name="P520">far → farther → the farthest (далекий → дальше → самый далекий);</text:p>
      <text:p text:style-name="P179"/>
      <text:p text:style-name="P1283">Наречие. Adverb</text:p>
      <text:p text:style-name="P520"/>
      <text:p text:style-name="P522">Часть речи, которая отвечает на вопросы «как?», «каким образом?». </text:p>
      <text:p text:style-name="P1169"><text:span text:style-name="T905">Оно п</text:span><text:span text:style-name="T904">омогает описать действие и дает его более точную характеристику.</text:span></text:p>
      <text:p text:style-name="P521"/>
      <text:p text:style-name="P1168"><text:span text:style-name="T1233">Е</text:span>сли наречие относится к глаголу, то оно ст<text:span text:style-name="T1236">ои</text:span>т после него <text:span text:style-name="T1232">(</text:span><text:span text:style-name="T1070">обычно </text:span><text:span text:style-name="T1041">в </text:span><text:span text:style-name="T1071">самом</text:span><text:span text:style-name="T1041"> </text:span><text:span text:style-name="T1070">конце</text:span><text:span text:style-name="T1232">)</text:span>. </text:p>
      <text:p text:style-name="P1168"><text:span text:style-name="T1234">Е</text:span><text:span text:style-name="T901">сли наречие относится к прилагательному, то оно сто</text:span><text:span text:style-name="T910">и</text:span><text:span text:style-name="T901">т перед ним.</text:span></text:p>
      <text:p text:style-name="P523"/>
      <text:p text:style-name="P180">I kwon him <text:span text:style-name="T963">well</text:span> — Я <text:span text:style-name="T963">хорошо</text:span> его знаю.</text:p>
      <text:p text:style-name="P180">He is <text:span text:style-name="T963">very</text:span> serious — Он <text:span text:style-name="T963">очень</text:span> серьезный.</text:p>
      <text:p text:style-name="P180"/>
      <text:p text:style-name="P525">В английском, начерия делятся на 2 группы: </text:p>
      <text:list xml:id="list1056885546" text:style-name="L77">
        <text:list-item>
          <text:p text:style-name="P1485">наречия, образованые от прилагательных;</text:p>
        </text:list-item>
        <text:list-item>
          <text:p text:style-name="P1485">самобытне наречия, которые существуют с давних времен.</text:p>
        </text:list-item>
      </text:list>
      <text:p text:style-name="P524"/>
      <text:p text:style-name="P587">Наречия, образованные от прилагательных</text:p>
      <text:p text:style-name="P524"/>
      <text:p text:style-name="P526"><text:span text:style-name="T1235">О</text:span>ни <text:span text:style-name="T1235">о</text:span>бразуются при помощи суффикса <text:span text:style-name="T476">-ly</text:span>:</text:p>
      <text:p text:style-name="P527">quick → quickly (быстрый → быстро);</text:p>
      <text:p text:style-name="P527">serious → seriously (серьезный → серьезно);</text:p>
      <text:p text:style-name="P527"/>
      <text:p text:style-name="P679"><text:span text:style-name="T908">Н</text:span><text:span text:style-name="T902">аречи</text:span><text:span text:style-name="T903">я</text:span><text:span text:style-name="T902">, которые </text:span><text:span text:style-name="T907">пишутся</text:span><text:span text:style-name="T902"> также, как </text:span><text:span text:style-name="T906">и </text:span><text:span text:style-name="T902">прилагательные</text:span><text:span text:style-name="T906">:</text:span></text:p>
      <text:list xml:id="list3988719793" text:style-name="L78">
        <text:list-item>
          <text:p text:style-name="P1593"><text:span text:style-name="T812">fast — </text:span><text:span text:style-name="T903">быстрый, быстро</text:span><text:span text:style-name="T812">;</text:span></text:p>
        </text:list-item>
        <text:list-item>
          <text:p text:style-name="P1593"><text:span text:style-name="T812">late — </text:span><text:span text:style-name="T903">поздний, поздно</text:span><text:span text:style-name="T812">;</text:span></text:p>
        </text:list-item>
        <text:list-item>
          <text:p text:style-name="P1593"><text:span text:style-name="T812">hard — </text:span><text:span text:style-name="T903">тяжелый, тяжело</text:span><text:span text:style-name="T812">.</text:span></text:p>
        </text:list-item>
      </text:list>
      <text:p text:style-name="P531"/>
      <text:p text:style-name="P106"><text:span text:style-name="T370">Jack is a very </text:span><text:span text:style-name="T963">fast runner</text:span><text:span text:style-name="T370"> — Джек очень быстрый бегут. (fast — это прилагательное, </text:span></text:p>
      <text:p text:style-name="P182">т. к. стоит перед существительным; см. раздел «Прилагательное»)</text:p>
      <text:p text:style-name="P182"/>
      <text:p text:style-name="P106"><text:span text:style-name="T370">Jack can </text:span><text:span text:style-name="T963">run fast</text:span><text:span text:style-name="T370"> — Джек быстро бегает. (fast — это наречие, т. к. стоит после глагола)</text:span></text:p>
      <text:p text:style-name="P182"/>
      <text:p text:style-name="P532"/>
      <text:p text:style-name="P1399"><text:span text:style-name="T909">Наречие </text:span><text:span text:style-name="T625">well</text:span><text:span text:style-name="T909"> (хорошо) можно использовать как прилагательное, если оно </text:span><text:span text:style-name="T917">идет в связке </text:span></text:p>
      <text:p text:style-name="P1171"><text:span text:style-name="T909">с глаголом </text:span><text:span text:style-name="T625">be</text:span><text:span text:style-name="T909"> или </text:span><text:span text:style-name="T625">get </text:span><text:span text:style-name="T909">(в разговор</text:span><text:span text:style-name="T920">ах</text:span><text:span text:style-name="T909"> о здоровь</text:span><text:span text:style-name="T919">и</text:span><text:span text:style-name="T909"> и самочувствии).</text:span></text:p>
      <text:p text:style-name="P183"/>
      <text:p text:style-name="P107"><text:span text:style-name="T472">H</text:span><text:span text:style-name="T370">ow are you? I`m </text:span><text:span text:style-name="T963">well</text:span><text:span text:style-name="T370"> — Как ты? Я в </text:span><text:span text:style-name="T963">порядке</text:span><text:span text:style-name="T370">.</text:span></text:p>
      <text:p text:style-name="P107"><text:span text:style-name="T370">He got </text:span><text:span text:style-name="T963">well</text:span><text:span text:style-name="T370"> after the accident — Он </text:span><text:span text:style-name="T963">поправился</text:span><text:span text:style-name="T370"> после аварии.</text:span></text:p>
      <text:p text:style-name="P532"/>
      <text:p text:style-name="P588">Самобытные наречия</text:p>
      <text:p text:style-name="P533"/>
      <text:p text:style-name="P1293"><text:span text:style-name="T905">О</text:span><text:span text:style-name="T812">ни имеют собственную форму и используются по особым правилам или в особых случаях.</text:span></text:p>
      <text:p text:style-name="P534">Ниже приведены списки самых распространенных самобытных наречий.</text:p>
      <text:p text:style-name="P529"/>
      <text:p text:style-name="P530">Наречия, указывающие на степень чего-либо:</text:p>
      <text:list xml:id="list3651156152" text:style-name="L79">
        <text:list-item>
          <text:p text:style-name="P1594"><text:span text:style-name="T812">enough — </text:span><text:span text:style-name="T911">достаточно</text:span><text:span text:style-name="T812">;</text:span></text:p>
        </text:list-item>
        <text:list-item>
          <text:p text:style-name="P1594"><text:span text:style-name="T812">a lot, much, many - </text:span><text:span text:style-name="T911">много</text:span><text:span text:style-name="T812">;</text:span></text:p>
        </text:list-item>
        <text:list-item>
          <text:p text:style-name="P1594"><text:span text:style-name="T812">almost — </text:span><text:span text:style-name="T911">почти</text:span><text:span text:style-name="T812">;</text:span></text:p>
        </text:list-item>
        <text:list-item>
          <text:p text:style-name="P1486">pretty, very — довольно (очень);</text:p>
        </text:list-item>
        <text:list-item>
          <text:p text:style-name="P1486">too — слишком;</text:p>
        </text:list-item>
      </text:list>
      <text:p text:style-name="P535"/>
      <text:p text:style-name="P536">Наречия, помогающие акцентироваться на чем-либо:</text:p>
      <text:list xml:id="list3159621425" text:style-name="L80">
        <text:list-item>
          <text:p text:style-name="P1487">just — всего лишь;</text:p>
        </text:list-item>
        <text:list-item>
          <text:p text:style-name="P1487">only — только;</text:p>
        </text:list-item>
        <text:list-item>
          <text:p text:style-name="P1487">simply — просто;</text:p>
        </text:list-item>
        <text:list-item>
          <text:p text:style-name="P1487">especially — особенно.</text:p>
        </text:list-item>
      </text:list>
      <text:p text:style-name="P521"/>
      <text:p text:style-name="P680"><text:span text:style-name="T911">Другие</text:span><text:span text:style-name="T912"> распространенные наречи</text:span><text:span text:style-name="T911">я</text:span><text:span text:style-name="T912">:</text:span></text:p>
      <text:list xml:id="list402104918" text:style-name="L81">
        <text:list-item>
          <text:p text:style-name="P1595"><text:span text:style-name="T812">quite - </text:span><text:span text:style-name="T911">совсем</text:span><text:span text:style-name="T812">;</text:span></text:p>
        </text:list-item>
        <text:list-item>
          <text:p text:style-name="P1595"><text:span text:style-name="T812">so - </text:span><text:span text:style-name="T911">такой</text:span><text:span text:style-name="T812">;</text:span></text:p>
        </text:list-item>
        <text:list-item>
          <text:p text:style-name="P1488">soon - <text:span text:style-name="T1237">скоро</text:span>;</text:p>
        </text:list-item>
      </text:list>
      <text:p text:style-name="P528"/>
      <text:p text:style-name="P64">Marry is pretty smart — Мэри очень умная;</text:p>
      <text:p text:style-name="P181">I almost finished my work yesterday — Я почти закончил вчера работу.</text:p>
      <text:p text:style-name="P181">We just want to ask you a question — Мы всего лишь хотим задать вам вопрос.</text:p>
      <text:p text:style-name="P108"><text:span text:style-name="T473">W</text:span><text:span text:style-name="T370">hy are you so sad? — Почему ты такой грусный?</text:span></text:p>
      <text:p text:style-name="P184">See you soon — Скоро увидимся.</text:p>
      <text:p text:style-name="P537"/>
      <text:p text:style-name="P589">Наречия <text:span text:style-name="T476">much</text:span>, <text:span text:style-name="T476">many</text:span>, <text:span text:style-name="T476">a lot</text:span>, <text:span text:style-name="T476">little</text:span>, <text:span text:style-name="T476">few</text:span></text:p>
      <text:p text:style-name="P534"/>
      <text:p text:style-name="P538">Наречия <text:span text:style-name="T476">much</text:span> и <text:span text:style-name="T476">many</text:span> стоят перед существительными. <text:span text:style-name="T476">Much</text:span> — перед неисчисляемыми, </text:p>
      <text:p text:style-name="P538">а <text:span text:style-name="T476">many</text:span> — перед исчисляемыми: <text:span text:style-name="T476">much work, many books</text:span>.</text:p>
      <text:p text:style-name="P538"/>
      <text:p text:style-name="P538">Связка <text:span text:style-name="T476">a lot of</text:span> (или <text:span text:style-name="T476">lots of</text:span>) может стоять как перед исчисляемыми, так и неисчисляемыми существительными: <text:span text:style-name="T476">a lot of coffee, a lot of cars</text:span>.</text:p>
      <text:p text:style-name="P538"/>
      <text:p text:style-name="P539">Англоговорящие избегают использовать <text:span text:style-name="T476">much</text:span> в утвердительных предложениях. </text:p>
      <text:p text:style-name="P539">Они заменяют его на <text:span text:style-name="T476">a lof of</text:span> <text:span text:style-name="T1238">в этих случаях</text:span>.</text:p>
      <text:p text:style-name="P539"/>
      <text:p text:style-name="P185">There is a lot of juice in the jug — В кувшине много сока.</text:p>
      <text:p text:style-name="P185">There isn`t much coffee in the cup — В чашке не много кофе.</text:p>
      <text:p text:style-name="P538"/>
      <text:p text:style-name="P540"/>
      <text:p text:style-name="P1392">Слова <text:span text:style-name="T476">little</text:span> и <text:span text:style-name="T476">few</text:span> переводятся как «мало». <text:span text:style-name="T476">Little</text:span> — это антоним <text:span text:style-name="T476">much</text:span>, </text:p>
      <text:p text:style-name="P540">а <text:span text:style-name="T476">few</text:span> — антоним <text:span text:style-name="T476">many</text:span>: <text:span text:style-name="T476">little work, few books</text:span>.</text:p>
      <text:p text:style-name="P540"/>
      <text:p text:style-name="P590">Наречия частности</text:p>
      <text:p text:style-name="P541"/>
      <text:p text:style-name="P1170"><text:span text:style-name="T914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918">я</text:span><text:span text:style-name="T914">ть правильное время)</text:span></text:p>
      <text:p text:style-name="P542"/>
      <text:p text:style-name="P1172"><text:span text:style-name="T915">Они могут стоять почти в любой позиции в предложении, </text:span><text:span text:style-name="T916">но </text:span><text:span text:style-name="T921">чаще всего стоят </text:span></text:p>
      <text:p text:style-name="P547">между подлежащим и сказуемым <text:span text:style-name="T1240">(после вспомогательного глагола)</text:span>.</text:p>
      <text:p text:style-name="P544"/>
      <text:p text:style-name="P186"><text:span text:style-name="T13">I</text:span> <text:span text:style-name="T3">don`t</text:span> <text:span text:style-name="T963">usually</text:span> <text:span text:style-name="T23">drive</text:span> to work — Обычно, я не еду (на машине) на работу.</text:p>
      <text:p text:style-name="P187"><text:span text:style-name="T13">You</text:span> <text:span text:style-name="T3">can</text:span> <text:span text:style-name="T963">always</text:span> <text:span text:style-name="T23">call</text:span> me — Ты всегда можешь позвонить мне.</text:p>
      <text:p text:style-name="P543"/>
      <text:p text:style-name="P556">Если в предложении есть глагол <text:span text:style-name="T476">be</text:span>, то наречие частности будет стоять после него.</text:p>
      <text:p text:style-name="P190">He <text:span text:style-name="T23">was</text:span> <text:span text:style-name="T963">sometimes</text:span> very lazy — Иногда он был очень ленивым.</text:p>
      <text:p text:style-name="P545"/>
      <text:p text:style-name="P555">Если наречие частотности стоит в связке с другим словом, то вся связка </text:p>
      <text:p text:style-name="P555">должна быть в конце предложения.</text:p>
      <text:p text:style-name="P555"/>
      <text:p text:style-name="P191">I <text:span text:style-name="T963">often</text:span> buy coffee on my way to work — Я часто покупаю кофе по дороге на работу.</text:p>
      <text:p text:style-name="P191">I buy coffee on my way to work <text:span text:style-name="T963">very often</text:span> — Я очень часто покупаю кофе по дороге на работу.</text:p>
      <text:p text:style-name="P545"/>
      <text:p text:style-name="P1284">Порядок слов в предложении</text:p>
      <text:p text:style-name="P546"/>
      <text:p text:style-name="P548">Любое английское предложение <text:span text:style-name="T1239">обязано</text:span> иметь подлежащее и сказуемое.</text:p>
      <text:p text:style-name="P548">Если подлежащее отсутсвует, то на его место ставят формальное подлежащее.</text:p>
      <text:p text:style-name="P548"/>
      <text:p text:style-name="P548">Сказуемое всегда передает время. В вопросах и отрицаниях оно разделяется </text:p>
      <text:p text:style-name="P548">на вспомогательный и смысловой глаголы.</text:p>
      <text:p text:style-name="P548"/>
      <text:p text:style-name="P1173"><text:span text:style-name="T922">Если в предло</text:span><text:span text:style-name="T923">жении несколько смысловых глаголов, то </text:span><text:span text:style-name="T924">лишь </text:span><text:span text:style-name="T923">первый будет сказуемым, </text:span></text:p>
      <text:p text:style-name="P549">а остальные, в форме инфинитива или герундия, будут дополнять его.</text:p>
      <text:p text:style-name="P543"/>
      <text:p text:style-name="P1174"><text:span text:style-name="T926">Наречие</text:span><text:span text:style-name="T925"> обычно стоит после смыслового глагола, в конце предложения. </text:span></text:p>
      <text:p text:style-name="P550"/>
      <text:p text:style-name="P1174"><text:span text:style-name="T925">Т</text:span><text:span text:style-name="T926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552"/>
      <text:p text:style-name="P552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552"/>
      <text:p text:style-name="P591">В разговоре о месте и времени</text:p>
      <text:p text:style-name="P553"/>
      <text:p text:style-name="P554">Если после глагола указан человек, то сначала указывают человека, а потом говорят </text:p>
      <text:p text:style-name="P554">о месте, где все происходит.</text:p>
      <text:p text:style-name="P554"/>
      <text:p text:style-name="P554">Обстоятельство времени обычно идет в конце, после слов, связанных с местом.</text:p>
      <text:p text:style-name="P554">Но если оно состоит из нескольких слов, то может переехать в самое начало предложения.</text:p>
      <text:p text:style-name="P554"/>
      <text:p text:style-name="P188">Tom walks to work <text:span text:style-name="T10">every morning</text:span> / <text:span text:style-name="T10">Every morning</text:span> Tom walks to work — </text:p>
      <text:p text:style-name="P188">Том ходит на работу каждое утро.</text:p>
      <text:p text:style-name="P554"><text:soft-page-break/></text:p>
      <text:p text:style-name="P189">I`m going to Paris <text:span text:style-name="T10">on Monday</text:span> / <text:span text:style-name="T10">On Monday</text:span> I`m going to Paris — </text:p>
      <text:p text:style-name="P189">В понедельник я поеду в Париж.</text:p>
      <text:p text:style-name="P192"/>
      <text:p text:style-name="P592">Глаголы, которые требуют 2х дополнений</text:p>
      <text:p text:style-name="P557"/>
      <text:p text:style-name="P682"><text:span text:style-name="T927">Эт</text:span><text:span text:style-name="T928">и</text:span><text:span text:style-name="T927"> глаголы могут направлять действие и на человека, и на предмет одновременно:</text:span></text:p>
      <text:list xml:id="list76753412" text:style-name="L82">
        <text:list-item>
          <text:p text:style-name="P1489">give — давать, дарить;</text:p>
        </text:list-item>
        <text:list-item>
          <text:p text:style-name="P1489">lend — одалживать;</text:p>
        </text:list-item>
        <text:list-item>
          <text:p text:style-name="P1489">pass — передавать;</text:p>
        </text:list-item>
        <text:list-item>
          <text:p text:style-name="P1489">send — посылать;</text:p>
        </text:list-item>
        <text:list-item>
          <text:p text:style-name="P1489">show — показывать.</text:p>
        </text:list-item>
      </text:list>
      <text:p text:style-name="P557"/>
      <text:p text:style-name="P557">Дополнения могут указ<text:span text:style-name="T1242">ываться</text:span> двумя способами:</text:p>
      <text:p text:style-name="P557"/>
      <text:list xml:id="list4049288838" text:style-name="L83">
        <text:list-item>
          <text:p text:style-name="P1490"><text:span text:style-name="T1241">п</text:span>осле глагола указать человека, а затем предмет; без предлогов:</text:p>
          <text:p text:style-name="P1584">I lent <text:span text:style-name="T1171">Mike</text:span> some <text:span text:style-name="T1171">money </text:span><text:span text:style-name="T41">— Я одолжил</text:span><text:span text:style-name="T1171"> Майку деньги</text:span><text:span text:style-name="T41">.</text:span></text:p>
          <text:p text:style-name="P1585"><text:span text:style-name="T41">You lent </text:span><text:span text:style-name="T1171">me</text:span><text:span text:style-name="T41"> some </text:span><text:span text:style-name="T1171">money</text:span><text:span text:style-name="T41"> — Ты </text:span><text:span text:style-name="T366">одолжил </text:span><text:span text:style-name="T1179">мне деньги</text:span><text:span text:style-name="T366">.</text:span></text:p>
          <text:p text:style-name="P1424"/>
        </text:list-item>
        <text:list-item>
          <text:p text:style-name="P1562"><text:span text:style-name="T231">п</text:span><text:span text:style-name="T230">осле глагола указать предмет, а затем человека; перед человеком будет предлог </text:span><text:span text:style-name="T144">to:</text:span></text:p>
          <text:p text:style-name="P1596"><text:span text:style-name="T144">I </text:span><text:span text:style-name="T104">lent some </text:span><text:span text:style-name="T1173">money </text:span><text:span text:style-name="T104">to</text:span><text:span text:style-name="T1173"> Mike</text:span><text:span text:style-name="T104"> — Я одолжил </text:span><text:span text:style-name="T1173">деньги Майку</text:span><text:span text:style-name="T104">.</text:span></text:p>
        </text:list-item>
      </text:list>
      <text:p text:style-name="P557"/>
      <text:p text:style-name="P1285">Предлог. Preposition</text:p>
      <text:p text:style-name="P558"/>
      <text:p text:style-name="P1176"><text:span text:style-name="T929">В английском языке предлоги заменяют падежи для существительных. </text:span><text:span text:style-name="T930">При этом нет четкого соответствия. К одному падежу могут вести разные предлоги или вообще никаких.</text:span></text:p>
      <text:p text:style-name="P563"/>
      <text:p text:style-name="P16"><text:span text:style-name="T747">Предлоги времени </text:span><text:span text:style-name="T476">at</text:span><text:span text:style-name="T747">, </text:span><text:span text:style-name="T476">on</text:span><text:span text:style-name="T747">, </text:span><text:span text:style-name="T476">in</text:span></text:p>
      <text:p text:style-name="P564"/>
      <text:p text:style-name="P565">Отвечают на вопрос «когда?». Каждый из них обозначает разный момент времни.</text:p>
      <text:p text:style-name="P565"/>
      <text:p text:style-name="P1294"><text:span text:style-name="T812">Предлог </text:span><text:span text:style-name="T564">at</text:span><text:span text:style-name="T812"> используется для указания </text:span><text:span text:style-name="T940">точного </text:span><text:span text:style-name="T812">времени </text:span><text:span text:style-name="T940">(</text:span><text:span text:style-name="T812">на часах</text:span><text:span text:style-name="T940">)</text:span><text:span text:style-name="T812">. Иногда с помощью </text:span></text:p>
      <text:p text:style-name="P685"><text:span text:style-name="T931">него указываются периоды дня и праздники </text:span><text:span text:style-name="T941">(в качестве исключени</text:span><text:span text:style-name="T942">й</text:span><text:span text:style-name="T941">)</text:span><text:span text:style-name="T931">:</text:span></text:p>
      <text:list xml:id="list3039064037" text:style-name="L84">
        <text:list-item>
          <text:p text:style-name="P1491">at 5 o`clock — в 5 часов;</text:p>
        </text:list-item>
        <text:list-item>
          <text:p text:style-name="P1491">at noon — днем;</text:p>
        </text:list-item>
        <text:list-item>
          <text:p text:style-name="P1491">at night — ночью;</text:p>
        </text:list-item>
        <text:list-item>
          <text:p text:style-name="P1491">at luchtime — во время обеда;</text:p>
        </text:list-item>
        <text:list-item>
          <text:p text:style-name="P1491">at sunset — на рассвете;</text:p>
        </text:list-item>
        <text:list-item>
          <text:p text:style-name="P1491">at the weekdays — в будние дни;</text:p>
        </text:list-item>
        <text:list-item>
          <text:p text:style-name="P1491">at the weekend — в выходные;</text:p>
        </text:list-item>
        <text:list-item>
          <text:p text:style-name="P1491">at the moment — в данный момент;</text:p>
        </text:list-item>
        <text:list-item>
          <text:p text:style-name="P1491">at the end (of) — в конце;</text:p>
        </text:list-item>
        <text:list-item>
          <text:p text:style-name="P1491">at Christmas — на Рождество;</text:p>
        </text:list-item>
        <text:list-item>
          <text:p text:style-name="P1491">at Easter — на Пасху.</text:p>
        </text:list-item>
      </text:list>
      <text:p text:style-name="P565"/>
      <text:p text:style-name="P683"><text:span text:style-name="T932">Предлог </text:span><text:span text:style-name="T626">on</text:span><text:span text:style-name="T934"> </text:span><text:span text:style-name="T932">указывает на конкретный день. Обычно это дни недели или точные даты</text:span><text:span text:style-name="T954">:</text:span></text:p>
      <text:list xml:id="list3793862207" text:style-name="L85">
        <text:list-item>
          <text:p text:style-name="P1597"><text:span text:style-name="T812">on Sunday — </text:span><text:span text:style-name="T934">в воскресенье / по воскресеньям</text:span><text:span text:style-name="T812">;</text:span></text:p>
        </text:list-item>
        <text:list-item>
          <text:p text:style-name="P1597"><text:span text:style-name="T812">on Monday — </text:span><text:span text:style-name="T934">в понедельник / по понелеьникам</text:span><text:span text:style-name="T812">;</text:span></text:p>
        </text:list-item>
        <text:list-item>
          <text:p text:style-name="P1492">on Tuesday — во вторник / по вторникам;</text:p>
        </text:list-item>
        <text:list-item>
          <text:p text:style-name="P1492">on Wednesday — в срезу / по средам;</text:p>
        </text:list-item>
        <text:list-item>
          <text:p text:style-name="P1492">on Thursday — в четверг;</text:p>
        </text:list-item>
        <text:list-item>
          <text:p text:style-name="P1492"><text:soft-page-break/>on Friday — в пятницу;</text:p>
        </text:list-item>
        <text:list-item>
          <text:p text:style-name="P1493">on Saturday — в субботу;</text:p>
        </text:list-item>
        <text:list-item>
          <text:p text:style-name="P1492">on the 8th of March — 8го марта;</text:p>
        </text:list-item>
        <text:list-item>
          <text:p text:style-name="P1493">on April, 10 — 10го апреля;</text:p>
        </text:list-item>
        <text:list-item>
          <text:p text:style-name="P1492">on my birthday — на мой день рождения;</text:p>
        </text:list-item>
        <text:list-item>
          <text:p text:style-name="P1492">on Christmas day — в день Рождества.</text:p>
        </text:list-item>
      </text:list>
      <text:p text:style-name="P566"/>
      <text:p text:style-name="P567">В английском языке дни недели, месяцы, и названия праздников пишутся с большой буквы.</text:p>
      <text:p text:style-name="P1295"><text:span text:style-name="T933">Первым днем недели является не понедельник, а воскресенье. </text:span><text:span text:style-name="T812">Если </text:span><text:span text:style-name="T943">в названии </text:span><text:span text:style-name="T812">праздник</text:span><text:span text:style-name="T943">а</text:span><text:span text:style-name="T812"> содержит</text:span><text:span text:style-name="T943">ся</text:span><text:span text:style-name="T812"> слово </text:span><text:span text:style-name="T564">day</text:span><text:span text:style-name="T812">, то он </text:span><text:span text:style-name="T935">также </text:span><text:span text:style-name="T812">пишется с предлогом </text:span><text:span text:style-name="T564">on</text:span><text:span text:style-name="T812">, а не </text:span><text:span text:style-name="T564">at</text:span><text:span text:style-name="T812">.</text:span></text:p>
      <text:p text:style-name="P566"/>
      <text:p text:style-name="P684"><text:span text:style-name="T937">Предлог </text:span><text:span text:style-name="T627">in</text:span><text:span text:style-name="T937"> </text:span><text:span text:style-name="T936">указывает на</text:span><text:span text:style-name="T935"> </text:span><text:span text:style-name="T936">большие</text:span><text:span text:style-name="T935"> период</text:span><text:span text:style-name="T936">ы</text:span><text:span text:style-name="T935">: </text:span><text:span text:style-name="T936">месяцы</text:span><text:span text:style-name="T935">, </text:span><text:span text:style-name="T936">сезоны,</text:span><text:span text:style-name="T935"> год</text:span><text:span text:style-name="T936">ы</text:span><text:span text:style-name="T935">:</text:span></text:p>
      <text:list xml:id="list1748880721" text:style-name="L86">
        <text:list-item>
          <text:p text:style-name="P1598"><text:span text:style-name="T812">In January — </text:span><text:span text:style-name="T938">в январе</text:span><text:span text:style-name="T812">;</text:span></text:p>
        </text:list-item>
        <text:list-item>
          <text:p text:style-name="P1598"><text:span text:style-name="T812">in February — </text:span><text:span text:style-name="T938">в феврале</text:span><text:span text:style-name="T812">;</text:span></text:p>
        </text:list-item>
        <text:list-item>
          <text:p text:style-name="P1598"><text:span text:style-name="T812">in March — </text:span><text:span text:style-name="T938">в марте</text:span><text:span text:style-name="T812">;</text:span></text:p>
        </text:list-item>
        <text:list-item>
          <text:p text:style-name="P1598"><text:span text:style-name="T812">in April — </text:span><text:span text:style-name="T938">в апреле</text:span><text:span text:style-name="T812">;</text:span></text:p>
        </text:list-item>
        <text:list-item>
          <text:p text:style-name="P1598"><text:span text:style-name="T812">in May — </text:span><text:span text:style-name="T938">в мае</text:span><text:span text:style-name="T812">;</text:span></text:p>
        </text:list-item>
        <text:list-item>
          <text:p text:style-name="P1598"><text:span text:style-name="T812">in June — </text:span><text:span text:style-name="T938">в июне</text:span><text:span text:style-name="T812">;</text:span></text:p>
        </text:list-item>
        <text:list-item>
          <text:p text:style-name="P1494">in July — в июле;</text:p>
        </text:list-item>
        <text:list-item>
          <text:p text:style-name="P1598"><text:span text:style-name="T812">in August — </text:span><text:span text:style-name="T938">в авгесте</text:span><text:span text:style-name="T812">;</text:span></text:p>
        </text:list-item>
        <text:list-item>
          <text:p text:style-name="P1598"><text:span text:style-name="T812">in September — </text:span><text:span text:style-name="T938">в сентябре</text:span><text:span text:style-name="T812">;</text:span></text:p>
        </text:list-item>
        <text:list-item>
          <text:p text:style-name="P1598"><text:span text:style-name="T812">in October — </text:span><text:span text:style-name="T938">в октябре</text:span><text:span text:style-name="T812">;</text:span></text:p>
        </text:list-item>
        <text:list-item>
          <text:p text:style-name="P1598"><text:span text:style-name="T812">in November — </text:span><text:span text:style-name="T938">в ноябре</text:span><text:span text:style-name="T812">;</text:span></text:p>
        </text:list-item>
        <text:list-item>
          <text:p text:style-name="P1599"><text:span text:style-name="T812">in December — </text:span><text:span text:style-name="T938">в декабре</text:span><text:span text:style-name="T812">;</text:span></text:p>
        </text:list-item>
        <text:list-item>
          <text:p text:style-name="P1598"><text:span text:style-name="T812">in winter — </text:span><text:span text:style-name="T938">зимой</text:span><text:span text:style-name="T812">;</text:span></text:p>
        </text:list-item>
        <text:list-item>
          <text:p text:style-name="P1598"><text:span text:style-name="T812">in spring — </text:span><text:span text:style-name="T938">весной</text:span><text:span text:style-name="T812">;</text:span></text:p>
        </text:list-item>
        <text:list-item>
          <text:p text:style-name="P1598"><text:span text:style-name="T812">in summer — </text:span><text:span text:style-name="T938">летом</text:span><text:span text:style-name="T812">;</text:span></text:p>
        </text:list-item>
        <text:list-item>
          <text:p text:style-name="P1599"><text:span text:style-name="T812">in autumn — </text:span><text:span text:style-name="T938">осенью</text:span><text:span text:style-name="T812">;</text:span></text:p>
        </text:list-item>
        <text:list-item>
          <text:p text:style-name="P1598"><text:span text:style-name="T812">in the evening — </text:span><text:span text:style-name="T938">вечером</text:span><text:span text:style-name="T812">;</text:span></text:p>
        </text:list-item>
        <text:list-item>
          <text:p text:style-name="P1599"><text:span text:style-name="T812">in the morning — </text:span><text:span text:style-name="T938">утром</text:span><text:span text:style-name="T812">;</text:span></text:p>
        </text:list-item>
        <text:list-item>
          <text:p text:style-name="P1563"><text:span text:style-name="T935">in </text:span><text:span text:style-name="T939">2065</text:span><text:span text:style-name="T935"> — </text:span><text:span text:style-name="T938">в </text:span><text:span text:style-name="T939">2065</text:span><text:span text:style-name="T938"> году</text:span><text:span text:style-name="T935">;</text:span></text:p>
        </text:list-item>
        <text:list-item>
          <text:p text:style-name="P1598"><text:span text:style-name="T812">in the 1970s — </text:span><text:span text:style-name="T938">в 1970х годах</text:span><text:span text:style-name="T812">;</text:span></text:p>
        </text:list-item>
        <text:list-item>
          <text:p text:style-name="P1598"><text:span text:style-name="T812">in the 20th century — </text:span><text:span text:style-name="T938">в 20м веке</text:span><text:span text:style-name="T812">;</text:span></text:p>
        </text:list-item>
        <text:list-item>
          <text:p text:style-name="P1598"><text:span text:style-name="T812">in the past — </text:span><text:span text:style-name="T938">в прошлом</text:span><text:span text:style-name="T812">;</text:span></text:p>
        </text:list-item>
        <text:list-item>
          <text:p text:style-name="P1598"><text:span text:style-name="T812">in the future — </text:span><text:span text:style-name="T938">в будущем</text:span><text:span text:style-name="T812">;</text:span></text:p>
        </text:list-item>
      </text:list>
      <text:p text:style-name="P565"/>
      <text:p text:style-name="P568">Предлог <text:span text:style-name="T476">in</text:span> в связке со временем означает «через»:</text:p>
      <text:list xml:id="list1058018463" text:style-name="L87">
        <text:list-item>
          <text:p text:style-name="P1495">in 5 minutes — через 5 минут;</text:p>
        </text:list-item>
        <text:list-item>
          <text:p text:style-name="P1495">in two weeks — через две недели;</text:p>
        </text:list-item>
        <text:list-item>
          <text:p text:style-name="P1495">in no time — мигом.</text:p>
        </text:list-item>
      </text:list>
      <text:p text:style-name="P551"/>
      <text:p text:style-name="P559">Предлоги времени не используются перед словами: <text:span text:style-name="T476">last, next, this, that, each, every</text:span>.</text:p>
      <text:p text:style-name="P559"/>
      <text:p text:style-name="P193">See you next Friday — Увидимся в следующую пятницу (next заменяет on).</text:p>
      <text:p text:style-name="P193">I didn`t have breakfast this morning — Я не завтракал этим утром (this вместо in the).</text:p>
      <text:p text:style-name="P193"/>
      <text:p text:style-name="P561"><text:span text:style-name="T1243">Эти п</text:span>редлоги имеют множество не логичных исключений. Так, напрамер <text:span text:style-name="T476">in</text:span> и <text:span text:style-name="T476">at</text:span> принятно говорить с некоторыми переодами дня и пр. Это нужно просто заучить.</text:p>
      <text:p text:style-name="P560"/>
      <text:p text:style-name="P593"><text:soft-page-break/>Предлоги времени <text:span text:style-name="T476">since, for, from … to, until</text:span></text:p>
      <text:p text:style-name="P562"/>
      <text:p text:style-name="P569">Они связаны с большими отрезками времени. Отвечают на вопрос «в какой период?»</text:p>
      <text:p text:style-name="P569"/>
      <text:p text:style-name="P1180"><text:span text:style-name="T944">Предлог </text:span><text:span text:style-name="T628">since</text:span><text:span text:style-name="T944"> </text:span><text:span text:style-name="T945">означает</text:span><text:span text:style-name="T944"> «с». Он указывает на начало периода:</text:span></text:p>
      <text:p text:style-name="P570">(с какого времени действие происходит)</text:p>
      <text:list xml:id="list511269617" text:style-name="L88">
        <text:list-item>
          <text:p text:style-name="P1496">since Wednesday — со среды;</text:p>
        </text:list-item>
        <text:list-item>
          <text:p text:style-name="P1496">since 1984 — с 1984 года;</text:p>
        </text:list-item>
        <text:list-item>
          <text:p text:style-name="P1496">since Monday — с понедельника.</text:p>
        </text:list-item>
      </text:list>
      <text:p text:style-name="P569"/>
      <text:p text:style-name="P1177"><text:span text:style-name="T944">Предлог </text:span><text:span text:style-name="T628">for</text:span><text:span text:style-name="T944"> </text:span><text:span text:style-name="T952">означает</text:span><text:span text:style-name="T944"> «</text:span><text:span text:style-name="T945">уже</text:span><text:span text:style-name="T944">», «в течение». Он указывает, как долго длится дейс</text:span><text:span text:style-name="T945">т</text:span><text:span text:style-name="T944">вие. </text:span></text:p>
      <text:p text:style-name="P686"><text:span text:style-name="T944">После </text:span><text:span text:style-name="T628">for</text:span><text:span text:style-name="T944"> ставится время, в течении которого</text:span><text:span text:style-name="T947"> это</text:span><text:span text:style-name="T944"> </text:span><text:span text:style-name="T947">действие длится</text:span><text:span text:style-name="T944">:</text:span></text:p>
      <text:list xml:id="list2245909684" text:style-name="L89">
        <text:list-item>
          <text:p text:style-name="P1600"><text:span text:style-name="T812">for 10 hours — </text:span><text:span text:style-name="T946">(</text:span><text:span text:style-name="T812">уже</text:span><text:span text:style-name="T946">)</text:span><text:span text:style-name="T812"> 10 часов / в течении 10 часов</text:span></text:p>
        </text:list-item>
        <text:list-item>
          <text:p text:style-name="P1600"><text:span text:style-name="T944">f</text:span><text:span text:style-name="T812">or two weeks — </text:span><text:span text:style-name="T946">(</text:span><text:span text:style-name="T812">уже</text:span><text:span text:style-name="T946">)</text:span><text:span text:style-name="T812"> две недели / в течении 2х недель</text:span></text:p>
        </text:list-item>
      </text:list>
      <text:p text:style-name="P569"/>
      <text:p text:style-name="P569">Предлоги <text:span text:style-name="T476">since</text:span> и <text:span text:style-name="T476">for</text:span> используются в Present Perfect Continuous.</text:p>
      <text:p text:style-name="P569"/>
      <text:p text:style-name="P1178">Составной предлог <text:span text:style-name="T476">from … to</text:span> означает «с … до». Он указыват с какого и по какое время</text:p>
      <text:p text:style-name="P572">происходит / происходило действие, <text:span text:style-name="T1244">т. е. границы периода:</text:span></text:p>
      <text:list xml:id="list380254337" text:style-name="L90">
        <text:list-item>
          <text:p text:style-name="P1497">from 9 to 5 — с девяти до пяти (часов);</text:p>
        </text:list-item>
        <text:list-item>
          <text:p text:style-name="P1497">from January to March — с января по март;</text:p>
        </text:list-item>
      </text:list>
      <text:p text:style-name="P573"/>
      <text:p text:style-name="P687"><text:span text:style-name="T948">Предлог </text:span><text:span text:style-name="T629">until</text:span><text:span text:style-name="T948"> (</text:span><text:span text:style-name="T629">till</text:span><text:span text:style-name="T948">) означает «до того момента, как». Он </text:span><text:span text:style-name="T950">обозначает</text:span><text:span text:style-name="T948"> конец </text:span><text:span text:style-name="T949">периода</text:span><text:span text:style-name="T953">:</text:span></text:p>
      <text:list xml:id="list1818455211" text:style-name="L91">
        <text:list-item>
          <text:p text:style-name="P1498">until Wednesday — до среды;</text:p>
        </text:list-item>
        <text:list-item>
          <text:p text:style-name="P1498">until I come — до того, как я вернусь;</text:p>
        </text:list-item>
      </text:list>
      <text:p text:style-name="P574"/>
      <text:p text:style-name="P109"><text:span text:style-name="T370">You should come back </text:span><text:span text:style-name="T963">till</text:span><text:span text:style-name="T370"> 10 o`clock — Ты должен вернуться </text:span><text:span text:style-name="T963">до</text:span><text:span text:style-name="T370"> 10 часов.</text:span></text:p>
      <text:p text:style-name="P571"/>
      <text:p text:style-name="P1179"><text:span text:style-name="T951">После </text:span><text:span text:style-name="T630">until</text:span><text:span text:style-name="T951"> можно указывать целое предложение, которое отвечает на вопрос </text:span></text:p>
      <text:p text:style-name="P1179"><text:span text:style-name="T951">«до какого времени?», «когда закончится / закончилось ?». В этом случае </text:span><text:span text:style-name="T630">until</text:span><text:span text:style-name="T951"> будет </text:span></text:p>
      <text:p text:style-name="P575">работать как союз перед придаточным предложением.</text:p>
      <text:p text:style-name="P575"/>
      <text:p text:style-name="P110"><text:span text:style-name="T474">W</text:span><text:span text:style-name="T370">ait for me </text:span><text:span text:style-name="T963">until</text:span><text:span text:style-name="T370"> I finish my work — Подожди меня </text:span><text:span text:style-name="T963">до того момента, как</text:span><text:span text:style-name="T370"> я закончу работу.</text:span></text:p>
      <text:p text:style-name="P575"/>
      <text:p text:style-name="P17"><text:span text:style-name="T782">П</text:span><text:span text:style-name="T747">редлоги места </text:span><text:span text:style-name="T476">at</text:span><text:span text:style-name="T747">, </text:span><text:span text:style-name="T476">on</text:span><text:span text:style-name="T747">, </text:span><text:span text:style-name="T476">in</text:span></text:p>
      <text:p text:style-name="P575"/>
      <text:p text:style-name="P1181"><text:span text:style-name="T783">Помимо времени </text:span><text:span text:style-name="T787">они </text:span><text:span text:style-name="T783">также используются для указания местоположения.</text:span></text:p>
      <text:p text:style-name="P275"/>
      <text:p text:style-name="P276">Предлог <text:span text:style-name="T476">in</text:span> переводится как «в», «внутри». Он обозначает положение в определенном месте,</text:p>
      <text:p text:style-name="P688"><text:span text:style-name="T783">зоне, области, пространстве (место, ограниченное какими-то рамками или барьером)</text:span><text:span text:style-name="T784">:</text:span></text:p>
      <text:list xml:id="list2613068373" text:style-name="L92">
        <text:list-item>
          <text:p text:style-name="P1601"><text:span text:style-name="T783">i</text:span><text:span text:style-name="T747">n the house — в доме;</text:span></text:p>
        </text:list-item>
        <text:list-item>
          <text:p text:style-name="P1517">in a box — в коробке;</text:p>
        </text:list-item>
        <text:list-item>
          <text:p text:style-name="P1517">in the garden — в саду;</text:p>
        </text:list-item>
        <text:list-item>
          <text:p text:style-name="P1517">in a country — в стране;</text:p>
        </text:list-item>
      </text:list>
      <text:p text:style-name="P1518"/>
      <text:p text:style-name="P1296"><text:span text:style-name="T747">Предлог </text:span><text:span text:style-name="T476">on</text:span><text:span text:style-name="T747"> обозначает поверхность или линию, </text:span><text:span text:style-name="T693">на</text:span><text:span text:style-name="T747"> которой располагается объект:</text:span></text:p>
      <text:list xml:id="list766120069" text:style-name="L93">
        <text:list-item>
          <text:p text:style-name="P1602"><text:span text:style-name="T747">on the table — </text:span><text:span text:style-name="T787">на столе</text:span><text:span text:style-name="T747">;</text:span></text:p>
        </text:list-item>
        <text:list-item>
          <text:p text:style-name="P1603"><text:span text:style-name="T747">on the ceiling — </text:span><text:span text:style-name="T787">на потолке (на поверхности потолка)</text:span><text:span text:style-name="T747">;</text:span></text:p>
        </text:list-item>
        <text:list-item>
          <text:p text:style-name="P1602"><text:span text:style-name="T747">on the floor — </text:span><text:span text:style-name="T787">на полу</text:span><text:span text:style-name="T747">;</text:span></text:p>
        </text:list-item>
        <text:list-item>
          <text:p text:style-name="P1602"><text:soft-page-break/><text:span text:style-name="T747">on the head — </text:span><text:span text:style-name="T787">на голове</text:span><text:span text:style-name="T747">;</text:span></text:p>
        </text:list-item>
        <text:list-item>
          <text:p text:style-name="P1567"><text:span text:style-name="T805">on the page — на странице </text:span><text:span text:style-name="T807">(текс)</text:span><text:span text:style-name="T805">.</text:span></text:p>
        </text:list-item>
      </text:list>
      <text:p text:style-name="P278"/>
      <text:p text:style-name="P689"><text:span text:style-name="T784">Предлог </text:span><text:span text:style-name="T516">at</text:span><text:span text:style-name="T784"> обозначает конкретное место/точку, </text:span><text:span text:style-name="T785">где</text:span><text:span text:style-name="T784"> находится предмет</text:span><text:span text:style-name="T786">:</text:span></text:p>
      <text:list xml:id="list2047689449" text:style-name="L94">
        <text:list-item>
          <text:p text:style-name="P1604"><text:span text:style-name="T784">a</text:span><text:span text:style-name="T747">t the bus stop — на автобусной остановке;</text:span></text:p>
        </text:list-item>
        <text:list-item>
          <text:p text:style-name="P1520">at the top/bottom - наверху/внизу;</text:p>
        </text:list-item>
        <text:list-item>
          <text:p text:style-name="P1520">at the end — в конце;</text:p>
        </text:list-item>
        <text:list-item>
          <text:p text:style-name="P1520">at school — в школе;</text:p>
        </text:list-item>
      </text:list>
      <text:p text:style-name="P278"/>
      <text:p text:style-name="P277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77"><text:span text:style-name="T476">on the cornet</text:span>, и <text:span text:style-name="T476">at the corner</text:span>.</text:p>
      <text:p text:style-name="P277"/>
      <text:p text:style-name="P1182"><text:span text:style-name="T787">Очень часто предлог </text:span><text:span text:style-name="T517">in</text:span><text:span text:style-name="T787"> переводится как «на», </text:span><text:span text:style-name="T788">а </text:span><text:span text:style-name="T518">on</text:span><text:span text:style-name="T788"> — наоборот, как «в» </text:span><text:span text:style-name="T803">(</text:span><text:span text:style-name="T788">или похожим</text:span><text:span text:style-name="T803">)</text:span><text:span text:style-name="T788">. </text:span><text:span text:style-name="T789">Особенно это касается случаев, когда </text:span><text:span text:style-name="T803">они</text:span><text:span text:style-name="T789"> используются с транспортом:</text:span></text:p>
      <text:p text:style-name="P277"/>
      <text:list xml:id="list2107416627" text:style-name="L95">
        <text:list-item>
          <text:p text:style-name="P1519">in the sky — на небе;</text:p>
        </text:list-item>
        <text:list-item>
          <text:p text:style-name="P1519">in the street — на улице;</text:p>
        </text:list-item>
        <text:list-item>
          <text:p text:style-name="P1605"><text:span text:style-name="T747">in a photo — на фото</text:span><text:span text:style-name="T788">;</text:span></text:p>
        </text:list-item>
        <text:list-item>
          <text:p text:style-name="P1606"><text:span text:style-name="T747">on the list — </text:span><text:span text:style-name="T789">в списке</text:span><text:span text:style-name="T747">;</text:span></text:p>
        </text:list-item>
        <text:list-item>
          <text:p text:style-name="P1606"><text:span text:style-name="T747">on the menu — </text:span><text:span text:style-name="T789">в меню</text:span><text:span text:style-name="T747">;</text:span></text:p>
        </text:list-item>
        <text:list-item>
          <text:p text:style-name="P1606"><text:span text:style-name="T747">on the left - </text:span><text:span text:style-name="T789">слева</text:span><text:span text:style-name="T747">;</text:span></text:p>
        </text:list-item>
        <text:list-item>
          <text:p text:style-name="P1607"><text:span text:style-name="T747">on the way — </text:span><text:span text:style-name="T789">по дороге;</text:span></text:p>
        </text:list-item>
        <text:list-item>
          <text:p text:style-name="P1521">on a bus — в автобусе;</text:p>
        </text:list-item>
        <text:list-item>
          <text:p text:style-name="P1521">on a plain — в самолете;</text:p>
        </text:list-item>
        <text:list-item>
          <text:p text:style-name="P1521">in a car — на машине;</text:p>
        </text:list-item>
        <text:list-item>
          <text:p text:style-name="P1521">in a taxi — на такси.</text:p>
        </text:list-item>
      </text:list>
      <text:p text:style-name="P279"/>
      <text:p text:style-name="P594">Другие предлоги места</text:p>
      <text:p text:style-name="P280"/>
      <text:p text:style-name="P281">Помогают определить нахождение объекта в пространсте:</text:p>
      <text:list xml:id="list3377099711" text:style-name="L96">
        <text:list-item>
          <text:p text:style-name="P1522">above — над;</text:p>
        </text:list-item>
        <text:list-item>
          <text:p text:style-name="P1522">under — под;</text:p>
        </text:list-item>
        <text:list-item>
          <text:p text:style-name="P1522">in front of — перед;</text:p>
        </text:list-item>
        <text:list-item>
          <text:p text:style-name="P1522">behind — позади;</text:p>
        </text:list-item>
        <text:list-item>
          <text:p text:style-name="P1522">between/<text:span text:style-name="T1266">with</text:span> — между/<text:span text:style-name="T1266">c</text:span>;</text:p>
        </text:list-item>
        <text:list-item>
          <text:p text:style-name="P1522">next to — рядом с.</text:p>
        </text:list-item>
      </text:list>
      <text:p text:style-name="P280"/>
      <text:p text:style-name="P122">The cat is <text:span text:style-name="T963">under</text:span> the ball — Кот <text:span text:style-name="T963">под</text:span> клубком.</text:p>
      <text:p text:style-name="P122">The cat is <text:span text:style-name="T963">in front of</text:span> the ball — Кот <text:span text:style-name="T963">перед</text:span> клубком.</text:p>
      <text:p text:style-name="P280"/>
      <text:p text:style-name="P18"><text:span text:style-name="T747">Предллог направления </text:span><text:span text:style-name="T476">to</text:span></text:p>
      <text:p text:style-name="P280"/>
      <text:p text:style-name="P282">Указывает в какое место хочет попасть человек. Отвечает на вопрос «куда?»</text:p>
      <text:p text:style-name="P282"/>
      <text:p text:style-name="P283">Используется после глаголов движения:</text:p>
      <text:list xml:id="list2829139943" text:style-name="L97">
        <text:list-item>
          <text:p text:style-name="P1523">go — ехать, идти, направляться;</text:p>
        </text:list-item>
        <text:list-item>
          <text:p text:style-name="P1523">walk — идти пешком;</text:p>
        </text:list-item>
        <text:list-item>
          <text:p text:style-name="P1523">drive — ехать на машине (в качестве водителя);</text:p>
        </text:list-item>
        <text:list-item>
          <text:p text:style-name="P1523">come — приходить;</text:p>
        </text:list-item>
        <text:list-item>
          <text:p text:style-name="P1523"><text:soft-page-break/>travel — путешествовать;</text:p>
        </text:list-item>
        <text:list-item>
          <text:p text:style-name="P1523">return — возвращаться;</text:p>
        </text:list-item>
        <text:list-item>
          <text:p text:style-name="P1523">send — посылать;</text:p>
        </text:list-item>
        <text:list-item>
          <text:p text:style-name="P1523">get to — добираться.</text:p>
        </text:list-item>
      </text:list>
      <text:p text:style-name="P278"/>
      <text:p text:style-name="P121">I want to go <text:span text:style-name="T370">to</text:span> New York — Я хочу поехать <text:span text:style-name="T370">в</text:span> Нью Йорк.</text:p>
      <text:p text:style-name="P121">Did they get to London? — Они добрались до Лондона?</text:p>
      <text:p text:style-name="P282"/>
      <text:p text:style-name="P284">Если в качестве направления используется слово <text:span text:style-name="T476">home</text:span>, то перед ним <text:span text:style-name="T476">to</text:span> не нужен. </text:p>
      <text:p text:style-name="P284"/>
      <text:p text:style-name="P120">Go to home (неправильно).</text:p>
      <text:p text:style-name="P120">Go home (правильно).</text:p>
      <text:p text:style-name="P284"/>
      <text:p text:style-name="P285">Если нужно сказать о том, что бывали в каком-то месте, например, в стране или городе, </text:p>
      <text:p text:style-name="P1297"><text:span text:style-name="T747">то нужно использовать Present Perfect с </text:span><text:span text:style-name="T476">to</text:span><text:span text:style-name="T747"> (</text:span><text:span text:style-name="T790">PP т. к </text:span><text:span text:style-name="T747">имеющийся опыт из прошлого).</text:span></text:p>
      <text:p text:style-name="P278"/>
      <text:p text:style-name="P119">The have been to Italy — Они бывали в Италии.</text:p>
      <text:p text:style-name="P119">Have you ever been to Mexico? — Ты когда-то бывал в Мексике.</text:p>
      <text:p text:style-name="P286"/>
      <text:p text:style-name="P19"><text:span text:style-name="T747">Предлог </text:span><text:span text:style-name="T476">by</text:span></text:p>
      <text:p text:style-name="P287"/>
      <text:p text:style-name="P288">Может переводится по-разному. Не нужно использовать только 1 вариант перевода.</text:p>
      <text:p text:style-name="P288"/>
      <text:p text:style-name="P690"><text:span text:style-name="T791">Он помогает сказать, </text:span><text:span text:style-name="T810">как</text:span><text:span text:style-name="T791"> что-</text:span><text:span text:style-name="T794">то</text:span><text:span text:style-name="T791"> делается или случается:</text:span></text:p>
      <text:list xml:id="list3424171766" text:style-name="L98">
        <text:list-item>
          <text:p text:style-name="P1524">send by post — <text:span text:style-name="T1246">отправиться почтой</text:span>;</text:p>
        </text:list-item>
        <text:list-item>
          <text:p text:style-name="P1525">happen by mistake — <text:span text:style-name="T1246">случиться по ошибке.</text:span></text:p>
        </text:list-item>
      </text:list>
      <text:p text:style-name="P288"/>
      <text:p text:style-name="P118">Did you play for the meal by credit card — Ты заплатил за еду кредиткой?</text:p>
      <text:p text:style-name="P289"/>
      <text:p text:style-name="P691"><text:span text:style-name="T792">Таже </text:span><text:span text:style-name="T795">применяется</text:span><text:span text:style-name="T792">, когда говорят, каким транспортом воспользовались:</text:span></text:p>
      <text:list xml:id="list3514972048" text:style-name="L99">
        <text:list-item>
          <text:p text:style-name="P1526">go by car — ехать <text:span text:style-name="T1247">на машине (машиной)</text:span>;</text:p>
        </text:list-item>
        <text:list-item>
          <text:p text:style-name="P1564"><text:span text:style-name="T792">travel by bu</text:span><text:span text:style-name="T793">s</text:span><text:span text:style-name="T792"> — </text:span><text:span text:style-name="T793">путешествовать на автобусе (автобусом);</text:span></text:p>
        </text:list-item>
        <text:list-item>
          <text:p text:style-name="P1527">fly by plane — лететь на самолете (самолетом);</text:p>
        </text:list-item>
      </text:list>
      <text:p text:style-name="P290"/>
      <text:p text:style-name="P117">I prefer to travel <text:span text:style-name="T963">by bus</text:span> than <text:span text:style-name="T963">by car</text:span> — Я больше люблю путешествовать </text:p>
      <text:p text:style-name="P117"><text:span text:style-name="T963">на автобусе</text:span> (автобусом), а не <text:span text:style-name="T963">на машине</text:span> (машиной).</text:p>
      <text:p text:style-name="P290"/>
      <text:p text:style-name="P1183">Предлог <text:span text:style-name="T476">by</text:span> может использоваться <text:span text:style-name="T1248">в пассивном залоге, когда указывают автора действия, </text:span></text:p>
      <text:p text:style-name="P1302">а также в значении «рядом», «около». </text:p>
      <text:p text:style-name="P1184"/>
      <text:p text:style-name="P116">Sit by me — Посиди рядом со мной (около меня).</text:p>
      <text:p text:style-name="P1184"/>
      <text:p text:style-name="P20">Устойчивые связки существительных и предлогов</text:p>
      <text:p text:style-name="P1298"/>
      <text:p text:style-name="P1610">Иногда, после некоторых существительных, принятно использовать определенные предлоги.</text:p>
      <text:p text:style-name="P1299">Такие связки нужно просто запомнить. При переводе на русский предлог может выпадать.</text:p>
      <text:p text:style-name="P1299">После предлога в связке обычно идет либо еще одно существительное, либо герундий:</text:p>
      <text:p text:style-name="P1299"/>
      <text:list xml:id="list1532070615" text:style-name="L100">
        <text:list-item>
          <text:p text:style-name="P1608">a need for — нужда в;</text:p>
        </text:list-item>
        <text:list-item>
          <text:p text:style-name="P1611">a reason for — причина для <text:span text:style-name="T1253">(</text:span>чего-либо<text:span text:style-name="T1253">)</text:span>;</text:p>
        </text:list-item>
        <text:list-item>
          <text:p text:style-name="P1608">an advantage of — преимущество <text:span text:style-name="T1253">(</text:span>чего-либо<text:span text:style-name="T1253">)</text:span>;</text:p>
        </text:list-item>
        <text:list-item>
          <text:p text:style-name="P1608"><text:soft-page-break/>a disadvantage of — <text:span text:style-name="T1250">недостаток </text:span><text:span text:style-name="T1253">(</text:span><text:span text:style-name="T1250">чего-либо</text:span><text:span text:style-name="T1253">)</text:span>;</text:p>
        </text:list-item>
        <text:list-item>
          <text:p text:style-name="P1608">a cause of — <text:span text:style-name="T1250">причина </text:span><text:span text:style-name="T1253">(</text:span><text:span text:style-name="T1250">чего-либо</text:span><text:span text:style-name="T1253">)</text:span>;</text:p>
        </text:list-item>
        <text:list-item>
          <text:p text:style-name="P1608">a photograph of — <text:span text:style-name="T1250">фото </text:span><text:span text:style-name="T1253">(</text:span><text:span text:style-name="T1250">чего-либо</text:span><text:span text:style-name="T1253">)</text:span>;</text:p>
        </text:list-item>
        <text:list-item>
          <text:p text:style-name="P1608">a picture of — <text:span text:style-name="T1250">изображение </text:span><text:span text:style-name="T1253">(</text:span><text:span text:style-name="T1250">чего-либо</text:span><text:span text:style-name="T1253">)</text:span>;</text:p>
        </text:list-item>
        <text:list-item>
          <text:p text:style-name="P1611">a map of — <text:span text:style-name="T1250">карта </text:span><text:span text:style-name="T1253">(</text:span><text:span text:style-name="T1250">чего-либо</text:span><text:span text:style-name="T1253">)</text:span>.</text:p>
        </text:list-item>
        <text:list-item>
          <text:p text:style-name="P1608">an invitation to — <text:span text:style-name="T1250">приглашение на</text:span>;</text:p>
        </text:list-item>
        <text:list-item>
          <text:p text:style-name="P1608">a solution to — <text:span text:style-name="T1250">решение какой-то проблемы</text:span>;</text:p>
        </text:list-item>
        <text:list-item>
          <text:p text:style-name="P1565"><text:span text:style-name="T1249">a key to — </text:span><text:span text:style-name="T1250">ключ к/от </text:span><text:span text:style-name="T1254">(</text:span><text:span text:style-name="T1250">чего-либо</text:span><text:span text:style-name="T1254">)</text:span><text:span text:style-name="T1249">;</text:span></text:p>
        </text:list-item>
        <text:list-item>
          <text:p text:style-name="P1608">an answer to — <text:span text:style-name="T1250">ответ на</text:span>;</text:p>
        </text:list-item>
        <text:list-item>
          <text:p text:style-name="P1608">a reaction to — <text:span text:style-name="T1250">реакция на</text:span>;</text:p>
        </text:list-item>
        <text:list-item>
          <text:p text:style-name="P1611">an attitude to — <text:span text:style-name="T1250">отношение к</text:span>;</text:p>
        </text:list-item>
        <text:list-item>
          <text:p text:style-name="P1609">a contact with/between — <text:span text:style-name="T1250">контакт с/между</text:span>;</text:p>
        </text:list-item>
        <text:list-item>
          <text:p text:style-name="P1609">a connection with/between — <text:span text:style-name="T1250">связь с/между</text:span>;</text:p>
        </text:list-item>
        <text:list-item>
          <text:p text:style-name="P1608">a relationship with/between — <text:span text:style-name="T1250">взаимосвязь с/между</text:span>;</text:p>
        </text:list-item>
      </text:list>
      <text:p text:style-name="P651"/>
      <text:p text:style-name="P194">There must be a reason for his actions — Должна быть какая-то причина его действий.</text:p>
      <text:p text:style-name="P195">What`s the advantage of living in a big city? — В чем преимущество жизни в большом городе?</text:p>
      <text:p text:style-name="P195">We`ll find a solution to the problem — Мы найдем решение этой проблемы.</text:p>
      <text:p text:style-name="P195">She has an emotion connection with him — У нее эмоциональная связь с ним.</text:p>
      <text:p text:style-name="P1300"/>
      <text:p text:style-name="P21">Устойчивые связки прилагательных и предлогов</text:p>
      <text:p text:style-name="P1301"/>
      <text:p text:style-name="P1613">После <text:span text:style-name="T1136">некоторых</text:span> прилагательных могут <text:span text:style-name="T1270">также </text:span>идти определенные предлоги. </text:p>
      <text:p text:style-name="P1568"><text:span text:style-name="T1268">Иногда </text:span><text:span text:style-name="T1270">такие связки</text:span><text:span text:style-name="T1268"> могут переводиться глаголами.</text:span></text:p>
      <text:p text:style-name="P1303"/>
      <text:p text:style-name="P1573"><text:span text:style-name="T1267">П</text:span><text:span text:style-name="T1268">рилагательное + </text:span><text:span text:style-name="T521">about</text:span><text:span text:style-name="T1268"> означает «испытывать чувство из-за чего-либо»:</text:span></text:p>
      <text:list xml:id="list2578969541" text:style-name="L101">
        <text:list-item>
          <text:p text:style-name="P1612">angry about — злиться из-за;</text:p>
        </text:list-item>
        <text:list-item>
          <text:p text:style-name="P1612">furious about — разозлиться из-за;</text:p>
        </text:list-item>
        <text:list-item>
          <text:p text:style-name="P1612">upset about — расстроиться из-за;</text:p>
        </text:list-item>
        <text:list-item>
          <text:p text:style-name="P1612">happy about — счаствил из-за;</text:p>
        </text:list-item>
        <text:list-item>
          <text:p text:style-name="P1612">worried about — взволнованный из-за;</text:p>
        </text:list-item>
        <text:list-item>
          <text:p text:style-name="P1612">nervous about — нервничать из-за.</text:p>
        </text:list-item>
      </text:list>
      <text:p text:style-name="P1303"/>
      <text:p text:style-name="P115">Bull seems really <text:span text:style-name="T963">upset about</text:span> this — Билл выглядит очень <text:span text:style-name="T963">расстроенным из-за</text:span> этого.</text:p>
      <text:p text:style-name="P115">I was <text:span text:style-name="T963">worried about</text:span> you — <text:span text:style-name="T1251">Я </text:span><text:span text:style-name="T980">волновался за</text:span><text:span text:style-name="T1251"> тебя.</text:span></text:p>
      <text:p text:style-name="P1303"/>
      <text:p text:style-name="P692"><text:span text:style-name="T519">S</text:span><text:span text:style-name="T520">orry</text:span><text:span text:style-name="T1251"> </text:span><text:span text:style-name="T1263">в связке с</text:span><text:span text:style-name="T1251"> </text:span><text:span text:style-name="T520">about</text:span><text:span text:style-name="T1251"> и </text:span><text:span text:style-name="T520">for</text:span><text:span text:style-name="T1251"> выражает сожаление, сочувствие или просьбу о помощи:</text:span></text:p>
      <text:list xml:id="list4103337608" text:style-name="L102">
        <text:list-item>
          <text:p text:style-name="P1614">sorry about something — прости за (что-либо);</text:p>
        </text:list-item>
        <text:list-item>
          <text:p text:style-name="P1614">sorry for doing something — прости за то, что я сделал;</text:p>
        </text:list-item>
        <text:list-item>
          <text:p text:style-name="P1614">be/feel sorry for somebody — мне жаль <text:span text:style-name="T1255">(</text:span>кого-либо<text:span text:style-name="T1255">)</text:span>.</text:p>
        </text:list-item>
      </text:list>
      <text:p text:style-name="P1304"/>
      <text:p text:style-name="P114">I`m <text:span text:style-name="T963">sorry about</text:span> my behavior — <text:span text:style-name="T963">Прости</text:span> мое поведение.</text:p>
      <text:p text:style-name="P114"><text:span text:style-name="T963">Sorry for</text:span> interrupting — <text:span text:style-name="T963">Простите, что</text:span> беспокою вас.</text:p>
      <text:p text:style-name="P114">I`m <text:span text:style-name="T963">sorry for</text:span> your loss — <text:span text:style-name="T963">Сожалею о</text:span> вашей утрате.</text:p>
      <text:p text:style-name="P1303"/>
      <text:p text:style-name="P1306">Предлог <text:span text:style-name="T476">of</text:span> <text:span text:style-name="T1253">также </text:span>часто встречается после прилагательных. Во многих случаях он соответсвует родительскому падежу (кого/чего).</text:p>
      <text:p text:style-name="P1305"/>
      <text:p text:style-name="P1185"><text:span text:style-name="T1252">Он часто используется во фразах типа </text:span><text:span text:style-name="T511">i</text:span><text:span text:style-name="T512">t was nice/</text:span><text:span text:style-name="T519">kind/good/stupied</text:span><text:span text:style-name="T512"> of you/</text:span><text:span text:style-name="T523">them</text:span><text:span text:style-name="T512"> to</text:span><text:span text:style-name="T1252">.</text:span></text:p>
      <text:p text:style-name="P1307"/>
      <text:p text:style-name="P111"><text:soft-page-break/>It was very stupied of you to go there — Было очень глупо с твоей стороны идти туда.</text:p>
      <text:p text:style-name="P1308"/>
      <text:p text:style-name="P1308">Предлог <text:span text:style-name="T476">of</text:span> часто используется после прилагательных, выражающий отношение </text:p>
      <text:p text:style-name="P1309">к чему-либо, которые в этих значениях переводятся глаголом:</text:p>
      <text:list xml:id="list2227356676" text:style-name="L103">
        <text:list-item>
          <text:p text:style-name="P1615">afraid of — бояться (кого-то/чего-то);</text:p>
        </text:list-item>
        <text:list-item>
          <text:p text:style-name="P1616">ashamed of — стыдиться (кого-то/чего-то);</text:p>
        </text:list-item>
        <text:list-item>
          <text:p text:style-name="P1616">proud of — гордиться (кем-то/чем-то).</text:p>
        </text:list-item>
      </text:list>
      <text:p text:style-name="P1310"/>
      <text:p text:style-name="P113">Are you afraid of dogs? — Ты боишься собак?</text:p>
      <text:p text:style-name="P113">I`m so proud of you! — Я так горжусь тобой!</text:p>
      <text:p text:style-name="P1310"/>
      <text:p text:style-name="P1312">Другие связки с пред<text:span text:style-name="T1263">л</text:span>ого<text:span text:style-name="T1263">м</text:span> <text:span text:style-name="T476">of</text:span>:</text:p>
      <text:list xml:id="list2114213186" text:style-name="L104">
        <text:list-item>
          <text:p text:style-name="P1617">full of — полон (чего-то);</text:p>
        </text:list-item>
        <text:list-item>
          <text:p text:style-name="P1617">short of — не хватает (чего-то);</text:p>
        </text:list-item>
        <text:list-item>
          <text:p text:style-name="P1617">tired of — уставать от;</text:p>
        </text:list-item>
        <text:list-item>
          <text:p text:style-name="P1617">sure of — быть уверенным в (чем-то).</text:p>
        </text:list-item>
      </text:list>
      <text:p text:style-name="P1311"/>
      <text:p text:style-name="P112">This bag is full of cash — В этой сумке полно денег.</text:p>
      <text:p text:style-name="P112">I`m tired of all this — Я устал от всего этого.</text:p>
      <text:p text:style-name="P112">I`m sure of him — Я уверен в нем.</text:p>
      <text:p text:style-name="P112"/>
      <text:p text:style-name="P595">Устойчивые связки глаголов и предлогов</text:p>
      <text:p text:style-name="P291"/>
      <text:p text:style-name="P292">Предлог, который стоит после глагола может целенаправленно меня его значение.</text:p>
      <text:p text:style-name="P292">Такие связки называются фразовыми глаголами. </text:p>
      <text:p text:style-name="P292"/>
      <text:p text:style-name="P292">Многие фразовые глаголы вытеснели из речи глаголы, <text:span text:style-name="T1264">предназначенные специально для той или иной ситуации</text:span>. Например вместо <text:span text:style-name="T476">search</text:span> чаще используется связка <text:span text:style-name="T476">look for</text:span>.</text:p>
      <text:p text:style-name="P292"/>
      <text:p text:style-name="P299">Связки глаголов и предлогов, которые всегда используются вместе:</text:p>
      <text:list xml:id="list2332128659" text:style-name="L105">
        <text:list-item>
          <text:p text:style-name="P1528">belong to — принадлежать (кому-то);</text:p>
        </text:list-item>
        <text:list-item>
          <text:p text:style-name="P1528">happen to — случилось с;</text:p>
        </text:list-item>
        <text:list-item>
          <text:p text:style-name="P1528">listen to — слушать (что-то);</text:p>
        </text:list-item>
        <text:list-item>
          <text:p text:style-name="P1528">speak to / talk to — говорить с (кем-то);</text:p>
        </text:list-item>
        <text:list-item>
          <text:p text:style-name="P1528">ask for — просить (чего-то);</text:p>
        </text:list-item>
        <text:list-item>
          <text:p text:style-name="P1528">thank for — благодарить за;</text:p>
        </text:list-item>
        <text:list-item>
          <text:p text:style-name="P1528">wait for — ждать (чего-то);</text:p>
        </text:list-item>
        <text:list-item>
          <text:p text:style-name="P1528">depend on — зависить от;</text:p>
        </text:list-item>
        <text:list-item>
          <text:p text:style-name="P1528">think about/of — думать о;</text:p>
        </text:list-item>
      </text:list>
      <text:p text:style-name="P300"/>
      <text:p text:style-name="P123">We <text:span text:style-name="T963">belong to</text:span> different world — Мы <text:span text:style-name="T963">принадлежим к</text:span> разным мирам.</text:p>
      <text:p text:style-name="P123">I would not let it <text:span text:style-name="T963">happen to</text:span> you — Я не позволю, чтобы это <text:span text:style-name="T963">случилось с</text:span> тобой.</text:p>
      <text:p text:style-name="P124">If you are in trouble, you should <text:span text:style-name="T963">ask for</text:span> help — Если ты в беде, нужно <text:span text:style-name="T963">просить о</text:span> помощи.</text:p>
      <text:p text:style-name="P293"/>
      <text:p text:style-name="P294">Фразовые глаголы нельзя переводить по отдельности (отдельно глагол, отдельно предлог).</text:p>
      <text:p text:style-name="P294">Предлоги в этом слуае работаю<text:span text:style-name="T1271">т</text:span> примерно также, как приставки в русском языке:</text:p>
      <text:p text:style-name="P294"/>
      <text:p text:style-name="P125">come back — приехать (приставка «при» и корень «ехать»).</text:p>
      <text:p text:style-name="P294"/>
      <text:p text:style-name="P1529"/>
      <text:p text:style-name="P1397"><text:span text:style-name="T804">П</text:span><text:span text:style-name="T796">редлоги, передаю</text:span><text:span text:style-name="T804">щие</text:span><text:span text:style-name="T796"> особый контекст </text:span><text:span text:style-name="T804">для </text:span><text:span text:style-name="T796">глагол</text:span><text:span text:style-name="T804">ов</text:span><text:span text:style-name="T796"> движения </text:span><text:span text:style-name="T797">и перемещения</text:span><text:span text:style-name="T796">:</text:span></text:p>
      <text:list xml:id="list102112184" text:style-name="L106">
        <text:list-item>
          <text:p text:style-name="P1531">in — переместить<text:span text:style-name="T1259">(</text:span>ся<text:span text:style-name="T1259">)</text:span> в закрытое пространство <text:span text:style-name="T1259">(</text:span><text:span text:style-name="T476">go on — войти</text:span><text:span text:style-name="T1259">)</text:span>;</text:p>
        </text:list-item>
        <text:list-item>
          <text:p text:style-name="P1531">out — покинуть закрытое пространство <text:span text:style-name="T1259">(</text:span><text:span text:style-name="T476">go out — выйти</text:span><text:span text:style-name="T1259">)</text:span>;</text:p>
        </text:list-item>
        <text:list-item>
          <text:p text:style-name="P1530">on — переместить(ся) на поверхность (<text:span text:style-name="T476">go on — продложать (движение)</text:span>);</text:p>
        </text:list-item>
        <text:list-item>
          <text:p text:style-name="P1566"><text:span text:style-name="T796">off — убрать с поверхности (</text:span><text:span text:style-name="T513">go off — </text:span><text:span text:style-name="T515">уходить, сходить</text:span><text:span text:style-name="T796">);</text:span></text:p>
        </text:list-item>
        <text:list-item>
          <text:p text:style-name="P1530">up — переместить(ся) выше уровнем (<text:span text:style-name="T476">go up — подняться</text:span>);</text:p>
        </text:list-item>
        <text:list-item>
          <text:p text:style-name="P1530">down — переместить(ся) ниже уровнем (<text:span text:style-name="T476">go down — опускаться</text:span>);</text:p>
        </text:list-item>
        <text:list-item>
          <text:p text:style-name="P1566"><text:span text:style-name="T796">away — убрать(ся) прочь (</text:span><text:span text:style-name="T513">go away — уходить, </text:span><text:span text:style-name="T515">разойтись</text:span><text:span text:style-name="T796">);</text:span></text:p>
        </text:list-item>
        <text:list-item>
          <text:p text:style-name="P1530">back — <text:span text:style-name="T1260">вернуть(ся) (</text:span><text:span text:style-name="T514">go back — возвращаться</text:span><text:span text:style-name="T1260">)</text:span>.</text:p>
        </text:list-item>
      </text:list>
      <text:p text:style-name="P295"/>
      <text:p text:style-name="P1187"><text:span text:style-name="T798">Если фразовый глагол имеет дополнение (направлен на какой-то объект), то дополнение может стоять </text:span><text:span text:style-name="T799">как </text:span><text:span text:style-name="T800">в середине связки</text:span><text:span text:style-name="T798">, </text:span><text:span text:style-name="T799">так и</text:span><text:span text:style-name="T798"> после. </text:span><text:span text:style-name="T800">Но если дополнение заменяется местоимением, то оно всегда будет между глаголом и предлогом.</text:span></text:p>
      <text:p text:style-name="P296"/>
      <text:p text:style-name="P126">I <text:span text:style-name="T963">turned</text:span> <text:span text:style-name="T1171">the light</text:span> <text:span text:style-name="T963">off / </text:span><text:span text:style-name="T475">I </text:span><text:span text:style-name="T981">turned off</text:span><text:span text:style-name="T475"> </text:span><text:span text:style-name="T1180">the light</text:span><text:span text:style-name="T963"> </text:span>— Я выключил свет.</text:p>
      <text:p text:style-name="P127">I <text:span text:style-name="T963">turned</text:span> <text:span text:style-name="T1171">it</text:span> <text:span text:style-name="T963">off</text:span> — Я выключил это.</text:p>
      <text:p text:style-name="P296"/>
      <text:p text:style-name="P1188"><text:span text:style-name="T800">Когда предлог отрывается от глагола, </text:span><text:span text:style-name="T801">то </text:span><text:span text:style-name="T802">порой</text:span><text:span text:style-name="T800"> сложно определить что это фразовый глагол.</text:span></text:p>
      <text:p text:style-name="P298"/>
      <text:p text:style-name="P1618">Сложные предложения</text:p>
      <text:p text:style-name="P1532"/>
      <text:p text:style-name="P298"/>
      <text:p text:style-name="P298"/>
      <text:p text:style-name="P297"/>
      <text:p text:style-name="P297"/>
      <text:p text:style-name="P294"/>
      <text:p text:style-name="P294"/>
      <text:p text:style-name="P1393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57796031584">
          <table:table-cell table:style-name="Table7.A1" office:value-type="string">
            <text:p text:style-name="P1331"/>
          </table:table-cell>
          <table:table-cell table:style-name="Table7.A1" office:value-type="string">
            <text:p text:style-name="P1313">Past</text:p>
          </table:table-cell>
          <table:table-cell table:style-name="Table7.A1" office:value-type="string">
            <text:p text:style-name="P1313">Present</text:p>
          </table:table-cell>
          <table:table-cell table:style-name="Table7.D1" office:value-type="string">
            <text:p text:style-name="P1313">Future</text:p>
          </table:table-cell>
        </table:table-row>
        <table:table-row table:style-name="TableLine94057793393952">
          <table:table-cell table:style-name="Table7.A2" office:value-type="string">
            <text:p text:style-name="P1320">+</text:p>
          </table:table-cell>
          <table:table-cell table:style-name="Table7.A2" office:value-type="string">
            <text:p text:style-name="P1353">I/y<text:span text:style-name="T1079">ou</text:span>/w<text:span text:style-name="T1079">e</text:span>/t<text:span text:style-name="T1079">hey</text:span>/he/she/it started</text:p>
          </table:table-cell>
          <table:table-cell table:style-name="Table7.A2" office:value-type="string">
            <text:p text:style-name="P1344">I/you/we/they start</text:p>
            <text:p text:style-name="P1344">He/she/it starts</text:p>
          </table:table-cell>
          <table:table-cell table:style-name="Table7.D2" office:value-type="string">
            <text:p text:style-name="P1356">I/y<text:span text:style-name="T1079">ou</text:span>/w<text:span text:style-name="T1079">e</text:span>/t<text:span text:style-name="T1079">hey</text:span>/he/she/it </text:p>
            <text:p text:style-name="P1356">will start</text:p>
          </table:table-cell>
        </table:table-row>
        <table:table-row table:style-name="TableLine94057793434544">
          <table:table-cell table:style-name="Table7.A2" office:value-type="string">
            <text:p text:style-name="P1314">-</text:p>
          </table:table-cell>
          <table:table-cell table:style-name="Table7.A2" office:value-type="string">
            <text:p text:style-name="P1353">I/y<text:span text:style-name="T1079">ou</text:span>/w<text:span text:style-name="T1079">e</text:span>/t<text:span text:style-name="T1079">hey</text:span>/he/she/it</text:p>
            <text:p text:style-name="P1353">didn`t start</text:p>
          </table:table-cell>
          <table:table-cell table:style-name="Table7.A2" office:value-type="string">
            <text:p text:style-name="P1344">I/you/we/they don`t start</text:p>
            <text:p text:style-name="P1344">He/she/it doesn`t start</text:p>
          </table:table-cell>
          <table:table-cell table:style-name="Table7.D2" office:value-type="string">
            <text:p text:style-name="P1356">I/y<text:span text:style-name="T1079">ou</text:span>/w<text:span text:style-name="T1079">e</text:span>/t<text:span text:style-name="T1079">hey</text:span>/he/she/it</text:p>
            <text:p text:style-name="P1356">won`t start</text:p>
          </table:table-cell>
        </table:table-row>
        <table:table-row table:style-name="TableLine94057793515952">
          <table:table-cell table:style-name="Table7.A2" office:value-type="string">
            <text:p text:style-name="P1314">?</text:p>
          </table:table-cell>
          <table:table-cell table:style-name="Table7.A2" office:value-type="string">
            <text:p text:style-name="P1354">Did I/y<text:span text:style-name="T1079">ou</text:span>/w<text:span text:style-name="T1079">e</text:span>/t<text:span text:style-name="T1079">hey</text:span>/he</text:p>
            <text:p text:style-name="P1354">/she/it start?</text:p>
          </table:table-cell>
          <table:table-cell table:style-name="Table7.A2" office:value-type="string">
            <text:p text:style-name="P1344">Do I/you/we/they start?</text:p>
            <text:p text:style-name="P1344">Does he/she/it start?</text:p>
          </table:table-cell>
          <table:table-cell table:style-name="Table7.D2" office:value-type="string">
            <text:p text:style-name="P1357">Will I/y<text:span text:style-name="T1079">ou</text:span>/w<text:span text:style-name="T1079">e</text:span>/t<text:span text:style-name="T1079">hey</text:span>/he</text:p>
            <text:p text:style-name="P1357">/she/it start?</text:p>
          </table:table-cell>
        </table:table-row>
      </table:table>
      <text:p text:style-name="P234"/>
      <text:p text:style-name="P663"><text:span text:style-name="T753">Таблица времен группы Continu</text:span><text:span text:style-name="T754">ou</text:span><text:span text:style-name="T753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57793507024">
          <table:table-cell table:style-name="Table8.A1" office:value-type="string">
            <text:p text:style-name="P1343"/>
          </table:table-cell>
          <table:table-cell table:style-name="Table8.A1" office:value-type="string">
            <text:p text:style-name="P1313">Past</text:p>
          </table:table-cell>
          <table:table-cell table:style-name="Table8.A1" office:value-type="string">
            <text:p text:style-name="P1313">Present</text:p>
          </table:table-cell>
          <table:table-cell table:style-name="Table8.D1" office:value-type="string">
            <text:p text:style-name="P1313">Future</text:p>
          </table:table-cell>
        </table:table-row>
        <table:table-row table:style-name="TableLine94057794017168">
          <table:table-cell table:style-name="Table8.A2" office:value-type="string">
            <text:p text:style-name="P1314">+</text:p>
          </table:table-cell>
          <table:table-cell table:style-name="Table8.A2" office:value-type="string">
            <text:p text:style-name="P1355">I/<text:span text:style-name="T1078">he/she/it</text:span> <text:span text:style-name="T1078">was starting</text:span></text:p>
            <text:p text:style-name="P1355"><text:span text:style-name="T1078">Y</text:span><text:span text:style-name="T1079">ou</text:span><text:span text:style-name="T1078">/w</text:span><text:span text:style-name="T1079">e</text:span><text:span text:style-name="T1078">/t</text:span><text:span text:style-name="T1079">hey</text:span><text:span text:style-name="T1078"> were starting</text:span></text:p>
          </table:table-cell>
          <table:table-cell table:style-name="Table8.A2" office:value-type="string">
            <text:p text:style-name="P1346">I am starting</text:p>
            <text:p text:style-name="P1347">He/she/it is starting</text:p>
            <text:p text:style-name="P1346">You/we/they are starting</text:p>
          </table:table-cell>
          <table:table-cell table:style-name="Table8.D2" office:value-type="string">
            <text:p text:style-name="P1331"/>
          </table:table-cell>
        </table:table-row>
        <table:table-row table:style-name="TableLine94057794069760">
          <table:table-cell table:style-name="Table8.A2" office:value-type="string">
            <text:p text:style-name="P1314">-</text:p>
          </table:table-cell>
          <table:table-cell table:style-name="Table8.A2" office:value-type="string">
            <text:p text:style-name="P1356">I/he/she/it wasn`t starting</text:p>
            <text:p text:style-name="P1356">Y<text:span text:style-name="T1079">ou</text:span>/w<text:span text:style-name="T1079">e</text:span>/t<text:span text:style-name="T1079">hey</text:span> weren`t starting</text:p>
          </table:table-cell>
          <table:table-cell table:style-name="Table8.A2" office:value-type="string">
            <text:p text:style-name="P1346">I`m not starting</text:p>
            <text:p text:style-name="P1347">He/she/it isn`t starting</text:p>
            <text:p text:style-name="P1346">You/we/they aren`t starting</text:p>
          </table:table-cell>
          <table:table-cell table:style-name="Table8.D2" office:value-type="string">
            <text:p text:style-name="P1331"/>
          </table:table-cell>
        </table:table-row>
        <table:table-row table:style-name="TableLine94057794088208">
          <table:table-cell table:style-name="Table8.A2" office:value-type="string">
            <text:p text:style-name="P1314">?</text:p>
          </table:table-cell>
          <table:table-cell table:style-name="Table8.A2" office:value-type="string">
            <text:p text:style-name="P1356">Was I/he/she/it starting?</text:p>
            <text:p text:style-name="P1356">Were y<text:span text:style-name="T1079">ou</text:span>/w<text:span text:style-name="T1079">e</text:span>/t<text:span text:style-name="T1079">hey</text:span> starting?</text:p>
          </table:table-cell>
          <table:table-cell table:style-name="Table8.A2" office:value-type="string">
            <text:p text:style-name="P1346">Am I starting?</text:p>
            <text:p text:style-name="P1347">Is he/she/it starting?</text:p>
            <text:p text:style-name="P1346">Are you/we/they starting?</text:p>
          </table:table-cell>
          <table:table-cell table:style-name="Table8.D2" office:value-type="string">
            <text:p text:style-name="P1331"/>
          </table:table-cell>
        </table:table-row>
      </table:table>
      <text:p text:style-name="P234"/>
      <text:p text:style-name="P236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57793636896">
          <table:table-cell table:style-name="Table9.A1" office:value-type="string">
            <text:p text:style-name="P1343"/>
          </table:table-cell>
          <table:table-cell table:style-name="Table9.A1" office:value-type="string">
            <text:p text:style-name="P1313">Past</text:p>
          </table:table-cell>
          <table:table-cell table:style-name="Table9.A1" office:value-type="string">
            <text:p text:style-name="P1313">Present</text:p>
          </table:table-cell>
          <table:table-cell table:style-name="Table9.D1" office:value-type="string">
            <text:p text:style-name="P1313">Future</text:p>
          </table:table-cell>
        </table:table-row>
        <table:table-row table:style-name="TableLine94057794319392">
          <table:table-cell table:style-name="Table9.A2" office:value-type="string">
            <text:p text:style-name="P1314">+</text:p>
          </table:table-cell>
          <table:table-cell table:style-name="Table9.A2" office:value-type="string">
            <text:p text:style-name="P1331"/>
          </table:table-cell>
          <table:table-cell table:style-name="Table9.A2" office:value-type="string">
            <text:p text:style-name="P1346">I/you/we/they have started</text:p>
            <text:p text:style-name="P1346">He/she/it has started</text:p>
          </table:table-cell>
          <table:table-cell table:style-name="Table9.D2" office:value-type="string">
            <text:p text:style-name="P1331"/>
          </table:table-cell>
        </table:table-row>
        <table:table-row table:style-name="TableLine94057794380048">
          <table:table-cell table:style-name="Table9.A2" office:value-type="string">
            <text:p text:style-name="P1314">-</text:p>
          </table:table-cell>
          <table:table-cell table:style-name="Table9.A2" office:value-type="string">
            <text:p text:style-name="P1331"/>
          </table:table-cell>
          <table:table-cell table:style-name="Table9.A2" office:value-type="string">
            <text:p text:style-name="P1346">I/y<text:span text:style-name="T1028">ou</text:span>/w<text:span text:style-name="T1028">e</text:span>/t<text:span text:style-name="T1028">hey</text:span> haven`t started</text:p>
            <text:p text:style-name="P1346">He/she/it hasn`t started</text:p>
          </table:table-cell>
          <table:table-cell table:style-name="Table9.D2" office:value-type="string">
            <text:p text:style-name="P1331"/>
          </table:table-cell>
        </table:table-row>
        <table:table-row table:style-name="TableLine94057794377424">
          <table:table-cell table:style-name="Table9.A2" office:value-type="string">
            <text:p text:style-name="P1314">?</text:p>
          </table:table-cell>
          <table:table-cell table:style-name="Table9.A2" office:value-type="string">
            <text:p text:style-name="P1331"/>
          </table:table-cell>
          <table:table-cell table:style-name="Table9.A2" office:value-type="string">
            <text:p text:style-name="P1346">Have I/y<text:span text:style-name="T1029">ou</text:span>/w<text:span text:style-name="T1029">e</text:span>/t<text:span text:style-name="T1029">hey</text:span> started?</text:p>
            <text:p text:style-name="P1346">Has he/she/it started?</text:p>
          </table:table-cell>
          <table:table-cell table:style-name="Table9.D2" office:value-type="string">
            <text:p text:style-name="P1331"/>
          </table:table-cell>
        </table:table-row>
      </table:table>
      <text:p text:style-name="P236"/>
      <text:p text:style-name="P237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57794413472">
          <table:table-cell table:style-name="Table1.A1" office:value-type="string">
            <text:p text:style-name="P1345"/>
          </table:table-cell>
          <table:table-cell table:style-name="Table1.A1" office:value-type="string">
            <text:p text:style-name="P1315">Past</text:p>
          </table:table-cell>
          <table:table-cell table:style-name="Table1.A1" office:value-type="string">
            <text:p text:style-name="P1315">Present</text:p>
          </table:table-cell>
          <table:table-cell table:style-name="Table1.D1" office:value-type="string">
            <text:p text:style-name="P1315">Future</text:p>
          </table:table-cell>
        </table:table-row>
        <table:table-row table:style-name="TableLine94057794506640">
          <table:table-cell table:style-name="Table1.A2" office:value-type="string">
            <text:p text:style-name="P1315">+</text:p>
          </table:table-cell>
          <table:table-cell table:style-name="Table1.A2" office:value-type="string">
            <text:p text:style-name="P1332"/>
          </table:table-cell>
          <table:table-cell table:style-name="Table1.A2" office:value-type="string">
            <text:p text:style-name="P1352">I/y<text:span text:style-name="T1079">ou</text:span>/w<text:span text:style-name="T1079">e</text:span>/t<text:span text:style-name="T1079">hey</text:span> have been starting</text:p>
            <text:p text:style-name="P1352">He/she/it has been starting</text:p>
          </table:table-cell>
          <table:table-cell table:style-name="Table1.D2" office:value-type="string">
            <text:p text:style-name="P1332"/>
          </table:table-cell>
        </table:table-row>
        <table:table-row table:style-name="TableLine94057794585056">
          <table:table-cell table:style-name="Table1.A2" office:value-type="string">
            <text:p text:style-name="P1315">-</text:p>
          </table:table-cell>
          <table:table-cell table:style-name="Table1.A2" office:value-type="string">
            <text:p text:style-name="P1332"/>
          </table:table-cell>
          <table:table-cell table:style-name="Table1.A2" office:value-type="string">
            <text:p text:style-name="P1352">I/y<text:span text:style-name="T1079">ou</text:span>/w<text:span text:style-name="T1079">e</text:span>/t<text:span text:style-name="T1079">hey</text:span> haven`t been starting</text:p>
            <text:p text:style-name="P1352">He/she/it hasn`t been starting</text:p>
          </table:table-cell>
          <table:table-cell table:style-name="Table1.D2" office:value-type="string">
            <text:p text:style-name="P1332"/>
          </table:table-cell>
        </table:table-row>
        <table:table-row table:style-name="TableLine94057794582496">
          <table:table-cell table:style-name="Table1.A2" office:value-type="string">
            <text:p text:style-name="P1315">?</text:p>
          </table:table-cell>
          <table:table-cell table:style-name="Table1.A2" office:value-type="string">
            <text:p text:style-name="P1332"/>
          </table:table-cell>
          <table:table-cell table:style-name="Table1.A2" office:value-type="string">
            <text:p text:style-name="P1352">Have I/y<text:span text:style-name="T1079">ou</text:span>/w<text:span text:style-name="T1079">e</text:span>/t<text:span text:style-name="T1079">hey</text:span> been starting?</text:p>
            <text:p text:style-name="P1352">Has he/she/it been starting?</text:p>
          </table:table-cell>
          <table:table-cell table:style-name="Table1.D2" office:value-type="string">
            <text:p text:style-name="P1332"/>
          </table:table-cell>
        </table:table-row>
      </table:table>
      <text:p text:style-name="P1394"><text:span text:style-name="T665">Таблица </text:span><text:span text:style-name="T677">форм </text:span><text:span text:style-name="T665">пассивно</text:span><text:span text:style-name="T678">го</text:span><text:span text:style-name="T665"> залог</text:span><text:span text:style-name="T678">а</text:span><text:span text:style-name="T665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057794675168">
          <table:table-cell table:style-name="Table4.A1" office:value-type="string">
            <text:p text:style-name="P1334"/>
          </table:table-cell>
          <table:table-cell table:style-name="Table4.A1" office:value-type="string">
            <text:p text:style-name="P1324">Past</text:p>
          </table:table-cell>
          <table:table-cell table:style-name="Table4.A1" office:value-type="string">
            <text:p text:style-name="P1324">Present</text:p>
          </table:table-cell>
          <table:table-cell table:style-name="Table4.D1" office:value-type="string">
            <text:p text:style-name="P1324">Future</text:p>
          </table:table-cell>
        </table:table-row>
        <table:table-row table:style-name="TableLine94057795147328">
          <table:table-cell table:style-name="Table4.A2" office:value-type="string">
            <text:p text:style-name="P1325">Simple</text:p>
          </table:table-cell>
          <table:table-cell table:style-name="Table4.A2" office:value-type="string">
            <text:p text:style-name="P1334"><text:span text:style-name="T1107">I/</text:span><text:span text:style-name="T1108">he/she/it</text:span><text:span text:style-name="T1107"> </text:span><text:span text:style-name="T1108">was</text:span><text:span text:style-name="T1107"> </text:span><text:span text:style-name="T215">taught</text:span></text:p>
            <text:p text:style-name="P1363">You/we/they were <text:span text:style-name="T215">taught</text:span></text:p>
          </table:table-cell>
          <table:table-cell table:style-name="Table4.A2" office:value-type="string">
            <text:p text:style-name="P1364">I am <text:span text:style-name="T215">taught</text:span></text:p>
            <text:p text:style-name="P1363">He/she/it is <text:span text:style-name="T215">taught</text:span></text:p>
            <text:p text:style-name="P1363">You/we/the<text:span text:style-name="T1109">y</text:span> are <text:span text:style-name="T215">taught</text:span></text:p>
          </table:table-cell>
          <table:table-cell table:style-name="Table4.D2" office:value-type="string">
            <text:p text:style-name="P1362">I/you/we/they/he/she/it</text:p>
            <text:p text:style-name="P1362">will be <text:span text:style-name="T215">taught</text:span></text:p>
          </table:table-cell>
        </table:table-row>
        <table:table-row table:style-name="TableLine94057795161872">
          <table:table-cell table:style-name="Table4.A2" office:value-type="string">
            <text:p text:style-name="P1325">Contin.</text:p>
          </table:table-cell>
          <table:table-cell table:style-name="Table4.A2" office:value-type="string">
            <text:p text:style-name="P1334"><text:span text:style-name="T1109">I/he/she/it was being </text:span><text:span text:style-name="T215">taught</text:span></text:p>
            <text:p text:style-name="P1334"><text:span text:style-name="T217">You/we/the</text:span><text:span text:style-name="T216">y</text:span><text:span text:style-name="T217"> </text:span><text:span text:style-name="T216">were</text:span><text:span text:style-name="T217"> </text:span><text:span text:style-name="T216">being</text:span><text:span text:style-name="T217"> </text:span><text:span text:style-name="T215">taught</text:span></text:p>
          </table:table-cell>
          <table:table-cell table:style-name="Table4.A2" office:value-type="string">
            <text:p text:style-name="P1362">I am being <text:span text:style-name="T215">taught</text:span></text:p>
            <text:p text:style-name="P1362"><text:span text:style-name="T215">H</text:span><text:span text:style-name="T154">e/she/it is being taught</text:span></text:p>
            <text:p text:style-name="P1363"><text:span text:style-name="T154">You/we/the</text:span><text:span text:style-name="T216">y</text:span><text:span text:style-name="T154"> are </text:span><text:span text:style-name="T216">being</text:span><text:span text:style-name="T154"> </text:span><text:span text:style-name="T215">taught</text:span></text:p>
          </table:table-cell>
          <table:table-cell table:style-name="Table4.D2" office:value-type="string">
            <text:p text:style-name="P1362">— </text:p>
          </table:table-cell>
        </table:table-row>
        <table:table-row table:style-name="TableLine94057795175328">
          <table:table-cell table:style-name="Table4.A2" office:value-type="string">
            <text:p text:style-name="P1325">Perfect</text:p>
          </table:table-cell>
          <table:table-cell table:style-name="Table4.A2" office:value-type="string">
            <text:p text:style-name="P1334"><text:span text:style-name="T1110">I/you/we/they/</text:span><text:span text:style-name="T218">he/she/it</text:span><text:span text:style-name="T1110"> </text:span></text:p>
            <text:p text:style-name="P1334"><text:span text:style-name="T1110">had been </text:span><text:span text:style-name="T215">taught</text:span></text:p>
          </table:table-cell>
          <table:table-cell table:style-name="Table4.A2" office:value-type="string">
            <text:p text:style-name="P1365">I/you/we/they have been <text:span text:style-name="T215">taught</text:span></text:p>
            <text:p text:style-name="P1365"><text:span text:style-name="T215">H</text:span><text:span text:style-name="T154">e/she/it has been </text:span><text:span text:style-name="T215">taught</text:span></text:p>
          </table:table-cell>
          <table:table-cell table:style-name="Table4.D2" office:value-type="string">
            <text:p text:style-name="P1334"><text:span text:style-name="T1110">I/you/we/they/</text:span><text:span text:style-name="T218">he/she/it</text:span><text:span text:style-name="T1110"> </text:span></text:p>
            <text:p text:style-name="P1334"><text:span text:style-name="T1110">will have been </text:span><text:span text:style-name="T215">taught</text:span></text:p>
          </table:table-cell>
        </table:table-row>
      </table:table>
      <text:p text:style-name="P326"/>
      <text:p text:style-name="P668"><text:span text:style-name="T665">Таблица </text:span><text:span text:style-name="T666">форм</text:span><text:span text:style-name="T665"> глагола </text:span><text:span text:style-name="T675">b</text:span><text:span text:style-name="T665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057795212224">
          <table:table-cell table:style-name="Table5.A1" office:value-type="string">
            <text:p text:style-name="P1319">Подлежащее</text:p>
          </table:table-cell>
          <table:table-cell table:style-name="Table5.A1" office:value-type="string">
            <text:p text:style-name="P1316">Past</text:p>
          </table:table-cell>
          <table:table-cell table:style-name="Table5.A1" office:value-type="string">
            <text:p text:style-name="P1316">Present</text:p>
          </table:table-cell>
          <table:table-cell table:style-name="Table5.D1" office:value-type="string">
            <text:p text:style-name="P1316">Future</text:p>
          </table:table-cell>
        </table:table-row>
        <table:table-row table:style-name="TableLine94057795483520">
          <table:table-cell table:style-name="Table5.A2" office:value-type="string">
            <text:p text:style-name="P1351">I</text:p>
          </table:table-cell>
          <table:table-cell table:style-name="Table5.A2" office:value-type="string">
            <text:p text:style-name="P1352">was</text:p>
          </table:table-cell>
          <table:table-cell table:style-name="Table5.A2" office:value-type="string">
            <text:p text:style-name="P1348">am</text:p>
          </table:table-cell>
          <table:table-cell table:style-name="Table5.D2" office:value-type="string">
            <text:p text:style-name="P1358">will be</text:p>
          </table:table-cell>
        </table:table-row>
        <table:table-row table:style-name="TableLine94057795499104">
          <table:table-cell table:style-name="Table5.A2" office:value-type="string">
            <text:p text:style-name="P1350">he/she/<text:span text:style-name="T1036">it</text:span></text:p>
          </table:table-cell>
          <table:table-cell table:style-name="Table5.A2" office:value-type="string">
            <text:p text:style-name="P1352">was</text:p>
          </table:table-cell>
          <table:table-cell table:style-name="Table5.A2" office:value-type="string">
            <text:p text:style-name="P1349">is</text:p>
          </table:table-cell>
          <table:table-cell table:style-name="Table5.D2" office:value-type="string">
            <text:p text:style-name="P1358">will be</text:p>
          </table:table-cell>
        </table:table-row>
        <table:table-row table:style-name="TableLine94057795509168">
          <table:table-cell table:style-name="Table5.A2" office:value-type="string">
            <text:p text:style-name="P1350">you/we/they</text:p>
          </table:table-cell>
          <table:table-cell table:style-name="Table5.A2" office:value-type="string">
            <text:p text:style-name="P1352">were</text:p>
          </table:table-cell>
          <table:table-cell table:style-name="Table5.A2" office:value-type="string">
            <text:p text:style-name="P1349">are</text:p>
          </table:table-cell>
          <table:table-cell table:style-name="Table5.D2" office:value-type="string">
            <text:p text:style-name="P1358">will be</text:p>
          </table:table-cell>
        </table:table-row>
      </table:table>
      <text:p text:style-name="P323"/>
      <text:p text:style-name="P323">Таблица модальных глаголов:</text:p>
      <table:table table:name="Table2" table:style-name="Table2">
        <table:table-column table:style-name="Table2.A" table:number-columns-repeated="3"/>
        <table:table-row table:style-name="TableLine94057795542384">
          <table:table-cell table:style-name="Table2.A1" office:value-type="string">
            <text:p text:style-name="P1322">Глагол</text:p>
          </table:table-cell>
          <table:table-cell table:style-name="Table2.A1" office:value-type="string">
            <text:p text:style-name="P1333"><text:span text:style-name="T966">З</text:span><text:span text:style-name="T967">начение</text:span></text:p>
          </table:table-cell>
          <table:table-cell table:style-name="Table2.C1" office:value-type="string">
            <text:p text:style-name="P1333"><text:span text:style-name="T966">В</text:span><text:span text:style-name="T967">рем</text:span><text:span text:style-name="T966">я</text:span></text:p>
          </table:table-cell>
        </table:table-row>
        <table:table-row table:style-name="TableLine94057795065984">
          <table:table-cell table:style-name="Table2.A2" office:value-type="string">
            <text:p text:style-name="P1389">can</text:p>
          </table:table-cell>
          <table:table-cell table:style-name="Table2.A2" office:value-type="string">
            <text:p text:style-name="P1389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389">настоящее и будущее</text:p>
          </table:table-cell>
        </table:table-row>
        <table:table-row table:style-name="TableLine94057795102272">
          <table:table-cell table:style-name="Table2.A2" office:value-type="string">
            <text:p text:style-name="P1389">could</text:p>
          </table:table-cell>
          <table:table-cell table:style-name="Table2.A2" office:value-type="string">
            <text:p text:style-name="P1389">мог, умел</text:p>
          </table:table-cell>
          <table:table-cell table:style-name="Table2.C2" office:value-type="string">
            <text:p text:style-name="P1389">прошедшее</text:p>
          </table:table-cell>
        </table:table-row>
        <table:table-row table:style-name="TableLine94057796018944">
          <table:table-cell table:style-name="Table2.A2" office:value-type="string">
            <text:p text:style-name="P1389">might, may</text:p>
          </table:table-cell>
          <table:table-cell table:style-name="Table2.A2" office:value-type="string">
            <text:p text:style-name="P1390">может быть, мог бы,</text:p>
            <text:p text:style-name="P1390">возможно, наверное</text:p>
          </table:table-cell>
          <table:table-cell table:style-name="Table2.C2" office:value-type="string">
            <text:p text:style-name="P1389">настоящее и будущие</text:p>
          </table:table-cell>
        </table:table-row>
        <table:table-row table:style-name="TableLine94057796022320">
          <table:table-cell table:style-name="Table2.A2" office:value-type="string">
            <text:p text:style-name="P1389">must</text:p>
          </table:table-cell>
          <table:table-cell table:style-name="Table2.A2" office:value-type="string">
            <text:p text:style-name="P1389">должен, обязан, нужно, запрет, нельзя</text:p>
          </table:table-cell>
          <table:table-cell table:style-name="Table2.C2" office:value-type="string">
            <text:p text:style-name="P1389">настоящее</text:p>
          </table:table-cell>
        </table:table-row>
        <table:table-row table:style-name="TableLine94057796040160">
          <table:table-cell table:style-name="Table2.A2" office:value-type="string">
            <text:p text:style-name="P1389">should</text:p>
          </table:table-cell>
          <table:table-cell table:style-name="Table2.A2" office:value-type="string">
            <text:p text:style-name="P1389">следует сделать, следовало бы сделать; (совет)</text:p>
          </table:table-cell>
          <table:table-cell table:style-name="Table2.C2" office:value-type="string">
            <text:p text:style-name="P1389">настоящее и будущие</text:p>
          </table:table-cell>
        </table:table-row>
        <table:table-row table:style-name="TableLine94057796044608">
          <table:table-cell table:style-name="Table2.A2" office:value-type="string">
            <text:p text:style-name="P1389">would</text:p>
          </table:table-cell>
          <table:table-cell table:style-name="Table2.A2" office:value-type="string">
            <text:p text:style-name="P1389">частица «бы», предложение услуги, привычка прошлого</text:p>
          </table:table-cell>
          <table:table-cell table:style-name="Table2.C2" office:value-type="string">
            <text:p text:style-name="P1389">настоящее, прошедшее, будущие</text:p>
          </table:table-cell>
        </table:table-row>
      </table:table>
      <text:p text:style-name="P324"/>
      <text:p text:style-name="P324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57796047168">
          <table:table-cell table:style-name="Table3.A1" office:value-type="string">
            <text:p text:style-name="P1323">Конструкция</text:p>
          </table:table-cell>
          <table:table-cell table:style-name="Table3.A1" office:value-type="string">
            <text:p text:style-name="P1323">Значение</text:p>
          </table:table-cell>
          <table:table-cell table:style-name="Table3.C1" office:value-type="string">
            <text:p text:style-name="P1323">Время</text:p>
          </table:table-cell>
        </table:table-row>
        <table:table-row table:style-name="TableLine94057796100480">
          <table:table-cell table:style-name="Table3.A2" office:value-type="string">
            <text:p text:style-name="P1359">be able to</text:p>
          </table:table-cell>
          <table:table-cell table:style-name="Table3.A2" office:value-type="string">
            <text:p text:style-name="P1359">могу (близко к can)</text:p>
          </table:table-cell>
          <table:table-cell table:style-name="Table3.C2" office:value-type="string">
            <text:p text:style-name="P1359">be меняется по временам</text:p>
          </table:table-cell>
        </table:table-row>
        <table:table-row table:style-name="TableLine94057796113920">
          <table:table-cell table:style-name="Table3.A2" office:value-type="string">
            <text:p text:style-name="P1359">have to</text:p>
          </table:table-cell>
          <table:table-cell table:style-name="Table3.A2" office:value-type="string">
            <text:p text:style-name="P1359">должен (близко к must)</text:p>
          </table:table-cell>
          <table:table-cell table:style-name="Table3.C2" office:value-type="string">
            <text:p text:style-name="P1359">have меняется по временам</text:p>
          </table:table-cell>
        </table:table-row>
        <table:table-row table:style-name="TableLine94057796122688">
          <table:table-cell table:style-name="Table3.A2" office:value-type="string">
            <text:p text:style-name="P1359">used to</text:p>
          </table:table-cell>
          <table:table-cell table:style-name="Table3.A2" office:value-type="string">
            <text:p text:style-name="P1359">делал раньше, имел привычку делать (близко к would)</text:p>
          </table:table-cell>
          <table:table-cell table:style-name="Table3.C2" office:value-type="string">
            <text:p text:style-name="P1359">всегда стоит в прошедшем;</text:p>
            <text:p text:style-name="P1359">меняется как Past Simple</text:p>
          </table:table-cell>
        </table:table-row>
      </table:table>
      <text:p text:style-name="P325"/>
      <text:p text:style-name="P331"/>
      <text:p text:style-name="P1395"><text:span text:style-name="T416">Таблица </text:span><text:span text:style-name="T433">личны</text:span><text:span text:style-name="T434">х</text:span><text:span text:style-name="T433"> и притяжательных </text:span><text:span text:style-name="T416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057796184544">
          <table:table-cell table:style-name="Table11.A1" table:number-columns-spanned="2" office:value-type="string">
            <text:p text:style-name="P1327">Личные местоимения</text:p>
          </table:table-cell>
          <table:covered-table-cell/>
          <table:table-cell table:style-name="Table11.C1" table:number-columns-spanned="2" office:value-type="string">
            <text:p text:style-name="P1327">Притяжательные местоимения</text:p>
          </table:table-cell>
          <table:covered-table-cell/>
        </table:table-row>
        <table:table-row table:style-name="TableLine94057796259744">
          <table:table-cell table:style-name="Table11.A2" office:value-type="string">
            <text:p text:style-name="P1335"><text:span text:style-name="T1196">и</text:span><text:span text:style-name="T1190">менительный падеж</text:span></text:p>
            <text:p text:style-name="P1369"><text:span text:style-name="T1193">(</text:span>кто/что<text:span text:style-name="T1193">)</text:span></text:p>
          </table:table-cell>
          <table:table-cell table:style-name="Table11.A2" office:value-type="string">
            <text:p text:style-name="P1335"><text:span text:style-name="T1196">о</text:span><text:span text:style-name="T1190">бъектный падеж</text:span></text:p>
            <text:p text:style-name="P1369"><text:span text:style-name="T1193">(</text:span>кого, <text:span text:style-name="T1193">к</text:span>ому, кем<text:span text:style-name="T1193">)</text:span></text:p>
          </table:table-cell>
          <table:table-cell table:style-name="Table11.A2" office:value-type="string">
            <text:p text:style-name="P1368"><text:span text:style-name="T1193">с</text:span> существительным</text:p>
            <text:p text:style-name="P1370">(чей)</text:p>
          </table:table-cell>
          <table:table-cell table:style-name="Table11.D2" office:value-type="string">
            <text:p text:style-name="P1335"><text:span text:style-name="T1193">о</text:span><text:span text:style-name="T1190">тдельно</text:span></text:p>
            <text:p text:style-name="P1370">(чей)</text:p>
          </table:table-cell>
        </table:table-row>
        <table:table-row table:style-name="TableLine94057796265312">
          <table:table-cell table:style-name="Table11.A2" office:value-type="string">
            <text:p text:style-name="P1373">I</text:p>
          </table:table-cell>
          <table:table-cell table:style-name="Table11.A2" office:value-type="string">
            <text:p text:style-name="P1373">me</text:p>
          </table:table-cell>
          <table:table-cell table:style-name="Table11.A2" office:value-type="string">
            <text:p text:style-name="P1371">my</text:p>
          </table:table-cell>
          <table:table-cell table:style-name="Table11.D2" office:value-type="string">
            <text:p text:style-name="P1371">mine</text:p>
          </table:table-cell>
        </table:table-row>
        <table:table-row table:style-name="TableLine94057796269168">
          <table:table-cell table:style-name="Table11.A2" office:value-type="string">
            <text:p text:style-name="P1373">you</text:p>
          </table:table-cell>
          <table:table-cell table:style-name="Table11.A2" office:value-type="string">
            <text:p text:style-name="P1373">you</text:p>
          </table:table-cell>
          <table:table-cell table:style-name="Table11.A2" office:value-type="string">
            <text:p text:style-name="P1371">your</text:p>
          </table:table-cell>
          <table:table-cell table:style-name="Table11.D2" office:value-type="string">
            <text:p text:style-name="P1371">yours</text:p>
          </table:table-cell>
        </table:table-row>
        <table:table-row table:style-name="TableLine94057796277216">
          <table:table-cell table:style-name="Table11.A2" office:value-type="string">
            <text:p text:style-name="P1373">he</text:p>
          </table:table-cell>
          <table:table-cell table:style-name="Table11.A2" office:value-type="string">
            <text:p text:style-name="P1373">him</text:p>
          </table:table-cell>
          <table:table-cell table:style-name="Table11.A2" office:value-type="string">
            <text:p text:style-name="P1371">his</text:p>
          </table:table-cell>
          <table:table-cell table:style-name="Table11.D2" office:value-type="string">
            <text:p text:style-name="P1372">his</text:p>
          </table:table-cell>
        </table:table-row>
        <table:table-row table:style-name="TableLine94057796294320">
          <table:table-cell table:style-name="Table11.A2" office:value-type="string">
            <text:p text:style-name="P1373">she</text:p>
          </table:table-cell>
          <table:table-cell table:style-name="Table11.A2" office:value-type="string">
            <text:p text:style-name="P1371">her</text:p>
          </table:table-cell>
          <table:table-cell table:style-name="Table11.A2" office:value-type="string">
            <text:p text:style-name="P1371">her</text:p>
          </table:table-cell>
          <table:table-cell table:style-name="Table11.D2" office:value-type="string">
            <text:p text:style-name="P1371">hers</text:p>
          </table:table-cell>
        </table:table-row>
        <table:table-row table:style-name="TableLine94057796299744">
          <table:table-cell table:style-name="Table11.A2" office:value-type="string">
            <text:p text:style-name="P1373">it</text:p>
          </table:table-cell>
          <table:table-cell table:style-name="Table11.A2" office:value-type="string">
            <text:p text:style-name="P1371">it</text:p>
          </table:table-cell>
          <table:table-cell table:style-name="Table11.A2" office:value-type="string">
            <text:p text:style-name="P1371">its</text:p>
          </table:table-cell>
          <table:table-cell table:style-name="Table11.D2" office:value-type="string">
            <text:p text:style-name="P1372">its</text:p>
          </table:table-cell>
        </table:table-row>
        <table:table-row table:style-name="TableLine94057796311568">
          <table:table-cell table:style-name="Table11.A2" office:value-type="string">
            <text:p text:style-name="P1373">we</text:p>
          </table:table-cell>
          <table:table-cell table:style-name="Table11.A2" office:value-type="string">
            <text:p text:style-name="P1371">us</text:p>
          </table:table-cell>
          <table:table-cell table:style-name="Table11.A2" office:value-type="string">
            <text:p text:style-name="P1371">our</text:p>
          </table:table-cell>
          <table:table-cell table:style-name="Table11.D2" office:value-type="string">
            <text:p text:style-name="P1371">ours</text:p>
          </table:table-cell>
        </table:table-row>
        <table:table-row table:style-name="TableLine94057796324496">
          <table:table-cell table:style-name="Table11.A2" office:value-type="string">
            <text:p text:style-name="P1373">they</text:p>
          </table:table-cell>
          <table:table-cell table:style-name="Table11.A2" office:value-type="string">
            <text:p text:style-name="P1371">them</text:p>
          </table:table-cell>
          <table:table-cell table:style-name="Table11.A2" office:value-type="string">
            <text:p text:style-name="P1371">their</text:p>
          </table:table-cell>
          <table:table-cell table:style-name="Table11.D2" office:value-type="string">
            <text:p text:style-name="P1371">theirs</text:p>
          </table:table-cell>
        </table:table-row>
      </table:table>
      <text:p text:style-name="P332"/>
      <text:p text:style-name="P449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057796335328">
          <table:table-cell table:style-name="Table12.A1" office:value-type="string">
            <text:p text:style-name="P1321"/>
          </table:table-cell>
          <table:table-cell table:style-name="Table12.A1" office:value-type="string">
            <text:p text:style-name="P1328">body/one</text:p>
          </table:table-cell>
          <table:table-cell table:style-name="Table12.A1" office:value-type="string">
            <text:p text:style-name="P1328">thing</text:p>
          </table:table-cell>
          <table:table-cell table:style-name="Table12.D1" office:value-type="string">
            <text:p text:style-name="P1328">where</text:p>
          </table:table-cell>
        </table:table-row>
        <table:table-row table:style-name="TableLine94057796346752">
          <table:table-cell table:style-name="Table12.A2" office:value-type="string">
            <text:p text:style-name="P1328">some </text:p>
          </table:table-cell>
          <table:table-cell table:style-name="Table12.A2" office:value-type="string">
            <text:p text:style-name="P1374">somebody/someone (кто-то)</text:p>
          </table:table-cell>
          <table:table-cell table:style-name="Table12.A2" office:value-type="string">
            <text:p text:style-name="P1374">something </text:p>
            <text:p text:style-name="P1374">(что-то)</text:p>
          </table:table-cell>
          <table:table-cell table:style-name="Table12.D2" office:value-type="string">
            <text:p text:style-name="P1374">somewhere </text:p>
            <text:p text:style-name="P1374">(где-то)</text:p>
          </table:table-cell>
        </table:table-row>
        <table:table-row table:style-name="TableLine94057796357744">
          <table:table-cell table:style-name="Table12.A2" office:value-type="string">
            <text:p text:style-name="P1328">any</text:p>
          </table:table-cell>
          <table:table-cell table:style-name="Table12.A2" office:value-type="string">
            <text:p text:style-name="P1374">anybody/anyone </text:p>
            <text:p text:style-name="P1374">(кто-то)</text:p>
          </table:table-cell>
          <table:table-cell table:style-name="Table12.A2" office:value-type="string">
            <text:p text:style-name="P1374">anything </text:p>
            <text:p text:style-name="P1374">(что-то)</text:p>
          </table:table-cell>
          <table:table-cell table:style-name="Table12.D2" office:value-type="string">
            <text:p text:style-name="P1374">anywhere </text:p>
            <text:p text:style-name="P1374">(где-то)</text:p>
          </table:table-cell>
        </table:table-row>
        <table:table-row table:style-name="TableLine94057796366432">
          <table:table-cell table:style-name="Table12.A2" office:value-type="string">
            <text:p text:style-name="P1328">no</text:p>
          </table:table-cell>
          <table:table-cell table:style-name="Table12.A2" office:value-type="string">
            <text:p text:style-name="P1374">nobody/noone </text:p>
            <text:p text:style-name="P1374">(никто)</text:p>
          </table:table-cell>
          <table:table-cell table:style-name="Table12.A2" office:value-type="string">
            <text:p text:style-name="P1374">nothing </text:p>
            <text:p text:style-name="P1374">(ничто)</text:p>
          </table:table-cell>
          <table:table-cell table:style-name="Table12.D2" office:value-type="string">
            <text:p text:style-name="P1374">nowhere </text:p>
            <text:p text:style-name="P1374">(нигде)</text:p>
          </table:table-cell>
        </table:table-row>
      </table:table>
      <text:p text:style-name="P335"/>
      <text:p text:style-name="P333">Таблица сокращений:</text:p>
      <text:p text:style-name="P337"/>
      <text:p text:style-name="P337"/>
      <text:p text:style-name="P1396"><text:span text:style-name="T686">Таблица попу</text:span><text:span text:style-name="T688">л</text:span><text:span text:style-name="T686">я</text:span><text:span text:style-name="T688">р</text:span><text:span text:style-name="T686">ных</text:span><text:span text:style-name="T687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057796387984">
          <table:table-cell table:style-name="Table13.A1" office:value-type="string">
            <text:p text:style-name="P1329">Связка</text:p>
          </table:table-cell>
          <table:table-cell table:style-name="Table13.A1" office:value-type="string">
            <text:p text:style-name="P1329">Значение</text:p>
          </table:table-cell>
          <table:table-cell table:style-name="Table13.C1" office:value-type="string">
            <text:p text:style-name="P1330">Контекст</text:p>
          </table:table-cell>
        </table:table-row>
        <table:table-row table:style-name="TableLine94057796640672">
          <table:table-cell table:style-name="Table13.A2" office:value-type="string">
            <text:p text:style-name="P1376">back off</text:p>
          </table:table-cell>
          <table:table-cell table:style-name="Table13.A2" office:value-type="string">
            <text:p text:style-name="P1376">отступать</text:p>
          </table:table-cell>
          <table:table-cell table:style-name="Table13.C2" office:value-type="string">
            <text:p text:style-name="P1375"><text:span text:style-name="T1261">The police told the protesters to </text:span><text:span text:style-name="T633">back off</text:span><text:span text:style-name="T1261"> — </text:span></text:p>
            <text:p text:style-name="P1375"><text:span text:style-name="T1261">Полиция сказала протестующим </text:span><text:span text:style-name="T633">отступи</text:span><text:span text:style-name="T634">ть</text:span><text:span text:style-name="T1261">.</text:span></text:p>
          </table:table-cell>
        </table:table-row>
        <table:table-row table:style-name="TableLine94057796676640">
          <table:table-cell table:style-name="Table13.A2" office:value-type="string">
            <text:p text:style-name="P1376">be away</text:p>
          </table:table-cell>
          <table:table-cell table:style-name="Table13.A2" office:value-type="string">
            <text:p text:style-name="P1377">отсутствовать, </text:p>
            <text:p text:style-name="P1377">быть в отпуске</text:p>
          </table:table-cell>
          <table:table-cell table:style-name="Table13.C2" office:value-type="string">
            <text:p text:style-name="P1379">She <text:span text:style-name="T632">is away</text:span> on business for three weeks — </text:p>
            <text:p text:style-name="P1379">Она <text:span text:style-name="T632">отсутствует</text:span> по делам 3 недели.</text:p>
          </table:table-cell>
        </table:table-row>
        <table:table-row table:style-name="TableLine94057796693744">
          <table:table-cell table:style-name="Table13.A2" office:value-type="string">
            <text:p text:style-name="P1376">break up</text:p>
          </table:table-cell>
          <table:table-cell table:style-name="Table13.A2" office:value-type="string">
            <text:p text:style-name="P1377">разойтись, заканчивать отноше<text:span text:style-name="T1261">н</text:span>ия, </text:p>
            <text:p text:style-name="P1377">разбиться на части</text:p>
          </table:table-cell>
          <table:table-cell table:style-name="Table13.C2" office:value-type="string">
            <text:p text:style-name="P1380">Yesterday we decided to <text:span text:style-name="T632">break up</text:span> — </text:p>
            <text:p text:style-name="P1378">Вчера мы решили <text:span text:style-name="T632">разойтись</text:span>.</text:p>
            <text:p text:style-name="P1382">Tha plate <text:span text:style-name="T632">broke up</text:span> when he dropped it on the floor <text:span text:style-name="T1261">—</text:span></text:p>
            <text:p text:style-name="P1382">Тарелка <text:span text:style-name="T632">разбилась</text:span>, когда он уронил ее на пол.</text:p>
          </table:table-cell>
        </table:table-row>
        <table:table-row table:style-name="TableLine94057796696160">
          <table:table-cell table:style-name="Table13.A2" office:value-type="string">
            <text:p text:style-name="P1376">call back</text:p>
          </table:table-cell>
          <table:table-cell table:style-name="Table13.A2" office:value-type="string">
            <text:p text:style-name="P1376">перезванивать</text:p>
          </table:table-cell>
          <table:table-cell table:style-name="Table13.C2" office:value-type="string">
            <text:p text:style-name="P1382">I must <text:span text:style-name="T632">call</text:span> her <text:span text:style-name="T632">back</text:span> when <text:span text:style-name="T1262">we get to the office — </text:span></text:p>
            <text:p text:style-name="P1382"><text:span text:style-name="T1262">Я должен </text:span><text:span text:style-name="T635">перезвонить</text:span><text:span text:style-name="T1262"> ей, когда вернемся в офис.</text:span></text:p>
          </table:table-cell>
        </table:table-row>
        <table:table-row table:style-name="TableLine94057796702736">
          <table:table-cell table:style-name="Table13.A2" office:value-type="string">
            <text:p text:style-name="P1376">fall down</text:p>
          </table:table-cell>
          <table:table-cell table:style-name="Table13.A2" office:value-type="string">
            <text:p text:style-name="P1376">упасть на землю</text:p>
          </table:table-cell>
          <table:table-cell table:style-name="Table13.C2" office:value-type="string">
            <text:p text:style-name="P1383">I slipped on the ice and <text:span text:style-name="T632">fell down</text:span> — </text:p>
            <text:p text:style-name="P1383">Я подскользнулся на льду и <text:span text:style-name="T632">упал</text:span><text:span text:style-name="T651">.</text:span></text:p>
          </table:table-cell>
        </table:table-row>
        <table:table-row table:style-name="TableLine94057796713760">
          <table:table-cell table:style-name="Table13.A2" office:value-type="string">
            <text:p text:style-name="P1376">eat out</text:p>
          </table:table-cell>
          <table:table-cell table:style-name="Table13.A2" office:value-type="string">
            <text:p text:style-name="P1377">есть вне дома</text:p>
            <text:p text:style-name="P1377"><text:span text:style-name="T1261">(</text:span>в кафе <text:span text:style-name="T1261">или </text:span>ресторане<text:span text:style-name="T1261">)</text:span></text:p>
          </table:table-cell>
          <table:table-cell table:style-name="Table13.C2" office:value-type="string">
            <text:p text:style-name="P1384">I don`t <text:span text:style-name="T632">eat out</text:span> much — Я не часто <text:span text:style-name="T632">хожу в кафе</text:span>.</text:p>
          </table:table-cell>
        </table:table-row>
        <table:table-row table:style-name="TableLine94057796715680">
          <table:table-cell table:style-name="Table13.A2" office:value-type="string">
            <text:p text:style-name="P1376">get out</text:p>
          </table:table-cell>
          <table:table-cell table:style-name="Table13.A2" office:value-type="string">
            <text:p text:style-name="P1377">убираться прочь, </text:p>
            <text:p text:style-name="P1377">покинуть помещение</text:p>
          </table:table-cell>
          <table:table-cell table:style-name="Table13.C2" office:value-type="string">
            <text:p text:style-name="P1384">I can <text:span text:style-name="T632">get out</text:span> if you want — </text:p>
            <text:p text:style-name="P1384">Я могу <text:span text:style-name="T632">выйти</text:span>, если ты хочешь.</text:p>
          </table:table-cell>
        </table:table-row>
        <table:table-row table:style-name="TableLine94057796722688">
          <table:table-cell table:style-name="Table13.A2" office:value-type="string">
            <text:p text:style-name="P1376">work out</text:p>
          </table:table-cell>
          <table:table-cell table:style-name="Table13.A2" office:value-type="string">
            <text:p text:style-name="P1377">заниматься спортом, </text:p>
            <text:p text:style-name="P1377">делать упражнения, </text:p>
            <text:p text:style-name="P1377">решать проблему</text:p>
          </table:table-cell>
          <table:table-cell table:style-name="Table13.C2" office:value-type="string">
            <text:p text:style-name="P1384">Don`t worry. We`ll <text:span text:style-name="T631">work</text:span> it <text:span text:style-name="T631">out</text:span> — </text:p>
            <text:p text:style-name="P1384">Не волнуйся, мы <text:span text:style-name="T631">найдем выход</text:span> из этой ситуации.</text:p>
          </table:table-cell>
        </table:table-row>
        <table:table-row table:style-name="TableLine94057796738992">
          <table:table-cell table:style-name="Table13.A2" office:value-type="string">
            <text:p text:style-name="P1376">find out</text:p>
          </table:table-cell>
          <table:table-cell table:style-name="Table13.A2" office:value-type="string">
            <text:p text:style-name="P1377">выяснить, </text:p>
            <text:p text:style-name="P1377">узнать правду</text:p>
          </table:table-cell>
          <table:table-cell table:style-name="Table13.C2" office:value-type="string">
            <text:p text:style-name="P1384">Let`s <text:span text:style-name="T631">find out</text:span> what`s going on here — </text:p>
            <text:p text:style-name="P1384">Давайте <text:span text:style-name="T631">выясним</text:span>, что здесь происходит.</text:p>
          </table:table-cell>
        </table:table-row>
        <table:table-row table:style-name="TableLine94057796743264">
          <table:table-cell table:style-name="Table13.A2" office:value-type="string">
            <text:p text:style-name="P1376">turn out</text:p>
          </table:table-cell>
          <table:table-cell table:style-name="Table13.A2" office:value-type="string">
            <text:p text:style-name="P1381">выясняться, </text:p>
            <text:p text:style-name="P1381">открывать правду</text:p>
          </table:table-cell>
          <table:table-cell table:style-name="Table13.C2" office:value-type="string">
            <text:p text:style-name="P1385">It <text:span text:style-name="T631">turned out</text:span> that Mike knew the truth all the time —</text:p>
            <text:p text:style-name="P1385"><text:span text:style-name="T631">Выяснилось</text:span>, что Майк знал правду все время.</text:p>
          </table:table-cell>
        </table:table-row>
        <table:table-row table:style-name="TableLine94057796748704">
          <table:table-cell table:style-name="Table13.A2" office:value-type="string">
            <text:p text:style-name="P1376">turn on</text:p>
          </table:table-cell>
          <table:table-cell table:style-name="Table13.A2" office:value-type="string">
            <text:p text:style-name="P1381">включить</text:p>
          </table:table-cell>
          <table:table-cell table:style-name="Table13.C2" office:value-type="string">
            <text:p text:style-name="P1384">It`s dark. Let`s <text:span text:style-name="T631">turn</text:span> the light <text:span text:style-name="T631">on</text:span> — </text:p>
            <text:p text:style-name="P1384">Стало темно. Давай <text:span text:style-name="T631">включим</text:span> свет.</text:p>
          </table:table-cell>
        </table:table-row>
        <table:table-row table:style-name="TableLine94057796775696">
          <table:table-cell table:style-name="Table13.A2" office:value-type="string">
            <text:p text:style-name="P1376">turn off</text:p>
          </table:table-cell>
          <table:table-cell table:style-name="Table13.A2" office:value-type="string">
            <text:p text:style-name="P1381">выключить</text:p>
          </table:table-cell>
          <table:table-cell table:style-name="Table13.C2" office:value-type="string">
            <text:p text:style-name="P1386">Could you <text:span text:style-name="T631">turn off</text:span> the TV? — </text:p>
            <text:p text:style-name="P1386">Не мог бы ты <text:span text:style-name="T631">выключить</text:span> телевизор?</text:p>
          </table:table-cell>
        </table:table-row>
        <table:table-row table:style-name="TableLine94057796773568">
          <table:table-cell table:style-name="Table13.A2" office:value-type="string">
            <text:p text:style-name="P1376">go on</text:p>
          </table:table-cell>
          <table:table-cell table:style-name="Table13.A2" office:value-type="string">
            <text:p text:style-name="P1381">происходить (о ситуации)</text:p>
          </table:table-cell>
          <table:table-cell table:style-name="Table13.C2" office:value-type="string">
            <text:p text:style-name="P1386">What`s <text:span text:style-name="T631">going on</text:span> here? — Что здесь <text:span text:style-name="T631">происходит</text:span>?</text:p>
          </table:table-cell>
        </table:table-row>
        <table:table-row table:style-name="TableLine94057796788320">
          <table:table-cell table:style-name="Table13.A2" office:value-type="string">
            <text:p text:style-name="P1376">carry on</text:p>
          </table:table-cell>
          <table:table-cell table:style-name="Table13.A2" office:value-type="string">
            <text:p text:style-name="P1381">продолжать</text:p>
          </table:table-cell>
          <table:table-cell table:style-name="Table13.C2" office:value-type="string">
            <text:p text:style-name="P1386">I`d like to <text:span text:style-name="T631">carry on</text:span> if you don`t mind — </text:p>
            <text:p text:style-name="P1386">Я бы хотел <text:span text:style-name="T631">продолжить</text:span>, если вы не возражаете.</text:p>
          </table:table-cell>
        </table:table-row>
        <table:table-row table:style-name="TableLine94057796793712">
          <table:table-cell table:style-name="Table13.A2" office:value-type="string">
            <text:p text:style-name="P1376">keep on</text:p>
          </table:table-cell>
          <table:table-cell table:style-name="Table13.A2" office:value-type="string">
            <text:p text:style-name="P1381">постоянно делать</text:p>
          </table:table-cell>
          <table:table-cell table:style-name="Table13.C2" office:value-type="string">
            <text:p text:style-name="P1386"><text:span text:style-name="T631">Keep on</text:span> working in order to succeed — </text:p>
            <text:p text:style-name="P1386"><text:span text:style-name="T631">Продолжай</text:span> работать, чтобы добиться успеха.</text:p>
          </table:table-cell>
        </table:table-row>
        <table:table-row table:style-name="TableLine94057796800848">
          <table:table-cell table:style-name="Table13.A2" office:value-type="string">
            <text:p text:style-name="P1376">put on</text:p>
          </table:table-cell>
          <table:table-cell table:style-name="Table13.A2" office:value-type="string">
            <text:p text:style-name="P1381">надевать (одежду), </text:p>
            <text:p text:style-name="P1381">набирать вес</text:p>
          </table:table-cell>
          <table:table-cell table:style-name="Table13.C2" office:value-type="string">
            <text:p text:style-name="P1386">I see you`ve <text:span text:style-name="T631">put on</text:span> a few kilos — </text:p>
            <text:p text:style-name="P1386">Вижу, ты <text:span text:style-name="T631">поправился</text:span> на пару килограммов.</text:p>
          </table:table-cell>
        </table:table-row>
        <table:table-row table:style-name="TableLine94057796814016">
          <table:table-cell table:style-name="Table13.A2" office:value-type="string">
            <text:p text:style-name="P1376">take off</text:p>
          </table:table-cell>
          <table:table-cell table:style-name="Table13.A2" office:value-type="string">
            <text:p text:style-name="P1381">снимать (одежду)</text:p>
          </table:table-cell>
          <table:table-cell table:style-name="Table13.C2" office:value-type="string">
            <text:p text:style-name="P1386">You should <text:span text:style-name="T631">take off</text:span> these ugly pants — </text:p>
            <text:p text:style-name="P1386">Тебе следует <text:span text:style-name="T631">снять</text:span> эти ужасные штаны.</text:p>
          </table:table-cell>
        </table:table-row>
        <table:table-row table:style-name="TableLine94057796817536">
          <table:table-cell table:style-name="Table13.A2" office:value-type="string">
            <text:p text:style-name="P1376">calm down</text:p>
          </table:table-cell>
          <table:table-cell table:style-name="Table13.A2" office:value-type="string">
            <text:p text:style-name="P1381">успокоиться</text:p>
          </table:table-cell>
          <table:table-cell table:style-name="Table13.C2" office:value-type="string">
            <text:p text:style-name="P1386">Please, dear, <text:span text:style-name="T631">calm down</text:span> — </text:p>
            <text:p text:style-name="P1386">Прошу тебя, <text:span text:style-name="T631">успокойся</text:span>, дорогая.</text:p>
          </table:table-cell>
        </table:table-row>
        <table:table-row table:style-name="TableLine94057796831264">
          <table:table-cell table:style-name="Table13.A2" office:value-type="string">
            <text:p text:style-name="P1376">keep away</text:p>
          </table:table-cell>
          <table:table-cell table:style-name="Table13.A2" office:value-type="string">
            <text:p text:style-name="P1381">держаться подальше, </text:p>
            <text:p text:style-name="P1381">не приближаться</text:p>
          </table:table-cell>
          <table:table-cell table:style-name="Table13.C2" office:value-type="string">
            <text:p text:style-name="P1387">Hazard! <text:span text:style-name="T631">Keep away</text:span> — </text:p>
            <text:p text:style-name="P1387">Опасность! <text:span text:style-name="T631">Держитесь подальше</text:span>.</text:p>
          </table:table-cell>
        </table:table-row>
        <table:table-row table:style-name="TableLine94057796837424">
          <table:table-cell table:style-name="Table13.A2" office:value-type="string">
            <text:p text:style-name="P1376">give up</text:p>
          </table:table-cell>
          <table:table-cell table:style-name="Table13.A2" office:value-type="string">
            <text:p text:style-name="P1381">сдаваться</text:p>
          </table:table-cell>
          <table:table-cell table:style-name="Table13.C2" office:value-type="string">
            <text:p text:style-name="P1388">Never <text:span text:style-name="T631">give up</text:span>! — Никогда не <text:span text:style-name="T631">сдавайся</text:span>!</text:p>
          </table:table-cell>
        </table:table-row>
      </table:table>
      <text:p text:style-name="P331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57796840048">
          <table:table-cell table:style-name="Table6.A1" office:value-type="string">
            <text:p text:style-name="P1318">Перевод</text:p>
          </table:table-cell>
          <table:table-cell table:style-name="Table6.A1" office:value-type="string">
            <text:p text:style-name="P1317">Начальная форма</text:p>
          </table:table-cell>
          <table:table-cell table:style-name="Table6.A1" office:value-type="string">
            <text:p text:style-name="P1317">2я форма</text:p>
          </table:table-cell>
          <table:table-cell table:style-name="Table6.D1" office:value-type="string">
            <text:p text:style-name="P1318">3я форма</text:p>
          </table:table-cell>
        </table:table-row>
        <table:table-row table:style-name="TableLine94057797216048">
          <table:table-cell table:style-name="Table6.A2" office:value-type="string">
            <text:p text:style-name="P1336">начинать</text:p>
          </table:table-cell>
          <table:table-cell table:style-name="Table6.A2" office:value-type="string">
            <text:p text:style-name="P1337">begin</text:p>
          </table:table-cell>
          <table:table-cell table:style-name="Table6.A2" office:value-type="string">
            <text:p text:style-name="P1337">began</text:p>
          </table:table-cell>
          <table:table-cell table:style-name="Table6.D2" office:value-type="string">
            <text:p text:style-name="P1336">begun</text:p>
          </table:table-cell>
        </table:table-row>
        <table:table-row table:style-name="TableLine94057797225120">
          <table:table-cell table:style-name="Table6.A2" office:value-type="string">
            <text:p text:style-name="P1336">ломать</text:p>
          </table:table-cell>
          <table:table-cell table:style-name="Table6.A2" office:value-type="string">
            <text:p text:style-name="P1337">break</text:p>
          </table:table-cell>
          <table:table-cell table:style-name="Table6.A2" office:value-type="string">
            <text:p text:style-name="P1337">broke</text:p>
          </table:table-cell>
          <table:table-cell table:style-name="Table6.D2" office:value-type="string">
            <text:p text:style-name="P1336">broken</text:p>
          </table:table-cell>
        </table:table-row>
        <table:table-row table:style-name="TableLine94057797239936">
          <table:table-cell table:style-name="Table6.A2" office:value-type="string">
            <text:p text:style-name="P1336">приносить</text:p>
          </table:table-cell>
          <table:table-cell table:style-name="Table6.A2" office:value-type="string">
            <text:p text:style-name="P1337">bring</text:p>
          </table:table-cell>
          <table:table-cell table:style-name="Table6.A2" office:value-type="string">
            <text:p text:style-name="P1337">brought</text:p>
          </table:table-cell>
          <table:table-cell table:style-name="Table6.D2" office:value-type="string">
            <text:p text:style-name="P1336">brought</text:p>
          </table:table-cell>
        </table:table-row>
        <table:table-row table:style-name="TableLine94057797250208">
          <table:table-cell table:style-name="Table6.A2" office:value-type="string">
            <text:p text:style-name="P1336">покупать</text:p>
          </table:table-cell>
          <table:table-cell table:style-name="Table6.A2" office:value-type="string">
            <text:p text:style-name="P1337">buy</text:p>
          </table:table-cell>
          <table:table-cell table:style-name="Table6.A2" office:value-type="string">
            <text:p text:style-name="P1337">bought</text:p>
          </table:table-cell>
          <table:table-cell table:style-name="Table6.D2" office:value-type="string">
            <text:p text:style-name="P1336">bought</text:p>
          </table:table-cell>
        </table:table-row>
        <table:table-row table:style-name="TableLine94057797271200">
          <table:table-cell table:style-name="Table6.A2" office:value-type="string">
            <text:p text:style-name="P1336">приходить</text:p>
          </table:table-cell>
          <table:table-cell table:style-name="Table6.A2" office:value-type="string">
            <text:p text:style-name="P1337">come</text:p>
          </table:table-cell>
          <table:table-cell table:style-name="Table6.A2" office:value-type="string">
            <text:p text:style-name="P1337">came</text:p>
          </table:table-cell>
          <table:table-cell table:style-name="Table6.D2" office:value-type="string">
            <text:p text:style-name="P1336">come</text:p>
          </table:table-cell>
        </table:table-row>
        <table:table-row table:style-name="TableLine94057797274160">
          <table:table-cell table:style-name="Table6.A2" office:value-type="string">
            <text:p text:style-name="P1336">делать</text:p>
          </table:table-cell>
          <table:table-cell table:style-name="Table6.A2" office:value-type="string">
            <text:p text:style-name="P1337">do</text:p>
          </table:table-cell>
          <table:table-cell table:style-name="Table6.A2" office:value-type="string">
            <text:p text:style-name="P1337">did</text:p>
          </table:table-cell>
          <table:table-cell table:style-name="Table6.D2" office:value-type="string">
            <text:p text:style-name="P1336">done</text:p>
          </table:table-cell>
        </table:table-row>
        <table:table-row table:style-name="TableLine94057797284016">
          <table:table-cell table:style-name="Table6.A2" office:value-type="string">
            <text:p text:style-name="P1336">пить</text:p>
          </table:table-cell>
          <table:table-cell table:style-name="Table6.A2" office:value-type="string">
            <text:p text:style-name="P1337">drink</text:p>
          </table:table-cell>
          <table:table-cell table:style-name="Table6.A2" office:value-type="string">
            <text:p text:style-name="P1337">drank</text:p>
          </table:table-cell>
          <table:table-cell table:style-name="Table6.D2" office:value-type="string">
            <text:p text:style-name="P1336">drunk</text:p>
          </table:table-cell>
        </table:table-row>
        <table:table-row table:style-name="TableLine94057797286608">
          <table:table-cell table:style-name="Table6.A2" office:value-type="string">
            <text:p text:style-name="P1336">есть</text:p>
          </table:table-cell>
          <table:table-cell table:style-name="Table6.A2" office:value-type="string">
            <text:p text:style-name="P1337">eat</text:p>
          </table:table-cell>
          <table:table-cell table:style-name="Table6.A2" office:value-type="string">
            <text:p text:style-name="P1337">ate</text:p>
          </table:table-cell>
          <table:table-cell table:style-name="Table6.D2" office:value-type="string">
            <text:p text:style-name="P1336">eaten</text:p>
          </table:table-cell>
        </table:table-row>
        <table:table-row table:style-name="TableLine94057797300288">
          <table:table-cell table:style-name="Table6.A2" office:value-type="string">
            <text:p text:style-name="P1336">падать</text:p>
          </table:table-cell>
          <table:table-cell table:style-name="Table6.A2" office:value-type="string">
            <text:p text:style-name="P1338">fall</text:p>
          </table:table-cell>
          <table:table-cell table:style-name="Table6.A2" office:value-type="string">
            <text:p text:style-name="P1338">fell</text:p>
          </table:table-cell>
          <table:table-cell table:style-name="Table6.D2" office:value-type="string">
            <text:p text:style-name="P1336">fallen</text:p>
          </table:table-cell>
        </table:table-row>
        <table:table-row table:style-name="TableLine94057797306704">
          <table:table-cell table:style-name="Table6.A2" office:value-type="string">
            <text:p text:style-name="P1336">летать</text:p>
          </table:table-cell>
          <table:table-cell table:style-name="Table6.A2" office:value-type="string">
            <text:p text:style-name="P1338">fly</text:p>
          </table:table-cell>
          <table:table-cell table:style-name="Table6.A2" office:value-type="string">
            <text:p text:style-name="P1338">flew</text:p>
          </table:table-cell>
          <table:table-cell table:style-name="Table6.D2" office:value-type="string">
            <text:p text:style-name="P1336">flown</text:p>
          </table:table-cell>
        </table:table-row>
        <table:table-row table:style-name="TableLine94057797321232">
          <table:table-cell table:style-name="Table6.A2" office:value-type="string">
            <text:p text:style-name="P1336">забывать</text:p>
          </table:table-cell>
          <table:table-cell table:style-name="Table6.A2" office:value-type="string">
            <text:p text:style-name="P1338">forget</text:p>
          </table:table-cell>
          <table:table-cell table:style-name="Table6.A2" office:value-type="string">
            <text:p text:style-name="P1338">forgot</text:p>
          </table:table-cell>
          <table:table-cell table:style-name="Table6.D2" office:value-type="string">
            <text:p text:style-name="P1336">forgotten</text:p>
          </table:table-cell>
        </table:table-row>
        <table:table-row table:style-name="TableLine94057797324240">
          <table:table-cell table:style-name="Table6.A2" office:value-type="string">
            <text:p text:style-name="P1336">получать</text:p>
          </table:table-cell>
          <table:table-cell table:style-name="Table6.A2" office:value-type="string">
            <text:p text:style-name="P1338">get</text:p>
          </table:table-cell>
          <table:table-cell table:style-name="Table6.A2" office:value-type="string">
            <text:p text:style-name="P1338">got</text:p>
          </table:table-cell>
          <table:table-cell table:style-name="Table6.D2" office:value-type="string">
            <text:p text:style-name="P1336">got</text:p>
          </table:table-cell>
        </table:table-row>
        <table:table-row table:style-name="TableLine94057797328752">
          <table:table-cell table:style-name="Table6.A2" office:value-type="string">
            <text:p text:style-name="P1339">давать</text:p>
          </table:table-cell>
          <table:table-cell table:style-name="Table6.A2" office:value-type="string">
            <text:p text:style-name="P1340">give</text:p>
          </table:table-cell>
          <table:table-cell table:style-name="Table6.A2" office:value-type="string">
            <text:p text:style-name="P1340">gave</text:p>
          </table:table-cell>
          <table:table-cell table:style-name="Table6.D2" office:value-type="string">
            <text:p text:style-name="P1339">given</text:p>
          </table:table-cell>
        </table:table-row>
        <table:table-row table:style-name="TableLine94057797335344">
          <table:table-cell table:style-name="Table6.A2" office:value-type="string">
            <text:p text:style-name="P1339">идти</text:p>
          </table:table-cell>
          <table:table-cell table:style-name="Table6.A2" office:value-type="string">
            <text:p text:style-name="P1340">go</text:p>
          </table:table-cell>
          <table:table-cell table:style-name="Table6.A2" office:value-type="string">
            <text:p text:style-name="P1340">went</text:p>
          </table:table-cell>
          <table:table-cell table:style-name="Table6.D2" office:value-type="string">
            <text:p text:style-name="P1339">gone</text:p>
          </table:table-cell>
        </table:table-row>
        <table:table-row table:style-name="TableLine94057797352288">
          <table:table-cell table:style-name="Table6.A2" office:value-type="string">
            <text:p text:style-name="P1341">иметь </text:p>
          </table:table-cell>
          <table:table-cell table:style-name="Table6.A2" office:value-type="string">
            <text:p text:style-name="P1342">have</text:p>
          </table:table-cell>
          <table:table-cell table:style-name="Table6.A2" office:value-type="string">
            <text:p text:style-name="P1342">had</text:p>
          </table:table-cell>
          <table:table-cell table:style-name="Table6.D2" office:value-type="string">
            <text:p text:style-name="P1341">had</text:p>
          </table:table-cell>
        </table:table-row>
        <table:table-row table:style-name="TableLine94057797357888">
          <table:table-cell table:style-name="Table6.A2" office:value-type="string">
            <text:p text:style-name="P1341">слышать</text:p>
          </table:table-cell>
          <table:table-cell table:style-name="Table6.A2" office:value-type="string">
            <text:p text:style-name="P1342">hear</text:p>
          </table:table-cell>
          <table:table-cell table:style-name="Table6.A2" office:value-type="string">
            <text:p text:style-name="P1342">heard</text:p>
          </table:table-cell>
          <table:table-cell table:style-name="Table6.D2" office:value-type="string">
            <text:p text:style-name="P1341">heard</text:p>
          </table:table-cell>
        </table:table-row>
        <table:table-row table:style-name="TableLine94057797364224">
          <table:table-cell table:style-name="Table6.A2" office:value-type="string">
            <text:p text:style-name="P1341">знать</text:p>
          </table:table-cell>
          <table:table-cell table:style-name="Table6.A2" office:value-type="string">
            <text:p text:style-name="P1342">know</text:p>
          </table:table-cell>
          <table:table-cell table:style-name="Table6.A2" office:value-type="string">
            <text:p text:style-name="P1342">knew</text:p>
          </table:table-cell>
          <table:table-cell table:style-name="Table6.D2" office:value-type="string">
            <text:p text:style-name="P1341">known</text:p>
          </table:table-cell>
        </table:table-row>
        <table:table-row table:style-name="TableLine94057797397056">
          <table:table-cell table:style-name="Table6.A2" office:value-type="string">
            <text:p text:style-name="P1341">терять</text:p>
          </table:table-cell>
          <table:table-cell table:style-name="Table6.A2" office:value-type="string">
            <text:p text:style-name="P1342">lose</text:p>
          </table:table-cell>
          <table:table-cell table:style-name="Table6.A2" office:value-type="string">
            <text:p text:style-name="P1342">lost</text:p>
          </table:table-cell>
          <table:table-cell table:style-name="Table6.D2" office:value-type="string">
            <text:p text:style-name="P1341">lost</text:p>
          </table:table-cell>
        </table:table-row>
        <table:table-row table:style-name="TableLine94057797411008">
          <table:table-cell table:style-name="Table6.A2" office:value-type="string">
            <text:p text:style-name="P1341">делать</text:p>
          </table:table-cell>
          <table:table-cell table:style-name="Table6.A2" office:value-type="string">
            <text:p text:style-name="P1342">make</text:p>
          </table:table-cell>
          <table:table-cell table:style-name="Table6.A2" office:value-type="string">
            <text:p text:style-name="P1342">made</text:p>
          </table:table-cell>
          <table:table-cell table:style-name="Table6.D2" office:value-type="string">
            <text:p text:style-name="P1341">made</text:p>
          </table:table-cell>
        </table:table-row>
        <table:table-row table:style-name="TableLine94057797414640">
          <table:table-cell table:style-name="Table6.A2" office:value-type="string">
            <text:p text:style-name="P1341">платить</text:p>
          </table:table-cell>
          <table:table-cell table:style-name="Table6.A2" office:value-type="string">
            <text:p text:style-name="P1342">pay</text:p>
          </table:table-cell>
          <table:table-cell table:style-name="Table6.A2" office:value-type="string">
            <text:p text:style-name="P1342">paid</text:p>
          </table:table-cell>
          <table:table-cell table:style-name="Table6.D2" office:value-type="string">
            <text:p text:style-name="P1341">paid</text:p>
          </table:table-cell>
        </table:table-row>
        <table:table-row table:style-name="TableLine94057797417200">
          <table:table-cell table:style-name="Table6.A2" office:value-type="string">
            <text:p text:style-name="P1341">класть</text:p>
          </table:table-cell>
          <table:table-cell table:style-name="Table6.A2" office:value-type="string">
            <text:p text:style-name="P1342">put</text:p>
          </table:table-cell>
          <table:table-cell table:style-name="Table6.A2" office:value-type="string">
            <text:p text:style-name="P1342">put</text:p>
          </table:table-cell>
          <table:table-cell table:style-name="Table6.D2" office:value-type="string">
            <text:p text:style-name="P1341">put</text:p>
          </table:table-cell>
        </table:table-row>
        <table:table-row table:style-name="TableLine94057797419760">
          <table:table-cell table:style-name="Table6.A2" office:value-type="string">
            <text:p text:style-name="P1341">читать</text:p>
          </table:table-cell>
          <table:table-cell table:style-name="Table6.A2" office:value-type="string">
            <text:p text:style-name="P1342">read</text:p>
          </table:table-cell>
          <table:table-cell table:style-name="Table6.A2" office:value-type="string">
            <text:p text:style-name="P1342">read</text:p>
          </table:table-cell>
          <table:table-cell table:style-name="Table6.D2" office:value-type="string">
            <text:p text:style-name="P1342">read</text:p>
          </table:table-cell>
        </table:table-row>
        <table:table-row table:style-name="TableLine94057795213040">
          <table:table-cell table:style-name="Table6.A2" office:value-type="string">
            <text:p text:style-name="P1341">сказать</text:p>
          </table:table-cell>
          <table:table-cell table:style-name="Table6.A2" office:value-type="string">
            <text:p text:style-name="P1342">say</text:p>
          </table:table-cell>
          <table:table-cell table:style-name="Table6.A2" office:value-type="string">
            <text:p text:style-name="P1342">said</text:p>
          </table:table-cell>
          <table:table-cell table:style-name="Table6.D2" office:value-type="string">
            <text:p text:style-name="P1342">said</text:p>
          </table:table-cell>
        </table:table-row>
        <table:table-row table:style-name="TableLine94057793092720">
          <table:table-cell table:style-name="Table6.A2" office:value-type="string">
            <text:p text:style-name="P1341">говорить</text:p>
          </table:table-cell>
          <table:table-cell table:style-name="Table6.A2" office:value-type="string">
            <text:p text:style-name="P1342">speak</text:p>
          </table:table-cell>
          <table:table-cell table:style-name="Table6.A2" office:value-type="string">
            <text:p text:style-name="P1342">spoke</text:p>
          </table:table-cell>
          <table:table-cell table:style-name="Table6.D2" office:value-type="string">
            <text:p text:style-name="P1341">spoken</text:p>
          </table:table-cell>
        </table:table-row>
        <table:table-row table:style-name="TableLine94057795741872">
          <table:table-cell table:style-name="Table6.A2" office:value-type="string">
            <text:p text:style-name="P1341">видеть</text:p>
          </table:table-cell>
          <table:table-cell table:style-name="Table6.A2" office:value-type="string">
            <text:p text:style-name="P1342">see</text:p>
          </table:table-cell>
          <table:table-cell table:style-name="Table6.A2" office:value-type="string">
            <text:p text:style-name="P1342">saw</text:p>
          </table:table-cell>
          <table:table-cell table:style-name="Table6.D2" office:value-type="string">
            <text:p text:style-name="P1341">seen</text:p>
          </table:table-cell>
        </table:table-row>
        <table:table-row table:style-name="TableLine94057796396000">
          <table:table-cell table:style-name="Table6.A2" office:value-type="string">
            <text:p text:style-name="P1341">сидеть</text:p>
          </table:table-cell>
          <table:table-cell table:style-name="Table6.A2" office:value-type="string">
            <text:p text:style-name="P1342">sit</text:p>
          </table:table-cell>
          <table:table-cell table:style-name="Table6.A2" office:value-type="string">
            <text:p text:style-name="P1342">sat</text:p>
          </table:table-cell>
          <table:table-cell table:style-name="Table6.D2" office:value-type="string">
            <text:p text:style-name="P1341">sat</text:p>
          </table:table-cell>
        </table:table-row>
        <table:table-row table:style-name="TableLine94057796437568">
          <table:table-cell table:style-name="Table6.A2" office:value-type="string">
            <text:p text:style-name="P1341">брать</text:p>
          </table:table-cell>
          <table:table-cell table:style-name="Table6.A2" office:value-type="string">
            <text:p text:style-name="P1342">take</text:p>
          </table:table-cell>
          <table:table-cell table:style-name="Table6.A2" office:value-type="string">
            <text:p text:style-name="P1342">took</text:p>
          </table:table-cell>
          <table:table-cell table:style-name="Table6.D2" office:value-type="string">
            <text:p text:style-name="P1341">taken</text:p>
          </table:table-cell>
        </table:table-row>
        <table:table-row table:style-name="TableLine94057795296672">
          <table:table-cell table:style-name="Table6.A2" office:value-type="string">
            <text:p text:style-name="P1360">обучать</text:p>
          </table:table-cell>
          <table:table-cell table:style-name="Table6.A2" office:value-type="string">
            <text:p text:style-name="P1360">teach</text:p>
          </table:table-cell>
          <table:table-cell table:style-name="Table6.A2" office:value-type="string">
            <text:p text:style-name="P1361">taught</text:p>
          </table:table-cell>
          <table:table-cell table:style-name="Table6.D2" office:value-type="string">
            <text:p text:style-name="P1360">taught</text:p>
          </table:table-cell>
        </table:table-row>
        <table:table-row table:style-name="TableLine94057795943968">
          <table:table-cell table:style-name="Table6.A2" office:value-type="string">
            <text:p text:style-name="P1341">рассказывать</text:p>
          </table:table-cell>
          <table:table-cell table:style-name="Table6.A2" office:value-type="string">
            <text:p text:style-name="P1342">tell</text:p>
          </table:table-cell>
          <table:table-cell table:style-name="Table6.A2" office:value-type="string">
            <text:p text:style-name="P1342">told</text:p>
          </table:table-cell>
          <table:table-cell table:style-name="Table6.D2" office:value-type="string">
            <text:p text:style-name="P1341">told</text:p>
          </table:table-cell>
        </table:table-row>
        <table:table-row table:style-name="TableLine94057796903680">
          <table:table-cell table:style-name="Table6.A2" office:value-type="string">
            <text:p text:style-name="P1341">думать</text:p>
          </table:table-cell>
          <table:table-cell table:style-name="Table6.A2" office:value-type="string">
            <text:p text:style-name="P1342">think</text:p>
          </table:table-cell>
          <table:table-cell table:style-name="Table6.A2" office:value-type="string">
            <text:p text:style-name="P1342">thought</text:p>
          </table:table-cell>
          <table:table-cell table:style-name="Table6.D2" office:value-type="string">
            <text:p text:style-name="P1341">thought</text:p>
          </table:table-cell>
        </table:table-row>
        <table:table-row table:style-name="TableLine94057797152672">
          <table:table-cell table:style-name="Table6.A2" office:value-type="string">
            <text:p text:style-name="P1341">побеждать</text:p>
          </table:table-cell>
          <table:table-cell table:style-name="Table6.A2" office:value-type="string">
            <text:p text:style-name="P1342">win</text:p>
          </table:table-cell>
          <table:table-cell table:style-name="Table6.A2" office:value-type="string">
            <text:p text:style-name="P1342">won</text:p>
          </table:table-cell>
          <table:table-cell table:style-name="Table6.D2" office:value-type="string">
            <text:p text:style-name="P1341">won</text:p>
          </table:table-cell>
        </table:table-row>
        <table:table-row table:style-name="TableLine94057797355296">
          <table:table-cell table:style-name="Table6.A2" office:value-type="string">
            <text:p text:style-name="P1341">писать</text:p>
          </table:table-cell>
          <table:table-cell table:style-name="Table6.A2" office:value-type="string">
            <text:p text:style-name="P1342">write</text:p>
          </table:table-cell>
          <table:table-cell table:style-name="Table6.A2" office:value-type="string">
            <text:p text:style-name="P1342">wrote</text:p>
          </table:table-cell>
          <table:table-cell table:style-name="Table6.D2" office:value-type="string">
            <text:p text:style-name="P1341">written</text:p>
          </table:table-cell>
        </table:table-row>
      </table:table>
      <text:p text:style-name="P334"/>
      <text:p text:style-name="P336"/>
      <text:p text:style-name="P329"/>
      <text:p text:style-name="P329"/>
      <text:p text:style-name="P330"><text:soft-page-break/>Попробовать написать упрощенный конспект, без тонких подробностей, <text:span text:style-name="T1181">т. к. они только забивают голову лишней информацией, мешая сосредоточиться на главном. </text:span></text:p>
      <text:p text:style-name="P330"/>
      <text:p text:style-name="P1186"><text:span text:style-name="T684">Отделить </text:span><text:span text:style-name="T685">грамматические</text:span><text:span text:style-name="T684"> правила от информации, которую нужно заучить</text:span></text:p>
      <text:p text:style-name="P330"><text:span text:style-name="T1256">(устойчивые связки, фразовые глаголы и т. п.; </text:span><text:span text:style-name="T1258">можно в таблицах</text:span><text:span text:style-name="T1257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3T13:25:35.077377080</dc:date>
    <meta:editing-duration>P2DT18H33M5S</meta:editing-duration>
    <meta:editing-cycles>1209</meta:editing-cycles>
    <meta:generator>LibreOffice/6.4.7.2$Linux_X86_64 LibreOffice_project/40$Build-2</meta:generator>
    <meta:document-statistic meta:table-count="13" meta:image-count="0" meta:object-count="0" meta:page-count="62" meta:paragraph-count="2310" meta:word-count="17938" meta:character-count="112974" meta:non-whitespace-character-count="96691"/>
  </office:meta>
</office:document-meta>
</file>